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7">
      <style:table-cell-properties fo:background-color="#000000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e6e6e6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7" style:family="table-cell" style:parent-style-name="Default" style:data-style-name="N43">
      <style:table-cell-properties fo:background-color="#000000"/>
    </style:style>
    <style:style style:name="ce8" style:family="table-cell" style:parent-style-name="Default" style:data-style-name="N43"/>
    <style:style style:name="ce9" style:family="table-cell" style:parent-style-name="Default" style:data-style-name="N43">
      <style:table-cell-properties fo:background-color="#e6e6e6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118">
      <style:table-cell-properties fo:background-color="#000000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background-color="#e6e6e6"/>
      <style:text-properties fo:font-style="italic" style:font-style-asian="italic" style:font-style-complex="italic"/>
    </style:style>
    <style:style style:name="ce14" style:family="table-cell" style:parent-style-name="Default" style:data-style-name="N118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2"/>
        <table:table-row table:style-name="ro1">
          <table:table-cell table:style-name="ce1" office:value-type="string">
            <text:p>Latitud</text:p>
          </table:table-cell>
          <table:table-cell table:style-name="ce1" office:value-type="string">
            <text:p>Longitud</text:p>
          </table:table-cell>
          <table:table-cell table:style-name="ce5" office:value-type="string">
            <text:p>Alt</text:p>
          </table:table-cell>
          <table:table-cell table:style-name="ce5" office:value-type="string">
            <text:p>Velocitat H</text:p>
          </table:table-cell>
          <table:table-cell table:style-name="ce7" office:value-type="string">
            <text:p>Hora UTC</text:p>
          </table:table-cell>
          <table:table-cell table:style-name="ce5" office:value-type="string">
            <text:p>Sat</text:p>
          </table:table-cell>
          <table:table-cell table:style-name="ce5" office:value-type="string">
            <text:p>Press.</text:p>
          </table:table-cell>
          <table:table-cell table:style-name="ce11" office:value-type="string">
            <text:p>Temp. ext</text:p>
          </table:table-cell>
          <table:table-cell table:style-name="ce11" office:value-type="string">
            <text:p>Temp. int.</text:p>
          </table:table-cell>
        </table:table-row>
        <table:table-row table:style-name="ro1">
          <table:table-cell office:value-type="float" office:value="41.495795">
            <text:p>41.495795</text:p>
          </table:table-cell>
          <table:table-cell office:value-type="float" office:value="-0.157986">
            <text:p>-0.157986</text:p>
          </table:table-cell>
          <table:table-cell office:value-type="float" office:value="323">
            <text:p>323</text:p>
          </table:table-cell>
          <table:table-cell office:value-type="float" office:value="0.5">
            <text:p>0.5</text:p>
          </table:table-cell>
          <table:table-cell table:style-name="ce8" office:value-type="time" office:time-value="PT08H10M20S">
            <text:p>08:10:20 AM</text:p>
          </table:table-cell>
          <table:table-cell office:value-type="float" office:value="10">
            <text:p>10</text:p>
          </table:table-cell>
          <table:table-cell office:value-type="float" office:value="97958">
            <text:p>97958</text:p>
          </table:table-cell>
          <table:table-cell office:value-type="float" office:value="7.75">
            <text:p>7.7500</text:p>
          </table:table-cell>
          <table:table-cell office:value-type="float" office:value="4.125">
            <text:p>4.1250</text:p>
          </table:table-cell>
        </table:table-row>
        <table:table-row table:style-name="ro1">
          <table:table-cell office:value-type="float" office:value="41.495749">
            <text:p>41.495749</text:p>
          </table:table-cell>
          <table:table-cell office:value-type="float" office:value="-0.158004">
            <text:p>-0.158004</text:p>
          </table:table-cell>
          <table:table-cell office:value-type="float" office:value="348">
            <text:p>348</text:p>
          </table:table-cell>
          <table:table-cell office:value-type="float" office:value="8.2">
            <text:p>8.2</text:p>
          </table:table-cell>
          <table:table-cell table:style-name="ce8" office:value-type="time" office:time-value="PT08H10M35S">
            <text:p>08:10:35 AM</text:p>
          </table:table-cell>
          <table:table-cell office:value-type="float" office:value="11">
            <text:p>11</text:p>
          </table:table-cell>
          <table:table-cell office:value-type="float" office:value="97674">
            <text:p>97674</text:p>
          </table:table-cell>
          <table:table-cell office:value-type="float" office:value="7.3125">
            <text:p>7.3125</text:p>
          </table:table-cell>
          <table:table-cell office:value-type="float" office:value="4.1875">
            <text:p>4.1875</text:p>
          </table:table-cell>
        </table:table-row>
        <table:table-row table:style-name="ro1">
          <table:table-cell office:value-type="float" office:value="41.495587">
            <text:p>41.495587</text:p>
          </table:table-cell>
          <table:table-cell office:value-type="float" office:value="-0.158417">
            <text:p>-0.158417</text:p>
          </table:table-cell>
          <table:table-cell office:value-type="float" office:value="410">
            <text:p>410</text:p>
          </table:table-cell>
          <table:table-cell office:value-type="float" office:value="20">
            <text:p>20</text:p>
          </table:table-cell>
          <table:table-cell table:style-name="ce8" office:value-type="time" office:time-value="PT08H10M45S">
            <text:p>08:10:45 AM</text:p>
          </table:table-cell>
          <table:table-cell office:value-type="float" office:value="11">
            <text:p>11</text:p>
          </table:table-cell>
          <table:table-cell office:value-type="float" office:value="96933">
            <text:p>96933</text:p>
          </table:table-cell>
          <table:table-cell office:value-type="float" office:value="7">
            <text:p>7.0000</text:p>
          </table:table-cell>
          <table:table-cell office:value-type="float" office:value="4.1875">
            <text:p>4.1875</text:p>
          </table:table-cell>
        </table:table-row>
        <table:table-row table:style-name="ro1">
          <table:table-cell office:value-type="float" office:value="41.495479">
            <text:p>41.495479</text:p>
          </table:table-cell>
          <table:table-cell office:value-type="float" office:value="-0.158959">
            <text:p>-0.158959</text:p>
          </table:table-cell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table:style-name="ce8" office:value-type="time" office:time-value="PT08H10M55S">
            <text:p>08:10:55 AM</text:p>
          </table:table-cell>
          <table:table-cell office:value-type="float" office:value="11">
            <text:p>11</text:p>
          </table:table-cell>
          <table:table-cell office:value-type="float" office:value="96161">
            <text:p>96161</text:p>
          </table:table-cell>
          <table:table-cell office:value-type="float" office:value="6.875">
            <text:p>6.8750</text:p>
          </table:table-cell>
          <table:table-cell office:value-type="float" office:value="4.1875">
            <text:p>4.1875</text:p>
          </table:table-cell>
        </table:table-row>
        <table:table-row table:style-name="ro1">
          <table:table-cell office:value-type="float" office:value="41.495664">
            <text:p>41.495664</text:p>
          </table:table-cell>
          <table:table-cell office:value-type="float" office:value="-0.159495">
            <text:p>-0.159495</text:p>
          </table:table-cell>
          <table:table-cell office:value-type="float" office:value="539">
            <text:p>539</text:p>
          </table:table-cell>
          <table:table-cell office:value-type="float" office:value="18.8">
            <text:p>18.8</text:p>
          </table:table-cell>
          <table:table-cell table:style-name="ce8" office:value-type="time" office:time-value="PT08H11M05S">
            <text:p>08:11:05 AM</text:p>
          </table:table-cell>
          <table:table-cell office:value-type="float" office:value="11">
            <text:p>11</text:p>
          </table:table-cell>
          <table:table-cell office:value-type="float" office:value="95434">
            <text:p>95434</text:p>
          </table:table-cell>
          <table:table-cell office:value-type="float" office:value="7.6875">
            <text:p>7.6875</text:p>
          </table:table-cell>
          <table:table-cell office:value-type="float" office:value="4.25">
            <text:p>4.2500</text:p>
          </table:table-cell>
        </table:table-row>
        <table:table-row table:style-name="ro1">
          <table:table-cell office:value-type="float" office:value="41.496016">
            <text:p>41.496016</text:p>
          </table:table-cell>
          <table:table-cell office:value-type="float" office:value="-0.160315">
            <text:p>-0.160315</text:p>
          </table:table-cell>
          <table:table-cell office:value-type="float" office:value="596">
            <text:p>596</text:p>
          </table:table-cell>
          <table:table-cell office:value-type="float" office:value="26.7">
            <text:p>26.7</text:p>
          </table:table-cell>
          <table:table-cell table:style-name="ce8" office:value-type="time" office:time-value="PT08H11M15S">
            <text:p>08:11:15 AM</text:p>
          </table:table-cell>
          <table:table-cell office:value-type="float" office:value="11">
            <text:p>11</text:p>
          </table:table-cell>
          <table:table-cell office:value-type="float" office:value="94791">
            <text:p>94791</text:p>
          </table:table-cell>
          <table:table-cell office:value-type="float" office:value="8.5625">
            <text:p>8.5625</text:p>
          </table:table-cell>
          <table:table-cell office:value-type="float" office:value="4.25">
            <text:p>4.2500</text:p>
          </table:table-cell>
        </table:table-row>
        <table:table-row table:style-name="ro1">
          <table:table-cell office:value-type="float" office:value="41.496499">
            <text:p>41.496499</text:p>
          </table:table-cell>
          <table:table-cell office:value-type="float" office:value="-0.161325">
            <text:p>-0.161325</text:p>
          </table:table-cell>
          <table:table-cell office:value-type="float" office:value="663">
            <text:p>663</text:p>
          </table:table-cell>
          <table:table-cell office:value-type="float" office:value="40.3">
            <text:p>40.3</text:p>
          </table:table-cell>
          <table:table-cell table:style-name="ce8" office:value-type="time" office:time-value="PT08H11M25S">
            <text:p>08:11:25 AM</text:p>
          </table:table-cell>
          <table:table-cell office:value-type="float" office:value="11">
            <text:p>11</text:p>
          </table:table-cell>
          <table:table-cell office:value-type="float" office:value="94046">
            <text:p>94046</text:p>
          </table:table-cell>
          <table:table-cell office:value-type="float" office:value="9.0625">
            <text:p>9.0625</text:p>
          </table:table-cell>
          <table:table-cell office:value-type="float" office:value="4.25">
            <text:p>4.2500</text:p>
          </table:table-cell>
        </table:table-row>
        <table:table-row table:style-name="ro1">
          <table:table-cell office:value-type="float" office:value="41.496917">
            <text:p>41.496917</text:p>
          </table:table-cell>
          <table:table-cell office:value-type="float" office:value="-0.162394">
            <text:p>-0.162394</text:p>
          </table:table-cell>
          <table:table-cell office:value-type="float" office:value="727">
            <text:p>727</text:p>
          </table:table-cell>
          <table:table-cell office:value-type="float" office:value="33.9">
            <text:p>33.9</text:p>
          </table:table-cell>
          <table:table-cell table:style-name="ce8" office:value-type="time" office:time-value="PT08H11M35S">
            <text:p>08:11:35 AM</text:p>
          </table:table-cell>
          <table:table-cell office:value-type="float" office:value="11">
            <text:p>11</text:p>
          </table:table-cell>
          <table:table-cell office:value-type="float" office:value="93368">
            <text:p>93368</text:p>
          </table:table-cell>
          <table:table-cell office:value-type="float" office:value="9.5625">
            <text:p>9.5625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497189">
            <text:p>41.497189</text:p>
          </table:table-cell>
          <table:table-cell office:value-type="float" office:value="-0.163426">
            <text:p>-0.163426</text:p>
          </table:table-cell>
          <table:table-cell office:value-type="float" office:value="789">
            <text:p>789</text:p>
          </table:table-cell>
          <table:table-cell office:value-type="float" office:value="33.2">
            <text:p>33.2</text:p>
          </table:table-cell>
          <table:table-cell table:style-name="ce8" office:value-type="time" office:time-value="PT08H11M45S">
            <text:p>08:11:45 AM</text:p>
          </table:table-cell>
          <table:table-cell office:value-type="float" office:value="11">
            <text:p>11</text:p>
          </table:table-cell>
          <table:table-cell office:value-type="float" office:value="92704">
            <text:p>92704</text:p>
          </table:table-cell>
          <table:table-cell office:value-type="float" office:value="8.9375">
            <text:p>8.9375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497321">
            <text:p>41.497321</text:p>
          </table:table-cell>
          <table:table-cell office:value-type="float" office:value="-0.164461">
            <text:p>-0.164461</text:p>
          </table:table-cell>
          <table:table-cell office:value-type="float" office:value="844">
            <text:p>844</text:p>
          </table:table-cell>
          <table:table-cell office:value-type="float" office:value="31.8">
            <text:p>31.8</text:p>
          </table:table-cell>
          <table:table-cell table:style-name="ce8" office:value-type="time" office:time-value="PT08H11M55S">
            <text:p>08:11:55 AM</text:p>
          </table:table-cell>
          <table:table-cell office:value-type="float" office:value="11">
            <text:p>11</text:p>
          </table:table-cell>
          <table:table-cell office:value-type="float" office:value="92041">
            <text:p>92041</text:p>
          </table:table-cell>
          <table:table-cell office:value-type="float" office:value="8.4375">
            <text:p>8.4375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497414">
            <text:p>41.497414</text:p>
          </table:table-cell>
          <table:table-cell office:value-type="float" office:value="-0.165589">
            <text:p>-0.165589</text:p>
          </table:table-cell>
          <table:table-cell office:value-type="float" office:value="904">
            <text:p>904</text:p>
          </table:table-cell>
          <table:table-cell office:value-type="float" office:value="44.2">
            <text:p>44.2</text:p>
          </table:table-cell>
          <table:table-cell table:style-name="ce8" office:value-type="time" office:time-value="PT08H12M05S">
            <text:p>08:12:05 AM</text:p>
          </table:table-cell>
          <table:table-cell office:value-type="float" office:value="11">
            <text:p>11</text:p>
          </table:table-cell>
          <table:table-cell office:value-type="float" office:value="91373">
            <text:p>91373</text:p>
          </table:table-cell>
          <table:table-cell office:value-type="float" office:value="8.875">
            <text:p>8.8750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497737">
            <text:p>41.497737</text:p>
          </table:table-cell>
          <table:table-cell office:value-type="float" office:value="-0.167238">
            <text:p>-0.167238</text:p>
          </table:table-cell>
          <table:table-cell office:value-type="float" office:value="993">
            <text:p>993</text:p>
          </table:table-cell>
          <table:table-cell office:value-type="float" office:value="39.8">
            <text:p>39.8</text:p>
          </table:table-cell>
          <table:table-cell table:style-name="ce8" office:value-type="time" office:time-value="PT08H12M20S">
            <text:p>08:12:20 AM</text:p>
          </table:table-cell>
          <table:table-cell office:value-type="float" office:value="11">
            <text:p>11</text:p>
          </table:table-cell>
          <table:table-cell office:value-type="float" office:value="90416">
            <text:p>90416</text:p>
          </table:table-cell>
          <table:table-cell office:value-type="float" office:value="10.4375">
            <text:p>10.4375</text:p>
          </table:table-cell>
          <table:table-cell office:value-type="float" office:value="4.375">
            <text:p>4.3750</text:p>
          </table:table-cell>
        </table:table-row>
        <table:table-row table:style-name="ro1">
          <table:table-cell office:value-type="float" office:value="41.49814">
            <text:p>41.498140</text:p>
          </table:table-cell>
          <table:table-cell office:value-type="float" office:value="-0.168216">
            <text:p>-0.168216</text:p>
          </table:table-cell>
          <table:table-cell office:value-type="float" office:value="1054">
            <text:p>1054</text:p>
          </table:table-cell>
          <table:table-cell office:value-type="float" office:value="26.4">
            <text:p>26.4</text:p>
          </table:table-cell>
          <table:table-cell table:style-name="ce8" office:value-type="time" office:time-value="PT08H12M30S">
            <text:p>08:12:30 AM</text:p>
          </table:table-cell>
          <table:table-cell office:value-type="float" office:value="11">
            <text:p>11</text:p>
          </table:table-cell>
          <table:table-cell office:value-type="float" office:value="89762">
            <text:p>89762</text:p>
          </table:table-cell>
          <table:table-cell office:value-type="float" office:value="10.6875">
            <text:p>10.6875</text:p>
          </table:table-cell>
          <table:table-cell office:value-type="float" office:value="4.375">
            <text:p>4.3750</text:p>
          </table:table-cell>
        </table:table-row>
        <table:table-row table:style-name="ro1">
          <table:table-cell office:value-type="float" office:value="41.498567">
            <text:p>41.498567</text:p>
          </table:table-cell>
          <table:table-cell office:value-type="float" office:value="-0.168971">
            <text:p>-0.168971</text:p>
          </table:table-cell>
          <table:table-cell office:value-type="float" office:value="1117">
            <text:p>1117</text:p>
          </table:table-cell>
          <table:table-cell office:value-type="float" office:value="28.8">
            <text:p>28.8</text:p>
          </table:table-cell>
          <table:table-cell table:style-name="ce8" office:value-type="time" office:time-value="PT08H12M40S">
            <text:p>08:12:40 AM</text:p>
          </table:table-cell>
          <table:table-cell office:value-type="float" office:value="11">
            <text:p>11</text:p>
          </table:table-cell>
          <table:table-cell office:value-type="float" office:value="89051">
            <text:p>89051</text:p>
          </table:table-cell>
          <table:table-cell office:value-type="float" office:value="10.6875">
            <text:p>10.6875</text:p>
          </table:table-cell>
          <table:table-cell office:value-type="float" office:value="4.375">
            <text:p>4.3750</text:p>
          </table:table-cell>
        </table:table-row>
        <table:table-row table:style-name="ro1">
          <table:table-cell office:value-type="float" office:value="41.498964">
            <text:p>41.498964</text:p>
          </table:table-cell>
          <table:table-cell office:value-type="float" office:value="-0.169714">
            <text:p>-0.169714</text:p>
          </table:table-cell>
          <table:table-cell office:value-type="float" office:value="1178">
            <text:p>1178</text:p>
          </table:table-cell>
          <table:table-cell office:value-type="float" office:value="33.4">
            <text:p>33.4</text:p>
          </table:table-cell>
          <table:table-cell table:style-name="ce8" office:value-type="time" office:time-value="PT08H12M50S">
            <text:p>08:12:50 AM</text:p>
          </table:table-cell>
          <table:table-cell office:value-type="float" office:value="11">
            <text:p>11</text:p>
          </table:table-cell>
          <table:table-cell office:value-type="float" office:value="88399">
            <text:p>88399</text:p>
          </table:table-cell>
          <table:table-cell office:value-type="float" office:value="10.5625">
            <text:p>10.5625</text:p>
          </table:table-cell>
          <table:table-cell office:value-type="float" office:value="4.375">
            <text:p>4.3750</text:p>
          </table:table-cell>
        </table:table-row>
        <table:table-row table:style-name="ro1">
          <table:table-cell office:value-type="float" office:value="41.499359">
            <text:p>41.499359</text:p>
          </table:table-cell>
          <table:table-cell office:value-type="float" office:value="-0.170212">
            <text:p>-0.170212</text:p>
          </table:table-cell>
          <table:table-cell office:value-type="float" office:value="1236">
            <text:p>1236</text:p>
          </table:table-cell>
          <table:table-cell office:value-type="float" office:value="13.7">
            <text:p>13.7</text:p>
          </table:table-cell>
          <table:table-cell table:style-name="ce8" office:value-type="time" office:time-value="PT08H13M00S">
            <text:p>08:13:00 AM</text:p>
          </table:table-cell>
          <table:table-cell office:value-type="float" office:value="11">
            <text:p>11</text:p>
          </table:table-cell>
          <table:table-cell office:value-type="float" office:value="87752">
            <text:p>87752</text:p>
          </table:table-cell>
          <table:table-cell office:value-type="float" office:value="10.5">
            <text:p>10.5000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499764">
            <text:p>41.499764</text:p>
          </table:table-cell>
          <table:table-cell office:value-type="float" office:value="-0.170588">
            <text:p>-0.170588</text:p>
          </table:table-cell>
          <table:table-cell office:value-type="float" office:value="1295">
            <text:p>1295</text:p>
          </table:table-cell>
          <table:table-cell office:value-type="float" office:value="29">
            <text:p>29</text:p>
          </table:table-cell>
          <table:table-cell table:style-name="ce8" office:value-type="time" office:time-value="PT08H13M10S">
            <text:p>08:13:10 AM</text:p>
          </table:table-cell>
          <table:table-cell office:value-type="float" office:value="11">
            <text:p>11</text:p>
          </table:table-cell>
          <table:table-cell office:value-type="float" office:value="87153">
            <text:p>87153</text:p>
          </table:table-cell>
          <table:table-cell office:value-type="float" office:value="10.5625">
            <text:p>10.5625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00151">
            <text:p>41.500151</text:p>
          </table:table-cell>
          <table:table-cell office:value-type="float" office:value="-0.170939">
            <text:p>-0.170939</text:p>
          </table:table-cell>
          <table:table-cell office:value-type="float" office:value="1357">
            <text:p>1357</text:p>
          </table:table-cell>
          <table:table-cell office:value-type="float" office:value="19.2">
            <text:p>19.2</text:p>
          </table:table-cell>
          <table:table-cell table:style-name="ce8" office:value-type="time" office:time-value="PT08H13M20S">
            <text:p>08:13:20 AM</text:p>
          </table:table-cell>
          <table:table-cell office:value-type="float" office:value="11">
            <text:p>11</text:p>
          </table:table-cell>
          <table:table-cell office:value-type="float" office:value="86529">
            <text:p>86529</text:p>
          </table:table-cell>
          <table:table-cell office:value-type="float" office:value="10.5625">
            <text:p>10.5625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00556">
            <text:p>41.500556</text:p>
          </table:table-cell>
          <table:table-cell office:value-type="float" office:value="-0.171311">
            <text:p>-0.171311</text:p>
          </table:table-cell>
          <table:table-cell office:value-type="float" office:value="1422">
            <text:p>1422</text:p>
          </table:table-cell>
          <table:table-cell office:value-type="float" office:value="14.8">
            <text:p>14.8</text:p>
          </table:table-cell>
          <table:table-cell table:style-name="ce8" office:value-type="time" office:time-value="PT08H13M30S">
            <text:p>08:13:30 AM</text:p>
          </table:table-cell>
          <table:table-cell office:value-type="float" office:value="11">
            <text:p>11</text:p>
          </table:table-cell>
          <table:table-cell office:value-type="float" office:value="85792">
            <text:p>85792</text:p>
          </table:table-cell>
          <table:table-cell office:value-type="float" office:value="10.125">
            <text:p>10.1250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01139">
            <text:p>41.501139</text:p>
          </table:table-cell>
          <table:table-cell office:value-type="float" office:value="-0.171762">
            <text:p>-0.171762</text:p>
          </table:table-cell>
          <table:table-cell office:value-type="float" office:value="1481">
            <text:p>1481</text:p>
          </table:table-cell>
          <table:table-cell office:value-type="float" office:value="28.8">
            <text:p>28.8</text:p>
          </table:table-cell>
          <table:table-cell table:style-name="ce8" office:value-type="time" office:time-value="PT08H13M40S">
            <text:p>08:13:40 AM</text:p>
          </table:table-cell>
          <table:table-cell office:value-type="float" office:value="11">
            <text:p>11</text:p>
          </table:table-cell>
          <table:table-cell office:value-type="float" office:value="85205">
            <text:p>85205</text:p>
          </table:table-cell>
          <table:table-cell office:value-type="float" office:value="9.6875">
            <text:p>9.6875</text:p>
          </table:table-cell>
          <table:table-cell office:value-type="float" office:value="4.5">
            <text:p>4.5000</text:p>
          </table:table-cell>
        </table:table-row>
        <table:table-row table:style-name="ro1">
          <table:table-cell office:value-type="float" office:value="41.501811">
            <text:p>41.501811</text:p>
          </table:table-cell>
          <table:table-cell office:value-type="float" office:value="-0.172284">
            <text:p>-0.172284</text:p>
          </table:table-cell>
          <table:table-cell office:value-type="float" office:value="1548">
            <text:p>1548</text:p>
          </table:table-cell>
          <table:table-cell office:value-type="float" office:value="36.5">
            <text:p>36.5</text:p>
          </table:table-cell>
          <table:table-cell table:style-name="ce8" office:value-type="time" office:time-value="PT08H13M50S">
            <text:p>08:13:50 AM</text:p>
          </table:table-cell>
          <table:table-cell office:value-type="float" office:value="11">
            <text:p>11</text:p>
          </table:table-cell>
          <table:table-cell office:value-type="float" office:value="84554">
            <text:p>84554</text:p>
          </table:table-cell>
          <table:table-cell office:value-type="float" office:value="9.4375">
            <text:p>9.4375</text:p>
          </table:table-cell>
          <table:table-cell office:value-type="float" office:value="4.5">
            <text:p>4.5000</text:p>
          </table:table-cell>
        </table:table-row>
        <table:table-row table:style-name="ro1">
          <table:table-cell office:value-type="float" office:value="41.502682">
            <text:p>41.502682</text:p>
          </table:table-cell>
          <table:table-cell office:value-type="float" office:value="-0.172917">
            <text:p>-0.172917</text:p>
          </table:table-cell>
          <table:table-cell office:value-type="float" office:value="1641">
            <text:p>1641</text:p>
          </table:table-cell>
          <table:table-cell office:value-type="float" office:value="19.9">
            <text:p>19.9</text:p>
          </table:table-cell>
          <table:table-cell table:style-name="ce8" office:value-type="time" office:time-value="PT08H14M05S">
            <text:p>08:14:05 AM</text:p>
          </table:table-cell>
          <table:table-cell office:value-type="float" office:value="11">
            <text:p>11</text:p>
          </table:table-cell>
          <table:table-cell office:value-type="float" office:value="83590">
            <text:p>83590</text:p>
          </table:table-cell>
          <table:table-cell office:value-type="float" office:value="9">
            <text:p>9.0000</text:p>
          </table:table-cell>
          <table:table-cell office:value-type="float" office:value="4.5">
            <text:p>4.5000</text:p>
          </table:table-cell>
        </table:table-row>
        <table:table-row table:style-name="ro1">
          <table:table-cell office:value-type="float" office:value="41.503349">
            <text:p>41.503349</text:p>
          </table:table-cell>
          <table:table-cell office:value-type="float" office:value="-0.17331">
            <text:p>-0.173310</text:p>
          </table:table-cell>
          <table:table-cell office:value-type="float" office:value="1699">
            <text:p>1699</text:p>
          </table:table-cell>
          <table:table-cell office:value-type="float" office:value="26.9">
            <text:p>26.9</text:p>
          </table:table-cell>
          <table:table-cell table:style-name="ce8" office:value-type="time" office:time-value="PT08H14M15S">
            <text:p>08:14:15 AM</text:p>
          </table:table-cell>
          <table:table-cell office:value-type="float" office:value="11">
            <text:p>11</text:p>
          </table:table-cell>
          <table:table-cell office:value-type="float" office:value="83037">
            <text:p>83037</text:p>
          </table:table-cell>
          <table:table-cell office:value-type="float" office:value="8.9375">
            <text:p>8.9375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03947">
            <text:p>41.503947</text:p>
          </table:table-cell>
          <table:table-cell office:value-type="float" office:value="-0.173636">
            <text:p>-0.173636</text:p>
          </table:table-cell>
          <table:table-cell office:value-type="float" office:value="1761">
            <text:p>1761</text:p>
          </table:table-cell>
          <table:table-cell office:value-type="float" office:value="31">
            <text:p>31</text:p>
          </table:table-cell>
          <table:table-cell table:style-name="ce8" office:value-type="time" office:time-value="PT08H14M25S">
            <text:p>08:14:25 AM</text:p>
          </table:table-cell>
          <table:table-cell office:value-type="float" office:value="11">
            <text:p>11</text:p>
          </table:table-cell>
          <table:table-cell office:value-type="float" office:value="82371">
            <text:p>82371</text:p>
          </table:table-cell>
          <table:table-cell office:value-type="float" office:value="8.875">
            <text:p>8.8750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04404">
            <text:p>41.504404</text:p>
          </table:table-cell>
          <table:table-cell office:value-type="float" office:value="-0.174257">
            <text:p>-0.174257</text:p>
          </table:table-cell>
          <table:table-cell office:value-type="float" office:value="1822">
            <text:p>1822</text:p>
          </table:table-cell>
          <table:table-cell office:value-type="float" office:value="20.2">
            <text:p>20.2</text:p>
          </table:table-cell>
          <table:table-cell table:style-name="ce8" office:value-type="time" office:time-value="PT08H14M35S">
            <text:p>08:14:35 AM</text:p>
          </table:table-cell>
          <table:table-cell office:value-type="float" office:value="11">
            <text:p>11</text:p>
          </table:table-cell>
          <table:table-cell office:value-type="float" office:value="81774">
            <text:p>81774</text:p>
          </table:table-cell>
          <table:table-cell office:value-type="float" office:value="8.6875">
            <text:p>8.6875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04901">
            <text:p>41.504901</text:p>
          </table:table-cell>
          <table:table-cell office:value-type="float" office:value="-0.174745">
            <text:p>-0.174745</text:p>
          </table:table-cell>
          <table:table-cell office:value-type="float" office:value="1883">
            <text:p>1883</text:p>
          </table:table-cell>
          <table:table-cell office:value-type="float" office:value="26.7">
            <text:p>26.7</text:p>
          </table:table-cell>
          <table:table-cell table:style-name="ce8" office:value-type="time" office:time-value="PT08H14M45S">
            <text:p>08:14:45 AM</text:p>
          </table:table-cell>
          <table:table-cell office:value-type="float" office:value="11">
            <text:p>11</text:p>
          </table:table-cell>
          <table:table-cell office:value-type="float" office:value="81180">
            <text:p>81180</text:p>
          </table:table-cell>
          <table:table-cell office:value-type="float" office:value="8.4375">
            <text:p>8.4375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05388">
            <text:p>41.505388</text:p>
          </table:table-cell>
          <table:table-cell office:value-type="float" office:value="-0.175219">
            <text:p>-0.175219</text:p>
          </table:table-cell>
          <table:table-cell office:value-type="float" office:value="1943">
            <text:p>1943</text:p>
          </table:table-cell>
          <table:table-cell office:value-type="float" office:value="15.5">
            <text:p>15.5</text:p>
          </table:table-cell>
          <table:table-cell table:style-name="ce8" office:value-type="time" office:time-value="PT08H14M55S">
            <text:p>08:14:55 AM</text:p>
          </table:table-cell>
          <table:table-cell office:value-type="float" office:value="11">
            <text:p>11</text:p>
          </table:table-cell>
          <table:table-cell office:value-type="float" office:value="80582">
            <text:p>80582</text:p>
          </table:table-cell>
          <table:table-cell office:value-type="float" office:value="7.625">
            <text:p>7.6250</text:p>
          </table:table-cell>
          <table:table-cell office:value-type="float" office:value="4.625">
            <text:p>4.6250</text:p>
          </table:table-cell>
        </table:table-row>
        <table:table-row table:style-name="ro1">
          <table:table-cell office:value-type="float" office:value="41.505733">
            <text:p>41.505733</text:p>
          </table:table-cell>
          <table:table-cell office:value-type="float" office:value="-0.17577">
            <text:p>-0.175770</text:p>
          </table:table-cell>
          <table:table-cell office:value-type="float" office:value="2003">
            <text:p>2003</text:p>
          </table:table-cell>
          <table:table-cell office:value-type="float" office:value="15.9">
            <text:p>15.9</text:p>
          </table:table-cell>
          <table:table-cell table:style-name="ce8" office:value-type="time" office:time-value="PT08H15M05S">
            <text:p>08:15:05 AM</text:p>
          </table:table-cell>
          <table:table-cell office:value-type="float" office:value="11">
            <text:p>11</text:p>
          </table:table-cell>
          <table:table-cell office:value-type="float" office:value="79994">
            <text:p>79994</text:p>
          </table:table-cell>
          <table:table-cell office:value-type="float" office:value="7.625">
            <text:p>7.6250</text:p>
          </table:table-cell>
          <table:table-cell office:value-type="float" office:value="4.625">
            <text:p>4.6250</text:p>
          </table:table-cell>
        </table:table-row>
        <table:table-row table:style-name="ro1">
          <table:table-cell office:value-type="float" office:value="41.506175">
            <text:p>41.506175</text:p>
          </table:table-cell>
          <table:table-cell office:value-type="float" office:value="-0.176368">
            <text:p>-0.176368</text:p>
          </table:table-cell>
          <table:table-cell office:value-type="float" office:value="2063">
            <text:p>2063</text:p>
          </table:table-cell>
          <table:table-cell office:value-type="float" office:value="32.5">
            <text:p>32.5</text:p>
          </table:table-cell>
          <table:table-cell table:style-name="ce8" office:value-type="time" office:time-value="PT08H15M15S">
            <text:p>08:15:15 AM</text:p>
          </table:table-cell>
          <table:table-cell office:value-type="float" office:value="11">
            <text:p>11</text:p>
          </table:table-cell>
          <table:table-cell office:value-type="float" office:value="79382">
            <text:p>79382</text:p>
          </table:table-cell>
          <table:table-cell office:value-type="float" office:value="7.375">
            <text:p>7.3750</text:p>
          </table:table-cell>
          <table:table-cell office:value-type="float" office:value="4.625">
            <text:p>4.6250</text:p>
          </table:table-cell>
        </table:table-row>
        <table:table-row table:style-name="ro1">
          <table:table-cell office:value-type="float" office:value="41.506655">
            <text:p>41.506655</text:p>
          </table:table-cell>
          <table:table-cell office:value-type="float" office:value="-0.176961">
            <text:p>-0.176961</text:p>
          </table:table-cell>
          <table:table-cell office:value-type="float" office:value="2124">
            <text:p>2124</text:p>
          </table:table-cell>
          <table:table-cell office:value-type="float" office:value="16.8">
            <text:p>16.8</text:p>
          </table:table-cell>
          <table:table-cell table:style-name="ce8" office:value-type="time" office:time-value="PT08H15M25S">
            <text:p>08:15:25 AM</text:p>
          </table:table-cell>
          <table:table-cell office:value-type="float" office:value="10">
            <text:p>10</text:p>
          </table:table-cell>
          <table:table-cell office:value-type="float" office:value="78815">
            <text:p>78815</text:p>
          </table:table-cell>
          <table:table-cell office:value-type="float" office:value="6.5625">
            <text:p>6.5625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07258">
            <text:p>41.507258</text:p>
          </table:table-cell>
          <table:table-cell office:value-type="float" office:value="-0.177612">
            <text:p>-0.177612</text:p>
          </table:table-cell>
          <table:table-cell office:value-type="float" office:value="2179">
            <text:p>2179</text:p>
          </table:table-cell>
          <table:table-cell office:value-type="float" office:value="25.3">
            <text:p>25.3</text:p>
          </table:table-cell>
          <table:table-cell table:style-name="ce8" office:value-type="time" office:time-value="PT08H15M35S">
            <text:p>08:15:35 AM</text:p>
          </table:table-cell>
          <table:table-cell office:value-type="float" office:value="11">
            <text:p>11</text:p>
          </table:table-cell>
          <table:table-cell office:value-type="float" office:value="78299">
            <text:p>78299</text:p>
          </table:table-cell>
          <table:table-cell office:value-type="float" office:value="6.8125">
            <text:p>6.8125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08404">
            <text:p>41.508404</text:p>
          </table:table-cell>
          <table:table-cell office:value-type="float" office:value="-0.178641">
            <text:p>-0.178641</text:p>
          </table:table-cell>
          <table:table-cell office:value-type="float" office:value="2275">
            <text:p>2275</text:p>
          </table:table-cell>
          <table:table-cell office:value-type="float" office:value="33.8">
            <text:p>33.8</text:p>
          </table:table-cell>
          <table:table-cell table:style-name="ce8" office:value-type="time" office:time-value="PT08H15M50S">
            <text:p>08:15:50 AM</text:p>
          </table:table-cell>
          <table:table-cell office:value-type="float" office:value="11">
            <text:p>11</text:p>
          </table:table-cell>
          <table:table-cell office:value-type="float" office:value="77406">
            <text:p>77406</text:p>
          </table:table-cell>
          <table:table-cell office:value-type="float" office:value="6.1875">
            <text:p>6.1875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09269">
            <text:p>41.509269</text:p>
          </table:table-cell>
          <table:table-cell office:value-type="float" office:value="-0.179208">
            <text:p>-0.179208</text:p>
          </table:table-cell>
          <table:table-cell office:value-type="float" office:value="2335">
            <text:p>2335</text:p>
          </table:table-cell>
          <table:table-cell office:value-type="float" office:value="36.3">
            <text:p>36.3</text:p>
          </table:table-cell>
          <table:table-cell table:style-name="ce8" office:value-type="time" office:time-value="PT08H16M00S">
            <text:p>08:16:00 AM</text:p>
          </table:table-cell>
          <table:table-cell office:value-type="float" office:value="11">
            <text:p>11</text:p>
          </table:table-cell>
          <table:table-cell office:value-type="float" office:value="76809">
            <text:p>76809</text:p>
          </table:table-cell>
          <table:table-cell office:value-type="float" office:value="5.6875">
            <text:p>5.6875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10205">
            <text:p>41.510205</text:p>
          </table:table-cell>
          <table:table-cell office:value-type="float" office:value="-0.179916">
            <text:p>-0.179916</text:p>
          </table:table-cell>
          <table:table-cell office:value-type="float" office:value="2397">
            <text:p>2397</text:p>
          </table:table-cell>
          <table:table-cell office:value-type="float" office:value="48.6">
            <text:p>48.6</text:p>
          </table:table-cell>
          <table:table-cell table:style-name="ce8" office:value-type="time" office:time-value="PT08H16M10S">
            <text:p>08:16:10 AM</text:p>
          </table:table-cell>
          <table:table-cell office:value-type="float" office:value="11">
            <text:p>11</text:p>
          </table:table-cell>
          <table:table-cell office:value-type="float" office:value="76209">
            <text:p>76209</text:p>
          </table:table-cell>
          <table:table-cell office:value-type="float" office:value="5.4375">
            <text:p>5.4375</text:p>
          </table:table-cell>
          <table:table-cell office:value-type="float" office:value="4.75">
            <text:p>4.7500</text:p>
          </table:table-cell>
        </table:table-row>
        <table:table-row table:style-name="ro1">
          <table:table-cell office:value-type="float" office:value="41.511157">
            <text:p>41.511157</text:p>
          </table:table-cell>
          <table:table-cell office:value-type="float" office:value="-0.180602">
            <text:p>-0.180602</text:p>
          </table:table-cell>
          <table:table-cell office:value-type="float" office:value="2466">
            <text:p>2466</text:p>
          </table:table-cell>
          <table:table-cell office:value-type="float" office:value="41.8">
            <text:p>41.8</text:p>
          </table:table-cell>
          <table:table-cell table:style-name="ce8" office:value-type="time" office:time-value="PT08H16M20S">
            <text:p>08:16:20 AM</text:p>
          </table:table-cell>
          <table:table-cell office:value-type="float" office:value="11">
            <text:p>11</text:p>
          </table:table-cell>
          <table:table-cell office:value-type="float" office:value="75595">
            <text:p>75595</text:p>
          </table:table-cell>
          <table:table-cell office:value-type="float" office:value="4.6875">
            <text:p>4.6875</text:p>
          </table:table-cell>
          <table:table-cell office:value-type="float" office:value="4.75">
            <text:p>4.7500</text:p>
          </table:table-cell>
        </table:table-row>
        <table:table-row table:style-name="ro1">
          <table:table-cell office:value-type="float" office:value="41.511925">
            <text:p>41.511925</text:p>
          </table:table-cell>
          <table:table-cell office:value-type="float" office:value="-0.181206">
            <text:p>-0.181206</text:p>
          </table:table-cell>
          <table:table-cell office:value-type="float" office:value="2528">
            <text:p>2528</text:p>
          </table:table-cell>
          <table:table-cell office:value-type="float" office:value="32.7">
            <text:p>32.7</text:p>
          </table:table-cell>
          <table:table-cell table:style-name="ce8" office:value-type="time" office:time-value="PT08H16M30S">
            <text:p>08:16:30 AM</text:p>
          </table:table-cell>
          <table:table-cell office:value-type="float" office:value="11">
            <text:p>11</text:p>
          </table:table-cell>
          <table:table-cell office:value-type="float" office:value="75022">
            <text:p>75022</text:p>
          </table:table-cell>
          <table:table-cell office:value-type="float" office:value="4.3125">
            <text:p>4.312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13348">
            <text:p>41.513348</text:p>
          </table:table-cell>
          <table:table-cell office:value-type="float" office:value="-0.182557">
            <text:p>-0.182557</text:p>
          </table:table-cell>
          <table:table-cell office:value-type="float" office:value="2663">
            <text:p>2663</text:p>
          </table:table-cell>
          <table:table-cell office:value-type="float" office:value="44.6">
            <text:p>44.6</text:p>
          </table:table-cell>
          <table:table-cell table:style-name="ce8" office:value-type="time" office:time-value="PT08H16M50S">
            <text:p>08:16:50 AM</text:p>
          </table:table-cell>
          <table:table-cell office:value-type="float" office:value="11">
            <text:p>11</text:p>
          </table:table-cell>
          <table:table-cell office:value-type="float" office:value="73765">
            <text:p>73765</text:p>
          </table:table-cell>
          <table:table-cell office:value-type="float" office:value="3.8125">
            <text:p>3.812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13942">
            <text:p>41.513942</text:p>
          </table:table-cell>
          <table:table-cell office:value-type="float" office:value="-0.183382">
            <text:p>-0.183382</text:p>
          </table:table-cell>
          <table:table-cell office:value-type="float" office:value="2725">
            <text:p>2725</text:p>
          </table:table-cell>
          <table:table-cell office:value-type="float" office:value="24.5">
            <text:p>24.5</text:p>
          </table:table-cell>
          <table:table-cell table:style-name="ce8" office:value-type="time" office:time-value="PT08H17M00S">
            <text:p>08:17:00 AM</text:p>
          </table:table-cell>
          <table:table-cell office:value-type="float" office:value="11">
            <text:p>11</text:p>
          </table:table-cell>
          <table:table-cell office:value-type="float" office:value="73205">
            <text:p>73205</text:p>
          </table:table-cell>
          <table:table-cell office:value-type="float" office:value="3.8125">
            <text:p>3.812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14529">
            <text:p>41.514529</text:p>
          </table:table-cell>
          <table:table-cell office:value-type="float" office:value="-0.184213">
            <text:p>-0.184213</text:p>
          </table:table-cell>
          <table:table-cell office:value-type="float" office:value="2787">
            <text:p>2787</text:p>
          </table:table-cell>
          <table:table-cell office:value-type="float" office:value="42.6">
            <text:p>42.6</text:p>
          </table:table-cell>
          <table:table-cell table:style-name="ce8" office:value-type="time" office:time-value="PT08H17M10S">
            <text:p>08:17:10 AM</text:p>
          </table:table-cell>
          <table:table-cell office:value-type="float" office:value="10">
            <text:p>10</text:p>
          </table:table-cell>
          <table:table-cell office:value-type="float" office:value="72641">
            <text:p>72641</text:p>
          </table:table-cell>
          <table:table-cell office:value-type="float" office:value="3.5">
            <text:p>3.5000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1559">
            <text:p>41.515590</text:p>
          </table:table-cell>
          <table:table-cell office:value-type="float" office:value="-0.18537">
            <text:p>-0.185370</text:p>
          </table:table-cell>
          <table:table-cell office:value-type="float" office:value="2886">
            <text:p>2886</text:p>
          </table:table-cell>
          <table:table-cell office:value-type="float" office:value="37.5">
            <text:p>37.5</text:p>
          </table:table-cell>
          <table:table-cell table:style-name="ce8" office:value-type="time" office:time-value="PT08H17M25S">
            <text:p>08:17:25 AM</text:p>
          </table:table-cell>
          <table:table-cell office:value-type="float" office:value="11">
            <text:p>11</text:p>
          </table:table-cell>
          <table:table-cell office:value-type="float" office:value="71786">
            <text:p>71786</text:p>
          </table:table-cell>
          <table:table-cell office:value-type="float" office:value="3.5">
            <text:p>3.5000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16207">
            <text:p>41.516207</text:p>
          </table:table-cell>
          <table:table-cell office:value-type="float" office:value="-0.18618">
            <text:p>-0.186180</text:p>
          </table:table-cell>
          <table:table-cell office:value-type="float" office:value="2955">
            <text:p>2955</text:p>
          </table:table-cell>
          <table:table-cell office:value-type="float" office:value="31.7">
            <text:p>31.7</text:p>
          </table:table-cell>
          <table:table-cell table:style-name="ce8" office:value-type="time" office:time-value="PT08H17M35S">
            <text:p>08:17:35 AM</text:p>
          </table:table-cell>
          <table:table-cell office:value-type="float" office:value="11">
            <text:p>11</text:p>
          </table:table-cell>
          <table:table-cell office:value-type="float" office:value="71148">
            <text:p>71148</text:p>
          </table:table-cell>
          <table:table-cell office:value-type="float" office:value="2.8125">
            <text:p>2.8125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16976">
            <text:p>41.516976</text:p>
          </table:table-cell>
          <table:table-cell office:value-type="float" office:value="-0.18692">
            <text:p>-0.186920</text:p>
          </table:table-cell>
          <table:table-cell office:value-type="float" office:value="3017">
            <text:p>3017</text:p>
          </table:table-cell>
          <table:table-cell office:value-type="float" office:value="36.9">
            <text:p>36.9</text:p>
          </table:table-cell>
          <table:table-cell table:style-name="ce8" office:value-type="time" office:time-value="PT08H17M45S">
            <text:p>08:17:45 AM</text:p>
          </table:table-cell>
          <table:table-cell office:value-type="float" office:value="11">
            <text:p>11</text:p>
          </table:table-cell>
          <table:table-cell office:value-type="float" office:value="70606">
            <text:p>70606</text:p>
          </table:table-cell>
          <table:table-cell office:value-type="float" office:value="2.5625">
            <text:p>2.5625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17729">
            <text:p>41.517729</text:p>
          </table:table-cell>
          <table:table-cell office:value-type="float" office:value="-0.187723">
            <text:p>-0.187723</text:p>
          </table:table-cell>
          <table:table-cell office:value-type="float" office:value="3080">
            <text:p>3080</text:p>
          </table:table-cell>
          <table:table-cell office:value-type="float" office:value="33.5">
            <text:p>33.5</text:p>
          </table:table-cell>
          <table:table-cell table:style-name="ce8" office:value-type="time" office:time-value="PT08H17M55S">
            <text:p>08:17:55 AM</text:p>
          </table:table-cell>
          <table:table-cell office:value-type="float" office:value="11">
            <text:p>11</text:p>
          </table:table-cell>
          <table:table-cell office:value-type="float" office:value="70066">
            <text:p>70066</text:p>
          </table:table-cell>
          <table:table-cell office:value-type="float" office:value="1.5625">
            <text:p>1.5625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18499">
            <text:p>41.518499</text:p>
          </table:table-cell>
          <table:table-cell office:value-type="float" office:value="-0.188693">
            <text:p>-0.188693</text:p>
          </table:table-cell>
          <table:table-cell office:value-type="float" office:value="3147">
            <text:p>3147</text:p>
          </table:table-cell>
          <table:table-cell office:value-type="float" office:value="57.1">
            <text:p>57.1</text:p>
          </table:table-cell>
          <table:table-cell table:style-name="ce8" office:value-type="time" office:time-value="PT08H18M05S">
            <text:p>08:18:05 AM</text:p>
          </table:table-cell>
          <table:table-cell office:value-type="float" office:value="11">
            <text:p>11</text:p>
          </table:table-cell>
          <table:table-cell office:value-type="float" office:value="69507">
            <text:p>69507</text:p>
          </table:table-cell>
          <table:table-cell office:value-type="float" office:value="1.5625">
            <text:p>1.56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19298">
            <text:p>41.519298</text:p>
          </table:table-cell>
          <table:table-cell office:value-type="float" office:value="-0.189641">
            <text:p>-0.189641</text:p>
          </table:table-cell>
          <table:table-cell office:value-type="float" office:value="3215">
            <text:p>3215</text:p>
          </table:table-cell>
          <table:table-cell office:value-type="float" office:value="42.2">
            <text:p>42.2</text:p>
          </table:table-cell>
          <table:table-cell table:style-name="ce8" office:value-type="time" office:time-value="PT08H18M15S">
            <text:p>08:18:15 AM</text:p>
          </table:table-cell>
          <table:table-cell office:value-type="float" office:value="11">
            <text:p>11</text:p>
          </table:table-cell>
          <table:table-cell office:value-type="float" office:value="68908">
            <text:p>68908</text:p>
          </table:table-cell>
          <table:table-cell office:value-type="float" office:value="-1.875">
            <text:p>-1.8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006">
            <text:p>41.520060</text:p>
          </table:table-cell>
          <table:table-cell office:value-type="float" office:value="-0.190646">
            <text:p>-0.190646</text:p>
          </table:table-cell>
          <table:table-cell office:value-type="float" office:value="3278">
            <text:p>3278</text:p>
          </table:table-cell>
          <table:table-cell office:value-type="float" office:value="54.6">
            <text:p>54.6</text:p>
          </table:table-cell>
          <table:table-cell table:style-name="ce8" office:value-type="time" office:time-value="PT08H18M25S">
            <text:p>08:18:25 AM</text:p>
          </table:table-cell>
          <table:table-cell office:value-type="float" office:value="11">
            <text:p>11</text:p>
          </table:table-cell>
          <table:table-cell office:value-type="float" office:value="68353">
            <text:p>68353</text:p>
          </table:table-cell>
          <table:table-cell office:value-type="float" office:value="0.5">
            <text:p>0.500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0751">
            <text:p>41.520751</text:p>
          </table:table-cell>
          <table:table-cell office:value-type="float" office:value="-0.191489">
            <text:p>-0.191489</text:p>
          </table:table-cell>
          <table:table-cell office:value-type="float" office:value="3343">
            <text:p>3343</text:p>
          </table:table-cell>
          <table:table-cell office:value-type="float" office:value="38.4">
            <text:p>38.4</text:p>
          </table:table-cell>
          <table:table-cell table:style-name="ce8" office:value-type="time" office:time-value="PT08H18M35S">
            <text:p>08:18:35 AM</text:p>
          </table:table-cell>
          <table:table-cell office:value-type="float" office:value="11">
            <text:p>11</text:p>
          </table:table-cell>
          <table:table-cell office:value-type="float" office:value="67805">
            <text:p>67805</text:p>
          </table:table-cell>
          <table:table-cell office:value-type="float" office:value="-1.9375">
            <text:p>-1.937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1469">
            <text:p>41.521469</text:p>
          </table:table-cell>
          <table:table-cell office:value-type="float" office:value="-0.192425">
            <text:p>-0.192425</text:p>
          </table:table-cell>
          <table:table-cell office:value-type="float" office:value="3406">
            <text:p>3406</text:p>
          </table:table-cell>
          <table:table-cell office:value-type="float" office:value="49">
            <text:p>49</text:p>
          </table:table-cell>
          <table:table-cell table:style-name="ce8" office:value-type="time" office:time-value="PT08H18M45S">
            <text:p>08:18:45 AM</text:p>
          </table:table-cell>
          <table:table-cell office:value-type="float" office:value="11">
            <text:p>11</text:p>
          </table:table-cell>
          <table:table-cell office:value-type="float" office:value="67278">
            <text:p>67278</text:p>
          </table:table-cell>
          <table:table-cell office:value-type="float" office:value="-1.9375">
            <text:p>-1.937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271">
            <text:p>41.522710</text:p>
          </table:table-cell>
          <table:table-cell office:value-type="float" office:value="-0.193848">
            <text:p>-0.193848</text:p>
          </table:table-cell>
          <table:table-cell office:value-type="float" office:value="3501">
            <text:p>3501</text:p>
          </table:table-cell>
          <table:table-cell office:value-type="float" office:value="48.4">
            <text:p>48.4</text:p>
          </table:table-cell>
          <table:table-cell table:style-name="ce8" office:value-type="time" office:time-value="PT08H19M00S">
            <text:p>08:19:00 AM</text:p>
          </table:table-cell>
          <table:table-cell office:value-type="float" office:value="11">
            <text:p>11</text:p>
          </table:table-cell>
          <table:table-cell office:value-type="float" office:value="66477">
            <text:p>66477</text:p>
          </table:table-cell>
          <table:table-cell office:value-type="float" office:value="-2.875">
            <text:p>-2.8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3684">
            <text:p>41.523684</text:p>
          </table:table-cell>
          <table:table-cell office:value-type="float" office:value="-0.194713">
            <text:p>-0.194713</text:p>
          </table:table-cell>
          <table:table-cell office:value-type="float" office:value="3564">
            <text:p>3564</text:p>
          </table:table-cell>
          <table:table-cell office:value-type="float" office:value="42.2">
            <text:p>42.2</text:p>
          </table:table-cell>
          <table:table-cell table:style-name="ce8" office:value-type="time" office:time-value="PT08H19M10S">
            <text:p>08:19:10 AM</text:p>
          </table:table-cell>
          <table:table-cell office:value-type="float" office:value="11">
            <text:p>11</text:p>
          </table:table-cell>
          <table:table-cell office:value-type="float" office:value="65929">
            <text:p>65929</text:p>
          </table:table-cell>
          <table:table-cell office:value-type="float" office:value="-1.9375">
            <text:p>-1.937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4713">
            <text:p>41.524713</text:p>
          </table:table-cell>
          <table:table-cell office:value-type="float" office:value="-0.195647">
            <text:p>-0.195647</text:p>
          </table:table-cell>
          <table:table-cell office:value-type="float" office:value="3630">
            <text:p>3630</text:p>
          </table:table-cell>
          <table:table-cell office:value-type="float" office:value="46.9">
            <text:p>46.9</text:p>
          </table:table-cell>
          <table:table-cell table:style-name="ce8" office:value-type="time" office:time-value="PT08H19M20S">
            <text:p>08:19:20 AM</text:p>
          </table:table-cell>
          <table:table-cell office:value-type="float" office:value="11">
            <text:p>11</text:p>
          </table:table-cell>
          <table:table-cell office:value-type="float" office:value="65389">
            <text:p>65389</text:p>
          </table:table-cell>
          <table:table-cell office:value-type="float" office:value="-2">
            <text:p>-2.000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5657">
            <text:p>41.525657</text:p>
          </table:table-cell>
          <table:table-cell office:value-type="float" office:value="-0.196551">
            <text:p>-0.196551</text:p>
          </table:table-cell>
          <table:table-cell office:value-type="float" office:value="3697">
            <text:p>3697</text:p>
          </table:table-cell>
          <table:table-cell office:value-type="float" office:value="55.8">
            <text:p>55.8</text:p>
          </table:table-cell>
          <table:table-cell table:style-name="ce8" office:value-type="time" office:time-value="PT08H19M30S">
            <text:p>08:19:30 AM</text:p>
          </table:table-cell>
          <table:table-cell office:value-type="float" office:value="11">
            <text:p>11</text:p>
          </table:table-cell>
          <table:table-cell office:value-type="float" office:value="64854">
            <text:p>64854</text:p>
          </table:table-cell>
          <table:table-cell office:value-type="float" office:value="-1.9375">
            <text:p>-1.937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6682">
            <text:p>41.526682</text:p>
          </table:table-cell>
          <table:table-cell office:value-type="float" office:value="-0.197391">
            <text:p>-0.197391</text:p>
          </table:table-cell>
          <table:table-cell office:value-type="float" office:value="3760">
            <text:p>3760</text:p>
          </table:table-cell>
          <table:table-cell office:value-type="float" office:value="48">
            <text:p>48</text:p>
          </table:table-cell>
          <table:table-cell table:style-name="ce8" office:value-type="time" office:time-value="PT08H19M40S">
            <text:p>08:19:40 AM</text:p>
          </table:table-cell>
          <table:table-cell office:value-type="float" office:value="11">
            <text:p>11</text:p>
          </table:table-cell>
          <table:table-cell office:value-type="float" office:value="64358">
            <text:p>64358</text:p>
          </table:table-cell>
          <table:table-cell office:value-type="float" office:value="-3.875">
            <text:p>-3.8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7793">
            <text:p>41.527793</text:p>
          </table:table-cell>
          <table:table-cell office:value-type="float" office:value="-0.198299">
            <text:p>-0.198299</text:p>
          </table:table-cell>
          <table:table-cell office:value-type="float" office:value="3823">
            <text:p>3823</text:p>
          </table:table-cell>
          <table:table-cell office:value-type="float" office:value="42">
            <text:p>42</text:p>
          </table:table-cell>
          <table:table-cell table:style-name="ce8" office:value-type="time" office:time-value="PT08H19M50S">
            <text:p>08:19:50 AM</text:p>
          </table:table-cell>
          <table:table-cell office:value-type="float" office:value="11">
            <text:p>11</text:p>
          </table:table-cell>
          <table:table-cell office:value-type="float" office:value="63847">
            <text:p>63847</text:p>
          </table:table-cell>
          <table:table-cell office:value-type="float" office:value="-3.375">
            <text:p>-3.3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8801">
            <text:p>41.528801</text:p>
          </table:table-cell>
          <table:table-cell office:value-type="float" office:value="-0.199247">
            <text:p>-0.199247</text:p>
          </table:table-cell>
          <table:table-cell office:value-type="float" office:value="3888">
            <text:p>3888</text:p>
          </table:table-cell>
          <table:table-cell office:value-type="float" office:value="41.8">
            <text:p>41.8</text:p>
          </table:table-cell>
          <table:table-cell table:style-name="ce8" office:value-type="time" office:time-value="PT08H20M00S">
            <text:p>08:20:00 AM</text:p>
          </table:table-cell>
          <table:table-cell office:value-type="float" office:value="11">
            <text:p>11</text:p>
          </table:table-cell>
          <table:table-cell office:value-type="float" office:value="63314">
            <text:p>63314</text:p>
          </table:table-cell>
          <table:table-cell office:value-type="float" office:value="-4.375">
            <text:p>-4.3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29751">
            <text:p>41.529751</text:p>
          </table:table-cell>
          <table:table-cell office:value-type="float" office:value="-0.200215">
            <text:p>-0.200215</text:p>
          </table:table-cell>
          <table:table-cell office:value-type="float" office:value="3952">
            <text:p>3952</text:p>
          </table:table-cell>
          <table:table-cell office:value-type="float" office:value="41.4">
            <text:p>41.4</text:p>
          </table:table-cell>
          <table:table-cell table:style-name="ce8" office:value-type="time" office:time-value="PT08H20M10S">
            <text:p>08:20:10 AM</text:p>
          </table:table-cell>
          <table:table-cell office:value-type="float" office:value="11">
            <text:p>11</text:p>
          </table:table-cell>
          <table:table-cell office:value-type="float" office:value="62795">
            <text:p>62795</text:p>
          </table:table-cell>
          <table:table-cell office:value-type="float" office:value="-4.0625">
            <text:p>-4.06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0746">
            <text:p>41.530746</text:p>
          </table:table-cell>
          <table:table-cell office:value-type="float" office:value="-0.20125">
            <text:p>-0.201250</text:p>
          </table:table-cell>
          <table:table-cell office:value-type="float" office:value="4012">
            <text:p>4012</text:p>
          </table:table-cell>
          <table:table-cell office:value-type="float" office:value="51.2">
            <text:p>51.2</text:p>
          </table:table-cell>
          <table:table-cell table:style-name="ce8" office:value-type="time" office:time-value="PT08H20M20S">
            <text:p>08:20:20 AM</text:p>
          </table:table-cell>
          <table:table-cell office:value-type="float" office:value="11">
            <text:p>11</text:p>
          </table:table-cell>
          <table:table-cell office:value-type="float" office:value="62316">
            <text:p>62316</text:p>
          </table:table-cell>
          <table:table-cell office:value-type="float" office:value="-5.9375">
            <text:p>-5.9375</text:p>
          </table:table-cell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41.531645">
            <text:p>41.531645</text:p>
          </table:table-cell>
          <table:table-cell office:value-type="float" office:value="-0.202371">
            <text:p>-0.202371</text:p>
          </table:table-cell>
          <table:table-cell office:value-type="float" office:value="4076">
            <text:p>4076</text:p>
          </table:table-cell>
          <table:table-cell office:value-type="float" office:value="49.8">
            <text:p>49.8</text:p>
          </table:table-cell>
          <table:table-cell table:style-name="ce8" office:value-type="time" office:time-value="PT08H20M30S">
            <text:p>08:20:30 AM</text:p>
          </table:table-cell>
          <table:table-cell office:value-type="float" office:value="11">
            <text:p>11</text:p>
          </table:table-cell>
          <table:table-cell office:value-type="float" office:value="61808">
            <text:p>61808</text:p>
          </table:table-cell>
          <table:table-cell office:value-type="float" office:value="-5.0625">
            <text:p>-5.06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2934">
            <text:p>41.532934</text:p>
          </table:table-cell>
          <table:table-cell office:value-type="float" office:value="-0.203809">
            <text:p>-0.203809</text:p>
          </table:table-cell>
          <table:table-cell office:value-type="float" office:value="4172">
            <text:p>4172</text:p>
          </table:table-cell>
          <table:table-cell office:value-type="float" office:value="37.4">
            <text:p>37.4</text:p>
          </table:table-cell>
          <table:table-cell table:style-name="ce8" office:value-type="time" office:time-value="PT08H20M45S">
            <text:p>08:20:45 AM</text:p>
          </table:table-cell>
          <table:table-cell office:value-type="float" office:value="11">
            <text:p>11</text:p>
          </table:table-cell>
          <table:table-cell office:value-type="float" office:value="61063">
            <text:p>61063</text:p>
          </table:table-cell>
          <table:table-cell office:value-type="float" office:value="-5.75">
            <text:p>-5.750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3824">
            <text:p>41.533824</text:p>
          </table:table-cell>
          <table:table-cell office:value-type="float" office:value="-0.205013">
            <text:p>-0.205013</text:p>
          </table:table-cell>
          <table:table-cell office:value-type="float" office:value="4237">
            <text:p>4237</text:p>
          </table:table-cell>
          <table:table-cell office:value-type="float" office:value="57.5">
            <text:p>57.5</text:p>
          </table:table-cell>
          <table:table-cell table:style-name="ce8" office:value-type="time" office:time-value="PT08H20M55S">
            <text:p>08:20:55 AM</text:p>
          </table:table-cell>
          <table:table-cell office:value-type="float" office:value="11">
            <text:p>11</text:p>
          </table:table-cell>
          <table:table-cell office:value-type="float" office:value="60520">
            <text:p>60520</text:p>
          </table:table-cell>
          <table:table-cell office:value-type="float" office:value="-6.5625">
            <text:p>-6.56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471">
            <text:p>41.534710</text:p>
          </table:table-cell>
          <table:table-cell office:value-type="float" office:value="-0.205934">
            <text:p>-0.205934</text:p>
          </table:table-cell>
          <table:table-cell office:value-type="float" office:value="4304">
            <text:p>4304</text:p>
          </table:table-cell>
          <table:table-cell office:value-type="float" office:value="46.1">
            <text:p>46.1</text:p>
          </table:table-cell>
          <table:table-cell table:style-name="ce8" office:value-type="time" office:time-value="PT08H21M05S">
            <text:p>08:21:05 AM</text:p>
          </table:table-cell>
          <table:table-cell office:value-type="float" office:value="11">
            <text:p>11</text:p>
          </table:table-cell>
          <table:table-cell office:value-type="float" office:value="60012">
            <text:p>60012</text:p>
          </table:table-cell>
          <table:table-cell office:value-type="float" office:value="-7.875">
            <text:p>-7.875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5737">
            <text:p>41.535737</text:p>
          </table:table-cell>
          <table:table-cell office:value-type="float" office:value="-0.20722">
            <text:p>-0.207220</text:p>
          </table:table-cell>
          <table:table-cell office:value-type="float" office:value="4364">
            <text:p>4364</text:p>
          </table:table-cell>
          <table:table-cell office:value-type="float" office:value="50.3">
            <text:p>50.3</text:p>
          </table:table-cell>
          <table:table-cell table:style-name="ce8" office:value-type="time" office:time-value="PT08H21M15S">
            <text:p>08:21:15 AM</text:p>
          </table:table-cell>
          <table:table-cell office:value-type="float" office:value="10">
            <text:p>10</text:p>
          </table:table-cell>
          <table:table-cell office:value-type="float" office:value="59545">
            <text:p>59545</text:p>
          </table:table-cell>
          <table:table-cell office:value-type="float" office:value="-8.5625">
            <text:p>-8.56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658">
            <text:p>41.536580</text:p>
          </table:table-cell>
          <table:table-cell office:value-type="float" office:value="-0.208397">
            <text:p>-0.208397</text:p>
          </table:table-cell>
          <table:table-cell office:value-type="float" office:value="4433">
            <text:p>4433</text:p>
          </table:table-cell>
          <table:table-cell office:value-type="float" office:value="54.6">
            <text:p>54.6</text:p>
          </table:table-cell>
          <table:table-cell table:style-name="ce8" office:value-type="time" office:time-value="PT08H21M25S">
            <text:p>08:21:25 AM</text:p>
          </table:table-cell>
          <table:table-cell office:value-type="float" office:value="11">
            <text:p>11</text:p>
          </table:table-cell>
          <table:table-cell office:value-type="float" office:value="59041">
            <text:p>59041</text:p>
          </table:table-cell>
          <table:table-cell office:value-type="float" office:value="-8.3125">
            <text:p>-8.3125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76">
            <text:p>41.537600</text:p>
          </table:table-cell>
          <table:table-cell office:value-type="float" office:value="-0.209458">
            <text:p>-0.209458</text:p>
          </table:table-cell>
          <table:table-cell office:value-type="float" office:value="4504">
            <text:p>4504</text:p>
          </table:table-cell>
          <table:table-cell office:value-type="float" office:value="57.2">
            <text:p>57.2</text:p>
          </table:table-cell>
          <table:table-cell table:style-name="ce8" office:value-type="time" office:time-value="PT08H21M35S">
            <text:p>08:21:35 AM</text:p>
          </table:table-cell>
          <table:table-cell office:value-type="float" office:value="11">
            <text:p>11</text:p>
          </table:table-cell>
          <table:table-cell office:value-type="float" office:value="58501">
            <text:p>58501</text:p>
          </table:table-cell>
          <table:table-cell office:value-type="float" office:value="-9">
            <text:p>-9.0000</text:p>
          </table:table-cell>
          <table:table-cell office:value-type="float" office:value="4.9375">
            <text:p>4.9375</text:p>
          </table:table-cell>
        </table:table-row>
        <table:table-row table:style-name="ro1">
          <table:table-cell office:value-type="float" office:value="41.538487">
            <text:p>41.538487</text:p>
          </table:table-cell>
          <table:table-cell office:value-type="float" office:value="-0.210495">
            <text:p>-0.210495</text:p>
          </table:table-cell>
          <table:table-cell office:value-type="float" office:value="4574">
            <text:p>4574</text:p>
          </table:table-cell>
          <table:table-cell office:value-type="float" office:value="55.8">
            <text:p>55.8</text:p>
          </table:table-cell>
          <table:table-cell table:style-name="ce8" office:value-type="time" office:time-value="PT08H21M45S">
            <text:p>08:21:45 AM</text:p>
          </table:table-cell>
          <table:table-cell office:value-type="float" office:value="10">
            <text:p>10</text:p>
          </table:table-cell>
          <table:table-cell office:value-type="float" office:value="57934">
            <text:p>57934</text:p>
          </table:table-cell>
          <table:table-cell office:value-type="float" office:value="-10.625">
            <text:p>-10.6250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39383">
            <text:p>41.539383</text:p>
          </table:table-cell>
          <table:table-cell office:value-type="float" office:value="-0.211798">
            <text:p>-0.211798</text:p>
          </table:table-cell>
          <table:table-cell office:value-type="float" office:value="4638">
            <text:p>4638</text:p>
          </table:table-cell>
          <table:table-cell office:value-type="float" office:value="59.8">
            <text:p>59.8</text:p>
          </table:table-cell>
          <table:table-cell table:style-name="ce8" office:value-type="time" office:time-value="PT08H21M55S">
            <text:p>08:21:55 AM</text:p>
          </table:table-cell>
          <table:table-cell office:value-type="float" office:value="10">
            <text:p>10</text:p>
          </table:table-cell>
          <table:table-cell office:value-type="float" office:value="57479">
            <text:p>57479</text:p>
          </table:table-cell>
          <table:table-cell office:value-type="float" office:value="-10.125">
            <text:p>-10.1250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4037">
            <text:p>41.540370</text:p>
          </table:table-cell>
          <table:table-cell office:value-type="float" office:value="-0.213043">
            <text:p>-0.213043</text:p>
          </table:table-cell>
          <table:table-cell office:value-type="float" office:value="4709">
            <text:p>4709</text:p>
          </table:table-cell>
          <table:table-cell office:value-type="float" office:value="49.2">
            <text:p>49.2</text:p>
          </table:table-cell>
          <table:table-cell table:style-name="ce8" office:value-type="time" office:time-value="PT08H22M05S">
            <text:p>08:22:05 AM</text:p>
          </table:table-cell>
          <table:table-cell office:value-type="float" office:value="10">
            <text:p>10</text:p>
          </table:table-cell>
          <table:table-cell office:value-type="float" office:value="56968">
            <text:p>56968</text:p>
          </table:table-cell>
          <table:table-cell office:value-type="float" office:value="-10.0625">
            <text:p>-10.0625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4207">
            <text:p>41.542070</text:p>
          </table:table-cell>
          <table:table-cell office:value-type="float" office:value="-0.214667">
            <text:p>-0.214667</text:p>
          </table:table-cell>
          <table:table-cell office:value-type="float" office:value="4811">
            <text:p>4811</text:p>
          </table:table-cell>
          <table:table-cell office:value-type="float" office:value="66.5">
            <text:p>66.5</text:p>
          </table:table-cell>
          <table:table-cell table:style-name="ce8" office:value-type="time" office:time-value="PT08H22M20S">
            <text:p>08:22:20 AM</text:p>
          </table:table-cell>
          <table:table-cell office:value-type="float" office:value="7">
            <text:p>7</text:p>
          </table:table-cell>
          <table:table-cell office:value-type="float" office:value="56200">
            <text:p>56200</text:p>
          </table:table-cell>
          <table:table-cell office:value-type="float" office:value="-12.875">
            <text:p>-12.8750</text:p>
          </table:table-cell>
          <table:table-cell office:value-type="float" office:value="4.875">
            <text:p>4.8750</text:p>
          </table:table-cell>
        </table:table-row>
        <table:table-row table:style-name="ro1">
          <table:table-cell office:value-type="float" office:value="41.542588">
            <text:p>41.542588</text:p>
          </table:table-cell>
          <table:table-cell office:value-type="float" office:value="-0.215383">
            <text:p>-0.215383</text:p>
          </table:table-cell>
          <table:table-cell office:value-type="float" office:value="4848">
            <text:p>4848</text:p>
          </table:table-cell>
          <table:table-cell office:value-type="float" office:value="51.4">
            <text:p>51.4</text:p>
          </table:table-cell>
          <table:table-cell table:style-name="ce8" office:value-type="time" office:time-value="PT08H22M25S">
            <text:p>08:22:25 AM</text:p>
          </table:table-cell>
          <table:table-cell office:value-type="float" office:value="7">
            <text:p>7</text:p>
          </table:table-cell>
          <table:table-cell office:value-type="float" office:value="55967">
            <text:p>55967</text:p>
          </table:table-cell>
          <table:table-cell office:value-type="float" office:value="-12.5625">
            <text:p>-12.562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44403">
            <text:p>41.544403</text:p>
          </table:table-cell>
          <table:table-cell office:value-type="float" office:value="-0.217176">
            <text:p>-0.217176</text:p>
          </table:table-cell>
          <table:table-cell office:value-type="float" office:value="4945">
            <text:p>4945</text:p>
          </table:table-cell>
          <table:table-cell office:value-type="float" office:value="65.7">
            <text:p>65.7</text:p>
          </table:table-cell>
          <table:table-cell table:style-name="ce8" office:value-type="time" office:time-value="PT08H22M40S">
            <text:p>08:22:40 AM</text:p>
          </table:table-cell>
          <table:table-cell office:value-type="float" office:value="7">
            <text:p>7</text:p>
          </table:table-cell>
          <table:table-cell office:value-type="float" office:value="55223">
            <text:p>55223</text:p>
          </table:table-cell>
          <table:table-cell office:value-type="float" office:value="-12.6875">
            <text:p>-12.687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45424">
            <text:p>41.545424</text:p>
          </table:table-cell>
          <table:table-cell office:value-type="float" office:value="-0.218413">
            <text:p>-0.218413</text:p>
          </table:table-cell>
          <table:table-cell office:value-type="float" office:value="5018">
            <text:p>5018</text:p>
          </table:table-cell>
          <table:table-cell office:value-type="float" office:value="45.5">
            <text:p>45.5</text:p>
          </table:table-cell>
          <table:table-cell table:style-name="ce8" office:value-type="time" office:time-value="PT08H22M50S">
            <text:p>08:22:50 AM</text:p>
          </table:table-cell>
          <table:table-cell office:value-type="float" office:value="7">
            <text:p>7</text:p>
          </table:table-cell>
          <table:table-cell office:value-type="float" office:value="54715">
            <text:p>54715</text:p>
          </table:table-cell>
          <table:table-cell office:value-type="float" office:value="-13.9375">
            <text:p>-13.9375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46465">
            <text:p>41.546465</text:p>
          </table:table-cell>
          <table:table-cell office:value-type="float" office:value="-0.219493">
            <text:p>-0.219493</text:p>
          </table:table-cell>
          <table:table-cell office:value-type="float" office:value="5081">
            <text:p>5081</text:p>
          </table:table-cell>
          <table:table-cell office:value-type="float" office:value="57.2">
            <text:p>57.2</text:p>
          </table:table-cell>
          <table:table-cell table:style-name="ce8" office:value-type="time" office:time-value="PT08H23M00S">
            <text:p>08:23:00 AM</text:p>
          </table:table-cell>
          <table:table-cell office:value-type="float" office:value="7">
            <text:p>7</text:p>
          </table:table-cell>
          <table:table-cell office:value-type="float" office:value="54295">
            <text:p>54295</text:p>
          </table:table-cell>
          <table:table-cell office:value-type="float" office:value="-13.5">
            <text:p>-13.5000</text:p>
          </table:table-cell>
          <table:table-cell office:value-type="float" office:value="4.8125">
            <text:p>4.8125</text:p>
          </table:table-cell>
        </table:table-row>
        <table:table-row table:style-name="ro1">
          <table:table-cell office:value-type="float" office:value="41.547399">
            <text:p>41.547399</text:p>
          </table:table-cell>
          <table:table-cell office:value-type="float" office:value="-0.220809">
            <text:p>-0.220809</text:p>
          </table:table-cell>
          <table:table-cell office:value-type="float" office:value="5151">
            <text:p>5151</text:p>
          </table:table-cell>
          <table:table-cell office:value-type="float" office:value="52.2">
            <text:p>52.2</text:p>
          </table:table-cell>
          <table:table-cell table:style-name="ce8" office:value-type="time" office:time-value="PT08H23M10S">
            <text:p>08:23:10 AM</text:p>
          </table:table-cell>
          <table:table-cell office:value-type="float" office:value="7">
            <text:p>7</text:p>
          </table:table-cell>
          <table:table-cell office:value-type="float" office:value="53788">
            <text:p>53788</text:p>
          </table:table-cell>
          <table:table-cell office:value-type="float" office:value="-13">
            <text:p>-13.0000</text:p>
          </table:table-cell>
          <table:table-cell office:value-type="float" office:value="4.75">
            <text:p>4.7500</text:p>
          </table:table-cell>
        </table:table-row>
        <table:table-row table:style-name="ro1">
          <table:table-cell office:value-type="float" office:value="41.548259">
            <text:p>41.548259</text:p>
          </table:table-cell>
          <table:table-cell office:value-type="float" office:value="-0.221995">
            <text:p>-0.221995</text:p>
          </table:table-cell>
          <table:table-cell office:value-type="float" office:value="5219">
            <text:p>5219</text:p>
          </table:table-cell>
          <table:table-cell office:value-type="float" office:value="54.1">
            <text:p>54.1</text:p>
          </table:table-cell>
          <table:table-cell table:style-name="ce8" office:value-type="time" office:time-value="PT08H23M20S">
            <text:p>08:23:20 AM</text:p>
          </table:table-cell>
          <table:table-cell office:value-type="float" office:value="7">
            <text:p>7</text:p>
          </table:table-cell>
          <table:table-cell office:value-type="float" office:value="53275">
            <text:p>53275</text:p>
          </table:table-cell>
          <table:table-cell office:value-type="float" office:value="-14.75">
            <text:p>-14.7500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49232">
            <text:p>41.549232</text:p>
          </table:table-cell>
          <table:table-cell office:value-type="float" office:value="-0.223228">
            <text:p>-0.223228</text:p>
          </table:table-cell>
          <table:table-cell office:value-type="float" office:value="5285">
            <text:p>5285</text:p>
          </table:table-cell>
          <table:table-cell office:value-type="float" office:value="58.3">
            <text:p>58.3</text:p>
          </table:table-cell>
          <table:table-cell table:style-name="ce8" office:value-type="time" office:time-value="PT08H23M30S">
            <text:p>08:23:30 AM</text:p>
          </table:table-cell>
          <table:table-cell office:value-type="float" office:value="7">
            <text:p>7</text:p>
          </table:table-cell>
          <table:table-cell office:value-type="float" office:value="52799">
            <text:p>52799</text:p>
          </table:table-cell>
          <table:table-cell office:value-type="float" office:value="-14.375">
            <text:p>-14.3750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50237">
            <text:p>41.550237</text:p>
          </table:table-cell>
          <table:table-cell office:value-type="float" office:value="-0.224311">
            <text:p>-0.224311</text:p>
          </table:table-cell>
          <table:table-cell office:value-type="float" office:value="5355">
            <text:p>5355</text:p>
          </table:table-cell>
          <table:table-cell office:value-type="float" office:value="51.8">
            <text:p>51.8</text:p>
          </table:table-cell>
          <table:table-cell table:style-name="ce8" office:value-type="time" office:time-value="PT08H23M40S">
            <text:p>08:23:40 AM</text:p>
          </table:table-cell>
          <table:table-cell office:value-type="float" office:value="7">
            <text:p>7</text:p>
          </table:table-cell>
          <table:table-cell office:value-type="float" office:value="52317">
            <text:p>52317</text:p>
          </table:table-cell>
          <table:table-cell office:value-type="float" office:value="-15.3125">
            <text:p>-15.3125</text:p>
          </table:table-cell>
          <table:table-cell office:value-type="float" office:value="4.6875">
            <text:p>4.6875</text:p>
          </table:table-cell>
        </table:table-row>
        <table:table-row table:style-name="ro1">
          <table:table-cell office:value-type="float" office:value="41.551201">
            <text:p>41.551201</text:p>
          </table:table-cell>
          <table:table-cell office:value-type="float" office:value="-0.225292">
            <text:p>-0.225292</text:p>
          </table:table-cell>
          <table:table-cell office:value-type="float" office:value="5423">
            <text:p>5423</text:p>
          </table:table-cell>
          <table:table-cell office:value-type="float" office:value="47.7">
            <text:p>47.7</text:p>
          </table:table-cell>
          <table:table-cell table:style-name="ce8" office:value-type="time" office:time-value="PT08H23M50S">
            <text:p>08:23:50 AM</text:p>
          </table:table-cell>
          <table:table-cell office:value-type="float" office:value="7">
            <text:p>7</text:p>
          </table:table-cell>
          <table:table-cell office:value-type="float" office:value="51867">
            <text:p>51867</text:p>
          </table:table-cell>
          <table:table-cell office:value-type="float" office:value="-15.3125">
            <text:p>-15.3125</text:p>
          </table:table-cell>
          <table:table-cell office:value-type="float" office:value="4.625">
            <text:p>4.6250</text:p>
          </table:table-cell>
        </table:table-row>
        <table:table-row table:style-name="ro1">
          <table:table-cell office:value-type="float" office:value="41.552047">
            <text:p>41.552047</text:p>
          </table:table-cell>
          <table:table-cell office:value-type="float" office:value="-0.226438">
            <text:p>-0.226438</text:p>
          </table:table-cell>
          <table:table-cell office:value-type="float" office:value="5492">
            <text:p>5492</text:p>
          </table:table-cell>
          <table:table-cell office:value-type="float" office:value="50.1">
            <text:p>50.1</text:p>
          </table:table-cell>
          <table:table-cell table:style-name="ce8" office:value-type="time" office:time-value="PT08H24M00S">
            <text:p>08:24:00 AM</text:p>
          </table:table-cell>
          <table:table-cell office:value-type="float" office:value="7">
            <text:p>7</text:p>
          </table:table-cell>
          <table:table-cell office:value-type="float" office:value="51395">
            <text:p>51395</text:p>
          </table:table-cell>
          <table:table-cell office:value-type="float" office:value="-15">
            <text:p>-15.0000</text:p>
          </table:table-cell>
          <table:table-cell office:value-type="float" office:value="4.625">
            <text:p>4.6250</text:p>
          </table:table-cell>
        </table:table-row>
        <table:table-row table:style-name="ro1">
          <table:table-cell office:value-type="float" office:value="41.552991">
            <text:p>41.552991</text:p>
          </table:table-cell>
          <table:table-cell office:value-type="float" office:value="-0.22772">
            <text:p>-0.227720</text:p>
          </table:table-cell>
          <table:table-cell office:value-type="float" office:value="5563">
            <text:p>5563</text:p>
          </table:table-cell>
          <table:table-cell office:value-type="float" office:value="49">
            <text:p>49</text:p>
          </table:table-cell>
          <table:table-cell table:style-name="ce8" office:value-type="time" office:time-value="PT08H24M10S">
            <text:p>08:24:10 AM</text:p>
          </table:table-cell>
          <table:table-cell office:value-type="float" office:value="7">
            <text:p>7</text:p>
          </table:table-cell>
          <table:table-cell office:value-type="float" office:value="50882">
            <text:p>50882</text:p>
          </table:table-cell>
          <table:table-cell office:value-type="float" office:value="-16.1875">
            <text:p>-16.1875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54283">
            <text:p>41.554283</text:p>
          </table:table-cell>
          <table:table-cell office:value-type="float" office:value="-0.229753">
            <text:p>-0.229753</text:p>
          </table:table-cell>
          <table:table-cell office:value-type="float" office:value="5668">
            <text:p>5668</text:p>
          </table:table-cell>
          <table:table-cell office:value-type="float" office:value="69.7">
            <text:p>69.7</text:p>
          </table:table-cell>
          <table:table-cell table:style-name="ce8" office:value-type="time" office:time-value="PT08H24M25S">
            <text:p>08:24:25 AM</text:p>
          </table:table-cell>
          <table:table-cell office:value-type="float" office:value="7">
            <text:p>7</text:p>
          </table:table-cell>
          <table:table-cell office:value-type="float" office:value="50173">
            <text:p>50173</text:p>
          </table:table-cell>
          <table:table-cell office:value-type="float" office:value="-17.625">
            <text:p>-17.6250</text:p>
          </table:table-cell>
          <table:table-cell office:value-type="float" office:value="4.5625">
            <text:p>4.5625</text:p>
          </table:table-cell>
        </table:table-row>
        <table:table-row table:style-name="ro1">
          <table:table-cell office:value-type="float" office:value="41.555339">
            <text:p>41.555339</text:p>
          </table:table-cell>
          <table:table-cell office:value-type="float" office:value="-0.231044">
            <text:p>-0.231044</text:p>
          </table:table-cell>
          <table:table-cell office:value-type="float" office:value="5736">
            <text:p>5736</text:p>
          </table:table-cell>
          <table:table-cell office:value-type="float" office:value="53.1">
            <text:p>53.1</text:p>
          </table:table-cell>
          <table:table-cell table:style-name="ce8" office:value-type="time" office:time-value="PT08H24M35S">
            <text:p>08:24:35 AM</text:p>
          </table:table-cell>
          <table:table-cell office:value-type="float" office:value="7">
            <text:p>7</text:p>
          </table:table-cell>
          <table:table-cell office:value-type="float" office:value="49717">
            <text:p>49717</text:p>
          </table:table-cell>
          <table:table-cell office:value-type="float" office:value="-17.625">
            <text:p>-17.6250</text:p>
          </table:table-cell>
          <table:table-cell office:value-type="float" office:value="4.5">
            <text:p>4.5000</text:p>
          </table:table-cell>
        </table:table-row>
        <table:table-row table:style-name="ro1">
          <table:table-cell office:value-type="float" office:value="41.556219">
            <text:p>41.556219</text:p>
          </table:table-cell>
          <table:table-cell office:value-type="float" office:value="-0.232486">
            <text:p>-0.232486</text:p>
          </table:table-cell>
          <table:table-cell office:value-type="float" office:value="5806">
            <text:p>5806</text:p>
          </table:table-cell>
          <table:table-cell office:value-type="float" office:value="54.3">
            <text:p>54.3</text:p>
          </table:table-cell>
          <table:table-cell table:style-name="ce8" office:value-type="time" office:time-value="PT08H24M45S">
            <text:p>08:24:45 AM</text:p>
          </table:table-cell>
          <table:table-cell office:value-type="float" office:value="7">
            <text:p>7</text:p>
          </table:table-cell>
          <table:table-cell office:value-type="float" office:value="49221">
            <text:p>49221</text:p>
          </table:table-cell>
          <table:table-cell office:value-type="float" office:value="-18.6875">
            <text:p>-18.6875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57316">
            <text:p>41.557316</text:p>
          </table:table-cell>
          <table:table-cell office:value-type="float" office:value="-0.233543">
            <text:p>-0.233543</text:p>
          </table:table-cell>
          <table:table-cell office:value-type="float" office:value="5876">
            <text:p>5876</text:p>
          </table:table-cell>
          <table:table-cell office:value-type="float" office:value="64.3">
            <text:p>64.3</text:p>
          </table:table-cell>
          <table:table-cell table:style-name="ce8" office:value-type="time" office:time-value="PT08H24M55S">
            <text:p>08:24:55 AM</text:p>
          </table:table-cell>
          <table:table-cell office:value-type="float" office:value="7">
            <text:p>7</text:p>
          </table:table-cell>
          <table:table-cell office:value-type="float" office:value="48714">
            <text:p>48714</text:p>
          </table:table-cell>
          <table:table-cell office:value-type="float" office:value="-19.875">
            <text:p>-19.8750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58471">
            <text:p>41.558471</text:p>
          </table:table-cell>
          <table:table-cell office:value-type="float" office:value="-0.234839">
            <text:p>-0.234839</text:p>
          </table:table-cell>
          <table:table-cell office:value-type="float" office:value="5952">
            <text:p>5952</text:p>
          </table:table-cell>
          <table:table-cell office:value-type="float" office:value="61.7">
            <text:p>61.7</text:p>
          </table:table-cell>
          <table:table-cell table:style-name="ce8" office:value-type="time" office:time-value="PT08H25M05S">
            <text:p>08:25:05 AM</text:p>
          </table:table-cell>
          <table:table-cell office:value-type="float" office:value="7">
            <text:p>7</text:p>
          </table:table-cell>
          <table:table-cell office:value-type="float" office:value="48229">
            <text:p>48229</text:p>
          </table:table-cell>
          <table:table-cell office:value-type="float" office:value="-19.5625">
            <text:p>-19.5625</text:p>
          </table:table-cell>
          <table:table-cell office:value-type="float" office:value="4.4375">
            <text:p>4.4375</text:p>
          </table:table-cell>
        </table:table-row>
        <table:table-row table:style-name="ro1">
          <table:table-cell office:value-type="float" office:value="41.559598">
            <text:p>41.559598</text:p>
          </table:table-cell>
          <table:table-cell office:value-type="float" office:value="-0.23627">
            <text:p>-0.236270</text:p>
          </table:table-cell>
          <table:table-cell office:value-type="float" office:value="6020">
            <text:p>6020</text:p>
          </table:table-cell>
          <table:table-cell office:value-type="float" office:value="73.9">
            <text:p>73.9</text:p>
          </table:table-cell>
          <table:table-cell table:style-name="ce8" office:value-type="time" office:time-value="PT08H25M15S">
            <text:p>08:25:15 AM</text:p>
          </table:table-cell>
          <table:table-cell office:value-type="float" office:value="7">
            <text:p>7</text:p>
          </table:table-cell>
          <table:table-cell office:value-type="float" office:value="47780">
            <text:p>47780</text:p>
          </table:table-cell>
          <table:table-cell office:value-type="float" office:value="-20.875">
            <text:p>-20.8750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560652">
            <text:p>41.560652</text:p>
          </table:table-cell>
          <table:table-cell office:value-type="float" office:value="-0.23749">
            <text:p>-0.237490</text:p>
          </table:table-cell>
          <table:table-cell office:value-type="float" office:value="6091">
            <text:p>6091</text:p>
          </table:table-cell>
          <table:table-cell office:value-type="float" office:value="61.6">
            <text:p>61.6</text:p>
          </table:table-cell>
          <table:table-cell table:style-name="ce8" office:value-type="time" office:time-value="PT08H25M25S">
            <text:p>08:25:25 AM</text:p>
          </table:table-cell>
          <table:table-cell office:value-type="float" office:value="7">
            <text:p>7</text:p>
          </table:table-cell>
          <table:table-cell office:value-type="float" office:value="47309">
            <text:p>47309</text:p>
          </table:table-cell>
          <table:table-cell office:value-type="float" office:value="-21.8125">
            <text:p>-21.8125</text:p>
          </table:table-cell>
          <table:table-cell office:value-type="float" office:value="4.3125">
            <text:p>4.3125</text:p>
          </table:table-cell>
        </table:table-row>
        <table:table-row table:style-name="ro1">
          <table:table-cell office:value-type="float" office:value="41.561813">
            <text:p>41.561813</text:p>
          </table:table-cell>
          <table:table-cell office:value-type="float" office:value="-0.238907">
            <text:p>-0.238907</text:p>
          </table:table-cell>
          <table:table-cell office:value-type="float" office:value="6164">
            <text:p>6164</text:p>
          </table:table-cell>
          <table:table-cell office:value-type="float" office:value="68.9">
            <text:p>68.9</text:p>
          </table:table-cell>
          <table:table-cell table:style-name="ce8" office:value-type="time" office:time-value="PT08H25M35S">
            <text:p>08:25:35 AM</text:p>
          </table:table-cell>
          <table:table-cell office:value-type="float" office:value="7">
            <text:p>7</text:p>
          </table:table-cell>
          <table:table-cell office:value-type="float" office:value="46803">
            <text:p>46803</text:p>
          </table:table-cell>
          <table:table-cell office:value-type="float" office:value="-21.875">
            <text:p>-21.8750</text:p>
          </table:table-cell>
          <table:table-cell office:value-type="float" office:value="4.25">
            <text:p>4.2500</text:p>
          </table:table-cell>
        </table:table-row>
        <table:table-row table:style-name="ro1">
          <table:table-cell office:value-type="float" office:value="41.563013">
            <text:p>41.563013</text:p>
          </table:table-cell>
          <table:table-cell office:value-type="float" office:value="-0.240046">
            <text:p>-0.240046</text:p>
          </table:table-cell>
          <table:table-cell office:value-type="float" office:value="6230">
            <text:p>6230</text:p>
          </table:table-cell>
          <table:table-cell office:value-type="float" office:value="51.4">
            <text:p>51.4</text:p>
          </table:table-cell>
          <table:table-cell table:style-name="ce8" office:value-type="time" office:time-value="PT08H25M45S">
            <text:p>08:25:45 AM</text:p>
          </table:table-cell>
          <table:table-cell office:value-type="float" office:value="7">
            <text:p>7</text:p>
          </table:table-cell>
          <table:table-cell office:value-type="float" office:value="46365">
            <text:p>46365</text:p>
          </table:table-cell>
          <table:table-cell office:value-type="float" office:value="-21.4375">
            <text:p>-21.4375</text:p>
          </table:table-cell>
          <table:table-cell office:value-type="float" office:value="4.25">
            <text:p>4.2500</text:p>
          </table:table-cell>
        </table:table-row>
        <table:table-row table:style-name="ro1">
          <table:table-cell office:value-type="float" office:value="41.564114">
            <text:p>41.564114</text:p>
          </table:table-cell>
          <table:table-cell office:value-type="float" office:value="-0.241103">
            <text:p>-0.241103</text:p>
          </table:table-cell>
          <table:table-cell office:value-type="float" office:value="6290">
            <text:p>6290</text:p>
          </table:table-cell>
          <table:table-cell office:value-type="float" office:value="68.8">
            <text:p>68.8</text:p>
          </table:table-cell>
          <table:table-cell table:style-name="ce8" office:value-type="time" office:time-value="PT08H25M55S">
            <text:p>08:25:55 AM</text:p>
          </table:table-cell>
          <table:table-cell office:value-type="float" office:value="7">
            <text:p>7</text:p>
          </table:table-cell>
          <table:table-cell office:value-type="float" office:value="45984">
            <text:p>45984</text:p>
          </table:table-cell>
          <table:table-cell office:value-type="float" office:value="-22.5625">
            <text:p>-22.5625</text:p>
          </table:table-cell>
          <table:table-cell office:value-type="float" office:value="4.1875">
            <text:p>4.1875</text:p>
          </table:table-cell>
        </table:table-row>
        <table:table-row table:style-name="ro1">
          <table:table-cell office:value-type="float" office:value="41.565878">
            <text:p>41.565878</text:p>
          </table:table-cell>
          <table:table-cell office:value-type="float" office:value="-0.242529">
            <text:p>-0.242529</text:p>
          </table:table-cell>
          <table:table-cell office:value-type="float" office:value="6394">
            <text:p>6394</text:p>
          </table:table-cell>
          <table:table-cell office:value-type="float" office:value="44.7">
            <text:p>44.7</text:p>
          </table:table-cell>
          <table:table-cell table:style-name="ce8" office:value-type="time" office:time-value="PT08H26M10S">
            <text:p>08:26:10 AM</text:p>
          </table:table-cell>
          <table:table-cell office:value-type="float" office:value="7">
            <text:p>7</text:p>
          </table:table-cell>
          <table:table-cell office:value-type="float" office:value="45339">
            <text:p>45339</text:p>
          </table:table-cell>
          <table:table-cell office:value-type="float" office:value="-21.0625">
            <text:p>-21.0625</text:p>
          </table:table-cell>
          <table:table-cell office:value-type="float" office:value="4.125">
            <text:p>4.1250</text:p>
          </table:table-cell>
        </table:table-row>
        <table:table-row table:style-name="ro1">
          <table:table-cell office:value-type="float" office:value="41.566734">
            <text:p>41.566734</text:p>
          </table:table-cell>
          <table:table-cell office:value-type="float" office:value="-0.2432">
            <text:p>-0.243200</text:p>
          </table:table-cell>
          <table:table-cell office:value-type="float" office:value="6457">
            <text:p>6457</text:p>
          </table:table-cell>
          <table:table-cell office:value-type="float" office:value="48.6">
            <text:p>48.6</text:p>
          </table:table-cell>
          <table:table-cell table:style-name="ce8" office:value-type="time" office:time-value="PT08H26M20S">
            <text:p>08:26:20 AM</text:p>
          </table:table-cell>
          <table:table-cell office:value-type="float" office:value="7">
            <text:p>7</text:p>
          </table:table-cell>
          <table:table-cell office:value-type="float" office:value="44963">
            <text:p>44963</text:p>
          </table:table-cell>
          <table:table-cell office:value-type="float" office:value="-23.5625">
            <text:p>-23.5625</text:p>
          </table:table-cell>
          <table:table-cell office:value-type="float" office:value="4.0625">
            <text:p>4.0625</text:p>
          </table:table-cell>
        </table:table-row>
        <table:table-row table:style-name="ro1">
          <table:table-cell office:value-type="float" office:value="41.567736">
            <text:p>41.567736</text:p>
          </table:table-cell>
          <table:table-cell office:value-type="float" office:value="-0.243906">
            <text:p>-0.243906</text:p>
          </table:table-cell>
          <table:table-cell office:value-type="float" office:value="6530">
            <text:p>6530</text:p>
          </table:table-cell>
          <table:table-cell office:value-type="float" office:value="33.6">
            <text:p>33.6</text:p>
          </table:table-cell>
          <table:table-cell table:style-name="ce8" office:value-type="time" office:time-value="PT08H26M30S">
            <text:p>08:26:30 AM</text:p>
          </table:table-cell>
          <table:table-cell office:value-type="float" office:value="7">
            <text:p>7</text:p>
          </table:table-cell>
          <table:table-cell office:value-type="float" office:value="44490">
            <text:p>44490</text:p>
          </table:table-cell>
          <table:table-cell office:value-type="float" office:value="-23.1875">
            <text:p>-23.1875</text:p>
          </table:table-cell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41.568614">
            <text:p>41.568614</text:p>
          </table:table-cell>
          <table:table-cell office:value-type="float" office:value="-0.244697">
            <text:p>-0.244697</text:p>
          </table:table-cell>
          <table:table-cell office:value-type="float" office:value="6605">
            <text:p>6605</text:p>
          </table:table-cell>
          <table:table-cell office:value-type="float" office:value="31.3">
            <text:p>31.3</text:p>
          </table:table-cell>
          <table:table-cell table:style-name="ce8" office:value-type="time" office:time-value="PT08H26M40S">
            <text:p>08:26:40 AM</text:p>
          </table:table-cell>
          <table:table-cell office:value-type="float" office:value="7">
            <text:p>7</text:p>
          </table:table-cell>
          <table:table-cell office:value-type="float" office:value="44051">
            <text:p>44051</text:p>
          </table:table-cell>
          <table:table-cell office:value-type="float" office:value="-24.8125">
            <text:p>-24.8125</text:p>
          </table:table-cell>
          <table:table-cell office:value-type="float" office:value="3.9375">
            <text:p>3.9375</text:p>
          </table:table-cell>
        </table:table-row>
        <table:table-row table:style-name="ro1">
          <table:table-cell office:value-type="float" office:value="41.569446">
            <text:p>41.569446</text:p>
          </table:table-cell>
          <table:table-cell office:value-type="float" office:value="-0.245399">
            <text:p>-0.245399</text:p>
          </table:table-cell>
          <table:table-cell office:value-type="float" office:value="6673">
            <text:p>6673</text:p>
          </table:table-cell>
          <table:table-cell office:value-type="float" office:value="50">
            <text:p>50</text:p>
          </table:table-cell>
          <table:table-cell table:style-name="ce8" office:value-type="time" office:time-value="PT08H26M50S">
            <text:p>08:26:50 AM</text:p>
          </table:table-cell>
          <table:table-cell office:value-type="float" office:value="7">
            <text:p>7</text:p>
          </table:table-cell>
          <table:table-cell office:value-type="float" office:value="43633">
            <text:p>43633</text:p>
          </table:table-cell>
          <table:table-cell office:value-type="float" office:value="-25.9375">
            <text:p>-25.9375</text:p>
          </table:table-cell>
          <table:table-cell office:value-type="float" office:value="3.9375">
            <text:p>3.9375</text:p>
          </table:table-cell>
        </table:table-row>
        <table:table-row table:style-name="ro1">
          <table:table-cell office:value-type="float" office:value="41.570636">
            <text:p>41.570636</text:p>
          </table:table-cell>
          <table:table-cell office:value-type="float" office:value="-0.24634">
            <text:p>-0.246340</text:p>
          </table:table-cell>
          <table:table-cell office:value-type="float" office:value="6743">
            <text:p>6743</text:p>
          </table:table-cell>
          <table:table-cell office:value-type="float" office:value="54.5">
            <text:p>54.5</text:p>
          </table:table-cell>
          <table:table-cell table:style-name="ce8" office:value-type="time" office:time-value="PT08H27M00S">
            <text:p>08:27:00 AM</text:p>
          </table:table-cell>
          <table:table-cell office:value-type="float" office:value="8">
            <text:p>8</text:p>
          </table:table-cell>
          <table:table-cell office:value-type="float" office:value="43212">
            <text:p>43212</text:p>
          </table:table-cell>
          <table:table-cell office:value-type="float" office:value="-24.5625">
            <text:p>-24.5625</text:p>
          </table:table-cell>
          <table:table-cell office:value-type="float" office:value="3.8125">
            <text:p>3.8125</text:p>
          </table:table-cell>
        </table:table-row>
        <table:table-row table:style-name="ro1">
          <table:table-cell office:value-type="float" office:value="41.571595">
            <text:p>41.571595</text:p>
          </table:table-cell>
          <table:table-cell office:value-type="float" office:value="-0.247411">
            <text:p>-0.247411</text:p>
          </table:table-cell>
          <table:table-cell office:value-type="float" office:value="6812">
            <text:p>6812</text:p>
          </table:table-cell>
          <table:table-cell office:value-type="float" office:value="53.3">
            <text:p>53.3</text:p>
          </table:table-cell>
          <table:table-cell table:style-name="ce8" office:value-type="time" office:time-value="PT08H27M10S">
            <text:p>08:27:10 AM</text:p>
          </table:table-cell>
          <table:table-cell office:value-type="float" office:value="8">
            <text:p>8</text:p>
          </table:table-cell>
          <table:table-cell office:value-type="float" office:value="42808">
            <text:p>42808</text:p>
          </table:table-cell>
          <table:table-cell office:value-type="float" office:value="-24.375">
            <text:p>-24.3750</text:p>
          </table:table-cell>
          <table:table-cell office:value-type="float" office:value="3.8125">
            <text:p>3.8125</text:p>
          </table:table-cell>
        </table:table-row>
        <table:table-row table:style-name="ro1">
          <table:table-cell office:value-type="float" office:value="41.572448">
            <text:p>41.572448</text:p>
          </table:table-cell>
          <table:table-cell office:value-type="float" office:value="-0.248111">
            <text:p>-0.248111</text:p>
          </table:table-cell>
          <table:table-cell office:value-type="float" office:value="6887">
            <text:p>6887</text:p>
          </table:table-cell>
          <table:table-cell office:value-type="float" office:value="46.7">
            <text:p>46.7</text:p>
          </table:table-cell>
          <table:table-cell table:style-name="ce8" office:value-type="time" office:time-value="PT08H27M20S">
            <text:p>08:27:20 AM</text:p>
          </table:table-cell>
          <table:table-cell office:value-type="float" office:value="8">
            <text:p>8</text:p>
          </table:table-cell>
          <table:table-cell office:value-type="float" office:value="42340">
            <text:p>42340</text:p>
          </table:table-cell>
          <table:table-cell office:value-type="float" office:value="-25.25">
            <text:p>-25.2500</text:p>
          </table:table-cell>
          <table:table-cell office:value-type="float" office:value="3.75">
            <text:p>3.7500</text:p>
          </table:table-cell>
        </table:table-row>
        <table:table-row table:style-name="ro1">
          <table:table-cell office:value-type="float" office:value="41.573197">
            <text:p>41.573197</text:p>
          </table:table-cell>
          <table:table-cell office:value-type="float" office:value="-0.249209">
            <text:p>-0.249209</text:p>
          </table:table-cell>
          <table:table-cell office:value-type="float" office:value="6943">
            <text:p>6943</text:p>
          </table:table-cell>
          <table:table-cell office:value-type="float" office:value="33.2">
            <text:p>33.2</text:p>
          </table:table-cell>
          <table:table-cell table:style-name="ce8" office:value-type="time" office:time-value="PT08H27M30S">
            <text:p>08:27:30 AM</text:p>
          </table:table-cell>
          <table:table-cell office:value-type="float" office:value="8">
            <text:p>8</text:p>
          </table:table-cell>
          <table:table-cell office:value-type="float" office:value="42024">
            <text:p>42024</text:p>
          </table:table-cell>
          <table:table-cell office:value-type="float" office:value="-26.8125">
            <text:p>-26.8125</text:p>
          </table:table-cell>
          <table:table-cell office:value-type="float" office:value="3.6875">
            <text:p>3.6875</text:p>
          </table:table-cell>
        </table:table-row>
        <table:table-row table:style-name="ro1">
          <table:table-cell office:value-type="float" office:value="41.573914">
            <text:p>41.573914</text:p>
          </table:table-cell>
          <table:table-cell office:value-type="float" office:value="-0.250267">
            <text:p>-0.250267</text:p>
          </table:table-cell>
          <table:table-cell office:value-type="float" office:value="7013">
            <text:p>7013</text:p>
          </table:table-cell>
          <table:table-cell office:value-type="float" office:value="29.3">
            <text:p>29.3</text:p>
          </table:table-cell>
          <table:table-cell table:style-name="ce8" office:value-type="time" office:time-value="PT08H27M40S">
            <text:p>08:27:40 AM</text:p>
          </table:table-cell>
          <table:table-cell office:value-type="float" office:value="8">
            <text:p>8</text:p>
          </table:table-cell>
          <table:table-cell office:value-type="float" office:value="41598">
            <text:p>41598</text:p>
          </table:table-cell>
          <table:table-cell office:value-type="float" office:value="-26.125">
            <text:p>-26.1250</text:p>
          </table:table-cell>
          <table:table-cell office:value-type="float" office:value="3.625">
            <text:p>3.6250</text:p>
          </table:table-cell>
        </table:table-row>
        <table:table-row table:style-name="ro1">
          <table:table-cell office:value-type="float" office:value="41.575132">
            <text:p>41.575132</text:p>
          </table:table-cell>
          <table:table-cell office:value-type="float" office:value="-0.251493">
            <text:p>-0.251493</text:p>
          </table:table-cell>
          <table:table-cell office:value-type="float" office:value="7100">
            <text:p>7100</text:p>
          </table:table-cell>
          <table:table-cell office:value-type="float" office:value="38.3">
            <text:p>38.3</text:p>
          </table:table-cell>
          <table:table-cell table:style-name="ce8" office:value-type="time" office:time-value="PT08H27M55S">
            <text:p>08:27:55 AM</text:p>
          </table:table-cell>
          <table:table-cell office:value-type="float" office:value="8">
            <text:p>8</text:p>
          </table:table-cell>
          <table:table-cell office:value-type="float" office:value="41079">
            <text:p>41079</text:p>
          </table:table-cell>
          <table:table-cell office:value-type="float" office:value="-27.5625">
            <text:p>-27.5625</text:p>
          </table:table-cell>
          <table:table-cell office:value-type="float" office:value="3.5625">
            <text:p>3.5625</text:p>
          </table:table-cell>
        </table:table-row>
        <table:table-row table:style-name="ro1">
          <table:table-cell office:value-type="float" office:value="41.575828">
            <text:p>41.575828</text:p>
          </table:table-cell>
          <table:table-cell office:value-type="float" office:value="-0.252148">
            <text:p>-0.252148</text:p>
          </table:table-cell>
          <table:table-cell office:value-type="float" office:value="7162">
            <text:p>7162</text:p>
          </table:table-cell>
          <table:table-cell office:value-type="float" office:value="38.7">
            <text:p>38.7</text:p>
          </table:table-cell>
          <table:table-cell table:style-name="ce8" office:value-type="time" office:time-value="PT08H28M05S">
            <text:p>08:28:05 AM</text:p>
          </table:table-cell>
          <table:table-cell office:value-type="float" office:value="8">
            <text:p>8</text:p>
          </table:table-cell>
          <table:table-cell office:value-type="float" office:value="40715">
            <text:p>40715</text:p>
          </table:table-cell>
          <table:table-cell office:value-type="float" office:value="-27">
            <text:p>-27.0000</text:p>
          </table:table-cell>
          <table:table-cell office:value-type="float" office:value="3.5">
            <text:p>3.5000</text:p>
          </table:table-cell>
        </table:table-row>
        <table:table-row table:style-name="ro1">
          <table:table-cell office:value-type="float" office:value="41.576656">
            <text:p>41.576656</text:p>
          </table:table-cell>
          <table:table-cell office:value-type="float" office:value="-0.252835">
            <text:p>-0.252835</text:p>
          </table:table-cell>
          <table:table-cell office:value-type="float" office:value="7228">
            <text:p>7228</text:p>
          </table:table-cell>
          <table:table-cell office:value-type="float" office:value="39.7">
            <text:p>39.7</text:p>
          </table:table-cell>
          <table:table-cell table:style-name="ce8" office:value-type="time" office:time-value="PT08H28M15S">
            <text:p>08:28:15 AM</text:p>
          </table:table-cell>
          <table:table-cell office:value-type="float" office:value="8">
            <text:p>8</text:p>
          </table:table-cell>
          <table:table-cell office:value-type="float" office:value="40334">
            <text:p>40334</text:p>
          </table:table-cell>
          <table:table-cell office:value-type="float" office:value="-28.625">
            <text:p>-28.6250</text:p>
          </table:table-cell>
          <table:table-cell office:value-type="float" office:value="3.4375">
            <text:p>3.4375</text:p>
          </table:table-cell>
        </table:table-row>
        <table:table-row table:style-name="ro1">
          <table:table-cell office:value-type="float" office:value="41.577539">
            <text:p>41.577539</text:p>
          </table:table-cell>
          <table:table-cell office:value-type="float" office:value="-0.253926">
            <text:p>-0.253926</text:p>
          </table:table-cell>
          <table:table-cell office:value-type="float" office:value="7286">
            <text:p>7286</text:p>
          </table:table-cell>
          <table:table-cell office:value-type="float" office:value="32.9">
            <text:p>32.9</text:p>
          </table:table-cell>
          <table:table-cell table:style-name="ce8" office:value-type="time" office:time-value="PT08H28M25S">
            <text:p>08:28:25 AM</text:p>
          </table:table-cell>
          <table:table-cell office:value-type="float" office:value="8">
            <text:p>8</text:p>
          </table:table-cell>
          <table:table-cell office:value-type="float" office:value="40007">
            <text:p>40007</text:p>
          </table:table-cell>
          <table:table-cell office:value-type="float" office:value="-29.1875">
            <text:p>-29.1875</text:p>
          </table:table-cell>
          <table:table-cell office:value-type="float" office:value="3.375">
            <text:p>3.3750</text:p>
          </table:table-cell>
        </table:table-row>
        <table:table-row table:style-name="ro1">
          <table:table-cell office:value-type="float" office:value="41.578311">
            <text:p>41.578311</text:p>
          </table:table-cell>
          <table:table-cell office:value-type="float" office:value="-0.254546">
            <text:p>-0.254546</text:p>
          </table:table-cell>
          <table:table-cell office:value-type="float" office:value="7345">
            <text:p>7345</text:p>
          </table:table-cell>
          <table:table-cell office:value-type="float" office:value="41">
            <text:p>41</text:p>
          </table:table-cell>
          <table:table-cell table:style-name="ce8" office:value-type="time" office:time-value="PT08H28M35S">
            <text:p>08:28:35 AM</text:p>
          </table:table-cell>
          <table:table-cell office:value-type="float" office:value="8">
            <text:p>8</text:p>
          </table:table-cell>
          <table:table-cell office:value-type="float" office:value="39687">
            <text:p>39687</text:p>
          </table:table-cell>
          <table:table-cell office:value-type="float" office:value="-30.875">
            <text:p>-30.8750</text:p>
          </table:table-cell>
          <table:table-cell office:value-type="float" office:value="3.3125">
            <text:p>3.3125</text:p>
          </table:table-cell>
        </table:table-row>
        <table:table-row table:style-name="ro1">
          <table:table-cell office:value-type="float" office:value="41.578916">
            <text:p>41.578916</text:p>
          </table:table-cell>
          <table:table-cell office:value-type="float" office:value="-0.255492">
            <text:p>-0.255492</text:p>
          </table:table-cell>
          <table:table-cell office:value-type="float" office:value="7410">
            <text:p>7410</text:p>
          </table:table-cell>
          <table:table-cell office:value-type="float" office:value="50.8">
            <text:p>50.8</text:p>
          </table:table-cell>
          <table:table-cell table:style-name="ce8" office:value-type="time" office:time-value="PT08H28M45S">
            <text:p>08:28:45 AM</text:p>
          </table:table-cell>
          <table:table-cell office:value-type="float" office:value="8">
            <text:p>8</text:p>
          </table:table-cell>
          <table:table-cell office:value-type="float" office:value="39309">
            <text:p>39309</text:p>
          </table:table-cell>
          <table:table-cell office:value-type="float" office:value="-30.8125">
            <text:p>-30.8125</text:p>
          </table:table-cell>
          <table:table-cell office:value-type="float" office:value="3.25">
            <text:p>3.2500</text:p>
          </table:table-cell>
        </table:table-row>
        <table:table-row table:style-name="ro1">
          <table:table-cell office:value-type="float" office:value="41.579756">
            <text:p>41.579756</text:p>
          </table:table-cell>
          <table:table-cell office:value-type="float" office:value="-0.256619">
            <text:p>-0.256619</text:p>
          </table:table-cell>
          <table:table-cell office:value-type="float" office:value="7463">
            <text:p>7463</text:p>
          </table:table-cell>
          <table:table-cell office:value-type="float" office:value="45">
            <text:p>45</text:p>
          </table:table-cell>
          <table:table-cell table:style-name="ce8" office:value-type="time" office:time-value="PT08H28M55S">
            <text:p>08:28:55 AM</text:p>
          </table:table-cell>
          <table:table-cell office:value-type="float" office:value="8">
            <text:p>8</text:p>
          </table:table-cell>
          <table:table-cell office:value-type="float" office:value="39016">
            <text:p>39016</text:p>
          </table:table-cell>
          <table:table-cell office:value-type="float" office:value="-30.8125">
            <text:p>-30.8125</text:p>
          </table:table-cell>
          <table:table-cell office:value-type="float" office:value="3.1875">
            <text:p>3.1875</text:p>
          </table:table-cell>
        </table:table-row>
        <table:table-row table:style-name="ro1">
          <table:table-cell office:value-type="float" office:value="41.580422">
            <text:p>41.580422</text:p>
          </table:table-cell>
          <table:table-cell office:value-type="float" office:value="-0.257172">
            <text:p>-0.257172</text:p>
          </table:table-cell>
          <table:table-cell office:value-type="float" office:value="7518">
            <text:p>7518</text:p>
          </table:table-cell>
          <table:table-cell office:value-type="float" office:value="28.1">
            <text:p>28.1</text:p>
          </table:table-cell>
          <table:table-cell table:style-name="ce8" office:value-type="time" office:time-value="PT08H29M05S">
            <text:p>08:29:05 AM</text:p>
          </table:table-cell>
          <table:table-cell office:value-type="float" office:value="8">
            <text:p>8</text:p>
          </table:table-cell>
          <table:table-cell office:value-type="float" office:value="38724">
            <text:p>38724</text:p>
          </table:table-cell>
          <table:table-cell office:value-type="float" office:value="-31.5625">
            <text:p>-31.5625</text:p>
          </table:table-cell>
          <table:table-cell office:value-type="float" office:value="3.0625">
            <text:p>3.0625</text:p>
          </table:table-cell>
        </table:table-row>
        <table:table-row table:style-name="ro1">
          <table:table-cell office:value-type="float" office:value="41.581167">
            <text:p>41.581167</text:p>
          </table:table-cell>
          <table:table-cell office:value-type="float" office:value="-0.258025">
            <text:p>-0.258025</text:p>
          </table:table-cell>
          <table:table-cell office:value-type="float" office:value="7580">
            <text:p>7580</text:p>
          </table:table-cell>
          <table:table-cell office:value-type="float" office:value="31.6">
            <text:p>31.6</text:p>
          </table:table-cell>
          <table:table-cell table:style-name="ce8" office:value-type="time" office:time-value="PT08H29M15S">
            <text:p>08:29:15 AM</text:p>
          </table:table-cell>
          <table:table-cell office:value-type="float" office:value="8">
            <text:p>8</text:p>
          </table:table-cell>
          <table:table-cell office:value-type="float" office:value="38379">
            <text:p>38379</text:p>
          </table:table-cell>
          <table:table-cell office:value-type="float" office:value="-30.375">
            <text:p>-30.3750</text:p>
          </table:table-cell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41.582383">
            <text:p>41.582383</text:p>
          </table:table-cell>
          <table:table-cell office:value-type="float" office:value="-0.258718">
            <text:p>-0.258718</text:p>
          </table:table-cell>
          <table:table-cell office:value-type="float" office:value="7678">
            <text:p>7678</text:p>
          </table:table-cell>
          <table:table-cell office:value-type="float" office:value="47.3">
            <text:p>47.3</text:p>
          </table:table-cell>
          <table:table-cell table:style-name="ce8" office:value-type="time" office:time-value="PT08H29M30S">
            <text:p>08:29:30 AM</text:p>
          </table:table-cell>
          <table:table-cell office:value-type="float" office:value="8">
            <text:p>8</text:p>
          </table:table-cell>
          <table:table-cell office:value-type="float" office:value="37823">
            <text:p>37823</text:p>
          </table:table-cell>
          <table:table-cell office:value-type="float" office:value="-32.4375">
            <text:p>-32.4375</text:p>
          </table:table-cell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41.58326">
            <text:p>41.583260</text:p>
          </table:table-cell>
          <table:table-cell office:value-type="float" office:value="-0.259639">
            <text:p>-0.259639</text:p>
          </table:table-cell>
          <table:table-cell office:value-type="float" office:value="7738">
            <text:p>7738</text:p>
          </table:table-cell>
          <table:table-cell office:value-type="float" office:value="29.5">
            <text:p>29.5</text:p>
          </table:table-cell>
          <table:table-cell table:style-name="ce8" office:value-type="time" office:time-value="PT08H29M40S">
            <text:p>08:29:40 AM</text:p>
          </table:table-cell>
          <table:table-cell office:value-type="float" office:value="8">
            <text:p>8</text:p>
          </table:table-cell>
          <table:table-cell office:value-type="float" office:value="37507">
            <text:p>37507</text:p>
          </table:table-cell>
          <table:table-cell office:value-type="float" office:value="-32.3125">
            <text:p>-32.3125</text:p>
          </table:table-cell>
          <table:table-cell office:value-type="float" office:value="2.875">
            <text:p>2.8750</text:p>
          </table:table-cell>
        </table:table-row>
        <table:table-row table:style-name="ro1">
          <table:table-cell office:value-type="float" office:value="41.584121">
            <text:p>41.584121</text:p>
          </table:table-cell>
          <table:table-cell office:value-type="float" office:value="-0.260125">
            <text:p>-0.260125</text:p>
          </table:table-cell>
          <table:table-cell office:value-type="float" office:value="7799">
            <text:p>7799</text:p>
          </table:table-cell>
          <table:table-cell office:value-type="float" office:value="49.8">
            <text:p>49.8</text:p>
          </table:table-cell>
          <table:table-cell table:style-name="ce8" office:value-type="time" office:time-value="PT08H29M50S">
            <text:p>08:29:50 AM</text:p>
          </table:table-cell>
          <table:table-cell office:value-type="float" office:value="8">
            <text:p>8</text:p>
          </table:table-cell>
          <table:table-cell office:value-type="float" office:value="37184">
            <text:p>37184</text:p>
          </table:table-cell>
          <table:table-cell office:value-type="float" office:value="-33.875">
            <text:p>-33.8750</text:p>
          </table:table-cell>
          <table:table-cell office:value-type="float" office:value="2.8125">
            <text:p>2.8125</text:p>
          </table:table-cell>
        </table:table-row>
        <table:table-row table:style-name="ro1">
          <table:table-cell office:value-type="float" office:value="41.584852">
            <text:p>41.584852</text:p>
          </table:table-cell>
          <table:table-cell office:value-type="float" office:value="-0.260911">
            <text:p>-0.260911</text:p>
          </table:table-cell>
          <table:table-cell office:value-type="float" office:value="7854">
            <text:p>7854</text:p>
          </table:table-cell>
          <table:table-cell office:value-type="float" office:value="29.4">
            <text:p>29.4</text:p>
          </table:table-cell>
          <table:table-cell table:style-name="ce8" office:value-type="time" office:time-value="PT08H30M00S">
            <text:p>08:30:00 AM</text:p>
          </table:table-cell>
          <table:table-cell office:value-type="float" office:value="8">
            <text:p>8</text:p>
          </table:table-cell>
          <table:table-cell office:value-type="float" office:value="36890">
            <text:p>36890</text:p>
          </table:table-cell>
          <table:table-cell office:value-type="float" office:value="-32.375">
            <text:p>-32.3750</text:p>
          </table:table-cell>
          <table:table-cell office:value-type="float" office:value="2.75">
            <text:p>2.7500</text:p>
          </table:table-cell>
        </table:table-row>
        <table:table-row table:style-name="ro1">
          <table:table-cell office:value-type="float" office:value="41.585822">
            <text:p>41.585822</text:p>
          </table:table-cell>
          <table:table-cell office:value-type="float" office:value="-0.261201">
            <text:p>-0.261201</text:p>
          </table:table-cell>
          <table:table-cell office:value-type="float" office:value="7905">
            <text:p>7905</text:p>
          </table:table-cell>
          <table:table-cell office:value-type="float" office:value="43.6">
            <text:p>43.6</text:p>
          </table:table-cell>
          <table:table-cell table:style-name="ce8" office:value-type="time" office:time-value="PT08H30M10S">
            <text:p>08:30:10 AM</text:p>
          </table:table-cell>
          <table:table-cell office:value-type="float" office:value="8">
            <text:p>8</text:p>
          </table:table-cell>
          <table:table-cell office:value-type="float" office:value="36618">
            <text:p>36618</text:p>
          </table:table-cell>
          <table:table-cell office:value-type="float" office:value="-33.875">
            <text:p>-33.8750</text:p>
          </table:table-cell>
          <table:table-cell office:value-type="float" office:value="2.625">
            <text:p>2.6250</text:p>
          </table:table-cell>
        </table:table-row>
        <table:table-row table:style-name="ro1">
          <table:table-cell office:value-type="float" office:value="41.586797">
            <text:p>41.586797</text:p>
          </table:table-cell>
          <table:table-cell office:value-type="float" office:value="-0.261763">
            <text:p>-0.261763</text:p>
          </table:table-cell>
          <table:table-cell office:value-type="float" office:value="7975">
            <text:p>7975</text:p>
          </table:table-cell>
          <table:table-cell office:value-type="float" office:value="41.5">
            <text:p>41.5</text:p>
          </table:table-cell>
          <table:table-cell table:style-name="ce8" office:value-type="time" office:time-value="PT08H30M20S">
            <text:p>08:30:20 AM</text:p>
          </table:table-cell>
          <table:table-cell office:value-type="float" office:value="8">
            <text:p>8</text:p>
          </table:table-cell>
          <table:table-cell office:value-type="float" office:value="36233">
            <text:p>36233</text:p>
          </table:table-cell>
          <table:table-cell office:value-type="float" office:value="-34.1875">
            <text:p>-34.1875</text:p>
          </table:table-cell>
          <table:table-cell office:value-type="float" office:value="2.625">
            <text:p>2.6250</text:p>
          </table:table-cell>
        </table:table-row>
        <table:table-row table:style-name="ro1">
          <table:table-cell office:value-type="float" office:value="41.58772">
            <text:p>41.587720</text:p>
          </table:table-cell>
          <table:table-cell office:value-type="float" office:value="-0.262558">
            <text:p>-0.262558</text:p>
          </table:table-cell>
          <table:table-cell office:value-type="float" office:value="8035">
            <text:p>8035</text:p>
          </table:table-cell>
          <table:table-cell office:value-type="float" office:value="44.6">
            <text:p>44.6</text:p>
          </table:table-cell>
          <table:table-cell table:style-name="ce8" office:value-type="time" office:time-value="PT08H30M30S">
            <text:p>08:30:30 AM</text:p>
          </table:table-cell>
          <table:table-cell office:value-type="float" office:value="8">
            <text:p>8</text:p>
          </table:table-cell>
          <table:table-cell office:value-type="float" office:value="35928">
            <text:p>35928</text:p>
          </table:table-cell>
          <table:table-cell office:value-type="float" office:value="-34.5">
            <text:p>-34.5000</text:p>
          </table:table-cell>
          <table:table-cell office:value-type="float" office:value="2.5625">
            <text:p>2.5625</text:p>
          </table:table-cell>
        </table:table-row>
        <table:table-row table:style-name="ro1">
          <table:table-cell office:value-type="float" office:value="41.58874">
            <text:p>41.588740</text:p>
          </table:table-cell>
          <table:table-cell office:value-type="float" office:value="-0.262767">
            <text:p>-0.262767</text:p>
          </table:table-cell>
          <table:table-cell office:value-type="float" office:value="8083">
            <text:p>8083</text:p>
          </table:table-cell>
          <table:table-cell office:value-type="float" office:value="28.9">
            <text:p>28.9</text:p>
          </table:table-cell>
          <table:table-cell table:style-name="ce8" office:value-type="time" office:time-value="PT08H30M40S">
            <text:p>08:30:40 AM</text:p>
          </table:table-cell>
          <table:table-cell office:value-type="float" office:value="8">
            <text:p>8</text:p>
          </table:table-cell>
          <table:table-cell office:value-type="float" office:value="35676">
            <text:p>35676</text:p>
          </table:table-cell>
          <table:table-cell office:value-type="float" office:value="-35.875">
            <text:p>-35.8750</text:p>
          </table:table-cell>
          <table:table-cell office:value-type="float" office:value="2.4375">
            <text:p>2.4375</text:p>
          </table:table-cell>
        </table:table-row>
        <table:table-row table:style-name="ro1">
          <table:table-cell office:value-type="float" office:value="41.589603">
            <text:p>41.589603</text:p>
          </table:table-cell>
          <table:table-cell office:value-type="float" office:value="-0.263023">
            <text:p>-0.263023</text:p>
          </table:table-cell>
          <table:table-cell office:value-type="float" office:value="8154">
            <text:p>8154</text:p>
          </table:table-cell>
          <table:table-cell office:value-type="float" office:value="37.7">
            <text:p>37.7</text:p>
          </table:table-cell>
          <table:table-cell table:style-name="ce8" office:value-type="time" office:time-value="PT08H30M50S">
            <text:p>08:30:50 AM</text:p>
          </table:table-cell>
          <table:table-cell office:value-type="float" office:value="8">
            <text:p>8</text:p>
          </table:table-cell>
          <table:table-cell office:value-type="float" office:value="35315">
            <text:p>35315</text:p>
          </table:table-cell>
          <table:table-cell office:value-type="float" office:value="-35.3125">
            <text:p>-35.3125</text:p>
          </table:table-cell>
          <table:table-cell office:value-type="float" office:value="2.375">
            <text:p>2.3750</text:p>
          </table:table-cell>
        </table:table-row>
        <table:table-row table:style-name="ro1">
          <table:table-cell office:value-type="float" office:value="41.591235">
            <text:p>41.591235</text:p>
          </table:table-cell>
          <table:table-cell office:value-type="float" office:value="-0.263773">
            <text:p>-0.263773</text:p>
          </table:table-cell>
          <table:table-cell office:value-type="float" office:value="8243">
            <text:p>8243</text:p>
          </table:table-cell>
          <table:table-cell office:value-type="float" office:value="45.8">
            <text:p>45.8</text:p>
          </table:table-cell>
          <table:table-cell table:style-name="ce8" office:value-type="time" office:time-value="PT08H31M05S">
            <text:p>08:31:05 AM</text:p>
          </table:table-cell>
          <table:table-cell office:value-type="float" office:value="8">
            <text:p>8</text:p>
          </table:table-cell>
          <table:table-cell office:value-type="float" office:value="34847">
            <text:p>34847</text:p>
          </table:table-cell>
          <table:table-cell office:value-type="float" office:value="-35">
            <text:p>-35.0000</text:p>
          </table:table-cell>
          <table:table-cell office:value-type="float" office:value="2.3125">
            <text:p>2.3125</text:p>
          </table:table-cell>
        </table:table-row>
        <table:table-row table:style-name="ro1">
          <table:table-cell office:value-type="float" office:value="41.591728">
            <text:p>41.591728</text:p>
          </table:table-cell>
          <table:table-cell office:value-type="float" office:value="-0.263857">
            <text:p>-0.263857</text:p>
          </table:table-cell>
          <table:table-cell office:value-type="float" office:value="8277">
            <text:p>8277</text:p>
          </table:table-cell>
          <table:table-cell office:value-type="float" office:value="34.6">
            <text:p>34.6</text:p>
          </table:table-cell>
          <table:table-cell table:style-name="ce8" office:value-type="time" office:time-value="PT08H31M10S">
            <text:p>08:31:10 AM</text:p>
          </table:table-cell>
          <table:table-cell office:value-type="float" office:value="8">
            <text:p>8</text:p>
          </table:table-cell>
          <table:table-cell office:value-type="float" office:value="34671">
            <text:p>34671</text:p>
          </table:table-cell>
          <table:table-cell office:value-type="float" office:value="-36.3125">
            <text:p>-36.3125</text:p>
          </table:table-cell>
          <table:table-cell office:value-type="float" office:value="2.1875">
            <text:p>2.1875</text:p>
          </table:table-cell>
        </table:table-row>
        <table:table-row table:style-name="ro1">
          <table:table-cell office:value-type="float" office:value="41.593479">
            <text:p>41.593479</text:p>
          </table:table-cell>
          <table:table-cell office:value-type="float" office:value="-0.263895">
            <text:p>-0.263895</text:p>
          </table:table-cell>
          <table:table-cell office:value-type="float" office:value="8353">
            <text:p>8353</text:p>
          </table:table-cell>
          <table:table-cell office:value-type="float" office:value="52.7">
            <text:p>52.7</text:p>
          </table:table-cell>
          <table:table-cell table:style-name="ce8" office:value-type="time" office:time-value="PT08H31M25S">
            <text:p>08:31:25 AM</text:p>
          </table:table-cell>
          <table:table-cell office:value-type="float" office:value="10">
            <text:p>10</text:p>
          </table:table-cell>
          <table:table-cell office:value-type="float" office:value="34281">
            <text:p>34281</text:p>
          </table:table-cell>
          <table:table-cell office:value-type="float" office:value="-37.25">
            <text:p>-37.2500</text:p>
          </table:table-cell>
          <table:table-cell office:value-type="float" office:value="2.0625">
            <text:p>2.0625</text:p>
          </table:table-cell>
        </table:table-row>
        <table:table-row table:style-name="ro1">
          <table:table-cell office:value-type="float" office:value="41.594316">
            <text:p>41.594316</text:p>
          </table:table-cell>
          <table:table-cell office:value-type="float" office:value="-0.264319">
            <text:p>-0.264319</text:p>
          </table:table-cell>
          <table:table-cell office:value-type="float" office:value="8413">
            <text:p>8413</text:p>
          </table:table-cell>
          <table:table-cell office:value-type="float" office:value="22.6">
            <text:p>22.6</text:p>
          </table:table-cell>
          <table:table-cell table:style-name="ce8" office:value-type="time" office:time-value="PT08H31M35S">
            <text:p>08:31:35 AM</text:p>
          </table:table-cell>
          <table:table-cell office:value-type="float" office:value="10">
            <text:p>10</text:p>
          </table:table-cell>
          <table:table-cell office:value-type="float" office:value="33988">
            <text:p>33988</text:p>
          </table:table-cell>
          <table:table-cell office:value-type="float" office:value="-38.25">
            <text:p>-38.2500</text:p>
          </table:table-cell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41.595043">
            <text:p>41.595043</text:p>
          </table:table-cell>
          <table:table-cell office:value-type="float" office:value="-0.264832">
            <text:p>-0.264832</text:p>
          </table:table-cell>
          <table:table-cell office:value-type="float" office:value="8470">
            <text:p>8470</text:p>
          </table:table-cell>
          <table:table-cell office:value-type="float" office:value="39.2">
            <text:p>39.2</text:p>
          </table:table-cell>
          <table:table-cell table:style-name="ce8" office:value-type="time" office:time-value="PT08H31M45S">
            <text:p>08:31:45 AM</text:p>
          </table:table-cell>
          <table:table-cell office:value-type="float" office:value="10">
            <text:p>10</text:p>
          </table:table-cell>
          <table:table-cell office:value-type="float" office:value="33698">
            <text:p>33698</text:p>
          </table:table-cell>
          <table:table-cell office:value-type="float" office:value="-38.375">
            <text:p>-38.3750</text:p>
          </table:table-cell>
          <table:table-cell office:value-type="float" office:value="1.875">
            <text:p>1.8750</text:p>
          </table:table-cell>
        </table:table-row>
        <table:table-row table:style-name="ro1">
          <table:table-cell office:value-type="float" office:value="41.598045">
            <text:p>41.598045</text:p>
          </table:table-cell>
          <table:table-cell office:value-type="float" office:value="-0.265827">
            <text:p>-0.265827</text:p>
          </table:table-cell>
          <table:table-cell office:value-type="float" office:value="8619">
            <text:p>8619</text:p>
          </table:table-cell>
          <table:table-cell office:value-type="float" office:value="49.5">
            <text:p>49.5</text:p>
          </table:table-cell>
          <table:table-cell table:style-name="ce8" office:value-type="time" office:time-value="PT08H32M15S">
            <text:p>08:32:15 AM</text:p>
          </table:table-cell>
          <table:table-cell office:value-type="float" office:value="11">
            <text:p>11</text:p>
          </table:table-cell>
          <table:table-cell office:value-type="float" office:value="32967">
            <text:p>32967</text:p>
          </table:table-cell>
          <table:table-cell office:value-type="float" office:value="-37.125">
            <text:p>-37.1250</text:p>
          </table:table-cell>
          <table:table-cell office:value-type="float" office:value="1.6875">
            <text:p>1.6875</text:p>
          </table:table-cell>
        </table:table-row>
        <table:table-row table:style-name="ro1">
          <table:table-cell office:value-type="float" office:value="41.59891">
            <text:p>41.598910</text:p>
          </table:table-cell>
          <table:table-cell office:value-type="float" office:value="-0.266392">
            <text:p>-0.266392</text:p>
          </table:table-cell>
          <table:table-cell office:value-type="float" office:value="8667">
            <text:p>8667</text:p>
          </table:table-cell>
          <table:table-cell office:value-type="float" office:value="35.4">
            <text:p>35.4</text:p>
          </table:table-cell>
          <table:table-cell table:style-name="ce8" office:value-type="time" office:time-value="PT08H32M25S">
            <text:p>08:32:25 AM</text:p>
          </table:table-cell>
          <table:table-cell office:value-type="float" office:value="11">
            <text:p>11</text:p>
          </table:table-cell>
          <table:table-cell office:value-type="float" office:value="32730">
            <text:p>32730</text:p>
          </table:table-cell>
          <table:table-cell office:value-type="float" office:value="-38.3125">
            <text:p>-38.3125</text:p>
          </table:table-cell>
          <table:table-cell office:value-type="float" office:value="1.5625">
            <text:p>1.5625</text:p>
          </table:table-cell>
        </table:table-row>
        <table:table-row table:style-name="ro1">
          <table:table-cell office:value-type="float" office:value="41.600141">
            <text:p>41.600141</text:p>
          </table:table-cell>
          <table:table-cell office:value-type="float" office:value="-0.26666">
            <text:p>-0.266660</text:p>
          </table:table-cell>
          <table:table-cell office:value-type="float" office:value="8729">
            <text:p>8729</text:p>
          </table:table-cell>
          <table:table-cell office:value-type="float" office:value="58">
            <text:p>58</text:p>
          </table:table-cell>
          <table:table-cell table:style-name="ce8" office:value-type="time" office:time-value="PT08H32M35S">
            <text:p>08:32:35 AM</text:p>
          </table:table-cell>
          <table:table-cell office:value-type="float" office:value="11">
            <text:p>11</text:p>
          </table:table-cell>
          <table:table-cell office:value-type="float" office:value="32435">
            <text:p>32435</text:p>
          </table:table-cell>
          <table:table-cell office:value-type="float" office:value="-38.0625">
            <text:p>-38.0625</text:p>
          </table:table-cell>
          <table:table-cell office:value-type="float" office:value="1.5">
            <text:p>1.5000</text:p>
          </table:table-cell>
        </table:table-row>
        <table:table-row table:style-name="ro1">
          <table:table-cell office:value-type="float" office:value="41.601382">
            <text:p>41.601382</text:p>
          </table:table-cell>
          <table:table-cell office:value-type="float" office:value="-0.267261">
            <text:p>-0.267261</text:p>
          </table:table-cell>
          <table:table-cell office:value-type="float" office:value="8784">
            <text:p>8784</text:p>
          </table:table-cell>
          <table:table-cell office:value-type="float" office:value="37.8">
            <text:p>37.8</text:p>
          </table:table-cell>
          <table:table-cell table:style-name="ce8" office:value-type="time" office:time-value="PT08H32M45S">
            <text:p>08:32:45 AM</text:p>
          </table:table-cell>
          <table:table-cell office:value-type="float" office:value="11">
            <text:p>11</text:p>
          </table:table-cell>
          <table:table-cell office:value-type="float" office:value="32168">
            <text:p>32168</text:p>
          </table:table-cell>
          <table:table-cell office:value-type="float" office:value="-39.6875">
            <text:p>-39.6875</text:p>
          </table:table-cell>
          <table:table-cell office:value-type="float" office:value="1.375">
            <text:p>1.3750</text:p>
          </table:table-cell>
        </table:table-row>
        <table:table-row table:style-name="ro1">
          <table:table-cell office:value-type="float" office:value="41.602408">
            <text:p>41.602408</text:p>
          </table:table-cell>
          <table:table-cell office:value-type="float" office:value="-0.267266">
            <text:p>-0.267266</text:p>
          </table:table-cell>
          <table:table-cell office:value-type="float" office:value="8843">
            <text:p>8843</text:p>
          </table:table-cell>
          <table:table-cell office:value-type="float" office:value="43.9">
            <text:p>43.9</text:p>
          </table:table-cell>
          <table:table-cell table:style-name="ce8" office:value-type="time" office:time-value="PT08H32M55S">
            <text:p>08:32:55 AM</text:p>
          </table:table-cell>
          <table:table-cell office:value-type="float" office:value="11">
            <text:p>11</text:p>
          </table:table-cell>
          <table:table-cell office:value-type="float" office:value="31888">
            <text:p>31888</text:p>
          </table:table-cell>
          <table:table-cell office:value-type="float" office:value="-39.0625">
            <text:p>-39.0625</text:p>
          </table:table-cell>
          <table:table-cell office:value-type="float" office:value="1.3125">
            <text:p>1.3125</text:p>
          </table:table-cell>
        </table:table-row>
        <table:table-row table:style-name="ro1">
          <table:table-cell office:value-type="float" office:value="41.604339">
            <text:p>41.604339</text:p>
          </table:table-cell>
          <table:table-cell office:value-type="float" office:value="-0.267369">
            <text:p>-0.267369</text:p>
          </table:table-cell>
          <table:table-cell office:value-type="float" office:value="8940">
            <text:p>8940</text:p>
          </table:table-cell>
          <table:table-cell office:value-type="float" office:value="51.7">
            <text:p>51.7</text:p>
          </table:table-cell>
          <table:table-cell table:style-name="ce8" office:value-type="time" office:time-value="PT08H33M10S">
            <text:p>08:33:10 AM</text:p>
          </table:table-cell>
          <table:table-cell office:value-type="float" office:value="11">
            <text:p>11</text:p>
          </table:table-cell>
          <table:table-cell office:value-type="float" office:value="31414">
            <text:p>31414</text:p>
          </table:table-cell>
          <table:table-cell office:value-type="float" office:value="-42.6875">
            <text:p>-42.6875</text:p>
          </table:table-cell>
          <table:table-cell office:value-type="float" office:value="1.1875">
            <text:p>1.1875</text:p>
          </table:table-cell>
        </table:table-row>
        <table:table-row table:style-name="ro1">
          <table:table-cell office:value-type="float" office:value="41.605679">
            <text:p>41.605679</text:p>
          </table:table-cell>
          <table:table-cell office:value-type="float" office:value="-0.267719">
            <text:p>-0.267719</text:p>
          </table:table-cell>
          <table:table-cell office:value-type="float" office:value="8983">
            <text:p>8983</text:p>
          </table:table-cell>
          <table:table-cell office:value-type="float" office:value="44.4">
            <text:p>44.4</text:p>
          </table:table-cell>
          <table:table-cell table:style-name="ce8" office:value-type="time" office:time-value="PT08H33M20S">
            <text:p>08:33:20 AM</text:p>
          </table:table-cell>
          <table:table-cell office:value-type="float" office:value="11">
            <text:p>11</text:p>
          </table:table-cell>
          <table:table-cell office:value-type="float" office:value="31218">
            <text:p>31218</text:p>
          </table:table-cell>
          <table:table-cell office:value-type="float" office:value="-43.875">
            <text:p>-43.8750</text:p>
          </table:table-cell>
          <table:table-cell office:value-type="float" office:value="1.125">
            <text:p>1.1250</text:p>
          </table:table-cell>
        </table:table-row>
        <table:table-row table:style-name="ro1">
          <table:table-cell office:value-type="float" office:value="41.606794">
            <text:p>41.606794</text:p>
          </table:table-cell>
          <table:table-cell office:value-type="float" office:value="-0.267646">
            <text:p>-0.267646</text:p>
          </table:table-cell>
          <table:table-cell office:value-type="float" office:value="9048">
            <text:p>9048</text:p>
          </table:table-cell>
          <table:table-cell office:value-type="float" office:value="56.3">
            <text:p>56.3</text:p>
          </table:table-cell>
          <table:table-cell table:style-name="ce8" office:value-type="time" office:time-value="PT08H33M30S">
            <text:p>08:33:30 AM</text:p>
          </table:table-cell>
          <table:table-cell office:value-type="float" office:value="11">
            <text:p>11</text:p>
          </table:table-cell>
          <table:table-cell office:value-type="float" office:value="30915">
            <text:p>30915</text:p>
          </table:table-cell>
          <table:table-cell office:value-type="float" office:value="-43.8125">
            <text:p>-43.8125</text:p>
          </table:table-cell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41.608152">
            <text:p>41.608152</text:p>
          </table:table-cell>
          <table:table-cell office:value-type="float" office:value="-0.267825">
            <text:p>-0.267825</text:p>
          </table:table-cell>
          <table:table-cell office:value-type="float" office:value="9094">
            <text:p>9094</text:p>
          </table:table-cell>
          <table:table-cell office:value-type="float" office:value="48.7">
            <text:p>48.7</text:p>
          </table:table-cell>
          <table:table-cell table:style-name="ce8" office:value-type="time" office:time-value="PT08H33M40S">
            <text:p>08:33:40 AM</text:p>
          </table:table-cell>
          <table:table-cell office:value-type="float" office:value="11">
            <text:p>11</text:p>
          </table:table-cell>
          <table:table-cell office:value-type="float" office:value="30711">
            <text:p>30711</text:p>
          </table:table-cell>
          <table:table-cell office:value-type="float" office:value="-44.25">
            <text:p>-44.2500</text:p>
          </table:table-cell>
          <table:table-cell office:value-type="float" office:value="0.875">
            <text:p>0.8750</text:p>
          </table:table-cell>
        </table:table-row>
        <table:table-row table:style-name="ro1">
          <table:table-cell office:value-type="float" office:value="41.609012">
            <text:p>41.609012</text:p>
          </table:table-cell>
          <table:table-cell office:value-type="float" office:value="-0.268026">
            <text:p>-0.268026</text:p>
          </table:table-cell>
          <table:table-cell office:value-type="float" office:value="9148">
            <text:p>9148</text:p>
          </table:table-cell>
          <table:table-cell office:value-type="float" office:value="39.5">
            <text:p>39.5</text:p>
          </table:table-cell>
          <table:table-cell table:style-name="ce8" office:value-type="time" office:time-value="PT08H33M50S">
            <text:p>08:33:50 AM</text:p>
          </table:table-cell>
          <table:table-cell office:value-type="float" office:value="11">
            <text:p>11</text:p>
          </table:table-cell>
          <table:table-cell office:value-type="float" office:value="30461">
            <text:p>30461</text:p>
          </table:table-cell>
          <table:table-cell office:value-type="float" office:value="-44.0625">
            <text:p>-44.0625</text:p>
          </table:table-cell>
          <table:table-cell office:value-type="float" office:value="0.8125">
            <text:p>0.8125</text:p>
          </table:table-cell>
        </table:table-row>
        <table:table-row table:style-name="ro1">
          <table:table-cell office:value-type="float" office:value="41.611017">
            <text:p>41.611017</text:p>
          </table:table-cell>
          <table:table-cell office:value-type="float" office:value="-0.268502">
            <text:p>-0.268502</text:p>
          </table:table-cell>
          <table:table-cell office:value-type="float" office:value="9257">
            <text:p>9257</text:p>
          </table:table-cell>
          <table:table-cell office:value-type="float" office:value="40">
            <text:p>40</text:p>
          </table:table-cell>
          <table:table-cell table:style-name="ce8" office:value-type="time" office:time-value="PT08H34M10S">
            <text:p>08:34:10 AM</text:p>
          </table:table-cell>
          <table:table-cell office:value-type="float" office:value="11">
            <text:p>11</text:p>
          </table:table-cell>
          <table:table-cell office:value-type="float" office:value="29953">
            <text:p>29953</text:p>
          </table:table-cell>
          <table:table-cell office:value-type="float" office:value="-45.9375">
            <text:p>-45.9375</text:p>
          </table:table-cell>
          <table:table-cell office:value-type="float" office:value="0.625">
            <text:p>0.6250</text:p>
          </table:table-cell>
        </table:table-row>
        <table:table-row table:style-name="ro1">
          <table:table-cell office:value-type="float" office:value="41.612204">
            <text:p>41.612204</text:p>
          </table:table-cell>
          <table:table-cell office:value-type="float" office:value="-0.268745">
            <text:p>-0.268745</text:p>
          </table:table-cell>
          <table:table-cell office:value-type="float" office:value="9308">
            <text:p>9308</text:p>
          </table:table-cell>
          <table:table-cell office:value-type="float" office:value="43.2">
            <text:p>43.2</text:p>
          </table:table-cell>
          <table:table-cell table:style-name="ce8" office:value-type="time" office:time-value="PT08H34M20S">
            <text:p>08:34:20 AM</text:p>
          </table:table-cell>
          <table:table-cell office:value-type="float" office:value="11">
            <text:p>11</text:p>
          </table:table-cell>
          <table:table-cell office:value-type="float" office:value="29715">
            <text:p>29715</text:p>
          </table:table-cell>
          <table:table-cell office:value-type="float" office:value="-44.1875">
            <text:p>-44.1875</text:p>
          </table:table-cell>
          <table:table-cell office:value-type="float" office:value="0.5">
            <text:p>0.5000</text:p>
          </table:table-cell>
        </table:table-row>
        <table:table-row table:style-name="ro1">
          <table:table-cell office:value-type="float" office:value="41.613053">
            <text:p>41.613053</text:p>
          </table:table-cell>
          <table:table-cell office:value-type="float" office:value="-0.269066">
            <text:p>-0.269066</text:p>
          </table:table-cell>
          <table:table-cell office:value-type="float" office:value="9358">
            <text:p>9358</text:p>
          </table:table-cell>
          <table:table-cell office:value-type="float" office:value="45.6">
            <text:p>45.6</text:p>
          </table:table-cell>
          <table:table-cell table:style-name="ce8" office:value-type="time" office:time-value="PT08H34M30S">
            <text:p>08:34:30 AM</text:p>
          </table:table-cell>
          <table:table-cell office:value-type="float" office:value="11">
            <text:p>11</text:p>
          </table:table-cell>
          <table:table-cell office:value-type="float" office:value="29348">
            <text:p>29348</text:p>
          </table:table-cell>
          <table:table-cell office:value-type="float" office:value="-44.875">
            <text:p>-44.8750</text:p>
          </table:table-cell>
          <table:table-cell office:value-type="float" office:value="0.375">
            <text:p>0.3750</text:p>
          </table:table-cell>
        </table:table-row>
        <table:table-row table:style-name="ro1">
          <table:table-cell office:value-type="float" office:value="41.614235">
            <text:p>41.614235</text:p>
          </table:table-cell>
          <table:table-cell office:value-type="float" office:value="-0.269609">
            <text:p>-0.269609</text:p>
          </table:table-cell>
          <table:table-cell office:value-type="float" office:value="9402">
            <text:p>9402</text:p>
          </table:table-cell>
          <table:table-cell office:value-type="float" office:value="52.7">
            <text:p>52.7</text:p>
          </table:table-cell>
          <table:table-cell table:style-name="ce8" office:value-type="time" office:time-value="PT08H34M40S">
            <text:p>08:34:40 AM</text:p>
          </table:table-cell>
          <table:table-cell office:value-type="float" office:value="11">
            <text:p>11</text:p>
          </table:table-cell>
          <table:table-cell office:value-type="float" office:value="29300">
            <text:p>29300</text:p>
          </table:table-cell>
          <table:table-cell office:value-type="float" office:value="-45.6875">
            <text:p>-45.6875</text:p>
          </table:table-cell>
          <table:table-cell office:value-type="float" office:value="0.375">
            <text:p>0.3750</text:p>
          </table:table-cell>
        </table:table-row>
        <table:table-row table:style-name="ro1">
          <table:table-cell office:value-type="float" office:value="41.615689">
            <text:p>41.615689</text:p>
          </table:table-cell>
          <table:table-cell office:value-type="float" office:value="-0.270688">
            <text:p>-0.270688</text:p>
          </table:table-cell>
          <table:table-cell office:value-type="float" office:value="9468">
            <text:p>9468</text:p>
          </table:table-cell>
          <table:table-cell office:value-type="float" office:value="34.5">
            <text:p>34.5</text:p>
          </table:table-cell>
          <table:table-cell table:style-name="ce8" office:value-type="time" office:time-value="PT08H34M55S">
            <text:p>08:34:55 AM</text:p>
          </table:table-cell>
          <table:table-cell office:value-type="float" office:value="11">
            <text:p>11</text:p>
          </table:table-cell>
          <table:table-cell office:value-type="float" office:value="29006">
            <text:p>29006</text:p>
          </table:table-cell>
          <table:table-cell office:value-type="float" office:value="-46.375">
            <text:p>-46.3750</text:p>
          </table:table-cell>
          <table:table-cell office:value-type="float" office:value="0.1875">
            <text:p>0.1875</text:p>
          </table:table-cell>
        </table:table-row>
        <table:table-row table:style-name="ro1">
          <table:table-cell office:value-type="float" office:value="41.616486">
            <text:p>41.616486</text:p>
          </table:table-cell>
          <table:table-cell office:value-type="float" office:value="-0.271014">
            <text:p>-0.271014</text:p>
          </table:table-cell>
          <table:table-cell office:value-type="float" office:value="9517">
            <text:p>9517</text:p>
          </table:table-cell>
          <table:table-cell office:value-type="float" office:value="35.9">
            <text:p>35.9</text:p>
          </table:table-cell>
          <table:table-cell table:style-name="ce8" office:value-type="time" office:time-value="PT08H35M05S">
            <text:p>08:35:05 AM</text:p>
          </table:table-cell>
          <table:table-cell office:value-type="float" office:value="11">
            <text:p>11</text:p>
          </table:table-cell>
          <table:table-cell office:value-type="float" office:value="28786">
            <text:p>28786</text:p>
          </table:table-cell>
          <table:table-cell office:value-type="float" office:value="-46.9375">
            <text:p>-46.9375</text:p>
          </table:table-cell>
          <table:table-cell office:value-type="float" office:value="0.125">
            <text:p>0.1250</text:p>
          </table:table-cell>
        </table:table-row>
        <table:table-row table:style-name="ro1">
          <table:table-cell office:value-type="float" office:value="41.617675">
            <text:p>41.617675</text:p>
          </table:table-cell>
          <table:table-cell office:value-type="float" office:value="-0.271602">
            <text:p>-0.271602</text:p>
          </table:table-cell>
          <table:table-cell office:value-type="float" office:value="9571">
            <text:p>9571</text:p>
          </table:table-cell>
          <table:table-cell office:value-type="float" office:value="51.2">
            <text:p>51.2</text:p>
          </table:table-cell>
          <table:table-cell table:style-name="ce8" office:value-type="time" office:time-value="PT08H35M15S">
            <text:p>08:35:15 AM</text:p>
          </table:table-cell>
          <table:table-cell office:value-type="float" office:value="11">
            <text:p>11</text:p>
          </table:table-cell>
          <table:table-cell office:value-type="float" office:value="28543">
            <text:p>28543</text:p>
          </table:table-cell>
          <table:table-cell office:value-type="float" office:value="-46.9375">
            <text:p>-46.9375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41.618499">
            <text:p>41.618499</text:p>
          </table:table-cell>
          <table:table-cell office:value-type="float" office:value="-0.272162">
            <text:p>-0.272162</text:p>
          </table:table-cell>
          <table:table-cell office:value-type="float" office:value="9634">
            <text:p>9634</text:p>
          </table:table-cell>
          <table:table-cell office:value-type="float" office:value="38.3">
            <text:p>38.3</text:p>
          </table:table-cell>
          <table:table-cell table:style-name="ce8" office:value-type="time" office:time-value="PT08H35M25S">
            <text:p>08:35:25 AM</text:p>
          </table:table-cell>
          <table:table-cell office:value-type="float" office:value="11">
            <text:p>11</text:p>
          </table:table-cell>
          <table:table-cell office:value-type="float" office:value="28265">
            <text:p>28265</text:p>
          </table:table-cell>
          <table:table-cell office:value-type="float" office:value="-45.8125">
            <text:p>-45.8125</text:p>
          </table:table-cell>
          <table:table-cell office:value-type="float" office:value="-1.9375">
            <text:p>-1.9375</text:p>
          </table:table-cell>
        </table:table-row>
        <table:table-row table:style-name="ro1">
          <table:table-cell office:value-type="float" office:value="41.619515">
            <text:p>41.619515</text:p>
          </table:table-cell>
          <table:table-cell office:value-type="float" office:value="-0.27254">
            <text:p>-0.272540</text:p>
          </table:table-cell>
          <table:table-cell office:value-type="float" office:value="9699">
            <text:p>9699</text:p>
          </table:table-cell>
          <table:table-cell office:value-type="float" office:value="45.7">
            <text:p>45.7</text:p>
          </table:table-cell>
          <table:table-cell table:style-name="ce8" office:value-type="time" office:time-value="PT08H35M35S">
            <text:p>08:35:35 AM</text:p>
          </table:table-cell>
          <table:table-cell office:value-type="float" office:value="11">
            <text:p>11</text:p>
          </table:table-cell>
          <table:table-cell office:value-type="float" office:value="28001">
            <text:p>28001</text:p>
          </table:table-cell>
          <table:table-cell office:value-type="float" office:value="-47.1875">
            <text:p>-47.1875</text:p>
          </table:table-cell>
          <table:table-cell office:value-type="float" office:value="-1.875">
            <text:p>-1.8750</text:p>
          </table:table-cell>
        </table:table-row>
        <table:table-row table:style-name="ro1">
          <table:table-cell office:value-type="float" office:value="41.620485">
            <text:p>41.620485</text:p>
          </table:table-cell>
          <table:table-cell office:value-type="float" office:value="-0.273271">
            <text:p>-0.273271</text:p>
          </table:table-cell>
          <table:table-cell office:value-type="float" office:value="9772">
            <text:p>9772</text:p>
          </table:table-cell>
          <table:table-cell office:value-type="float" office:value="34.2">
            <text:p>34.2</text:p>
          </table:table-cell>
          <table:table-cell table:style-name="ce8" office:value-type="time" office:time-value="PT08H35M45S">
            <text:p>08:35:45 AM</text:p>
          </table:table-cell>
          <table:table-cell office:value-type="float" office:value="11">
            <text:p>11</text:p>
          </table:table-cell>
          <table:table-cell office:value-type="float" office:value="27685">
            <text:p>27685</text:p>
          </table:table-cell>
          <table:table-cell office:value-type="float" office:value="-48.5">
            <text:p>-48.5000</text:p>
          </table:table-cell>
          <table:table-cell office:value-type="float" office:value="-1.75">
            <text:p>-1.7500</text:p>
          </table:table-cell>
        </table:table-row>
        <table:table-row table:style-name="ro1">
          <table:table-cell office:value-type="float" office:value="41.621122">
            <text:p>41.621122</text:p>
          </table:table-cell>
          <table:table-cell office:value-type="float" office:value="-0.273983">
            <text:p>-0.273983</text:p>
          </table:table-cell>
          <table:table-cell office:value-type="float" office:value="9814">
            <text:p>9814</text:p>
          </table:table-cell>
          <table:table-cell office:value-type="float" office:value="35.6">
            <text:p>35.6</text:p>
          </table:table-cell>
          <table:table-cell table:style-name="ce8" office:value-type="time" office:time-value="PT08H35M55S">
            <text:p>08:35:55 AM</text:p>
          </table:table-cell>
          <table:table-cell office:value-type="float" office:value="11">
            <text:p>11</text:p>
          </table:table-cell>
          <table:table-cell office:value-type="float" office:value="27501">
            <text:p>27501</text:p>
          </table:table-cell>
          <table:table-cell office:value-type="float" office:value="-48.8125">
            <text:p>-48.8125</text:p>
          </table:table-cell>
          <table:table-cell office:value-type="float" office:value="-1.625">
            <text:p>-1.6250</text:p>
          </table:table-cell>
        </table:table-row>
        <table:table-row table:style-name="ro1">
          <table:table-cell office:value-type="float" office:value="41.623418">
            <text:p>41.623418</text:p>
          </table:table-cell>
          <table:table-cell office:value-type="float" office:value="-0.276402">
            <text:p>-0.276402</text:p>
          </table:table-cell>
          <table:table-cell office:value-type="float" office:value="9967">
            <text:p>9967</text:p>
          </table:table-cell>
          <table:table-cell office:value-type="float" office:value="34.8">
            <text:p>34.8</text:p>
          </table:table-cell>
          <table:table-cell table:style-name="ce8" office:value-type="time" office:time-value="PT08H36M20S">
            <text:p>08:36:20 AM</text:p>
          </table:table-cell>
          <table:table-cell office:value-type="float" office:value="11">
            <text:p>11</text:p>
          </table:table-cell>
          <table:table-cell office:value-type="float" office:value="26847">
            <text:p>26847</text:p>
          </table:table-cell>
          <table:table-cell office:value-type="float" office:value="-47.375">
            <text:p>-47.3750</text:p>
          </table:table-cell>
          <table:table-cell office:value-type="float" office:value="-1.3125">
            <text:p>-1.3125</text:p>
          </table:table-cell>
        </table:table-row>
        <table:table-row table:style-name="ro1">
          <table:table-cell office:value-type="float" office:value="41.62444">
            <text:p>41.624440</text:p>
          </table:table-cell>
          <table:table-cell office:value-type="float" office:value="-0.277189">
            <text:p>-0.277189</text:p>
          </table:table-cell>
          <table:table-cell office:value-type="float" office:value="10008">
            <text:p>10008</text:p>
          </table:table-cell>
          <table:table-cell office:value-type="float" office:value="50">
            <text:p>50</text:p>
          </table:table-cell>
          <table:table-cell table:style-name="ce8" office:value-type="time" office:time-value="PT08H36M30S">
            <text:p>08:36:30 AM</text:p>
          </table:table-cell>
          <table:table-cell office:value-type="float" office:value="11">
            <text:p>11</text:p>
          </table:table-cell>
          <table:table-cell office:value-type="float" office:value="26680">
            <text:p>26680</text:p>
          </table:table-cell>
          <table:table-cell office:value-type="float" office:value="-48.0625">
            <text:p>-48.0625</text:p>
          </table:table-cell>
          <table:table-cell office:value-type="float" office:value="-1.3125">
            <text:p>-1.3125</text:p>
          </table:table-cell>
        </table:table-row>
        <table:table-row table:style-name="ro1">
          <table:table-cell office:value-type="float" office:value="41.62528">
            <text:p>41.625280</text:p>
          </table:table-cell>
          <table:table-cell office:value-type="float" office:value="-0.278355">
            <text:p>-0.278355</text:p>
          </table:table-cell>
          <table:table-cell office:value-type="float" office:value="10054">
            <text:p>10054</text:p>
          </table:table-cell>
          <table:table-cell office:value-type="float" office:value="42.5">
            <text:p>42.5</text:p>
          </table:table-cell>
          <table:table-cell table:style-name="ce8" office:value-type="time" office:time-value="PT08H36M40S">
            <text:p>08:36:40 AM</text:p>
          </table:table-cell>
          <table:table-cell office:value-type="float" office:value="11">
            <text:p>11</text:p>
          </table:table-cell>
          <table:table-cell office:value-type="float" office:value="26480">
            <text:p>26480</text:p>
          </table:table-cell>
          <table:table-cell office:value-type="float" office:value="-49.4375">
            <text:p>-49.4375</text:p>
          </table:table-cell>
          <table:table-cell office:value-type="float" office:value="-1.125">
            <text:p>-1.1250</text:p>
          </table:table-cell>
        </table:table-row>
        <table:table-row table:style-name="ro1">
          <table:table-cell office:value-type="float" office:value="41.626317">
            <text:p>41.626317</text:p>
          </table:table-cell>
          <table:table-cell office:value-type="float" office:value="-0.279183">
            <text:p>-0.279183</text:p>
          </table:table-cell>
          <table:table-cell office:value-type="float" office:value="10114">
            <text:p>10114</text:p>
          </table:table-cell>
          <table:table-cell office:value-type="float" office:value="55.4">
            <text:p>55.4</text:p>
          </table:table-cell>
          <table:table-cell table:style-name="ce8" office:value-type="time" office:time-value="PT08H36M50S">
            <text:p>08:36:50 AM</text:p>
          </table:table-cell>
          <table:table-cell office:value-type="float" office:value="11">
            <text:p>11</text:p>
          </table:table-cell>
          <table:table-cell office:value-type="float" office:value="26236">
            <text:p>26236</text:p>
          </table:table-cell>
          <table:table-cell office:value-type="float" office:value="-49.1875">
            <text:p>-49.1875</text:p>
          </table:table-cell>
          <table:table-cell office:value-type="float" office:value="-1.0625">
            <text:p>-1.0625</text:p>
          </table:table-cell>
        </table:table-row>
        <table:table-row table:style-name="ro1">
          <table:table-cell office:value-type="float" office:value="41.627209">
            <text:p>41.627209</text:p>
          </table:table-cell>
          <table:table-cell office:value-type="float" office:value="-0.280088">
            <text:p>-0.280088</text:p>
          </table:table-cell>
          <table:table-cell office:value-type="float" office:value="10165">
            <text:p>10165</text:p>
          </table:table-cell>
          <table:table-cell office:value-type="float" office:value="45.8">
            <text:p>45.8</text:p>
          </table:table-cell>
          <table:table-cell table:style-name="ce8" office:value-type="time" office:time-value="PT08H37M00S">
            <text:p>08:37:00 AM</text:p>
          </table:table-cell>
          <table:table-cell office:value-type="float" office:value="11">
            <text:p>11</text:p>
          </table:table-cell>
          <table:table-cell office:value-type="float" office:value="26030">
            <text:p>26030</text:p>
          </table:table-cell>
          <table:table-cell office:value-type="float" office:value="-50.0625">
            <text:p>-50.0625</text:p>
          </table:table-cell>
          <table:table-cell office:value-type="float" office:value="-2.9375">
            <text:p>-2.9375</text:p>
          </table:table-cell>
        </table:table-row>
        <table:table-row table:style-name="ro1">
          <table:table-cell office:value-type="float" office:value="41.62817">
            <text:p>41.628170</text:p>
          </table:table-cell>
          <table:table-cell office:value-type="float" office:value="-0.28156">
            <text:p>-0.281560</text:p>
          </table:table-cell>
          <table:table-cell office:value-type="float" office:value="10211">
            <text:p>10211</text:p>
          </table:table-cell>
          <table:table-cell office:value-type="float" office:value="67.9">
            <text:p>67.9</text:p>
          </table:table-cell>
          <table:table-cell table:style-name="ce8" office:value-type="time" office:time-value="PT08H37M10S">
            <text:p>08:37:10 AM</text:p>
          </table:table-cell>
          <table:table-cell office:value-type="float" office:value="11">
            <text:p>11</text:p>
          </table:table-cell>
          <table:table-cell office:value-type="float" office:value="25838">
            <text:p>25838</text:p>
          </table:table-cell>
          <table:table-cell office:value-type="float" office:value="-50">
            <text:p>-50.0000</text:p>
          </table:table-cell>
          <table:table-cell office:value-type="float" office:value="-2.875">
            <text:p>-2.8750</text:p>
          </table:table-cell>
        </table:table-row>
        <table:table-row table:style-name="ro1">
          <table:table-cell office:value-type="float" office:value="41.629391">
            <text:p>41.629391</text:p>
          </table:table-cell>
          <table:table-cell office:value-type="float" office:value="-0.282654">
            <text:p>-0.282654</text:p>
          </table:table-cell>
          <table:table-cell office:value-type="float" office:value="10257">
            <text:p>10257</text:p>
          </table:table-cell>
          <table:table-cell office:value-type="float" office:value="51.5">
            <text:p>51.5</text:p>
          </table:table-cell>
          <table:table-cell table:style-name="ce8" office:value-type="time" office:time-value="PT08H37M20S">
            <text:p>08:37:20 AM</text:p>
          </table:table-cell>
          <table:table-cell office:value-type="float" office:value="11">
            <text:p>11</text:p>
          </table:table-cell>
          <table:table-cell office:value-type="float" office:value="25658">
            <text:p>25658</text:p>
          </table:table-cell>
          <table:table-cell office:value-type="float" office:value="-51.5">
            <text:p>-51.5000</text:p>
          </table:table-cell>
          <table:table-cell office:value-type="float" office:value="-2.6875">
            <text:p>-2.6875</text:p>
          </table:table-cell>
        </table:table-row>
        <table:table-row table:style-name="ro1">
          <table:table-cell office:value-type="float" office:value="41.631972">
            <text:p>41.631972</text:p>
          </table:table-cell>
          <table:table-cell office:value-type="float" office:value="-0.285118">
            <text:p>-0.285118</text:p>
          </table:table-cell>
          <table:table-cell office:value-type="float" office:value="10341">
            <text:p>10341</text:p>
          </table:table-cell>
          <table:table-cell office:value-type="float" office:value="66.2">
            <text:p>66.2</text:p>
          </table:table-cell>
          <table:table-cell table:style-name="ce8" office:value-type="time" office:time-value="PT08H37M40S">
            <text:p>08:37:40 AM</text:p>
          </table:table-cell>
          <table:table-cell office:value-type="float" office:value="11">
            <text:p>11</text:p>
          </table:table-cell>
          <table:table-cell office:value-type="float" office:value="25312">
            <text:p>25312</text:p>
          </table:table-cell>
          <table:table-cell office:value-type="float" office:value="-50.3125">
            <text:p>-50.3125</text:p>
          </table:table-cell>
          <table:table-cell office:value-type="float" office:value="-2.5625">
            <text:p>-2.5625</text:p>
          </table:table-cell>
        </table:table-row>
        <table:table-row table:style-name="ro1">
          <table:table-cell office:value-type="float" office:value="41.633047">
            <text:p>41.633047</text:p>
          </table:table-cell>
          <table:table-cell office:value-type="float" office:value="-0.286289">
            <text:p>-0.286289</text:p>
          </table:table-cell>
          <table:table-cell office:value-type="float" office:value="10395">
            <text:p>10395</text:p>
          </table:table-cell>
          <table:table-cell office:value-type="float" office:value="45.9">
            <text:p>45.9</text:p>
          </table:table-cell>
          <table:table-cell table:style-name="ce8" office:value-type="time" office:time-value="PT08H37M50S">
            <text:p>08:37:50 AM</text:p>
          </table:table-cell>
          <table:table-cell office:value-type="float" office:value="11">
            <text:p>11</text:p>
          </table:table-cell>
          <table:table-cell office:value-type="float" office:value="25105">
            <text:p>25105</text:p>
          </table:table-cell>
          <table:table-cell office:value-type="float" office:value="-52.5">
            <text:p>-52.5000</text:p>
          </table:table-cell>
          <table:table-cell office:value-type="float" office:value="-2.375">
            <text:p>-2.3750</text:p>
          </table:table-cell>
        </table:table-row>
        <table:table-row table:style-name="ro1">
          <table:table-cell office:value-type="float" office:value="41.634467">
            <text:p>41.634467</text:p>
          </table:table-cell>
          <table:table-cell office:value-type="float" office:value="-0.288217">
            <text:p>-0.288217</text:p>
          </table:table-cell>
          <table:table-cell office:value-type="float" office:value="10457">
            <text:p>10457</text:p>
          </table:table-cell>
          <table:table-cell office:value-type="float" office:value="54.3">
            <text:p>54.3</text:p>
          </table:table-cell>
          <table:table-cell table:style-name="ce8" office:value-type="time" office:time-value="PT08H38M05S">
            <text:p>08:38:05 AM</text:p>
          </table:table-cell>
          <table:table-cell office:value-type="float" office:value="11">
            <text:p>11</text:p>
          </table:table-cell>
          <table:table-cell office:value-type="float" office:value="24860">
            <text:p>24860</text:p>
          </table:table-cell>
          <table:table-cell office:value-type="float" office:value="-52.3125">
            <text:p>-52.3125</text:p>
          </table:table-cell>
          <table:table-cell office:value-type="float" office:value="-2.25">
            <text:p>-2.2500</text:p>
          </table:table-cell>
        </table:table-row>
        <table:table-row table:style-name="ro1">
          <table:table-cell office:value-type="float" office:value="41.636967">
            <text:p>41.636967</text:p>
          </table:table-cell>
          <table:table-cell office:value-type="float" office:value="-0.290272">
            <text:p>-0.290272</text:p>
          </table:table-cell>
          <table:table-cell office:value-type="float" office:value="10542">
            <text:p>10542</text:p>
          </table:table-cell>
          <table:table-cell office:value-type="float" office:value="57.4">
            <text:p>57.4</text:p>
          </table:table-cell>
          <table:table-cell table:style-name="ce8" office:value-type="time" office:time-value="PT08H38M25S">
            <text:p>08:38:25 AM</text:p>
          </table:table-cell>
          <table:table-cell office:value-type="float" office:value="11">
            <text:p>11</text:p>
          </table:table-cell>
          <table:table-cell office:value-type="float" office:value="24525">
            <text:p>24525</text:p>
          </table:table-cell>
          <table:table-cell office:value-type="float" office:value="-52.3125">
            <text:p>-52.3125</text:p>
          </table:table-cell>
          <table:table-cell office:value-type="float" office:value="-2.0625">
            <text:p>-2.0625</text:p>
          </table:table-cell>
        </table:table-row>
        <table:table-row table:style-name="ro1">
          <table:table-cell office:value-type="float" office:value="41.638405">
            <text:p>41.638405</text:p>
          </table:table-cell>
          <table:table-cell office:value-type="float" office:value="-0.291189">
            <text:p>-0.291189</text:p>
          </table:table-cell>
          <table:table-cell office:value-type="float" office:value="10597">
            <text:p>10597</text:p>
          </table:table-cell>
          <table:table-cell office:value-type="float" office:value="64.3">
            <text:p>64.3</text:p>
          </table:table-cell>
          <table:table-cell table:style-name="ce8" office:value-type="time" office:time-value="PT08H38M35S">
            <text:p>08:38:35 AM</text:p>
          </table:table-cell>
          <table:table-cell office:value-type="float" office:value="11">
            <text:p>11</text:p>
          </table:table-cell>
          <table:table-cell office:value-type="float" office:value="24315">
            <text:p>24315</text:p>
          </table:table-cell>
          <table:table-cell office:value-type="float" office:value="-52.0625">
            <text:p>-52.0625</text:p>
          </table:table-cell>
          <table:table-cell office:value-type="float" office:value="-3.875">
            <text:p>-3.8750</text:p>
          </table:table-cell>
        </table:table-row>
        <table:table-row table:style-name="ro1">
          <table:table-cell office:value-type="float" office:value="41.640035">
            <text:p>41.640035</text:p>
          </table:table-cell>
          <table:table-cell office:value-type="float" office:value="-0.292345">
            <text:p>-0.292345</text:p>
          </table:table-cell>
          <table:table-cell office:value-type="float" office:value="10650">
            <text:p>10650</text:p>
          </table:table-cell>
          <table:table-cell office:value-type="float" office:value="87.4">
            <text:p>87.4</text:p>
          </table:table-cell>
          <table:table-cell table:style-name="ce8" office:value-type="time" office:time-value="PT08H38M45S">
            <text:p>08:38:45 AM</text:p>
          </table:table-cell>
          <table:table-cell office:value-type="float" office:value="11">
            <text:p>11</text:p>
          </table:table-cell>
          <table:table-cell office:value-type="float" office:value="24091">
            <text:p>24091</text:p>
          </table:table-cell>
          <table:table-cell office:value-type="float" office:value="-52.125">
            <text:p>-52.1250</text:p>
          </table:table-cell>
          <table:table-cell office:value-type="float" office:value="-3.8125">
            <text:p>-3.8125</text:p>
          </table:table-cell>
        </table:table-row>
        <table:table-row table:style-name="ro1">
          <table:table-cell office:value-type="float" office:value="41.641418">
            <text:p>41.641418</text:p>
          </table:table-cell>
          <table:table-cell office:value-type="float" office:value="-0.294088">
            <text:p>-0.294088</text:p>
          </table:table-cell>
          <table:table-cell office:value-type="float" office:value="10698">
            <text:p>10698</text:p>
          </table:table-cell>
          <table:table-cell office:value-type="float" office:value="80.4">
            <text:p>80.4</text:p>
          </table:table-cell>
          <table:table-cell table:style-name="ce8" office:value-type="time" office:time-value="PT08H38M55S">
            <text:p>08:38:55 AM</text:p>
          </table:table-cell>
          <table:table-cell office:value-type="float" office:value="11">
            <text:p>11</text:p>
          </table:table-cell>
          <table:table-cell office:value-type="float" office:value="23908">
            <text:p>23908</text:p>
          </table:table-cell>
          <table:table-cell office:value-type="float" office:value="-52.1875">
            <text:p>-52.1875</text:p>
          </table:table-cell>
          <table:table-cell office:value-type="float" office:value="-3.6875">
            <text:p>-3.6875</text:p>
          </table:table-cell>
        </table:table-row>
        <table:table-row table:style-name="ro1">
          <table:table-cell office:value-type="float" office:value="41.642858">
            <text:p>41.642858</text:p>
          </table:table-cell>
          <table:table-cell office:value-type="float" office:value="-0.295939">
            <text:p>-0.295939</text:p>
          </table:table-cell>
          <table:table-cell office:value-type="float" office:value="10743">
            <text:p>10743</text:p>
          </table:table-cell>
          <table:table-cell office:value-type="float" office:value="82.5">
            <text:p>82.5</text:p>
          </table:table-cell>
          <table:table-cell table:style-name="ce8" office:value-type="time" office:time-value="PT08H39M05S">
            <text:p>08:39:05 AM</text:p>
          </table:table-cell>
          <table:table-cell office:value-type="float" office:value="11">
            <text:p>11</text:p>
          </table:table-cell>
          <table:table-cell office:value-type="float" office:value="23745">
            <text:p>23745</text:p>
          </table:table-cell>
          <table:table-cell office:value-type="float" office:value="-51.3125">
            <text:p>-51.3125</text:p>
          </table:table-cell>
          <table:table-cell office:value-type="float" office:value="-3.625">
            <text:p>-3.6250</text:p>
          </table:table-cell>
        </table:table-row>
        <table:table-row table:style-name="ro1">
          <table:table-cell office:value-type="float" office:value="41.644297">
            <text:p>41.644297</text:p>
          </table:table-cell>
          <table:table-cell office:value-type="float" office:value="-0.297765">
            <text:p>-0.297765</text:p>
          </table:table-cell>
          <table:table-cell office:value-type="float" office:value="10784">
            <text:p>10784</text:p>
          </table:table-cell>
          <table:table-cell office:value-type="float" office:value="65.3">
            <text:p>65.3</text:p>
          </table:table-cell>
          <table:table-cell table:style-name="ce8" office:value-type="time" office:time-value="PT08H39M15S">
            <text:p>08:39:15 AM</text:p>
          </table:table-cell>
          <table:table-cell office:value-type="float" office:value="11">
            <text:p>11</text:p>
          </table:table-cell>
          <table:table-cell office:value-type="float" office:value="23592">
            <text:p>23592</text:p>
          </table:table-cell>
          <table:table-cell office:value-type="float" office:value="-51.0625">
            <text:p>-51.0625</text:p>
          </table:table-cell>
          <table:table-cell office:value-type="float" office:value="-3.5">
            <text:p>-3.5000</text:p>
          </table:table-cell>
        </table:table-row>
        <table:table-row table:style-name="ro1">
          <table:table-cell office:value-type="float" office:value="41.645669">
            <text:p>41.645669</text:p>
          </table:table-cell>
          <table:table-cell office:value-type="float" office:value="-0.298913">
            <text:p>-0.298913</text:p>
          </table:table-cell>
          <table:table-cell office:value-type="float" office:value="10843">
            <text:p>10843</text:p>
          </table:table-cell>
          <table:table-cell office:value-type="float" office:value="53.4">
            <text:p>53.4</text:p>
          </table:table-cell>
          <table:table-cell table:style-name="ce8" office:value-type="time" office:time-value="PT08H39M25S">
            <text:p>08:39:25 AM</text:p>
          </table:table-cell>
          <table:table-cell office:value-type="float" office:value="11">
            <text:p>11</text:p>
          </table:table-cell>
          <table:table-cell office:value-type="float" office:value="23382">
            <text:p>23382</text:p>
          </table:table-cell>
          <table:table-cell office:value-type="float" office:value="-51.1875">
            <text:p>-51.1875</text:p>
          </table:table-cell>
          <table:table-cell office:value-type="float" office:value="-3.3125">
            <text:p>-3.3125</text:p>
          </table:table-cell>
        </table:table-row>
        <table:table-row table:style-name="ro1">
          <table:table-cell office:value-type="float" office:value="41.647288">
            <text:p>41.647288</text:p>
          </table:table-cell>
          <table:table-cell office:value-type="float" office:value="-0.300514">
            <text:p>-0.300514</text:p>
          </table:table-cell>
          <table:table-cell office:value-type="float" office:value="10905">
            <text:p>10905</text:p>
          </table:table-cell>
          <table:table-cell office:value-type="float" office:value="66.8">
            <text:p>66.8</text:p>
          </table:table-cell>
          <table:table-cell table:style-name="ce8" office:value-type="time" office:time-value="PT08H39M40S">
            <text:p>08:39:40 AM</text:p>
          </table:table-cell>
          <table:table-cell office:value-type="float" office:value="11">
            <text:p>11</text:p>
          </table:table-cell>
          <table:table-cell office:value-type="float" office:value="23143">
            <text:p>23143</text:p>
          </table:table-cell>
          <table:table-cell office:value-type="float" office:value="-52.25">
            <text:p>-52.2500</text:p>
          </table:table-cell>
          <table:table-cell office:value-type="float" office:value="-3.1875">
            <text:p>-3.1875</text:p>
          </table:table-cell>
        </table:table-row>
        <table:table-row table:style-name="ro1">
          <table:table-cell office:value-type="float" office:value="41.648247">
            <text:p>41.648247</text:p>
          </table:table-cell>
          <table:table-cell office:value-type="float" office:value="-0.301781">
            <text:p>-0.301781</text:p>
          </table:table-cell>
          <table:table-cell office:value-type="float" office:value="10950">
            <text:p>10950</text:p>
          </table:table-cell>
          <table:table-cell office:value-type="float" office:value="50.3">
            <text:p>50.3</text:p>
          </table:table-cell>
          <table:table-cell table:style-name="ce8" office:value-type="time" office:time-value="PT08H39M50S">
            <text:p>08:39:50 AM</text:p>
          </table:table-cell>
          <table:table-cell office:value-type="float" office:value="11">
            <text:p>11</text:p>
          </table:table-cell>
          <table:table-cell office:value-type="float" office:value="22977">
            <text:p>22977</text:p>
          </table:table-cell>
          <table:table-cell office:value-type="float" office:value="-52.8125">
            <text:p>-52.8125</text:p>
          </table:table-cell>
          <table:table-cell office:value-type="float" office:value="-3.125">
            <text:p>-3.1250</text:p>
          </table:table-cell>
        </table:table-row>
        <table:table-row table:style-name="ro1">
          <table:table-cell office:value-type="float" office:value="41.648924">
            <text:p>41.648924</text:p>
          </table:table-cell>
          <table:table-cell office:value-type="float" office:value="-0.30268">
            <text:p>-0.302680</text:p>
          </table:table-cell>
          <table:table-cell office:value-type="float" office:value="10990">
            <text:p>10990</text:p>
          </table:table-cell>
          <table:table-cell office:value-type="float" office:value="41.6">
            <text:p>41.6</text:p>
          </table:table-cell>
          <table:table-cell table:style-name="ce8" office:value-type="time" office:time-value="PT08H40M00S">
            <text:p>08:40:00 AM</text:p>
          </table:table-cell>
          <table:table-cell office:value-type="float" office:value="11">
            <text:p>11</text:p>
          </table:table-cell>
          <table:table-cell office:value-type="float" office:value="22829">
            <text:p>22829</text:p>
          </table:table-cell>
          <table:table-cell office:value-type="float" office:value="-52.9375">
            <text:p>-52.9375</text:p>
          </table:table-cell>
          <table:table-cell office:value-type="float" office:value="-4.9375">
            <text:p>-4.9375</text:p>
          </table:table-cell>
        </table:table-row>
        <table:table-row table:style-name="ro1">
          <table:table-cell office:value-type="float" office:value="41.649909">
            <text:p>41.649909</text:p>
          </table:table-cell>
          <table:table-cell office:value-type="float" office:value="-0.303686">
            <text:p>-0.303686</text:p>
          </table:table-cell>
          <table:table-cell office:value-type="float" office:value="11026">
            <text:p>11026</text:p>
          </table:table-cell>
          <table:table-cell office:value-type="float" office:value="42.5">
            <text:p>42.5</text:p>
          </table:table-cell>
          <table:table-cell table:style-name="ce8" office:value-type="time" office:time-value="PT08H40M10S">
            <text:p>08:40:10 AM</text:p>
          </table:table-cell>
          <table:table-cell office:value-type="float" office:value="11">
            <text:p>11</text:p>
          </table:table-cell>
          <table:table-cell office:value-type="float" office:value="22700">
            <text:p>22700</text:p>
          </table:table-cell>
          <table:table-cell office:value-type="float" office:value="-51.0625">
            <text:p>-51.0625</text:p>
          </table:table-cell>
          <table:table-cell office:value-type="float" office:value="-4.8125">
            <text:p>-4.8125</text:p>
          </table:table-cell>
        </table:table-row>
        <table:table-row table:style-name="ro1">
          <table:table-cell office:value-type="float" office:value="41.650688">
            <text:p>41.650688</text:p>
          </table:table-cell>
          <table:table-cell office:value-type="float" office:value="-0.304546">
            <text:p>-0.304546</text:p>
          </table:table-cell>
          <table:table-cell office:value-type="float" office:value="11072">
            <text:p>11072</text:p>
          </table:table-cell>
          <table:table-cell office:value-type="float" office:value="51.3">
            <text:p>51.3</text:p>
          </table:table-cell>
          <table:table-cell table:style-name="ce8" office:value-type="time" office:time-value="PT08H40M20S">
            <text:p>08:40:20 AM</text:p>
          </table:table-cell>
          <table:table-cell office:value-type="float" office:value="11">
            <text:p>11</text:p>
          </table:table-cell>
          <table:table-cell office:value-type="float" office:value="22536">
            <text:p>22536</text:p>
          </table:table-cell>
          <table:table-cell office:value-type="float" office:value="-53.1875">
            <text:p>-53.1875</text:p>
          </table:table-cell>
          <table:table-cell office:value-type="float" office:value="-4.6875">
            <text:p>-4.6875</text:p>
          </table:table-cell>
        </table:table-row>
        <table:table-row table:style-name="ro1">
          <table:table-cell office:value-type="float" office:value="41.651462">
            <text:p>41.651462</text:p>
          </table:table-cell>
          <table:table-cell office:value-type="float" office:value="-0.305186">
            <text:p>-0.305186</text:p>
          </table:table-cell>
          <table:table-cell office:value-type="float" office:value="11115">
            <text:p>11115</text:p>
          </table:table-cell>
          <table:table-cell office:value-type="float" office:value="29.2">
            <text:p>29.2</text:p>
          </table:table-cell>
          <table:table-cell table:style-name="ce8" office:value-type="time" office:time-value="PT08H40M30S">
            <text:p>08:40:30 AM</text:p>
          </table:table-cell>
          <table:table-cell office:value-type="float" office:value="11">
            <text:p>11</text:p>
          </table:table-cell>
          <table:table-cell office:value-type="float" office:value="22390">
            <text:p>22390</text:p>
          </table:table-cell>
          <table:table-cell office:value-type="float" office:value="-53.375">
            <text:p>-53.3750</text:p>
          </table:table-cell>
          <table:table-cell office:value-type="float" office:value="-4.5625">
            <text:p>-4.5625</text:p>
          </table:table-cell>
        </table:table-row>
        <table:table-row table:style-name="ro1">
          <table:table-cell office:value-type="float" office:value="41.652423">
            <text:p>41.652423</text:p>
          </table:table-cell>
          <table:table-cell office:value-type="float" office:value="-0.305771">
            <text:p>-0.305771</text:p>
          </table:table-cell>
          <table:table-cell office:value-type="float" office:value="11166">
            <text:p>11166</text:p>
          </table:table-cell>
          <table:table-cell office:value-type="float" office:value="45.2">
            <text:p>45.2</text:p>
          </table:table-cell>
          <table:table-cell table:style-name="ce8" office:value-type="time" office:time-value="PT08H40M40S">
            <text:p>08:40:40 AM</text:p>
          </table:table-cell>
          <table:table-cell office:value-type="float" office:value="11">
            <text:p>11</text:p>
          </table:table-cell>
          <table:table-cell office:value-type="float" office:value="22203">
            <text:p>22203</text:p>
          </table:table-cell>
          <table:table-cell office:value-type="float" office:value="-53.5">
            <text:p>-53.5000</text:p>
          </table:table-cell>
          <table:table-cell office:value-type="float" office:value="-4.4375">
            <text:p>-4.4375</text:p>
          </table:table-cell>
        </table:table-row>
        <table:table-row table:style-name="ro1">
          <table:table-cell office:value-type="float" office:value="41.653557">
            <text:p>41.653557</text:p>
          </table:table-cell>
          <table:table-cell office:value-type="float" office:value="-0.306379">
            <text:p>-0.306379</text:p>
          </table:table-cell>
          <table:table-cell office:value-type="float" office:value="11217">
            <text:p>11217</text:p>
          </table:table-cell>
          <table:table-cell office:value-type="float" office:value="40.3">
            <text:p>40.3</text:p>
          </table:table-cell>
          <table:table-cell table:style-name="ce8" office:value-type="time" office:time-value="PT08H40M50S">
            <text:p>08:40:50 AM</text:p>
          </table:table-cell>
          <table:table-cell office:value-type="float" office:value="11">
            <text:p>11</text:p>
          </table:table-cell>
          <table:table-cell office:value-type="float" office:value="22026">
            <text:p>22026</text:p>
          </table:table-cell>
          <table:table-cell office:value-type="float" office:value="-54.4375">
            <text:p>-54.4375</text:p>
          </table:table-cell>
          <table:table-cell office:value-type="float" office:value="-4.4375">
            <text:p>-4.4375</text:p>
          </table:table-cell>
        </table:table-row>
        <table:table-row table:style-name="ro1">
          <table:table-cell office:value-type="float" office:value="41.654661">
            <text:p>41.654661</text:p>
          </table:table-cell>
          <table:table-cell office:value-type="float" office:value="-0.306705">
            <text:p>-0.306705</text:p>
          </table:table-cell>
          <table:table-cell office:value-type="float" office:value="11270">
            <text:p>11270</text:p>
          </table:table-cell>
          <table:table-cell office:value-type="float" office:value="51">
            <text:p>51</text:p>
          </table:table-cell>
          <table:table-cell table:style-name="ce8" office:value-type="time" office:time-value="PT08H41M00S">
            <text:p>08:41:00 AM</text:p>
          </table:table-cell>
          <table:table-cell office:value-type="float" office:value="11">
            <text:p>11</text:p>
          </table:table-cell>
          <table:table-cell office:value-type="float" office:value="21853">
            <text:p>21853</text:p>
          </table:table-cell>
          <table:table-cell office:value-type="float" office:value="-54.375">
            <text:p>-54.3750</text:p>
          </table:table-cell>
          <table:table-cell office:value-type="float" office:value="-4.25">
            <text:p>-4.2500</text:p>
          </table:table-cell>
        </table:table-row>
        <table:table-row table:style-name="ro1">
          <table:table-cell office:value-type="float" office:value="41.657452">
            <text:p>41.657452</text:p>
          </table:table-cell>
          <table:table-cell office:value-type="float" office:value="-0.307965">
            <text:p>-0.307965</text:p>
          </table:table-cell>
          <table:table-cell office:value-type="float" office:value="11378">
            <text:p>11378</text:p>
          </table:table-cell>
          <table:table-cell office:value-type="float" office:value="33.1">
            <text:p>33.1</text:p>
          </table:table-cell>
          <table:table-cell table:style-name="ce8" office:value-type="time" office:time-value="PT08H41M25S">
            <text:p>08:41:25 AM</text:p>
          </table:table-cell>
          <table:table-cell office:value-type="float" office:value="11">
            <text:p>11</text:p>
          </table:table-cell>
          <table:table-cell office:value-type="float" office:value="21466">
            <text:p>21466</text:p>
          </table:table-cell>
          <table:table-cell office:value-type="float" office:value="-52.375">
            <text:p>-52.3750</text:p>
          </table:table-cell>
          <table:table-cell office:value-type="float" office:value="-5.9375">
            <text:p>-5.9375</text:p>
          </table:table-cell>
        </table:table-row>
        <table:table-row table:style-name="ro1">
          <table:table-cell office:value-type="float" office:value="41.658527">
            <text:p>41.658527</text:p>
          </table:table-cell>
          <table:table-cell office:value-type="float" office:value="-0.308605">
            <text:p>-0.308605</text:p>
          </table:table-cell>
          <table:table-cell office:value-type="float" office:value="11428">
            <text:p>11428</text:p>
          </table:table-cell>
          <table:table-cell office:value-type="float" office:value="41.9">
            <text:p>41.9</text:p>
          </table:table-cell>
          <table:table-cell table:style-name="ce8" office:value-type="time" office:time-value="PT08H41M35S">
            <text:p>08:41:35 AM</text:p>
          </table:table-cell>
          <table:table-cell office:value-type="float" office:value="11">
            <text:p>11</text:p>
          </table:table-cell>
          <table:table-cell office:value-type="float" office:value="21298">
            <text:p>21298</text:p>
          </table:table-cell>
          <table:table-cell office:value-type="float" office:value="-52.25">
            <text:p>-52.2500</text:p>
          </table:table-cell>
          <table:table-cell office:value-type="float" office:value="-5.875">
            <text:p>-5.8750</text:p>
          </table:table-cell>
        </table:table-row>
        <table:table-row table:style-name="ro1">
          <table:table-cell office:value-type="float" office:value="41.659588">
            <text:p>41.659588</text:p>
          </table:table-cell>
          <table:table-cell office:value-type="float" office:value="-0.309098">
            <text:p>-0.309098</text:p>
          </table:table-cell>
          <table:table-cell office:value-type="float" office:value="11474">
            <text:p>11474</text:p>
          </table:table-cell>
          <table:table-cell office:value-type="float" office:value="49.6">
            <text:p>49.6</text:p>
          </table:table-cell>
          <table:table-cell table:style-name="ce8" office:value-type="time" office:time-value="PT08H41M45S">
            <text:p>08:41:45 AM</text:p>
          </table:table-cell>
          <table:table-cell office:value-type="float" office:value="11">
            <text:p>11</text:p>
          </table:table-cell>
          <table:table-cell office:value-type="float" office:value="21161">
            <text:p>21161</text:p>
          </table:table-cell>
          <table:table-cell office:value-type="float" office:value="-53.5">
            <text:p>-53.5000</text:p>
          </table:table-cell>
          <table:table-cell office:value-type="float" office:value="-5.75">
            <text:p>-5.7500</text:p>
          </table:table-cell>
        </table:table-row>
        <table:table-row table:style-name="ro1">
          <table:table-cell office:value-type="float" office:value="41.660554">
            <text:p>41.660554</text:p>
          </table:table-cell>
          <table:table-cell office:value-type="float" office:value="-0.309668">
            <text:p>-0.309668</text:p>
          </table:table-cell>
          <table:table-cell office:value-type="float" office:value="11509">
            <text:p>11509</text:p>
          </table:table-cell>
          <table:table-cell office:value-type="float" office:value="49.1">
            <text:p>49.1</text:p>
          </table:table-cell>
          <table:table-cell table:style-name="ce8" office:value-type="time" office:time-value="PT08H41M55S">
            <text:p>08:41:55 AM</text:p>
          </table:table-cell>
          <table:table-cell office:value-type="float" office:value="11">
            <text:p>11</text:p>
          </table:table-cell>
          <table:table-cell office:value-type="float" office:value="21036">
            <text:p>21036</text:p>
          </table:table-cell>
          <table:table-cell office:value-type="float" office:value="-53.75">
            <text:p>-53.7500</text:p>
          </table:table-cell>
          <table:table-cell office:value-type="float" office:value="-5.625">
            <text:p>-5.6250</text:p>
          </table:table-cell>
        </table:table-row>
        <table:table-row table:style-name="ro1">
          <table:table-cell office:value-type="float" office:value="41.661697">
            <text:p>41.661697</text:p>
          </table:table-cell>
          <table:table-cell office:value-type="float" office:value="-0.310497">
            <text:p>-0.310497</text:p>
          </table:table-cell>
          <table:table-cell office:value-type="float" office:value="11545">
            <text:p>11545</text:p>
          </table:table-cell>
          <table:table-cell office:value-type="float" office:value="52.9">
            <text:p>52.9</text:p>
          </table:table-cell>
          <table:table-cell table:style-name="ce8" office:value-type="time" office:time-value="PT08H42M05S">
            <text:p>08:42:05 AM</text:p>
          </table:table-cell>
          <table:table-cell office:value-type="float" office:value="11">
            <text:p>11</text:p>
          </table:table-cell>
          <table:table-cell office:value-type="float" office:value="20915">
            <text:p>20915</text:p>
          </table:table-cell>
          <table:table-cell office:value-type="float" office:value="-52.4375">
            <text:p>-52.4375</text:p>
          </table:table-cell>
          <table:table-cell office:value-type="float" office:value="-5.5625">
            <text:p>-5.5625</text:p>
          </table:table-cell>
        </table:table-row>
        <table:table-row table:style-name="ro1">
          <table:table-cell office:value-type="float" office:value="41.663037">
            <text:p>41.663037</text:p>
          </table:table-cell>
          <table:table-cell office:value-type="float" office:value="-0.311005">
            <text:p>-0.311005</text:p>
          </table:table-cell>
          <table:table-cell office:value-type="float" office:value="11580">
            <text:p>11580</text:p>
          </table:table-cell>
          <table:table-cell office:value-type="float" office:value="52.3">
            <text:p>52.3</text:p>
          </table:table-cell>
          <table:table-cell table:style-name="ce8" office:value-type="time" office:time-value="PT08H42M15S">
            <text:p>08:42:15 AM</text:p>
          </table:table-cell>
          <table:table-cell office:value-type="float" office:value="11">
            <text:p>11</text:p>
          </table:table-cell>
          <table:table-cell office:value-type="float" office:value="20806">
            <text:p>20806</text:p>
          </table:table-cell>
          <table:table-cell office:value-type="float" office:value="-52.875">
            <text:p>-52.8750</text:p>
          </table:table-cell>
          <table:table-cell office:value-type="float" office:value="-5.4375">
            <text:p>-5.4375</text:p>
          </table:table-cell>
        </table:table-row>
        <table:table-row table:style-name="ro1">
          <table:table-cell office:value-type="float" office:value="41.664211">
            <text:p>41.664211</text:p>
          </table:table-cell>
          <table:table-cell office:value-type="float" office:value="-0.311681">
            <text:p>-0.311681</text:p>
          </table:table-cell>
          <table:table-cell office:value-type="float" office:value="11619">
            <text:p>11619</text:p>
          </table:table-cell>
          <table:table-cell office:value-type="float" office:value="53.4">
            <text:p>53.4</text:p>
          </table:table-cell>
          <table:table-cell table:style-name="ce8" office:value-type="time" office:time-value="PT08H42M25S">
            <text:p>08:42:25 AM</text:p>
          </table:table-cell>
          <table:table-cell office:value-type="float" office:value="11">
            <text:p>11</text:p>
          </table:table-cell>
          <table:table-cell office:value-type="float" office:value="20676">
            <text:p>20676</text:p>
          </table:table-cell>
          <table:table-cell office:value-type="float" office:value="-51.0625">
            <text:p>-51.0625</text:p>
          </table:table-cell>
          <table:table-cell office:value-type="float" office:value="-5.375">
            <text:p>-5.3750</text:p>
          </table:table-cell>
        </table:table-row>
        <table:table-row table:style-name="ro1">
          <table:table-cell office:value-type="float" office:value="41.665703">
            <text:p>41.665703</text:p>
          </table:table-cell>
          <table:table-cell office:value-type="float" office:value="-0.312244">
            <text:p>-0.312244</text:p>
          </table:table-cell>
          <table:table-cell office:value-type="float" office:value="11656">
            <text:p>11656</text:p>
          </table:table-cell>
          <table:table-cell office:value-type="float" office:value="63.7">
            <text:p>63.7</text:p>
          </table:table-cell>
          <table:table-cell table:style-name="ce8" office:value-type="time" office:time-value="PT08H42M35S">
            <text:p>08:42:35 AM</text:p>
          </table:table-cell>
          <table:table-cell office:value-type="float" office:value="11">
            <text:p>11</text:p>
          </table:table-cell>
          <table:table-cell office:value-type="float" office:value="20542">
            <text:p>20542</text:p>
          </table:table-cell>
          <table:table-cell office:value-type="float" office:value="-50.25">
            <text:p>-50.2500</text:p>
          </table:table-cell>
          <table:table-cell office:value-type="float" office:value="-5.25">
            <text:p>-5.2500</text:p>
          </table:table-cell>
        </table:table-row>
        <table:table-row table:style-name="ro1">
          <table:table-cell office:value-type="float" office:value="41.669255">
            <text:p>41.669255</text:p>
          </table:table-cell>
          <table:table-cell office:value-type="float" office:value="-0.313554">
            <text:p>-0.313554</text:p>
          </table:table-cell>
          <table:table-cell office:value-type="float" office:value="11747">
            <text:p>11747</text:p>
          </table:table-cell>
          <table:table-cell office:value-type="float" office:value="53.7">
            <text:p>53.7</text:p>
          </table:table-cell>
          <table:table-cell table:style-name="ce8" office:value-type="time" office:time-value="PT08H43M00S">
            <text:p>08:43:00 AM</text:p>
          </table:table-cell>
          <table:table-cell office:value-type="float" office:value="11">
            <text:p>11</text:p>
          </table:table-cell>
          <table:table-cell office:value-type="float" office:value="20260">
            <text:p>20260</text:p>
          </table:table-cell>
          <table:table-cell office:value-type="float" office:value="-50.4375">
            <text:p>-50.4375</text:p>
          </table:table-cell>
          <table:table-cell office:value-type="float" office:value="-6.9375">
            <text:p>-6.9375</text:p>
          </table:table-cell>
        </table:table-row>
        <table:table-row table:style-name="ro1">
          <table:table-cell office:value-type="float" office:value="41.670728">
            <text:p>41.670728</text:p>
          </table:table-cell>
          <table:table-cell office:value-type="float" office:value="-0.313907">
            <text:p>-0.313907</text:p>
          </table:table-cell>
          <table:table-cell office:value-type="float" office:value="11788">
            <text:p>11788</text:p>
          </table:table-cell>
          <table:table-cell office:value-type="float" office:value="58.6">
            <text:p>58.6</text:p>
          </table:table-cell>
          <table:table-cell table:style-name="ce8" office:value-type="time" office:time-value="PT08H43M10S">
            <text:p>08:43:10 AM</text:p>
          </table:table-cell>
          <table:table-cell office:value-type="float" office:value="11">
            <text:p>11</text:p>
          </table:table-cell>
          <table:table-cell office:value-type="float" office:value="20126">
            <text:p>20126</text:p>
          </table:table-cell>
          <table:table-cell office:value-type="float" office:value="-50.125">
            <text:p>-50.1250</text:p>
          </table:table-cell>
          <table:table-cell office:value-type="float" office:value="-6.875">
            <text:p>-6.8750</text:p>
          </table:table-cell>
        </table:table-row>
        <table:table-row table:style-name="ro1">
          <table:table-cell office:value-type="float" office:value="41.672053">
            <text:p>41.672053</text:p>
          </table:table-cell>
          <table:table-cell office:value-type="float" office:value="-0.313812">
            <text:p>-0.313812</text:p>
          </table:table-cell>
          <table:table-cell office:value-type="float" office:value="11835">
            <text:p>11835</text:p>
          </table:table-cell>
          <table:table-cell office:value-type="float" office:value="42.2">
            <text:p>42.2</text:p>
          </table:table-cell>
          <table:table-cell table:style-name="ce8" office:value-type="time" office:time-value="PT08H43M20S">
            <text:p>08:43:20 AM</text:p>
          </table:table-cell>
          <table:table-cell office:value-type="float" office:value="11">
            <text:p>11</text:p>
          </table:table-cell>
          <table:table-cell office:value-type="float" office:value="19984">
            <text:p>19984</text:p>
          </table:table-cell>
          <table:table-cell office:value-type="float" office:value="-50.0625">
            <text:p>-50.0625</text:p>
          </table:table-cell>
          <table:table-cell office:value-type="float" office:value="-6.75">
            <text:p>-6.7500</text:p>
          </table:table-cell>
        </table:table-row>
        <table:table-row table:style-name="ro1">
          <table:table-cell office:value-type="float" office:value="41.672946">
            <text:p>41.672946</text:p>
          </table:table-cell>
          <table:table-cell office:value-type="float" office:value="-0.313761">
            <text:p>-0.313761</text:p>
          </table:table-cell>
          <table:table-cell office:value-type="float" office:value="11883">
            <text:p>11883</text:p>
          </table:table-cell>
          <table:table-cell office:value-type="float" office:value="37.1">
            <text:p>37.1</text:p>
          </table:table-cell>
          <table:table-cell table:style-name="ce8" office:value-type="time" office:time-value="PT08H43M30S">
            <text:p>08:43:30 AM</text:p>
          </table:table-cell>
          <table:table-cell office:value-type="float" office:value="11">
            <text:p>11</text:p>
          </table:table-cell>
          <table:table-cell office:value-type="float" office:value="19840">
            <text:p>19840</text:p>
          </table:table-cell>
          <table:table-cell office:value-type="float" office:value="-50.125">
            <text:p>-50.1250</text:p>
          </table:table-cell>
          <table:table-cell office:value-type="float" office:value="-6.5625">
            <text:p>-6.5625</text:p>
          </table:table-cell>
        </table:table-row>
        <table:table-row table:style-name="ro1">
          <table:table-cell office:value-type="float" office:value="41.674149">
            <text:p>41.674149</text:p>
          </table:table-cell>
          <table:table-cell office:value-type="float" office:value="-0.313858">
            <text:p>-0.313858</text:p>
          </table:table-cell>
          <table:table-cell office:value-type="float" office:value="11921">
            <text:p>11921</text:p>
          </table:table-cell>
          <table:table-cell office:value-type="float" office:value="45">
            <text:p>45</text:p>
          </table:table-cell>
          <table:table-cell table:style-name="ce8" office:value-type="time" office:time-value="PT08H43M40S">
            <text:p>08:43:40 AM</text:p>
          </table:table-cell>
          <table:table-cell office:value-type="float" office:value="11">
            <text:p>11</text:p>
          </table:table-cell>
          <table:table-cell office:value-type="float" office:value="19724">
            <text:p>19724</text:p>
          </table:table-cell>
          <table:table-cell office:value-type="float" office:value="-52.875">
            <text:p>-52.8750</text:p>
          </table:table-cell>
          <table:table-cell office:value-type="float" office:value="-6.5">
            <text:p>-6.5000</text:p>
          </table:table-cell>
        </table:table-row>
        <table:table-row table:style-name="ro1">
          <table:table-cell office:value-type="float" office:value="41.675212">
            <text:p>41.675212</text:p>
          </table:table-cell>
          <table:table-cell office:value-type="float" office:value="-0.31375">
            <text:p>-0.313750</text:p>
          </table:table-cell>
          <table:table-cell office:value-type="float" office:value="11960">
            <text:p>11960</text:p>
          </table:table-cell>
          <table:table-cell office:value-type="float" office:value="50.9">
            <text:p>50.9</text:p>
          </table:table-cell>
          <table:table-cell table:style-name="ce8" office:value-type="time" office:time-value="PT08H43M50S">
            <text:p>08:43:50 AM</text:p>
          </table:table-cell>
          <table:table-cell office:value-type="float" office:value="11">
            <text:p>11</text:p>
          </table:table-cell>
          <table:table-cell office:value-type="float" office:value="19591">
            <text:p>19591</text:p>
          </table:table-cell>
          <table:table-cell office:value-type="float" office:value="-50.25">
            <text:p>-50.2500</text:p>
          </table:table-cell>
          <table:table-cell office:value-type="float" office:value="-6.4375">
            <text:p>-6.4375</text:p>
          </table:table-cell>
        </table:table-row>
        <table:table-row table:style-name="ro1">
          <table:table-cell office:value-type="float" office:value="41.676234">
            <text:p>41.676234</text:p>
          </table:table-cell>
          <table:table-cell office:value-type="float" office:value="-0.313621">
            <text:p>-0.313621</text:p>
          </table:table-cell>
          <table:table-cell office:value-type="float" office:value="12006">
            <text:p>12006</text:p>
          </table:table-cell>
          <table:table-cell office:value-type="float" office:value="41.9">
            <text:p>41.9</text:p>
          </table:table-cell>
          <table:table-cell table:style-name="ce8" office:value-type="time" office:time-value="PT08H44M00S">
            <text:p>08:44:00 AM</text:p>
          </table:table-cell>
          <table:table-cell office:value-type="float" office:value="11">
            <text:p>11</text:p>
          </table:table-cell>
          <table:table-cell office:value-type="float" office:value="19447">
            <text:p>19447</text:p>
          </table:table-cell>
          <table:table-cell office:value-type="float" office:value="-49">
            <text:p>-49.0000</text:p>
          </table:table-cell>
          <table:table-cell office:value-type="float" office:value="-6.25">
            <text:p>-6.2500</text:p>
          </table:table-cell>
        </table:table-row>
        <table:table-row table:style-name="ro1">
          <table:table-cell office:value-type="float" office:value="41.677974">
            <text:p>41.677974</text:p>
          </table:table-cell>
          <table:table-cell office:value-type="float" office:value="-0.313113">
            <text:p>-0.313113</text:p>
          </table:table-cell>
          <table:table-cell office:value-type="float" office:value="12098">
            <text:p>12098</text:p>
          </table:table-cell>
          <table:table-cell office:value-type="float" office:value="23">
            <text:p>23</text:p>
          </table:table-cell>
          <table:table-cell table:style-name="ce8" office:value-type="time" office:time-value="PT08H44M20S">
            <text:p>08:44:20 AM</text:p>
          </table:table-cell>
          <table:table-cell office:value-type="float" office:value="11">
            <text:p>11</text:p>
          </table:table-cell>
          <table:table-cell office:value-type="float" office:value="19177">
            <text:p>19177</text:p>
          </table:table-cell>
          <table:table-cell office:value-type="float" office:value="-50.75">
            <text:p>-50.7500</text:p>
          </table:table-cell>
          <table:table-cell office:value-type="float" office:value="-6.0625">
            <text:p>-6.0625</text:p>
          </table:table-cell>
        </table:table-row>
        <table:table-row table:style-name="ro1">
          <table:table-cell office:value-type="float" office:value="41.67855">
            <text:p>41.678550</text:p>
          </table:table-cell>
          <table:table-cell office:value-type="float" office:value="-0.312575">
            <text:p>-0.312575</text:p>
          </table:table-cell>
          <table:table-cell office:value-type="float" office:value="12145">
            <text:p>12145</text:p>
          </table:table-cell>
          <table:table-cell office:value-type="float" office:value="39">
            <text:p>39</text:p>
          </table:table-cell>
          <table:table-cell table:style-name="ce8" office:value-type="time" office:time-value="PT08H44M30S">
            <text:p>08:44:30 AM</text:p>
          </table:table-cell>
          <table:table-cell office:value-type="float" office:value="11">
            <text:p>11</text:p>
          </table:table-cell>
          <table:table-cell office:value-type="float" office:value="19039">
            <text:p>19039</text:p>
          </table:table-cell>
          <table:table-cell office:value-type="float" office:value="-52.125">
            <text:p>-52.1250</text:p>
          </table:table-cell>
          <table:table-cell office:value-type="float" office:value="-6">
            <text:p>-6.0000</text:p>
          </table:table-cell>
        </table:table-row>
        <table:table-row table:style-name="ro1">
          <table:table-cell office:value-type="float" office:value="41.679625">
            <text:p>41.679625</text:p>
          </table:table-cell>
          <table:table-cell office:value-type="float" office:value="-0.312011">
            <text:p>-0.312011</text:p>
          </table:table-cell>
          <table:table-cell office:value-type="float" office:value="12213">
            <text:p>12213</text:p>
          </table:table-cell>
          <table:table-cell office:value-type="float" office:value="35.1">
            <text:p>35.1</text:p>
          </table:table-cell>
          <table:table-cell table:style-name="ce8" office:value-type="time" office:time-value="PT08H44M45S">
            <text:p>08:44:45 AM</text:p>
          </table:table-cell>
          <table:table-cell office:value-type="float" office:value="11">
            <text:p>11</text:p>
          </table:table-cell>
          <table:table-cell office:value-type="float" office:value="18839">
            <text:p>18839</text:p>
          </table:table-cell>
          <table:table-cell office:value-type="float" office:value="-52.875">
            <text:p>-52.8750</text:p>
          </table:table-cell>
          <table:table-cell office:value-type="float" office:value="-7.8125">
            <text:p>-7.8125</text:p>
          </table:table-cell>
        </table:table-row>
        <table:table-row table:style-name="ro1">
          <table:table-cell office:value-type="float" office:value="41.680293">
            <text:p>41.680293</text:p>
          </table:table-cell>
          <table:table-cell office:value-type="float" office:value="-0.311676">
            <text:p>-0.311676</text:p>
          </table:table-cell>
          <table:table-cell office:value-type="float" office:value="12251">
            <text:p>12251</text:p>
          </table:table-cell>
          <table:table-cell office:value-type="float" office:value="15.2">
            <text:p>15.2</text:p>
          </table:table-cell>
          <table:table-cell table:style-name="ce8" office:value-type="time" office:time-value="PT08H44M55S">
            <text:p>08:44:55 AM</text:p>
          </table:table-cell>
          <table:table-cell office:value-type="float" office:value="11">
            <text:p>11</text:p>
          </table:table-cell>
          <table:table-cell office:value-type="float" office:value="18687">
            <text:p>18687</text:p>
          </table:table-cell>
          <table:table-cell office:value-type="float" office:value="-52.25">
            <text:p>-52.2500</text:p>
          </table:table-cell>
          <table:table-cell office:value-type="float" office:value="-7.6875">
            <text:p>-7.6875</text:p>
          </table:table-cell>
        </table:table-row>
        <table:table-row table:style-name="ro1">
          <table:table-cell office:value-type="float" office:value="41.680932">
            <text:p>41.680932</text:p>
          </table:table-cell>
          <table:table-cell office:value-type="float" office:value="-0.311092">
            <text:p>-0.311092</text:p>
          </table:table-cell>
          <table:table-cell office:value-type="float" office:value="12290">
            <text:p>12290</text:p>
          </table:table-cell>
          <table:table-cell office:value-type="float" office:value="40.3">
            <text:p>40.3</text:p>
          </table:table-cell>
          <table:table-cell table:style-name="ce8" office:value-type="time" office:time-value="PT08H45M05S">
            <text:p>08:45:05 AM</text:p>
          </table:table-cell>
          <table:table-cell office:value-type="float" office:value="11">
            <text:p>11</text:p>
          </table:table-cell>
          <table:table-cell office:value-type="float" office:value="18604">
            <text:p>18604</text:p>
          </table:table-cell>
          <table:table-cell office:value-type="float" office:value="-52.8125">
            <text:p>-52.8125</text:p>
          </table:table-cell>
          <table:table-cell office:value-type="float" office:value="-7.5625">
            <text:p>-7.5625</text:p>
          </table:table-cell>
        </table:table-row>
        <table:table-row table:style-name="ro1">
          <table:table-cell office:value-type="float" office:value="41.681723">
            <text:p>41.681723</text:p>
          </table:table-cell>
          <table:table-cell office:value-type="float" office:value="-0.31069">
            <text:p>-0.310690</text:p>
          </table:table-cell>
          <table:table-cell office:value-type="float" office:value="12327">
            <text:p>12327</text:p>
          </table:table-cell>
          <table:table-cell office:value-type="float" office:value="34.3">
            <text:p>34.3</text:p>
          </table:table-cell>
          <table:table-cell table:style-name="ce8" office:value-type="time" office:time-value="PT08H45M15S">
            <text:p>08:45:15 AM</text:p>
          </table:table-cell>
          <table:table-cell office:value-type="float" office:value="11">
            <text:p>11</text:p>
          </table:table-cell>
          <table:table-cell office:value-type="float" office:value="18501">
            <text:p>18501</text:p>
          </table:table-cell>
          <table:table-cell office:value-type="float" office:value="-51.4375">
            <text:p>-51.4375</text:p>
          </table:table-cell>
          <table:table-cell office:value-type="float" office:value="-7.5">
            <text:p>-7.5000</text:p>
          </table:table-cell>
        </table:table-row>
        <table:table-row table:style-name="ro1">
          <table:table-cell office:value-type="float" office:value="41.682445">
            <text:p>41.682445</text:p>
          </table:table-cell>
          <table:table-cell office:value-type="float" office:value="-0.310109">
            <text:p>-0.310109</text:p>
          </table:table-cell>
          <table:table-cell office:value-type="float" office:value="12365">
            <text:p>12365</text:p>
          </table:table-cell>
          <table:table-cell office:value-type="float" office:value="30.6">
            <text:p>30.6</text:p>
          </table:table-cell>
          <table:table-cell table:style-name="ce8" office:value-type="time" office:time-value="PT08H45M25S">
            <text:p>08:45:25 AM</text:p>
          </table:table-cell>
          <table:table-cell office:value-type="float" office:value="11">
            <text:p>11</text:p>
          </table:table-cell>
          <table:table-cell office:value-type="float" office:value="18385">
            <text:p>18385</text:p>
          </table:table-cell>
          <table:table-cell office:value-type="float" office:value="-50.3125">
            <text:p>-50.3125</text:p>
          </table:table-cell>
          <table:table-cell office:value-type="float" office:value="-7.375">
            <text:p>-7.3750</text:p>
          </table:table-cell>
        </table:table-row>
        <table:table-row table:style-name="ro1">
          <table:table-cell office:value-type="float" office:value="41.683866">
            <text:p>41.683866</text:p>
          </table:table-cell>
          <table:table-cell office:value-type="float" office:value="-0.309043">
            <text:p>-0.309043</text:p>
          </table:table-cell>
          <table:table-cell office:value-type="float" office:value="12443">
            <text:p>12443</text:p>
          </table:table-cell>
          <table:table-cell office:value-type="float" office:value="42.1">
            <text:p>42.1</text:p>
          </table:table-cell>
          <table:table-cell table:style-name="ce8" office:value-type="time" office:time-value="PT08H45M45S">
            <text:p>08:45:45 AM</text:p>
          </table:table-cell>
          <table:table-cell office:value-type="float" office:value="11">
            <text:p>11</text:p>
          </table:table-cell>
          <table:table-cell office:value-type="float" office:value="18162">
            <text:p>18162</text:p>
          </table:table-cell>
          <table:table-cell office:value-type="float" office:value="-49.3125">
            <text:p>-49.3125</text:p>
          </table:table-cell>
          <table:table-cell office:value-type="float" office:value="-7.25">
            <text:p>-7.2500</text:p>
          </table:table-cell>
        </table:table-row>
        <table:table-row table:style-name="ro1">
          <table:table-cell office:value-type="float" office:value="41.68441">
            <text:p>41.684410</text:p>
          </table:table-cell>
          <table:table-cell office:value-type="float" office:value="-0.308273">
            <text:p>-0.308273</text:p>
          </table:table-cell>
          <table:table-cell office:value-type="float" office:value="12487">
            <text:p>12487</text:p>
          </table:table-cell>
          <table:table-cell office:value-type="float" office:value="22.6">
            <text:p>22.6</text:p>
          </table:table-cell>
          <table:table-cell table:style-name="ce8" office:value-type="time" office:time-value="PT08H45M55S">
            <text:p>08:45:55 AM</text:p>
          </table:table-cell>
          <table:table-cell office:value-type="float" office:value="11">
            <text:p>11</text:p>
          </table:table-cell>
          <table:table-cell office:value-type="float" office:value="18044">
            <text:p>18044</text:p>
          </table:table-cell>
          <table:table-cell office:value-type="float" office:value="-50.875">
            <text:p>-50.8750</text:p>
          </table:table-cell>
          <table:table-cell office:value-type="float" office:value="-7.125">
            <text:p>-7.1250</text:p>
          </table:table-cell>
        </table:table-row>
        <table:table-row table:style-name="ro1">
          <table:table-cell office:value-type="float" office:value="41.685068">
            <text:p>41.685068</text:p>
          </table:table-cell>
          <table:table-cell office:value-type="float" office:value="-0.307404">
            <text:p>-0.307404</text:p>
          </table:table-cell>
          <table:table-cell office:value-type="float" office:value="12526">
            <text:p>12526</text:p>
          </table:table-cell>
          <table:table-cell office:value-type="float" office:value="34.9">
            <text:p>34.9</text:p>
          </table:table-cell>
          <table:table-cell table:style-name="ce8" office:value-type="time" office:time-value="PT08H46M05S">
            <text:p>08:46:05 AM</text:p>
          </table:table-cell>
          <table:table-cell office:value-type="float" office:value="11">
            <text:p>11</text:p>
          </table:table-cell>
          <table:table-cell office:value-type="float" office:value="17930">
            <text:p>17930</text:p>
          </table:table-cell>
          <table:table-cell office:value-type="float" office:value="-50.75">
            <text:p>-50.7500</text:p>
          </table:table-cell>
          <table:table-cell office:value-type="float" office:value="-7">
            <text:p>-7.0000</text:p>
          </table:table-cell>
        </table:table-row>
        <table:table-row table:style-name="ro1">
          <table:table-cell office:value-type="float" office:value="41.685557">
            <text:p>41.685557</text:p>
          </table:table-cell>
          <table:table-cell office:value-type="float" office:value="-0.306833">
            <text:p>-0.306833</text:p>
          </table:table-cell>
          <table:table-cell office:value-type="float" office:value="12563">
            <text:p>12563</text:p>
          </table:table-cell>
          <table:table-cell office:value-type="float" office:value="26.3">
            <text:p>26.3</text:p>
          </table:table-cell>
          <table:table-cell table:style-name="ce8" office:value-type="time" office:time-value="PT08H46M15S">
            <text:p>08:46:15 AM</text:p>
          </table:table-cell>
          <table:table-cell office:value-type="float" office:value="10">
            <text:p>10</text:p>
          </table:table-cell>
          <table:table-cell office:value-type="float" office:value="17817">
            <text:p>17817</text:p>
          </table:table-cell>
          <table:table-cell office:value-type="float" office:value="-48.5625">
            <text:p>-48.5625</text:p>
          </table:table-cell>
          <table:table-cell office:value-type="float" office:value="-8.9375">
            <text:p>-8.9375</text:p>
          </table:table-cell>
        </table:table-row>
        <table:table-row table:style-name="ro1">
          <table:table-cell office:value-type="float" office:value="41.686289">
            <text:p>41.686289</text:p>
          </table:table-cell>
          <table:table-cell office:value-type="float" office:value="-0.305835">
            <text:p>-0.305835</text:p>
          </table:table-cell>
          <table:table-cell office:value-type="float" office:value="12620">
            <text:p>12620</text:p>
          </table:table-cell>
          <table:table-cell office:value-type="float" office:value="28.5">
            <text:p>28.5</text:p>
          </table:table-cell>
          <table:table-cell table:style-name="ce8" office:value-type="time" office:time-value="PT08H46M30S">
            <text:p>08:46:30 AM</text:p>
          </table:table-cell>
          <table:table-cell office:value-type="float" office:value="10">
            <text:p>10</text:p>
          </table:table-cell>
          <table:table-cell office:value-type="float" office:value="17667">
            <text:p>17667</text:p>
          </table:table-cell>
          <table:table-cell office:value-type="float" office:value="-47.375">
            <text:p>-47.3750</text:p>
          </table:table-cell>
          <table:table-cell office:value-type="float" office:value="-8.75">
            <text:p>-8.7500</text:p>
          </table:table-cell>
        </table:table-row>
        <table:table-row table:style-name="ro1">
          <table:table-cell office:value-type="float" office:value="41.686875">
            <text:p>41.686875</text:p>
          </table:table-cell>
          <table:table-cell office:value-type="float" office:value="-0.305161">
            <text:p>-0.305161</text:p>
          </table:table-cell>
          <table:table-cell office:value-type="float" office:value="12658">
            <text:p>12658</text:p>
          </table:table-cell>
          <table:table-cell office:value-type="float" office:value="32.7">
            <text:p>32.7</text:p>
          </table:table-cell>
          <table:table-cell table:style-name="ce8" office:value-type="time" office:time-value="PT08H46M40S">
            <text:p>08:46:40 AM</text:p>
          </table:table-cell>
          <table:table-cell office:value-type="float" office:value="10">
            <text:p>10</text:p>
          </table:table-cell>
          <table:table-cell office:value-type="float" office:value="17564">
            <text:p>17564</text:p>
          </table:table-cell>
          <table:table-cell office:value-type="float" office:value="-48.375">
            <text:p>-48.3750</text:p>
          </table:table-cell>
          <table:table-cell office:value-type="float" office:value="-8.6875">
            <text:p>-8.6875</text:p>
          </table:table-cell>
        </table:table-row>
        <table:table-row table:style-name="ro1">
          <table:table-cell office:value-type="float" office:value="41.687404">
            <text:p>41.687404</text:p>
          </table:table-cell>
          <table:table-cell office:value-type="float" office:value="-0.30439">
            <text:p>-0.304390</text:p>
          </table:table-cell>
          <table:table-cell office:value-type="float" office:value="12695">
            <text:p>12695</text:p>
          </table:table-cell>
          <table:table-cell office:value-type="float" office:value="25.2">
            <text:p>25.2</text:p>
          </table:table-cell>
          <table:table-cell table:style-name="ce8" office:value-type="time" office:time-value="PT08H46M50S">
            <text:p>08:46:50 AM</text:p>
          </table:table-cell>
          <table:table-cell office:value-type="float" office:value="10">
            <text:p>10</text:p>
          </table:table-cell>
          <table:table-cell office:value-type="float" office:value="17467">
            <text:p>17467</text:p>
          </table:table-cell>
          <table:table-cell office:value-type="float" office:value="-48.6875">
            <text:p>-48.6875</text:p>
          </table:table-cell>
          <table:table-cell office:value-type="float" office:value="-8.5625">
            <text:p>-8.5625</text:p>
          </table:table-cell>
        </table:table-row>
        <table:table-row table:style-name="ro1">
          <table:table-cell office:value-type="float" office:value="41.688074">
            <text:p>41.688074</text:p>
          </table:table-cell>
          <table:table-cell office:value-type="float" office:value="-0.303793">
            <text:p>-0.303793</text:p>
          </table:table-cell>
          <table:table-cell office:value-type="float" office:value="12734">
            <text:p>12734</text:p>
          </table:table-cell>
          <table:table-cell office:value-type="float" office:value="24.6">
            <text:p>24.6</text:p>
          </table:table-cell>
          <table:table-cell table:style-name="ce8" office:value-type="time" office:time-value="PT08H47M00S">
            <text:p>08:47:00 AM</text:p>
          </table:table-cell>
          <table:table-cell office:value-type="float" office:value="10">
            <text:p>10</text:p>
          </table:table-cell>
          <table:table-cell office:value-type="float" office:value="17349">
            <text:p>17349</text:p>
          </table:table-cell>
          <table:table-cell office:value-type="float" office:value="-47.125">
            <text:p>-47.1250</text:p>
          </table:table-cell>
          <table:table-cell office:value-type="float" office:value="-8.5">
            <text:p>-8.5000</text:p>
          </table:table-cell>
        </table:table-row>
        <table:table-row table:style-name="ro1">
          <table:table-cell office:value-type="float" office:value="41.688814">
            <text:p>41.688814</text:p>
          </table:table-cell>
          <table:table-cell office:value-type="float" office:value="-0.303247">
            <text:p>-0.303247</text:p>
          </table:table-cell>
          <table:table-cell office:value-type="float" office:value="12766">
            <text:p>12766</text:p>
          </table:table-cell>
          <table:table-cell office:value-type="float" office:value="36.3">
            <text:p>36.3</text:p>
          </table:table-cell>
          <table:table-cell table:style-name="ce8" office:value-type="time" office:time-value="PT08H47M10S">
            <text:p>08:47:10 AM</text:p>
          </table:table-cell>
          <table:table-cell office:value-type="float" office:value="10">
            <text:p>10</text:p>
          </table:table-cell>
          <table:table-cell office:value-type="float" office:value="17276">
            <text:p>17276</text:p>
          </table:table-cell>
          <table:table-cell office:value-type="float" office:value="-47.375">
            <text:p>-47.3750</text:p>
          </table:table-cell>
          <table:table-cell office:value-type="float" office:value="-8.375">
            <text:p>-8.3750</text:p>
          </table:table-cell>
        </table:table-row>
        <table:table-row table:style-name="ro1">
          <table:table-cell office:value-type="float" office:value="41.689377">
            <text:p>41.689377</text:p>
          </table:table-cell>
          <table:table-cell office:value-type="float" office:value="-0.302581">
            <text:p>-0.302581</text:p>
          </table:table-cell>
          <table:table-cell office:value-type="float" office:value="12802">
            <text:p>12802</text:p>
          </table:table-cell>
          <table:table-cell office:value-type="float" office:value="37">
            <text:p>37</text:p>
          </table:table-cell>
          <table:table-cell table:style-name="ce8" office:value-type="time" office:time-value="PT08H47M20S">
            <text:p>08:47:20 AM</text:p>
          </table:table-cell>
          <table:table-cell office:value-type="float" office:value="10">
            <text:p>10</text:p>
          </table:table-cell>
          <table:table-cell office:value-type="float" office:value="17170">
            <text:p>17170</text:p>
          </table:table-cell>
          <table:table-cell office:value-type="float" office:value="-46.0625">
            <text:p>-46.0625</text:p>
          </table:table-cell>
          <table:table-cell office:value-type="float" office:value="-8.3125">
            <text:p>-8.3125</text:p>
          </table:table-cell>
        </table:table-row>
        <table:table-row table:style-name="ro1">
          <table:table-cell office:value-type="float" office:value="41.689946">
            <text:p>41.689946</text:p>
          </table:table-cell>
          <table:table-cell office:value-type="float" office:value="-0.301675">
            <text:p>-0.301675</text:p>
          </table:table-cell>
          <table:table-cell office:value-type="float" office:value="12837">
            <text:p>12837</text:p>
          </table:table-cell>
          <table:table-cell office:value-type="float" office:value="33.5">
            <text:p>33.5</text:p>
          </table:table-cell>
          <table:table-cell table:style-name="ce8" office:value-type="time" office:time-value="PT08H47M30S">
            <text:p>08:47:30 AM</text:p>
          </table:table-cell>
          <table:table-cell office:value-type="float" office:value="10">
            <text:p>10</text:p>
          </table:table-cell>
          <table:table-cell office:value-type="float" office:value="17085">
            <text:p>17085</text:p>
          </table:table-cell>
          <table:table-cell office:value-type="float" office:value="-46.125">
            <text:p>-46.1250</text:p>
          </table:table-cell>
          <table:table-cell office:value-type="float" office:value="-8.1875">
            <text:p>-8.1875</text:p>
          </table:table-cell>
        </table:table-row>
        <table:table-row table:style-name="ro1">
          <table:table-cell office:value-type="float" office:value="41.690503">
            <text:p>41.690503</text:p>
          </table:table-cell>
          <table:table-cell office:value-type="float" office:value="-0.301129">
            <text:p>-0.301129</text:p>
          </table:table-cell>
          <table:table-cell office:value-type="float" office:value="12871">
            <text:p>12871</text:p>
          </table:table-cell>
          <table:table-cell office:value-type="float" office:value="23">
            <text:p>23</text:p>
          </table:table-cell>
          <table:table-cell table:style-name="ce8" office:value-type="time" office:time-value="PT08H47M40S">
            <text:p>08:47:40 AM</text:p>
          </table:table-cell>
          <table:table-cell office:value-type="float" office:value="10">
            <text:p>10</text:p>
          </table:table-cell>
          <table:table-cell office:value-type="float" office:value="16996">
            <text:p>16996</text:p>
          </table:table-cell>
          <table:table-cell office:value-type="float" office:value="-47.4375">
            <text:p>-47.4375</text:p>
          </table:table-cell>
          <table:table-cell office:value-type="float" office:value="-8.125">
            <text:p>-8.1250</text:p>
          </table:table-cell>
        </table:table-row>
        <table:table-row table:style-name="ro1">
          <table:table-cell office:value-type="float" office:value="41.690934">
            <text:p>41.690934</text:p>
          </table:table-cell>
          <table:table-cell office:value-type="float" office:value="-0.300262">
            <text:p>-0.300262</text:p>
          </table:table-cell>
          <table:table-cell office:value-type="float" office:value="12908">
            <text:p>12908</text:p>
          </table:table-cell>
          <table:table-cell office:value-type="float" office:value="33.2">
            <text:p>33.2</text:p>
          </table:table-cell>
          <table:table-cell table:style-name="ce8" office:value-type="time" office:time-value="PT08H47M50S">
            <text:p>08:47:50 AM</text:p>
          </table:table-cell>
          <table:table-cell office:value-type="float" office:value="10">
            <text:p>10</text:p>
          </table:table-cell>
          <table:table-cell office:value-type="float" office:value="16895">
            <text:p>16895</text:p>
          </table:table-cell>
          <table:table-cell office:value-type="float" office:value="-48.625">
            <text:p>-48.6250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91716">
            <text:p>41.691716</text:p>
          </table:table-cell>
          <table:table-cell office:value-type="float" office:value="-0.298687">
            <text:p>-0.298687</text:p>
          </table:table-cell>
          <table:table-cell office:value-type="float" office:value="12971">
            <text:p>12971</text:p>
          </table:table-cell>
          <table:table-cell office:value-type="float" office:value="33.6">
            <text:p>33.6</text:p>
          </table:table-cell>
          <table:table-cell table:style-name="ce8" office:value-type="time" office:time-value="PT08H48M05S">
            <text:p>08:48:05 AM</text:p>
          </table:table-cell>
          <table:table-cell office:value-type="float" office:value="10">
            <text:p>10</text:p>
          </table:table-cell>
          <table:table-cell office:value-type="float" office:value="16727">
            <text:p>16727</text:p>
          </table:table-cell>
          <table:table-cell office:value-type="float" office:value="-47.8125">
            <text:p>-47.8125</text:p>
          </table:table-cell>
          <table:table-cell office:value-type="float" office:value="-9.9375">
            <text:p>-9.9375</text:p>
          </table:table-cell>
        </table:table-row>
        <table:table-row table:style-name="ro1">
          <table:table-cell office:value-type="float" office:value="41.69212">
            <text:p>41.692120</text:p>
          </table:table-cell>
          <table:table-cell office:value-type="float" office:value="-0.297923">
            <text:p>-0.297923</text:p>
          </table:table-cell>
          <table:table-cell office:value-type="float" office:value="13008">
            <text:p>13008</text:p>
          </table:table-cell>
          <table:table-cell office:value-type="float" office:value="27.6">
            <text:p>27.6</text:p>
          </table:table-cell>
          <table:table-cell table:style-name="ce8" office:value-type="time" office:time-value="PT08H48M15S">
            <text:p>08:48:15 AM</text:p>
          </table:table-cell>
          <table:table-cell office:value-type="float" office:value="10">
            <text:p>10</text:p>
          </table:table-cell>
          <table:table-cell office:value-type="float" office:value="16629">
            <text:p>16629</text:p>
          </table:table-cell>
          <table:table-cell office:value-type="float" office:value="-48.6875">
            <text:p>-48.6875</text:p>
          </table:table-cell>
          <table:table-cell office:value-type="float" office:value="-9.8125">
            <text:p>-9.8125</text:p>
          </table:table-cell>
        </table:table-row>
        <table:table-row table:style-name="ro1">
          <table:table-cell office:value-type="float" office:value="41.692638">
            <text:p>41.692638</text:p>
          </table:table-cell>
          <table:table-cell office:value-type="float" office:value="-0.296962">
            <text:p>-0.296962</text:p>
          </table:table-cell>
          <table:table-cell office:value-type="float" office:value="13042">
            <text:p>13042</text:p>
          </table:table-cell>
          <table:table-cell office:value-type="float" office:value="29.6">
            <text:p>29.6</text:p>
          </table:table-cell>
          <table:table-cell table:style-name="ce8" office:value-type="time" office:time-value="PT08H48M25S">
            <text:p>08:48:25 AM</text:p>
          </table:table-cell>
          <table:table-cell office:value-type="float" office:value="9">
            <text:p>9</text:p>
          </table:table-cell>
          <table:table-cell office:value-type="float" office:value="16545">
            <text:p>16545</text:p>
          </table:table-cell>
          <table:table-cell office:value-type="float" office:value="-47.0625">
            <text:p>-47.0625</text:p>
          </table:table-cell>
          <table:table-cell office:value-type="float" office:value="-9.75">
            <text:p>-9.7500</text:p>
          </table:table-cell>
        </table:table-row>
        <table:table-row table:style-name="ro1">
          <table:table-cell office:value-type="float" office:value="41.693153">
            <text:p>41.693153</text:p>
          </table:table-cell>
          <table:table-cell office:value-type="float" office:value="-0.296113">
            <text:p>-0.296113</text:p>
          </table:table-cell>
          <table:table-cell office:value-type="float" office:value="13081">
            <text:p>13081</text:p>
          </table:table-cell>
          <table:table-cell office:value-type="float" office:value="34">
            <text:p>34</text:p>
          </table:table-cell>
          <table:table-cell table:style-name="ce8" office:value-type="time" office:time-value="PT08H48M35S">
            <text:p>08:48:35 AM</text:p>
          </table:table-cell>
          <table:table-cell office:value-type="float" office:value="9">
            <text:p>9</text:p>
          </table:table-cell>
          <table:table-cell office:value-type="float" office:value="16438">
            <text:p>16438</text:p>
          </table:table-cell>
          <table:table-cell office:value-type="float" office:value="-47.25">
            <text:p>-47.2500</text:p>
          </table:table-cell>
          <table:table-cell office:value-type="float" office:value="-9.6875">
            <text:p>-9.6875</text:p>
          </table:table-cell>
        </table:table-row>
        <table:table-row table:style-name="ro1">
          <table:table-cell office:value-type="float" office:value="41.693469">
            <text:p>41.693469</text:p>
          </table:table-cell>
          <table:table-cell office:value-type="float" office:value="-0.295253">
            <text:p>-0.295253</text:p>
          </table:table-cell>
          <table:table-cell office:value-type="float" office:value="13116">
            <text:p>13116</text:p>
          </table:table-cell>
          <table:table-cell office:value-type="float" office:value="25.7">
            <text:p>25.7</text:p>
          </table:table-cell>
          <table:table-cell table:style-name="ce8" office:value-type="time" office:time-value="PT08H48M45S">
            <text:p>08:48:45 AM</text:p>
          </table:table-cell>
          <table:table-cell office:value-type="float" office:value="9">
            <text:p>9</text:p>
          </table:table-cell>
          <table:table-cell office:value-type="float" office:value="16353">
            <text:p>16353</text:p>
          </table:table-cell>
          <table:table-cell office:value-type="float" office:value="-47.25">
            <text:p>-47.2500</text:p>
          </table:table-cell>
          <table:table-cell office:value-type="float" office:value="-9.625">
            <text:p>-9.6250</text:p>
          </table:table-cell>
        </table:table-row>
        <table:table-row table:style-name="ro1">
          <table:table-cell office:value-type="float" office:value="41.694554">
            <text:p>41.694554</text:p>
          </table:table-cell>
          <table:table-cell office:value-type="float" office:value="-0.293937">
            <text:p>-0.293937</text:p>
          </table:table-cell>
          <table:table-cell office:value-type="float" office:value="13188">
            <text:p>13188</text:p>
          </table:table-cell>
          <table:table-cell office:value-type="float" office:value="35.2">
            <text:p>35.2</text:p>
          </table:table-cell>
          <table:table-cell table:style-name="ce8" office:value-type="time" office:time-value="PT08H49M05S">
            <text:p>08:49:05 AM</text:p>
          </table:table-cell>
          <table:table-cell office:value-type="float" office:value="9">
            <text:p>9</text:p>
          </table:table-cell>
          <table:table-cell office:value-type="float" office:value="16176">
            <text:p>16176</text:p>
          </table:table-cell>
          <table:table-cell office:value-type="float" office:value="-47.8125">
            <text:p>-47.8125</text:p>
          </table:table-cell>
          <table:table-cell office:value-type="float" office:value="-9.4375">
            <text:p>-9.4375</text:p>
          </table:table-cell>
        </table:table-row>
        <table:table-row table:style-name="ro1">
          <table:table-cell office:value-type="float" office:value="41.695087">
            <text:p>41.695087</text:p>
          </table:table-cell>
          <table:table-cell office:value-type="float" office:value="-0.293325">
            <text:p>-0.293325</text:p>
          </table:table-cell>
          <table:table-cell office:value-type="float" office:value="13223">
            <text:p>13223</text:p>
          </table:table-cell>
          <table:table-cell office:value-type="float" office:value="23.1">
            <text:p>23.1</text:p>
          </table:table-cell>
          <table:table-cell table:style-name="ce8" office:value-type="time" office:time-value="PT08H49M15S">
            <text:p>08:49:15 AM</text:p>
          </table:table-cell>
          <table:table-cell office:value-type="float" office:value="9">
            <text:p>9</text:p>
          </table:table-cell>
          <table:table-cell office:value-type="float" office:value="16089">
            <text:p>16089</text:p>
          </table:table-cell>
          <table:table-cell office:value-type="float" office:value="-47.875">
            <text:p>-47.8750</text:p>
          </table:table-cell>
          <table:table-cell office:value-type="float" office:value="-9.375">
            <text:p>-9.3750</text:p>
          </table:table-cell>
        </table:table-row>
        <table:table-row table:style-name="ro1">
          <table:table-cell office:value-type="float" office:value="41.695442">
            <text:p>41.695442</text:p>
          </table:table-cell>
          <table:table-cell office:value-type="float" office:value="-0.292769">
            <text:p>-0.292769</text:p>
          </table:table-cell>
          <table:table-cell office:value-type="float" office:value="13260">
            <text:p>13260</text:p>
          </table:table-cell>
          <table:table-cell office:value-type="float" office:value="30.7">
            <text:p>30.7</text:p>
          </table:table-cell>
          <table:table-cell table:style-name="ce8" office:value-type="time" office:time-value="PT08H49M25S">
            <text:p>08:49:25 AM</text:p>
          </table:table-cell>
          <table:table-cell office:value-type="float" office:value="9">
            <text:p>9</text:p>
          </table:table-cell>
          <table:table-cell office:value-type="float" office:value="15998">
            <text:p>15998</text:p>
          </table:table-cell>
          <table:table-cell office:value-type="float" office:value="-45.1875">
            <text:p>-45.1875</text:p>
          </table:table-cell>
          <table:table-cell office:value-type="float" office:value="-9.3125">
            <text:p>-9.3125</text:p>
          </table:table-cell>
        </table:table-row>
        <table:table-row table:style-name="ro1">
          <table:table-cell office:value-type="float" office:value="41.696093">
            <text:p>41.696093</text:p>
          </table:table-cell>
          <table:table-cell office:value-type="float" office:value="-0.291692">
            <text:p>-0.291692</text:p>
          </table:table-cell>
          <table:table-cell office:value-type="float" office:value="13317">
            <text:p>13317</text:p>
          </table:table-cell>
          <table:table-cell office:value-type="float" office:value="36.1">
            <text:p>36.1</text:p>
          </table:table-cell>
          <table:table-cell table:style-name="ce8" office:value-type="time" office:time-value="PT08H49M40S">
            <text:p>08:49:40 AM</text:p>
          </table:table-cell>
          <table:table-cell office:value-type="float" office:value="9">
            <text:p>9</text:p>
          </table:table-cell>
          <table:table-cell office:value-type="float" office:value="15851">
            <text:p>15851</text:p>
          </table:table-cell>
          <table:table-cell office:value-type="float" office:value="-47.1875">
            <text:p>-47.1875</text:p>
          </table:table-cell>
          <table:table-cell office:value-type="float" office:value="-9.125">
            <text:p>-9.1250</text:p>
          </table:table-cell>
        </table:table-row>
        <table:table-row table:style-name="ro1">
          <table:table-cell office:value-type="float" office:value="41.696936">
            <text:p>41.696936</text:p>
          </table:table-cell>
          <table:table-cell office:value-type="float" office:value="-0.290553">
            <text:p>-0.290553</text:p>
          </table:table-cell>
          <table:table-cell office:value-type="float" office:value="13388">
            <text:p>13388</text:p>
          </table:table-cell>
          <table:table-cell office:value-type="float" office:value="33.2">
            <text:p>33.2</text:p>
          </table:table-cell>
          <table:table-cell table:style-name="ce8" office:value-type="time" office:time-value="PT08H50M00S">
            <text:p>08:50:00 AM</text:p>
          </table:table-cell>
          <table:table-cell office:value-type="float" office:value="9">
            <text:p>9</text:p>
          </table:table-cell>
          <table:table-cell office:value-type="float" office:value="15688">
            <text:p>15688</text:p>
          </table:table-cell>
          <table:table-cell office:value-type="float" office:value="-48.5625">
            <text:p>-48.5625</text:p>
          </table:table-cell>
          <table:table-cell office:value-type="float" office:value="-9">
            <text:p>-9.0000</text:p>
          </table:table-cell>
        </table:table-row>
        <table:table-row table:style-name="ro1">
          <table:table-cell office:value-type="float" office:value="41.697345">
            <text:p>41.697345</text:p>
          </table:table-cell>
          <table:table-cell office:value-type="float" office:value="-0.289824">
            <text:p>-0.289824</text:p>
          </table:table-cell>
          <table:table-cell office:value-type="float" office:value="13423">
            <text:p>13423</text:p>
          </table:table-cell>
          <table:table-cell office:value-type="float" office:value="24">
            <text:p>24</text:p>
          </table:table-cell>
          <table:table-cell table:style-name="ce8" office:value-type="time" office:time-value="PT08H50M10S">
            <text:p>08:50:10 AM</text:p>
          </table:table-cell>
          <table:table-cell office:value-type="float" office:value="9">
            <text:p>9</text:p>
          </table:table-cell>
          <table:table-cell office:value-type="float" office:value="15593">
            <text:p>15593</text:p>
          </table:table-cell>
          <table:table-cell office:value-type="float" office:value="-47.8125">
            <text:p>-47.8125</text:p>
          </table:table-cell>
          <table:table-cell office:value-type="float" office:value="-10.9375">
            <text:p>-10.9375</text:p>
          </table:table-cell>
        </table:table-row>
        <table:table-row table:style-name="ro1">
          <table:table-cell office:value-type="float" office:value="41.697858">
            <text:p>41.697858</text:p>
          </table:table-cell>
          <table:table-cell office:value-type="float" office:value="-0.289232">
            <text:p>-0.289232</text:p>
          </table:table-cell>
          <table:table-cell office:value-type="float" office:value="13459">
            <text:p>13459</text:p>
          </table:table-cell>
          <table:table-cell office:value-type="float" office:value="29.5">
            <text:p>29.5</text:p>
          </table:table-cell>
          <table:table-cell table:style-name="ce8" office:value-type="time" office:time-value="PT08H50M20S">
            <text:p>08:50:20 AM</text:p>
          </table:table-cell>
          <table:table-cell office:value-type="float" office:value="10">
            <text:p>10</text:p>
          </table:table-cell>
          <table:table-cell office:value-type="float" office:value="15522">
            <text:p>15522</text:p>
          </table:table-cell>
          <table:table-cell office:value-type="float" office:value="-46.9375">
            <text:p>-46.9375</text:p>
          </table:table-cell>
          <table:table-cell office:value-type="float" office:value="-10.8125">
            <text:p>-10.8125</text:p>
          </table:table-cell>
        </table:table-row>
        <table:table-row table:style-name="ro1">
          <table:table-cell office:value-type="float" office:value="41.699074">
            <text:p>41.699074</text:p>
          </table:table-cell>
          <table:table-cell office:value-type="float" office:value="-0.288011">
            <text:p>-0.288011</text:p>
          </table:table-cell>
          <table:table-cell office:value-type="float" office:value="13531">
            <text:p>13531</text:p>
          </table:table-cell>
          <table:table-cell office:value-type="float" office:value="34.9">
            <text:p>34.9</text:p>
          </table:table-cell>
          <table:table-cell table:style-name="ce8" office:value-type="time" office:time-value="PT08H50M40S">
            <text:p>08:50:40 AM</text:p>
          </table:table-cell>
          <table:table-cell office:value-type="float" office:value="10">
            <text:p>10</text:p>
          </table:table-cell>
          <table:table-cell office:value-type="float" office:value="15338">
            <text:p>15338</text:p>
          </table:table-cell>
          <table:table-cell office:value-type="float" office:value="-46.0625">
            <text:p>-46.0625</text:p>
          </table:table-cell>
          <table:table-cell office:value-type="float" office:value="-10.6875">
            <text:p>-10.6875</text:p>
          </table:table-cell>
        </table:table-row>
        <table:table-row table:style-name="ro1">
          <table:table-cell office:value-type="float" office:value="41.699671">
            <text:p>41.699671</text:p>
          </table:table-cell>
          <table:table-cell office:value-type="float" office:value="-0.287249">
            <text:p>-0.287249</text:p>
          </table:table-cell>
          <table:table-cell office:value-type="float" office:value="13569">
            <text:p>13569</text:p>
          </table:table-cell>
          <table:table-cell office:value-type="float" office:value="40.2">
            <text:p>40.2</text:p>
          </table:table-cell>
          <table:table-cell table:style-name="ce8" office:value-type="time" office:time-value="PT08H50M50S">
            <text:p>08:50:50 AM</text:p>
          </table:table-cell>
          <table:table-cell office:value-type="float" office:value="10">
            <text:p>10</text:p>
          </table:table-cell>
          <table:table-cell office:value-type="float" office:value="15236">
            <text:p>15236</text:p>
          </table:table-cell>
          <table:table-cell office:value-type="float" office:value="-47.4375">
            <text:p>-47.4375</text:p>
          </table:table-cell>
          <table:table-cell office:value-type="float" office:value="-10.625">
            <text:p>-10.6250</text:p>
          </table:table-cell>
        </table:table-row>
        <table:table-row table:style-name="ro1">
          <table:table-cell office:value-type="float" office:value="41.700558">
            <text:p>41.700558</text:p>
          </table:table-cell>
          <table:table-cell office:value-type="float" office:value="-0.285787">
            <text:p>-0.285787</text:p>
          </table:table-cell>
          <table:table-cell office:value-type="float" office:value="13633">
            <text:p>13633</text:p>
          </table:table-cell>
          <table:table-cell office:value-type="float" office:value="44.2">
            <text:p>44.2</text:p>
          </table:table-cell>
          <table:table-cell table:style-name="ce8" office:value-type="time" office:time-value="PT08H51M05S">
            <text:p>08:51:05 AM</text:p>
          </table:table-cell>
          <table:table-cell office:value-type="float" office:value="10">
            <text:p>10</text:p>
          </table:table-cell>
          <table:table-cell office:value-type="float" office:value="15098">
            <text:p>15098</text:p>
          </table:table-cell>
          <table:table-cell office:value-type="float" office:value="-48.4375">
            <text:p>-48.4375</text:p>
          </table:table-cell>
          <table:table-cell office:value-type="float" office:value="-10.5625">
            <text:p>-10.5625</text:p>
          </table:table-cell>
        </table:table-row>
        <table:table-row table:style-name="ro1">
          <table:table-cell office:value-type="float" office:value="41.700868">
            <text:p>41.700868</text:p>
          </table:table-cell>
          <table:table-cell office:value-type="float" office:value="-0.284578">
            <text:p>-0.284578</text:p>
          </table:table-cell>
          <table:table-cell office:value-type="float" office:value="13670">
            <text:p>13670</text:p>
          </table:table-cell>
          <table:table-cell office:value-type="float" office:value="35.3">
            <text:p>35.3</text:p>
          </table:table-cell>
          <table:table-cell table:style-name="ce8" office:value-type="time" office:time-value="PT08H51M15S">
            <text:p>08:51:15 AM</text:p>
          </table:table-cell>
          <table:table-cell office:value-type="float" office:value="10">
            <text:p>10</text:p>
          </table:table-cell>
          <table:table-cell office:value-type="float" office:value="14998">
            <text:p>14998</text:p>
          </table:table-cell>
          <table:table-cell office:value-type="float" office:value="-48.0625">
            <text:p>-48.0625</text:p>
          </table:table-cell>
          <table:table-cell office:value-type="float" office:value="-10.4375">
            <text:p>-10.4375</text:p>
          </table:table-cell>
        </table:table-row>
        <table:table-row table:style-name="ro1">
          <table:table-cell office:value-type="float" office:value="41.701307">
            <text:p>41.701307</text:p>
          </table:table-cell>
          <table:table-cell office:value-type="float" office:value="-0.283276">
            <text:p>-0.283276</text:p>
          </table:table-cell>
          <table:table-cell office:value-type="float" office:value="13705">
            <text:p>13705</text:p>
          </table:table-cell>
          <table:table-cell office:value-type="float" office:value="37.5">
            <text:p>37.5</text:p>
          </table:table-cell>
          <table:table-cell table:style-name="ce8" office:value-type="time" office:time-value="PT08H51M25S">
            <text:p>08:51:25 AM</text:p>
          </table:table-cell>
          <table:table-cell office:value-type="float" office:value="10">
            <text:p>10</text:p>
          </table:table-cell>
          <table:table-cell office:value-type="float" office:value="14919">
            <text:p>14919</text:p>
          </table:table-cell>
          <table:table-cell office:value-type="float" office:value="-48.9375">
            <text:p>-48.9375</text:p>
          </table:table-cell>
          <table:table-cell office:value-type="float" office:value="-10.375">
            <text:p>-10.3750</text:p>
          </table:table-cell>
        </table:table-row>
        <table:table-row table:style-name="ro1">
          <table:table-cell office:value-type="float" office:value="41.701723">
            <text:p>41.701723</text:p>
          </table:table-cell>
          <table:table-cell office:value-type="float" office:value="-0.282098">
            <text:p>-0.282098</text:p>
          </table:table-cell>
          <table:table-cell office:value-type="float" office:value="13742">
            <text:p>13742</text:p>
          </table:table-cell>
          <table:table-cell office:value-type="float" office:value="36.4">
            <text:p>36.4</text:p>
          </table:table-cell>
          <table:table-cell table:style-name="ce8" office:value-type="time" office:time-value="PT08H51M35S">
            <text:p>08:51:35 AM</text:p>
          </table:table-cell>
          <table:table-cell office:value-type="float" office:value="10">
            <text:p>10</text:p>
          </table:table-cell>
          <table:table-cell office:value-type="float" office:value="14843">
            <text:p>14843</text:p>
          </table:table-cell>
          <table:table-cell office:value-type="float" office:value="-48.3125">
            <text:p>-48.3125</text:p>
          </table:table-cell>
          <table:table-cell office:value-type="float" office:value="-10.375">
            <text:p>-10.3750</text:p>
          </table:table-cell>
        </table:table-row>
        <table:table-row table:style-name="ro1">
          <table:table-cell office:value-type="float" office:value="41.702041">
            <text:p>41.702041</text:p>
          </table:table-cell>
          <table:table-cell office:value-type="float" office:value="-0.280851">
            <text:p>-0.280851</text:p>
          </table:table-cell>
          <table:table-cell office:value-type="float" office:value="13776">
            <text:p>13776</text:p>
          </table:table-cell>
          <table:table-cell office:value-type="float" office:value="45.7">
            <text:p>45.7</text:p>
          </table:table-cell>
          <table:table-cell table:style-name="ce8" office:value-type="time" office:time-value="PT08H51M45S">
            <text:p>08:51:45 AM</text:p>
          </table:table-cell>
          <table:table-cell office:value-type="float" office:value="10">
            <text:p>10</text:p>
          </table:table-cell>
          <table:table-cell office:value-type="float" office:value="14769">
            <text:p>14769</text:p>
          </table:table-cell>
          <table:table-cell office:value-type="float" office:value="-49.3125">
            <text:p>-49.3125</text:p>
          </table:table-cell>
          <table:table-cell office:value-type="float" office:value="-10.3125">
            <text:p>-10.3125</text:p>
          </table:table-cell>
        </table:table-row>
        <table:table-row table:style-name="ro1">
          <table:table-cell office:value-type="float" office:value="41.702343">
            <text:p>41.702343</text:p>
          </table:table-cell>
          <table:table-cell office:value-type="float" office:value="-0.279522">
            <text:p>-0.279522</text:p>
          </table:table-cell>
          <table:table-cell office:value-type="float" office:value="13815">
            <text:p>13815</text:p>
          </table:table-cell>
          <table:table-cell office:value-type="float" office:value="40.9">
            <text:p>40.9</text:p>
          </table:table-cell>
          <table:table-cell table:style-name="ce8" office:value-type="time" office:time-value="PT08H51M55S">
            <text:p>08:51:55 AM</text:p>
          </table:table-cell>
          <table:table-cell office:value-type="float" office:value="10">
            <text:p>10</text:p>
          </table:table-cell>
          <table:table-cell office:value-type="float" office:value="14681">
            <text:p>14681</text:p>
          </table:table-cell>
          <table:table-cell office:value-type="float" office:value="-49.75">
            <text:p>-49.7500</text:p>
          </table:table-cell>
          <table:table-cell office:value-type="float" office:value="-10.25">
            <text:p>-10.2500</text:p>
          </table:table-cell>
        </table:table-row>
        <table:table-row table:style-name="ro1">
          <table:table-cell office:value-type="float" office:value="41.702961">
            <text:p>41.702961</text:p>
          </table:table-cell>
          <table:table-cell office:value-type="float" office:value="-0.278138">
            <text:p>-0.278138</text:p>
          </table:table-cell>
          <table:table-cell office:value-type="float" office:value="13851">
            <text:p>13851</text:p>
          </table:table-cell>
          <table:table-cell office:value-type="float" office:value="57.6">
            <text:p>57.6</text:p>
          </table:table-cell>
          <table:table-cell table:style-name="ce8" office:value-type="time" office:time-value="PT08H52M05S">
            <text:p>08:52:05 AM</text:p>
          </table:table-cell>
          <table:table-cell office:value-type="float" office:value="10">
            <text:p>10</text:p>
          </table:table-cell>
          <table:table-cell office:value-type="float" office:value="14590">
            <text:p>14590</text:p>
          </table:table-cell>
          <table:table-cell office:value-type="float" office:value="-48.0625">
            <text:p>-48.0625</text:p>
          </table:table-cell>
          <table:table-cell office:value-type="float" office:value="-1.9375">
            <text:p>-1.9375</text:p>
          </table:table-cell>
        </table:table-row>
        <table:table-row table:style-name="ro1">
          <table:table-cell office:value-type="float" office:value="41.703386">
            <text:p>41.703386</text:p>
          </table:table-cell>
          <table:table-cell office:value-type="float" office:value="-0.276577">
            <text:p>-0.276577</text:p>
          </table:table-cell>
          <table:table-cell office:value-type="float" office:value="13886">
            <text:p>13886</text:p>
          </table:table-cell>
          <table:table-cell office:value-type="float" office:value="48.4">
            <text:p>48.4</text:p>
          </table:table-cell>
          <table:table-cell table:style-name="ce8" office:value-type="time" office:time-value="PT08H52M15S">
            <text:p>08:52:15 AM</text:p>
          </table:table-cell>
          <table:table-cell office:value-type="float" office:value="10">
            <text:p>10</text:p>
          </table:table-cell>
          <table:table-cell office:value-type="float" office:value="14513">
            <text:p>14513</text:p>
          </table:table-cell>
          <table:table-cell office:value-type="float" office:value="-48.9375">
            <text:p>-48.9375</text:p>
          </table:table-cell>
          <table:table-cell office:value-type="float" office:value="-10">
            <text:p>-10.0000</text:p>
          </table:table-cell>
        </table:table-row>
        <table:table-row table:style-name="ro1">
          <table:table-cell office:value-type="float" office:value="41.703848">
            <text:p>41.703848</text:p>
          </table:table-cell>
          <table:table-cell office:value-type="float" office:value="-0.275014">
            <text:p>-0.275014</text:p>
          </table:table-cell>
          <table:table-cell office:value-type="float" office:value="13922">
            <text:p>13922</text:p>
          </table:table-cell>
          <table:table-cell office:value-type="float" office:value="51.5">
            <text:p>51.5</text:p>
          </table:table-cell>
          <table:table-cell table:style-name="ce8" office:value-type="time" office:time-value="PT08H52M25S">
            <text:p>08:52:25 AM</text:p>
          </table:table-cell>
          <table:table-cell office:value-type="float" office:value="10">
            <text:p>10</text:p>
          </table:table-cell>
          <table:table-cell office:value-type="float" office:value="14435">
            <text:p>14435</text:p>
          </table:table-cell>
          <table:table-cell office:value-type="float" office:value="-46">
            <text:p>-46.0000</text:p>
          </table:table-cell>
          <table:table-cell office:value-type="float" office:value="-10">
            <text:p>-10.0000</text:p>
          </table:table-cell>
        </table:table-row>
        <table:table-row table:style-name="ro1">
          <table:table-cell office:value-type="float" office:value="41.704304">
            <text:p>41.704304</text:p>
          </table:table-cell>
          <table:table-cell office:value-type="float" office:value="-0.273476">
            <text:p>-0.273476</text:p>
          </table:table-cell>
          <table:table-cell office:value-type="float" office:value="13959">
            <text:p>13959</text:p>
          </table:table-cell>
          <table:table-cell office:value-type="float" office:value="47">
            <text:p>47</text:p>
          </table:table-cell>
          <table:table-cell table:style-name="ce8" office:value-type="time" office:time-value="PT08H52M35S">
            <text:p>08:52:35 AM</text:p>
          </table:table-cell>
          <table:table-cell office:value-type="float" office:value="10">
            <text:p>10</text:p>
          </table:table-cell>
          <table:table-cell office:value-type="float" office:value="14338">
            <text:p>14338</text:p>
          </table:table-cell>
          <table:table-cell office:value-type="float" office:value="-46.4375">
            <text:p>-46.4375</text:p>
          </table:table-cell>
          <table:table-cell office:value-type="float" office:value="-11.9375">
            <text:p>-11.9375</text:p>
          </table:table-cell>
        </table:table-row>
        <table:table-row table:style-name="ro1">
          <table:table-cell office:value-type="float" office:value="41.704861">
            <text:p>41.704861</text:p>
          </table:table-cell>
          <table:table-cell office:value-type="float" office:value="-0.271006">
            <text:p>-0.271006</text:p>
          </table:table-cell>
          <table:table-cell office:value-type="float" office:value="14015">
            <text:p>14015</text:p>
          </table:table-cell>
          <table:table-cell office:value-type="float" office:value="49">
            <text:p>49</text:p>
          </table:table-cell>
          <table:table-cell table:style-name="ce8" office:value-type="time" office:time-value="PT08H52M50S">
            <text:p>08:52:50 AM</text:p>
          </table:table-cell>
          <table:table-cell office:value-type="float" office:value="10">
            <text:p>10</text:p>
          </table:table-cell>
          <table:table-cell office:value-type="float" office:value="14219">
            <text:p>14219</text:p>
          </table:table-cell>
          <table:table-cell office:value-type="float" office:value="-46.5">
            <text:p>-46.5000</text:p>
          </table:table-cell>
          <table:table-cell office:value-type="float" office:value="-11.8125">
            <text:p>-11.8125</text:p>
          </table:table-cell>
        </table:table-row>
        <table:table-row table:style-name="ro1">
          <table:table-cell office:value-type="float" office:value="41.705154">
            <text:p>41.705154</text:p>
          </table:table-cell>
          <table:table-cell office:value-type="float" office:value="-0.269478">
            <text:p>-0.269478</text:p>
          </table:table-cell>
          <table:table-cell office:value-type="float" office:value="14054">
            <text:p>14054</text:p>
          </table:table-cell>
          <table:table-cell office:value-type="float" office:value="54.3">
            <text:p>54.3</text:p>
          </table:table-cell>
          <table:table-cell table:style-name="ce8" office:value-type="time" office:time-value="PT08H53M00S">
            <text:p>08:53:00 AM</text:p>
          </table:table-cell>
          <table:table-cell office:value-type="float" office:value="10">
            <text:p>10</text:p>
          </table:table-cell>
          <table:table-cell office:value-type="float" office:value="14137">
            <text:p>14137</text:p>
          </table:table-cell>
          <table:table-cell office:value-type="float" office:value="-47.6875">
            <text:p>-47.6875</text:p>
          </table:table-cell>
          <table:table-cell office:value-type="float" office:value="-11.8125">
            <text:p>-11.8125</text:p>
          </table:table-cell>
        </table:table-row>
        <table:table-row table:style-name="ro1">
          <table:table-cell office:value-type="float" office:value="41.705634">
            <text:p>41.705634</text:p>
          </table:table-cell>
          <table:table-cell office:value-type="float" office:value="-0.267614">
            <text:p>-0.267614</text:p>
          </table:table-cell>
          <table:table-cell office:value-type="float" office:value="14094">
            <text:p>14094</text:p>
          </table:table-cell>
          <table:table-cell office:value-type="float" office:value="52.7">
            <text:p>52.7</text:p>
          </table:table-cell>
          <table:table-cell table:style-name="ce8" office:value-type="time" office:time-value="PT08H53M10S">
            <text:p>08:53:10 AM</text:p>
          </table:table-cell>
          <table:table-cell office:value-type="float" office:value="10">
            <text:p>10</text:p>
          </table:table-cell>
          <table:table-cell office:value-type="float" office:value="14050">
            <text:p>14050</text:p>
          </table:table-cell>
          <table:table-cell office:value-type="float" office:value="-46.5">
            <text:p>-46.5000</text:p>
          </table:table-cell>
          <table:table-cell office:value-type="float" office:value="-11.6875">
            <text:p>-11.6875</text:p>
          </table:table-cell>
        </table:table-row>
        <table:table-row table:style-name="ro1">
          <table:table-cell office:value-type="float" office:value="41.705737">
            <text:p>41.705737</text:p>
          </table:table-cell>
          <table:table-cell office:value-type="float" office:value="-0.265891">
            <text:p>-0.265891</text:p>
          </table:table-cell>
          <table:table-cell office:value-type="float" office:value="14135">
            <text:p>14135</text:p>
          </table:table-cell>
          <table:table-cell office:value-type="float" office:value="57.8">
            <text:p>57.8</text:p>
          </table:table-cell>
          <table:table-cell table:style-name="ce8" office:value-type="time" office:time-value="PT08H53M20S">
            <text:p>08:53:20 AM</text:p>
          </table:table-cell>
          <table:table-cell office:value-type="float" office:value="10">
            <text:p>10</text:p>
          </table:table-cell>
          <table:table-cell office:value-type="float" office:value="13962">
            <text:p>13962</text:p>
          </table:table-cell>
          <table:table-cell office:value-type="float" office:value="-46.25">
            <text:p>-46.2500</text:p>
          </table:table-cell>
          <table:table-cell office:value-type="float" office:value="-11.6875">
            <text:p>-11.6875</text:p>
          </table:table-cell>
        </table:table-row>
        <table:table-row table:style-name="ro1">
          <table:table-cell office:value-type="float" office:value="41.705899">
            <text:p>41.705899</text:p>
          </table:table-cell>
          <table:table-cell office:value-type="float" office:value="-0.264255">
            <text:p>-0.264255</text:p>
          </table:table-cell>
          <table:table-cell office:value-type="float" office:value="14176">
            <text:p>14176</text:p>
          </table:table-cell>
          <table:table-cell office:value-type="float" office:value="46.1">
            <text:p>46.1</text:p>
          </table:table-cell>
          <table:table-cell table:style-name="ce8" office:value-type="time" office:time-value="PT08H53M30S">
            <text:p>08:53:30 AM</text:p>
          </table:table-cell>
          <table:table-cell office:value-type="float" office:value="10">
            <text:p>10</text:p>
          </table:table-cell>
          <table:table-cell office:value-type="float" office:value="13843">
            <text:p>13843</text:p>
          </table:table-cell>
          <table:table-cell office:value-type="float" office:value="-46.25">
            <text:p>-46.2500</text:p>
          </table:table-cell>
          <table:table-cell office:value-type="float" office:value="-11.5625">
            <text:p>-11.5625</text:p>
          </table:table-cell>
        </table:table-row>
        <table:table-row table:style-name="ro1">
          <table:table-cell office:value-type="float" office:value="41.706133">
            <text:p>41.706133</text:p>
          </table:table-cell>
          <table:table-cell office:value-type="float" office:value="-0.261428">
            <text:p>-0.261428</text:p>
          </table:table-cell>
          <table:table-cell office:value-type="float" office:value="14250">
            <text:p>14250</text:p>
          </table:table-cell>
          <table:table-cell office:value-type="float" office:value="42.2">
            <text:p>42.2</text:p>
          </table:table-cell>
          <table:table-cell table:style-name="ce8" office:value-type="time" office:time-value="PT08H53M50S">
            <text:p>08:53:50 AM</text:p>
          </table:table-cell>
          <table:table-cell office:value-type="float" office:value="10">
            <text:p>10</text:p>
          </table:table-cell>
          <table:table-cell office:value-type="float" office:value="13712">
            <text:p>13712</text:p>
          </table:table-cell>
          <table:table-cell office:value-type="float" office:value="-47.4375">
            <text:p>-47.4375</text:p>
          </table:table-cell>
          <table:table-cell office:value-type="float" office:value="-11.4375">
            <text:p>-11.4375</text:p>
          </table:table-cell>
        </table:table-row>
        <table:table-row table:style-name="ro1">
          <table:table-cell office:value-type="float" office:value="41.706317">
            <text:p>41.706317</text:p>
          </table:table-cell>
          <table:table-cell office:value-type="float" office:value="-0.258994">
            <text:p>-0.258994</text:p>
          </table:table-cell>
          <table:table-cell office:value-type="float" office:value="14320">
            <text:p>14320</text:p>
          </table:table-cell>
          <table:table-cell office:value-type="float" office:value="30.8">
            <text:p>30.8</text:p>
          </table:table-cell>
          <table:table-cell table:style-name="ce8" office:value-type="time" office:time-value="PT08H54M10S">
            <text:p>08:54:10 AM</text:p>
          </table:table-cell>
          <table:table-cell office:value-type="float" office:value="10">
            <text:p>10</text:p>
          </table:table-cell>
          <table:table-cell office:value-type="float" office:value="13580">
            <text:p>13580</text:p>
          </table:table-cell>
          <table:table-cell office:value-type="float" office:value="-45.1875">
            <text:p>-45.1875</text:p>
          </table:table-cell>
          <table:table-cell office:value-type="float" office:value="-11.3125">
            <text:p>-11.3125</text:p>
          </table:table-cell>
        </table:table-row>
        <table:table-row table:style-name="ro1">
          <table:table-cell office:value-type="float" office:value="41.70664">
            <text:p>41.706640</text:p>
          </table:table-cell>
          <table:table-cell office:value-type="float" office:value="-0.25739">
            <text:p>-0.257390</text:p>
          </table:table-cell>
          <table:table-cell office:value-type="float" office:value="14379">
            <text:p>14379</text:p>
          </table:table-cell>
          <table:table-cell office:value-type="float" office:value="36.6">
            <text:p>36.6</text:p>
          </table:table-cell>
          <table:table-cell table:style-name="ce8" office:value-type="time" office:time-value="PT08H54M25S">
            <text:p>08:54:25 AM</text:p>
          </table:table-cell>
          <table:table-cell office:value-type="float" office:value="10">
            <text:p>10</text:p>
          </table:table-cell>
          <table:table-cell office:value-type="float" office:value="13449">
            <text:p>13449</text:p>
          </table:table-cell>
          <table:table-cell office:value-type="float" office:value="-45.0625">
            <text:p>-45.0625</text:p>
          </table:table-cell>
          <table:table-cell office:value-type="float" office:value="-11.25">
            <text:p>-11.2500</text:p>
          </table:table-cell>
        </table:table-row>
        <table:table-row table:style-name="ro1">
          <table:table-cell office:value-type="float" office:value="41.706921">
            <text:p>41.706921</text:p>
          </table:table-cell>
          <table:table-cell office:value-type="float" office:value="-0.256417">
            <text:p>-0.256417</text:p>
          </table:table-cell>
          <table:table-cell office:value-type="float" office:value="14416">
            <text:p>14416</text:p>
          </table:table-cell>
          <table:table-cell office:value-type="float" office:value="30.3">
            <text:p>30.3</text:p>
          </table:table-cell>
          <table:table-cell table:style-name="ce8" office:value-type="time" office:time-value="PT08H54M35S">
            <text:p>08:54:35 AM</text:p>
          </table:table-cell>
          <table:table-cell office:value-type="float" office:value="10">
            <text:p>10</text:p>
          </table:table-cell>
          <table:table-cell office:value-type="float" office:value="13350">
            <text:p>13350</text:p>
          </table:table-cell>
          <table:table-cell office:value-type="float" office:value="-44.4375">
            <text:p>-44.4375</text:p>
          </table:table-cell>
          <table:table-cell office:value-type="float" office:value="-11.125">
            <text:p>-11.1250</text:p>
          </table:table-cell>
        </table:table-row>
        <table:table-row table:style-name="ro1">
          <table:table-cell office:value-type="float" office:value="41.707354">
            <text:p>41.707354</text:p>
          </table:table-cell>
          <table:table-cell office:value-type="float" office:value="-0.255576">
            <text:p>-0.255576</text:p>
          </table:table-cell>
          <table:table-cell office:value-type="float" office:value="14449">
            <text:p>14449</text:p>
          </table:table-cell>
          <table:table-cell office:value-type="float" office:value="28.1">
            <text:p>28.1</text:p>
          </table:table-cell>
          <table:table-cell table:style-name="ce8" office:value-type="time" office:time-value="PT08H54M45S">
            <text:p>08:54:45 AM</text:p>
          </table:table-cell>
          <table:table-cell office:value-type="float" office:value="10">
            <text:p>10</text:p>
          </table:table-cell>
          <table:table-cell office:value-type="float" office:value="13290">
            <text:p>13290</text:p>
          </table:table-cell>
          <table:table-cell office:value-type="float" office:value="-43.3125">
            <text:p>-43.3125</text:p>
          </table:table-cell>
          <table:table-cell office:value-type="float" office:value="-11.125">
            <text:p>-11.1250</text:p>
          </table:table-cell>
        </table:table-row>
        <table:table-row table:style-name="ro1">
          <table:table-cell office:value-type="float" office:value="41.707868">
            <text:p>41.707868</text:p>
          </table:table-cell>
          <table:table-cell office:value-type="float" office:value="-0.254694">
            <text:p>-0.254694</text:p>
          </table:table-cell>
          <table:table-cell office:value-type="float" office:value="14488">
            <text:p>14488</text:p>
          </table:table-cell>
          <table:table-cell office:value-type="float" office:value="29">
            <text:p>29</text:p>
          </table:table-cell>
          <table:table-cell table:style-name="ce8" office:value-type="time" office:time-value="PT08H54M55S">
            <text:p>08:54:55 AM</text:p>
          </table:table-cell>
          <table:table-cell office:value-type="float" office:value="10">
            <text:p>10</text:p>
          </table:table-cell>
          <table:table-cell office:value-type="float" office:value="13208">
            <text:p>13208</text:p>
          </table:table-cell>
          <table:table-cell office:value-type="float" office:value="-42.375">
            <text:p>-42.3750</text:p>
          </table:table-cell>
          <table:table-cell office:value-type="float" office:value="-11.0625">
            <text:p>-11.0625</text:p>
          </table:table-cell>
        </table:table-row>
        <table:table-row table:style-name="ro1">
          <table:table-cell office:value-type="float" office:value="41.708408">
            <text:p>41.708408</text:p>
          </table:table-cell>
          <table:table-cell office:value-type="float" office:value="-0.253808">
            <text:p>-0.253808</text:p>
          </table:table-cell>
          <table:table-cell office:value-type="float" office:value="14525">
            <text:p>14525</text:p>
          </table:table-cell>
          <table:table-cell office:value-type="float" office:value="40.1">
            <text:p>40.1</text:p>
          </table:table-cell>
          <table:table-cell table:style-name="ce8" office:value-type="time" office:time-value="PT08H55M05S">
            <text:p>08:55:05 AM</text:p>
          </table:table-cell>
          <table:table-cell office:value-type="float" office:value="10">
            <text:p>10</text:p>
          </table:table-cell>
          <table:table-cell office:value-type="float" office:value="13141">
            <text:p>13141</text:p>
          </table:table-cell>
          <table:table-cell office:value-type="float" office:value="-43.5625">
            <text:p>-43.5625</text:p>
          </table:table-cell>
          <table:table-cell office:value-type="float" office:value="-11">
            <text:p>-11.0000</text:p>
          </table:table-cell>
        </table:table-row>
        <table:table-row table:style-name="ro1">
          <table:table-cell office:value-type="float" office:value="41.708837">
            <text:p>41.708837</text:p>
          </table:table-cell>
          <table:table-cell office:value-type="float" office:value="-0.252816">
            <text:p>-0.252816</text:p>
          </table:table-cell>
          <table:table-cell office:value-type="float" office:value="14564">
            <text:p>14564</text:p>
          </table:table-cell>
          <table:table-cell office:value-type="float" office:value="38.3">
            <text:p>38.3</text:p>
          </table:table-cell>
          <table:table-cell table:style-name="ce8" office:value-type="time" office:time-value="PT08H55M15S">
            <text:p>08:55:15 AM</text:p>
          </table:table-cell>
          <table:table-cell office:value-type="float" office:value="10">
            <text:p>10</text:p>
          </table:table-cell>
          <table:table-cell office:value-type="float" office:value="13056">
            <text:p>13056</text:p>
          </table:table-cell>
          <table:table-cell office:value-type="float" office:value="-43.375">
            <text:p>-43.3750</text:p>
          </table:table-cell>
          <table:table-cell office:value-type="float" office:value="-12.9375">
            <text:p>-12.9375</text:p>
          </table:table-cell>
        </table:table-row>
        <table:table-row table:style-name="ro1">
          <table:table-cell office:value-type="float" office:value="41.709259">
            <text:p>41.709259</text:p>
          </table:table-cell>
          <table:table-cell office:value-type="float" office:value="-0.251695">
            <text:p>-0.251695</text:p>
          </table:table-cell>
          <table:table-cell office:value-type="float" office:value="14601">
            <text:p>14601</text:p>
          </table:table-cell>
          <table:table-cell office:value-type="float" office:value="33.5">
            <text:p>33.5</text:p>
          </table:table-cell>
          <table:table-cell table:style-name="ce8" office:value-type="time" office:time-value="PT08H55M25S">
            <text:p>08:55:25 AM</text:p>
          </table:table-cell>
          <table:table-cell office:value-type="float" office:value="10">
            <text:p>10</text:p>
          </table:table-cell>
          <table:table-cell office:value-type="float" office:value="12987">
            <text:p>12987</text:p>
          </table:table-cell>
          <table:table-cell office:value-type="float" office:value="-44.875">
            <text:p>-44.8750</text:p>
          </table:table-cell>
          <table:table-cell office:value-type="float" office:value="-12.9375">
            <text:p>-12.9375</text:p>
          </table:table-cell>
        </table:table-row>
        <table:table-row table:style-name="ro1">
          <table:table-cell office:value-type="float" office:value="41.709881">
            <text:p>41.709881</text:p>
          </table:table-cell>
          <table:table-cell office:value-type="float" office:value="-0.250049">
            <text:p>-0.250049</text:p>
          </table:table-cell>
          <table:table-cell office:value-type="float" office:value="14657">
            <text:p>14657</text:p>
          </table:table-cell>
          <table:table-cell office:value-type="float" office:value="31.6">
            <text:p>31.6</text:p>
          </table:table-cell>
          <table:table-cell table:style-name="ce8" office:value-type="time" office:time-value="PT08H55M40S">
            <text:p>08:55:40 AM</text:p>
          </table:table-cell>
          <table:table-cell office:value-type="float" office:value="10">
            <text:p>10</text:p>
          </table:table-cell>
          <table:table-cell office:value-type="float" office:value="12882">
            <text:p>12882</text:p>
          </table:table-cell>
          <table:table-cell office:value-type="float" office:value="-44.3125">
            <text:p>-44.3125</text:p>
          </table:table-cell>
          <table:table-cell office:value-type="float" office:value="-12.8125">
            <text:p>-12.8125</text:p>
          </table:table-cell>
        </table:table-row>
        <table:table-row table:style-name="ro1">
          <table:table-cell office:value-type="float" office:value="41.710265">
            <text:p>41.710265</text:p>
          </table:table-cell>
          <table:table-cell office:value-type="float" office:value="-0.248757">
            <text:p>-0.248757</text:p>
          </table:table-cell>
          <table:table-cell office:value-type="float" office:value="14696">
            <text:p>14696</text:p>
          </table:table-cell>
          <table:table-cell office:value-type="float" office:value="37.2">
            <text:p>37.2</text:p>
          </table:table-cell>
          <table:table-cell table:style-name="ce8" office:value-type="time" office:time-value="PT08H55M50S">
            <text:p>08:55:50 AM</text:p>
          </table:table-cell>
          <table:table-cell office:value-type="float" office:value="10">
            <text:p>10</text:p>
          </table:table-cell>
          <table:table-cell office:value-type="float" office:value="12801">
            <text:p>12801</text:p>
          </table:table-cell>
          <table:table-cell office:value-type="float" office:value="-46.625">
            <text:p>-46.6250</text:p>
          </table:table-cell>
          <table:table-cell office:value-type="float" office:value="-12.75">
            <text:p>-12.7500</text:p>
          </table:table-cell>
        </table:table-row>
        <table:table-row table:style-name="ro1">
          <table:table-cell office:value-type="float" office:value="41.71053">
            <text:p>41.710530</text:p>
          </table:table-cell>
          <table:table-cell office:value-type="float" office:value="-0.247316">
            <text:p>-0.247316</text:p>
          </table:table-cell>
          <table:table-cell office:value-type="float" office:value="14735">
            <text:p>14735</text:p>
          </table:table-cell>
          <table:table-cell office:value-type="float" office:value="41.6">
            <text:p>41.6</text:p>
          </table:table-cell>
          <table:table-cell table:style-name="ce8" office:value-type="time" office:time-value="PT08H56M00S">
            <text:p>08:56:00 AM</text:p>
          </table:table-cell>
          <table:table-cell office:value-type="float" office:value="10">
            <text:p>10</text:p>
          </table:table-cell>
          <table:table-cell office:value-type="float" office:value="12717">
            <text:p>12717</text:p>
          </table:table-cell>
          <table:table-cell office:value-type="float" office:value="-45.5625">
            <text:p>-45.5625</text:p>
          </table:table-cell>
          <table:table-cell office:value-type="float" office:value="-12.6875">
            <text:p>-12.6875</text:p>
          </table:table-cell>
        </table:table-row>
        <table:table-row table:style-name="ro1">
          <table:table-cell office:value-type="float" office:value="41.71067">
            <text:p>41.710670</text:p>
          </table:table-cell>
          <table:table-cell office:value-type="float" office:value="-0.245952">
            <text:p>-0.245952</text:p>
          </table:table-cell>
          <table:table-cell office:value-type="float" office:value="14771">
            <text:p>14771</text:p>
          </table:table-cell>
          <table:table-cell office:value-type="float" office:value="45.6">
            <text:p>45.6</text:p>
          </table:table-cell>
          <table:table-cell table:style-name="ce8" office:value-type="time" office:time-value="PT08H56M10S">
            <text:p>08:56:10 AM</text:p>
          </table:table-cell>
          <table:table-cell office:value-type="float" office:value="10">
            <text:p>10</text:p>
          </table:table-cell>
          <table:table-cell office:value-type="float" office:value="12649">
            <text:p>12649</text:p>
          </table:table-cell>
          <table:table-cell office:value-type="float" office:value="-45.125">
            <text:p>-45.1250</text:p>
          </table:table-cell>
          <table:table-cell office:value-type="float" office:value="-12.625">
            <text:p>-12.6250</text:p>
          </table:table-cell>
        </table:table-row>
        <table:table-row table:style-name="ro1">
          <table:table-cell office:value-type="float" office:value="41.710784">
            <text:p>41.710784</text:p>
          </table:table-cell>
          <table:table-cell office:value-type="float" office:value="-0.244597">
            <text:p>-0.244597</text:p>
          </table:table-cell>
          <table:table-cell office:value-type="float" office:value="14805">
            <text:p>14805</text:p>
          </table:table-cell>
          <table:table-cell office:value-type="float" office:value="38">
            <text:p>38</text:p>
          </table:table-cell>
          <table:table-cell table:style-name="ce8" office:value-type="time" office:time-value="PT08H56M20S">
            <text:p>08:56:20 AM</text:p>
          </table:table-cell>
          <table:table-cell office:value-type="float" office:value="10">
            <text:p>10</text:p>
          </table:table-cell>
          <table:table-cell office:value-type="float" office:value="12576">
            <text:p>12576</text:p>
          </table:table-cell>
          <table:table-cell office:value-type="float" office:value="-45.1875">
            <text:p>-45.1875</text:p>
          </table:table-cell>
          <table:table-cell office:value-type="float" office:value="-12.5625">
            <text:p>-12.5625</text:p>
          </table:table-cell>
        </table:table-row>
        <table:table-row table:style-name="ro1">
          <table:table-cell office:value-type="float" office:value="41.711122">
            <text:p>41.711122</text:p>
          </table:table-cell>
          <table:table-cell office:value-type="float" office:value="-0.243297">
            <text:p>-0.243297</text:p>
          </table:table-cell>
          <table:table-cell office:value-type="float" office:value="14840">
            <text:p>14840</text:p>
          </table:table-cell>
          <table:table-cell office:value-type="float" office:value="38.6">
            <text:p>38.6</text:p>
          </table:table-cell>
          <table:table-cell table:style-name="ce8" office:value-type="time" office:time-value="PT08H56M30S">
            <text:p>08:56:30 AM</text:p>
          </table:table-cell>
          <table:table-cell office:value-type="float" office:value="10">
            <text:p>10</text:p>
          </table:table-cell>
          <table:table-cell office:value-type="float" office:value="12518">
            <text:p>12518</text:p>
          </table:table-cell>
          <table:table-cell office:value-type="float" office:value="-44.625">
            <text:p>-44.6250</text:p>
          </table:table-cell>
          <table:table-cell office:value-type="float" office:value="-12.5625">
            <text:p>-12.5625</text:p>
          </table:table-cell>
        </table:table-row>
        <table:table-row table:style-name="ro1">
          <table:table-cell office:value-type="float" office:value="41.71145">
            <text:p>41.711450</text:p>
          </table:table-cell>
          <table:table-cell office:value-type="float" office:value="-0.241896">
            <text:p>-0.241896</text:p>
          </table:table-cell>
          <table:table-cell office:value-type="float" office:value="14876">
            <text:p>14876</text:p>
          </table:table-cell>
          <table:table-cell office:value-type="float" office:value="48.3">
            <text:p>48.3</text:p>
          </table:table-cell>
          <table:table-cell table:style-name="ce8" office:value-type="time" office:time-value="PT08H56M40S">
            <text:p>08:56:40 AM</text:p>
          </table:table-cell>
          <table:table-cell office:value-type="float" office:value="10">
            <text:p>10</text:p>
          </table:table-cell>
          <table:table-cell office:value-type="float" office:value="12441">
            <text:p>12441</text:p>
          </table:table-cell>
          <table:table-cell office:value-type="float" office:value="-45.9375">
            <text:p>-45.9375</text:p>
          </table:table-cell>
          <table:table-cell office:value-type="float" office:value="-12.5">
            <text:p>-12.5000</text:p>
          </table:table-cell>
        </table:table-row>
        <table:table-row table:style-name="ro1">
          <table:table-cell office:value-type="float" office:value="41.711883">
            <text:p>41.711883</text:p>
          </table:table-cell>
          <table:table-cell office:value-type="float" office:value="-0.24059">
            <text:p>-0.240590</text:p>
          </table:table-cell>
          <table:table-cell office:value-type="float" office:value="14915">
            <text:p>14915</text:p>
          </table:table-cell>
          <table:table-cell office:value-type="float" office:value="43">
            <text:p>43</text:p>
          </table:table-cell>
          <table:table-cell table:style-name="ce8" office:value-type="time" office:time-value="PT08H56M50S">
            <text:p>08:56:50 AM</text:p>
          </table:table-cell>
          <table:table-cell office:value-type="float" office:value="10">
            <text:p>10</text:p>
          </table:table-cell>
          <table:table-cell office:value-type="float" office:value="12374">
            <text:p>12374</text:p>
          </table:table-cell>
          <table:table-cell office:value-type="float" office:value="-45.0625">
            <text:p>-45.0625</text:p>
          </table:table-cell>
          <table:table-cell office:value-type="float" office:value="-12.4375">
            <text:p>-12.4375</text:p>
          </table:table-cell>
        </table:table-row>
        <table:table-row table:style-name="ro1">
          <table:table-cell office:value-type="float" office:value="41.712338">
            <text:p>41.712338</text:p>
          </table:table-cell>
          <table:table-cell office:value-type="float" office:value="-0.239185">
            <text:p>-0.239185</text:p>
          </table:table-cell>
          <table:table-cell office:value-type="float" office:value="14954">
            <text:p>14954</text:p>
          </table:table-cell>
          <table:table-cell office:value-type="float" office:value="52">
            <text:p>52</text:p>
          </table:table-cell>
          <table:table-cell table:style-name="ce8" office:value-type="time" office:time-value="PT08H57M00S">
            <text:p>08:57:00 AM</text:p>
          </table:table-cell>
          <table:table-cell office:value-type="float" office:value="10">
            <text:p>10</text:p>
          </table:table-cell>
          <table:table-cell office:value-type="float" office:value="12301">
            <text:p>12301</text:p>
          </table:table-cell>
          <table:table-cell office:value-type="float" office:value="-47.625">
            <text:p>-47.6250</text:p>
          </table:table-cell>
          <table:table-cell office:value-type="float" office:value="-12.4375">
            <text:p>-12.4375</text:p>
          </table:table-cell>
        </table:table-row>
        <table:table-row table:style-name="ro1">
          <table:table-cell office:value-type="float" office:value="41.713038">
            <text:p>41.713038</text:p>
          </table:table-cell>
          <table:table-cell office:value-type="float" office:value="-0.237282">
            <text:p>-0.237282</text:p>
          </table:table-cell>
          <table:table-cell office:value-type="float" office:value="15011">
            <text:p>15011</text:p>
          </table:table-cell>
          <table:table-cell office:value-type="float" office:value="41.9">
            <text:p>41.9</text:p>
          </table:table-cell>
          <table:table-cell table:style-name="ce8" office:value-type="time" office:time-value="PT08H57M15S">
            <text:p>08:57:15 AM</text:p>
          </table:table-cell>
          <table:table-cell office:value-type="float" office:value="10">
            <text:p>10</text:p>
          </table:table-cell>
          <table:table-cell office:value-type="float" office:value="12184">
            <text:p>12184</text:p>
          </table:table-cell>
          <table:table-cell office:value-type="float" office:value="-47.1875">
            <text:p>-47.1875</text:p>
          </table:table-cell>
          <table:table-cell office:value-type="float" office:value="-12.3125">
            <text:p>-12.3125</text:p>
          </table:table-cell>
        </table:table-row>
        <table:table-row table:style-name="ro1">
          <table:table-cell office:value-type="float" office:value="41.713449">
            <text:p>41.713449</text:p>
          </table:table-cell>
          <table:table-cell office:value-type="float" office:value="-0.236064">
            <text:p>-0.236064</text:p>
          </table:table-cell>
          <table:table-cell office:value-type="float" office:value="15048">
            <text:p>15048</text:p>
          </table:table-cell>
          <table:table-cell office:value-type="float" office:value="41.2">
            <text:p>41.2</text:p>
          </table:table-cell>
          <table:table-cell table:style-name="ce8" office:value-type="time" office:time-value="PT08H57M25S">
            <text:p>08:57:25 AM</text:p>
          </table:table-cell>
          <table:table-cell office:value-type="float" office:value="10">
            <text:p>10</text:p>
          </table:table-cell>
          <table:table-cell office:value-type="float" office:value="12104">
            <text:p>12104</text:p>
          </table:table-cell>
          <table:table-cell office:value-type="float" office:value="-46.125">
            <text:p>-46.1250</text:p>
          </table:table-cell>
          <table:table-cell office:value-type="float" office:value="-12.25">
            <text:p>-12.2500</text:p>
          </table:table-cell>
        </table:table-row>
        <table:table-row table:style-name="ro1">
          <table:table-cell office:value-type="float" office:value="41.713823">
            <text:p>41.713823</text:p>
          </table:table-cell>
          <table:table-cell office:value-type="float" office:value="-0.234837">
            <text:p>-0.234837</text:p>
          </table:table-cell>
          <table:table-cell office:value-type="float" office:value="15087">
            <text:p>15087</text:p>
          </table:table-cell>
          <table:table-cell office:value-type="float" office:value="37.9">
            <text:p>37.9</text:p>
          </table:table-cell>
          <table:table-cell table:style-name="ce8" office:value-type="time" office:time-value="PT08H57M35S">
            <text:p>08:57:35 AM</text:p>
          </table:table-cell>
          <table:table-cell office:value-type="float" office:value="10">
            <text:p>10</text:p>
          </table:table-cell>
          <table:table-cell office:value-type="float" office:value="12045">
            <text:p>12045</text:p>
          </table:table-cell>
          <table:table-cell office:value-type="float" office:value="-45.3125">
            <text:p>-45.3125</text:p>
          </table:table-cell>
          <table:table-cell office:value-type="float" office:value="-12.25">
            <text:p>-12.2500</text:p>
          </table:table-cell>
        </table:table-row>
        <table:table-row table:style-name="ro1">
          <table:table-cell office:value-type="float" office:value="41.714332">
            <text:p>41.714332</text:p>
          </table:table-cell>
          <table:table-cell office:value-type="float" office:value="-0.233481">
            <text:p>-0.233481</text:p>
          </table:table-cell>
          <table:table-cell office:value-type="float" office:value="15124">
            <text:p>15124</text:p>
          </table:table-cell>
          <table:table-cell office:value-type="float" office:value="45.4">
            <text:p>45.4</text:p>
          </table:table-cell>
          <table:table-cell table:style-name="ce8" office:value-type="time" office:time-value="PT08H57M45S">
            <text:p>08:57:45 AM</text:p>
          </table:table-cell>
          <table:table-cell office:value-type="float" office:value="10">
            <text:p>10</text:p>
          </table:table-cell>
          <table:table-cell office:value-type="float" office:value="11976">
            <text:p>11976</text:p>
          </table:table-cell>
          <table:table-cell office:value-type="float" office:value="-45.4375">
            <text:p>-45.4375</text:p>
          </table:table-cell>
          <table:table-cell office:value-type="float" office:value="-12.1875">
            <text:p>-12.1875</text:p>
          </table:table-cell>
        </table:table-row>
        <table:table-row table:style-name="ro1">
          <table:table-cell office:value-type="float" office:value="41.7149">
            <text:p>41.714900</text:p>
          </table:table-cell>
          <table:table-cell office:value-type="float" office:value="-0.232008">
            <text:p>-0.232008</text:p>
          </table:table-cell>
          <table:table-cell office:value-type="float" office:value="15161">
            <text:p>15161</text:p>
          </table:table-cell>
          <table:table-cell office:value-type="float" office:value="51.9">
            <text:p>51.9</text:p>
          </table:table-cell>
          <table:table-cell table:style-name="ce8" office:value-type="time" office:time-value="PT08H57M55S">
            <text:p>08:57:55 AM</text:p>
          </table:table-cell>
          <table:table-cell office:value-type="float" office:value="10">
            <text:p>10</text:p>
          </table:table-cell>
          <table:table-cell office:value-type="float" office:value="11906">
            <text:p>11906</text:p>
          </table:table-cell>
          <table:table-cell office:value-type="float" office:value="-46.625">
            <text:p>-46.6250</text:p>
          </table:table-cell>
          <table:table-cell office:value-type="float" office:value="-12.125">
            <text:p>-12.1250</text:p>
          </table:table-cell>
        </table:table-row>
        <table:table-row table:style-name="ro1">
          <table:table-cell office:value-type="float" office:value="41.715398">
            <text:p>41.715398</text:p>
          </table:table-cell>
          <table:table-cell office:value-type="float" office:value="-0.230542">
            <text:p>-0.230542</text:p>
          </table:table-cell>
          <table:table-cell office:value-type="float" office:value="15199">
            <text:p>15199</text:p>
          </table:table-cell>
          <table:table-cell office:value-type="float" office:value="49.9">
            <text:p>49.9</text:p>
          </table:table-cell>
          <table:table-cell table:style-name="ce8" office:value-type="time" office:time-value="PT08H58M05S">
            <text:p>08:58:05 AM</text:p>
          </table:table-cell>
          <table:table-cell office:value-type="float" office:value="10">
            <text:p>10</text:p>
          </table:table-cell>
          <table:table-cell office:value-type="float" office:value="11838">
            <text:p>11838</text:p>
          </table:table-cell>
          <table:table-cell office:value-type="float" office:value="-48.8125">
            <text:p>-48.8125</text:p>
          </table:table-cell>
          <table:table-cell office:value-type="float" office:value="-12.0625">
            <text:p>-12.0625</text:p>
          </table:table-cell>
        </table:table-row>
        <table:table-row table:style-name="ro1">
          <table:table-cell office:value-type="float" office:value="41.715789">
            <text:p>41.715789</text:p>
          </table:table-cell>
          <table:table-cell office:value-type="float" office:value="-0.229206">
            <text:p>-0.229206</text:p>
          </table:table-cell>
          <table:table-cell office:value-type="float" office:value="15235">
            <text:p>15235</text:p>
          </table:table-cell>
          <table:table-cell office:value-type="float" office:value="49.4">
            <text:p>49.4</text:p>
          </table:table-cell>
          <table:table-cell table:style-name="ce8" office:value-type="time" office:time-value="PT08H58M15S">
            <text:p>08:58:15 AM</text:p>
          </table:table-cell>
          <table:table-cell office:value-type="float" office:value="10">
            <text:p>10</text:p>
          </table:table-cell>
          <table:table-cell office:value-type="float" office:value="11760">
            <text:p>11760</text:p>
          </table:table-cell>
          <table:table-cell office:value-type="float" office:value="-48.5">
            <text:p>-48.5000</text:p>
          </table:table-cell>
          <table:table-cell office:value-type="float" office:value="-12.0625">
            <text:p>-12.0625</text:p>
          </table:table-cell>
        </table:table-row>
        <table:table-row table:style-name="ro1">
          <table:table-cell office:value-type="float" office:value="41.716074">
            <text:p>41.716074</text:p>
          </table:table-cell>
          <table:table-cell office:value-type="float" office:value="-0.227838">
            <text:p>-0.227838</text:p>
          </table:table-cell>
          <table:table-cell office:value-type="float" office:value="15270">
            <text:p>15270</text:p>
          </table:table-cell>
          <table:table-cell office:value-type="float" office:value="38.4">
            <text:p>38.4</text:p>
          </table:table-cell>
          <table:table-cell table:style-name="ce8" office:value-type="time" office:time-value="PT08H58M25S">
            <text:p>08:58:25 AM</text:p>
          </table:table-cell>
          <table:table-cell office:value-type="float" office:value="10">
            <text:p>10</text:p>
          </table:table-cell>
          <table:table-cell office:value-type="float" office:value="11716">
            <text:p>11716</text:p>
          </table:table-cell>
          <table:table-cell office:value-type="float" office:value="-46.125">
            <text:p>-46.1250</text:p>
          </table:table-cell>
          <table:table-cell office:value-type="float" office:value="-12">
            <text:p>-12.0000</text:p>
          </table:table-cell>
        </table:table-row>
        <table:table-row table:style-name="ro1">
          <table:table-cell office:value-type="float" office:value="41.716308">
            <text:p>41.716308</text:p>
          </table:table-cell>
          <table:table-cell office:value-type="float" office:value="-0.226356">
            <text:p>-0.226356</text:p>
          </table:table-cell>
          <table:table-cell office:value-type="float" office:value="15305">
            <text:p>15305</text:p>
          </table:table-cell>
          <table:table-cell office:value-type="float" office:value="37.1">
            <text:p>37.1</text:p>
          </table:table-cell>
          <table:table-cell table:style-name="ce8" office:value-type="time" office:time-value="PT08H58M35S">
            <text:p>08:58:35 AM</text:p>
          </table:table-cell>
          <table:table-cell office:value-type="float" office:value="10">
            <text:p>10</text:p>
          </table:table-cell>
          <table:table-cell office:value-type="float" office:value="11620">
            <text:p>11620</text:p>
          </table:table-cell>
          <table:table-cell office:value-type="float" office:value="-45.25">
            <text:p>-45.2500</text:p>
          </table:table-cell>
          <table:table-cell office:value-type="float" office:value="-13.9375">
            <text:p>-13.9375</text:p>
          </table:table-cell>
        </table:table-row>
        <table:table-row table:style-name="ro1">
          <table:table-cell office:value-type="float" office:value="41.716677">
            <text:p>41.716677</text:p>
          </table:table-cell>
          <table:table-cell office:value-type="float" office:value="-0.224422">
            <text:p>-0.224422</text:p>
          </table:table-cell>
          <table:table-cell office:value-type="float" office:value="15361">
            <text:p>15361</text:p>
          </table:table-cell>
          <table:table-cell office:value-type="float" office:value="37.8">
            <text:p>37.8</text:p>
          </table:table-cell>
          <table:table-cell table:style-name="ce8" office:value-type="time" office:time-value="PT08H58M50S">
            <text:p>08:58:50 AM</text:p>
          </table:table-cell>
          <table:table-cell office:value-type="float" office:value="10">
            <text:p>10</text:p>
          </table:table-cell>
          <table:table-cell office:value-type="float" office:value="11536">
            <text:p>11536</text:p>
          </table:table-cell>
          <table:table-cell office:value-type="float" office:value="-46.125">
            <text:p>-46.1250</text:p>
          </table:table-cell>
          <table:table-cell office:value-type="float" office:value="-13.875">
            <text:p>-13.8750</text:p>
          </table:table-cell>
        </table:table-row>
        <table:table-row table:style-name="ro1">
          <table:table-cell office:value-type="float" office:value="41.717331">
            <text:p>41.717331</text:p>
          </table:table-cell>
          <table:table-cell office:value-type="float" office:value="-0.221556">
            <text:p>-0.221556</text:p>
          </table:table-cell>
          <table:table-cell office:value-type="float" office:value="15437">
            <text:p>15437</text:p>
          </table:table-cell>
          <table:table-cell office:value-type="float" office:value="45.3">
            <text:p>45.3</text:p>
          </table:table-cell>
          <table:table-cell table:style-name="ce8" office:value-type="time" office:time-value="PT08H59M10S">
            <text:p>08:59:10 AM</text:p>
          </table:table-cell>
          <table:table-cell office:value-type="float" office:value="10">
            <text:p>10</text:p>
          </table:table-cell>
          <table:table-cell office:value-type="float" office:value="11423">
            <text:p>11423</text:p>
          </table:table-cell>
          <table:table-cell office:value-type="float" office:value="-46.5">
            <text:p>-46.5000</text:p>
          </table:table-cell>
          <table:table-cell office:value-type="float" office:value="-13.75">
            <text:p>-13.7500</text:p>
          </table:table-cell>
        </table:table-row>
        <table:table-row table:style-name="ro1">
          <table:table-cell office:value-type="float" office:value="41.717726">
            <text:p>41.717726</text:p>
          </table:table-cell>
          <table:table-cell office:value-type="float" office:value="-0.220165">
            <text:p>-0.220165</text:p>
          </table:table-cell>
          <table:table-cell office:value-type="float" office:value="15479">
            <text:p>15479</text:p>
          </table:table-cell>
          <table:table-cell office:value-type="float" office:value="44.2">
            <text:p>44.2</text:p>
          </table:table-cell>
          <table:table-cell table:style-name="ce8" office:value-type="time" office:time-value="PT08H59M20S">
            <text:p>08:59:20 AM</text:p>
          </table:table-cell>
          <table:table-cell office:value-type="float" office:value="10">
            <text:p>10</text:p>
          </table:table-cell>
          <table:table-cell office:value-type="float" office:value="11334">
            <text:p>11334</text:p>
          </table:table-cell>
          <table:table-cell office:value-type="float" office:value="-47.3125">
            <text:p>-47.3125</text:p>
          </table:table-cell>
          <table:table-cell office:value-type="float" office:value="-13.6875">
            <text:p>-13.6875</text:p>
          </table:table-cell>
        </table:table-row>
        <table:table-row table:style-name="ro1">
          <table:table-cell office:value-type="float" office:value="41.718278">
            <text:p>41.718278</text:p>
          </table:table-cell>
          <table:table-cell office:value-type="float" office:value="-0.218736">
            <text:p>-0.218736</text:p>
          </table:table-cell>
          <table:table-cell office:value-type="float" office:value="15517">
            <text:p>15517</text:p>
          </table:table-cell>
          <table:table-cell office:value-type="float" office:value="53.4">
            <text:p>53.4</text:p>
          </table:table-cell>
          <table:table-cell table:style-name="ce8" office:value-type="time" office:time-value="PT08H59M30S">
            <text:p>08:59:30 AM</text:p>
          </table:table-cell>
          <table:table-cell office:value-type="float" office:value="10">
            <text:p>10</text:p>
          </table:table-cell>
          <table:table-cell office:value-type="float" office:value="11259">
            <text:p>11259</text:p>
          </table:table-cell>
          <table:table-cell office:value-type="float" office:value="-47.8125">
            <text:p>-47.8125</text:p>
          </table:table-cell>
          <table:table-cell office:value-type="float" office:value="-13.6875">
            <text:p>-13.6875</text:p>
          </table:table-cell>
        </table:table-row>
        <table:table-row table:style-name="ro1">
          <table:table-cell office:value-type="float" office:value="41.718663">
            <text:p>41.718663</text:p>
          </table:table-cell>
          <table:table-cell office:value-type="float" office:value="-0.217252">
            <text:p>-0.217252</text:p>
          </table:table-cell>
          <table:table-cell office:value-type="float" office:value="15555">
            <text:p>15555</text:p>
          </table:table-cell>
          <table:table-cell office:value-type="float" office:value="55">
            <text:p>55</text:p>
          </table:table-cell>
          <table:table-cell table:style-name="ce8" office:value-type="time" office:time-value="PT08H59M40S">
            <text:p>08:59:40 AM</text:p>
          </table:table-cell>
          <table:table-cell office:value-type="float" office:value="10">
            <text:p>10</text:p>
          </table:table-cell>
          <table:table-cell office:value-type="float" office:value="11195">
            <text:p>11195</text:p>
          </table:table-cell>
          <table:table-cell office:value-type="float" office:value="-46">
            <text:p>-46.0000</text:p>
          </table:table-cell>
          <table:table-cell office:value-type="float" office:value="-13.625">
            <text:p>-13.6250</text:p>
          </table:table-cell>
        </table:table-row>
        <table:table-row table:style-name="ro1">
          <table:table-cell office:value-type="float" office:value="41.71889">
            <text:p>41.718890</text:p>
          </table:table-cell>
          <table:table-cell office:value-type="float" office:value="-0.215854">
            <text:p>-0.215854</text:p>
          </table:table-cell>
          <table:table-cell office:value-type="float" office:value="15596">
            <text:p>15596</text:p>
          </table:table-cell>
          <table:table-cell office:value-type="float" office:value="45.4">
            <text:p>45.4</text:p>
          </table:table-cell>
          <table:table-cell table:style-name="ce8" office:value-type="time" office:time-value="PT08H59M50S">
            <text:p>08:59:50 AM</text:p>
          </table:table-cell>
          <table:table-cell office:value-type="float" office:value="10">
            <text:p>10</text:p>
          </table:table-cell>
          <table:table-cell office:value-type="float" office:value="11124">
            <text:p>11124</text:p>
          </table:table-cell>
          <table:table-cell office:value-type="float" office:value="-47.875">
            <text:p>-47.8750</text:p>
          </table:table-cell>
          <table:table-cell office:value-type="float" office:value="-13.625">
            <text:p>-13.6250</text:p>
          </table:table-cell>
        </table:table-row>
        <table:table-row table:style-name="ro1">
          <table:table-cell office:value-type="float" office:value="41.719048">
            <text:p>41.719048</text:p>
          </table:table-cell>
          <table:table-cell office:value-type="float" office:value="-0.214185">
            <text:p>-0.214185</text:p>
          </table:table-cell>
          <table:table-cell office:value-type="float" office:value="15639">
            <text:p>15639</text:p>
          </table:table-cell>
          <table:table-cell office:value-type="float" office:value="45.7">
            <text:p>45.7</text:p>
          </table:table-cell>
          <table:table-cell table:style-name="ce8" office:value-type="time" office:time-value="PT09H00M00S">
            <text:p>09:00:00 AM</text:p>
          </table:table-cell>
          <table:table-cell office:value-type="float" office:value="10">
            <text:p>10</text:p>
          </table:table-cell>
          <table:table-cell office:value-type="float" office:value="11054">
            <text:p>11054</text:p>
          </table:table-cell>
          <table:table-cell office:value-type="float" office:value="-47.4375">
            <text:p>-47.4375</text:p>
          </table:table-cell>
          <table:table-cell office:value-type="float" office:value="-13.5625">
            <text:p>-13.5625</text:p>
          </table:table-cell>
        </table:table-row>
        <table:table-row table:style-name="ro1">
          <table:table-cell office:value-type="float" office:value="41.719268">
            <text:p>41.719268</text:p>
          </table:table-cell>
          <table:table-cell office:value-type="float" office:value="-0.210681">
            <text:p>-0.210681</text:p>
          </table:table-cell>
          <table:table-cell office:value-type="float" office:value="15746">
            <text:p>15746</text:p>
          </table:table-cell>
          <table:table-cell office:value-type="float" office:value="36.1">
            <text:p>36.1</text:p>
          </table:table-cell>
          <table:table-cell table:style-name="ce8" office:value-type="time" office:time-value="PT09H00M25S">
            <text:p>09:00:25 AM</text:p>
          </table:table-cell>
          <table:table-cell office:value-type="float" office:value="10">
            <text:p>10</text:p>
          </table:table-cell>
          <table:table-cell office:value-type="float" office:value="10878">
            <text:p>10878</text:p>
          </table:table-cell>
          <table:table-cell office:value-type="float" office:value="-47.5625">
            <text:p>-47.5625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719102">
            <text:p>41.719102</text:p>
          </table:table-cell>
          <table:table-cell office:value-type="float" office:value="-0.209498">
            <text:p>-0.209498</text:p>
          </table:table-cell>
          <table:table-cell office:value-type="float" office:value="15788">
            <text:p>15788</text:p>
          </table:table-cell>
          <table:table-cell office:value-type="float" office:value="34.7">
            <text:p>34.7</text:p>
          </table:table-cell>
          <table:table-cell table:style-name="ce8" office:value-type="time" office:time-value="PT09H00M35S">
            <text:p>09:00:35 AM</text:p>
          </table:table-cell>
          <table:table-cell office:value-type="float" office:value="10">
            <text:p>10</text:p>
          </table:table-cell>
          <table:table-cell office:value-type="float" office:value="10790">
            <text:p>10790</text:p>
          </table:table-cell>
          <table:table-cell office:value-type="float" office:value="-47.75">
            <text:p>-47.7500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718984">
            <text:p>41.718984</text:p>
          </table:table-cell>
          <table:table-cell office:value-type="float" office:value="-0.208155">
            <text:p>-0.208155</text:p>
          </table:table-cell>
          <table:table-cell office:value-type="float" office:value="15827">
            <text:p>15827</text:p>
          </table:table-cell>
          <table:table-cell office:value-type="float" office:value="47.1">
            <text:p>47.1</text:p>
          </table:table-cell>
          <table:table-cell table:style-name="ce8" office:value-type="time" office:time-value="PT09H00M45S">
            <text:p>09:00:45 AM</text:p>
          </table:table-cell>
          <table:table-cell office:value-type="float" office:value="10">
            <text:p>10</text:p>
          </table:table-cell>
          <table:table-cell office:value-type="float" office:value="10723">
            <text:p>10723</text:p>
          </table:table-cell>
          <table:table-cell office:value-type="float" office:value="-48.9375">
            <text:p>-48.9375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718687">
            <text:p>41.718687</text:p>
          </table:table-cell>
          <table:table-cell office:value-type="float" office:value="-0.206884">
            <text:p>-0.206884</text:p>
          </table:table-cell>
          <table:table-cell office:value-type="float" office:value="15866">
            <text:p>15866</text:p>
          </table:table-cell>
          <table:table-cell office:value-type="float" office:value="49.8">
            <text:p>49.8</text:p>
          </table:table-cell>
          <table:table-cell table:style-name="ce8" office:value-type="time" office:time-value="PT09H00M55S">
            <text:p>09:00:55 AM</text:p>
          </table:table-cell>
          <table:table-cell office:value-type="float" office:value="10">
            <text:p>10</text:p>
          </table:table-cell>
          <table:table-cell office:value-type="float" office:value="10677">
            <text:p>10677</text:p>
          </table:table-cell>
          <table:table-cell office:value-type="float" office:value="-46.5">
            <text:p>-46.500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18482">
            <text:p>41.718482</text:p>
          </table:table-cell>
          <table:table-cell office:value-type="float" office:value="-0.205566">
            <text:p>-0.205566</text:p>
          </table:table-cell>
          <table:table-cell office:value-type="float" office:value="15905">
            <text:p>15905</text:p>
          </table:table-cell>
          <table:table-cell office:value-type="float" office:value="47.1">
            <text:p>47.1</text:p>
          </table:table-cell>
          <table:table-cell table:style-name="ce8" office:value-type="time" office:time-value="PT09H01M05S">
            <text:p>09:01:05 AM</text:p>
          </table:table-cell>
          <table:table-cell office:value-type="float" office:value="10">
            <text:p>10</text:p>
          </table:table-cell>
          <table:table-cell office:value-type="float" office:value="10603">
            <text:p>10603</text:p>
          </table:table-cell>
          <table:table-cell office:value-type="float" office:value="-46.125">
            <text:p>-46.1250</text:p>
          </table:table-cell>
          <table:table-cell office:value-type="float" office:value="-13.25">
            <text:p>-13.2500</text:p>
          </table:table-cell>
        </table:table-row>
        <table:table-row table:style-name="ro1">
          <table:table-cell office:value-type="float" office:value="41.718312">
            <text:p>41.718312</text:p>
          </table:table-cell>
          <table:table-cell office:value-type="float" office:value="-0.20422">
            <text:p>-0.204220</text:p>
          </table:table-cell>
          <table:table-cell office:value-type="float" office:value="15946">
            <text:p>15946</text:p>
          </table:table-cell>
          <table:table-cell office:value-type="float" office:value="51">
            <text:p>51</text:p>
          </table:table-cell>
          <table:table-cell table:style-name="ce8" office:value-type="time" office:time-value="PT09H01M15S">
            <text:p>09:01:15 AM</text:p>
          </table:table-cell>
          <table:table-cell office:value-type="float" office:value="10">
            <text:p>10</text:p>
          </table:table-cell>
          <table:table-cell office:value-type="float" office:value="10527">
            <text:p>10527</text:p>
          </table:table-cell>
          <table:table-cell office:value-type="float" office:value="-47.75">
            <text:p>-47.7500</text:p>
          </table:table-cell>
          <table:table-cell office:value-type="float" office:value="-13.25">
            <text:p>-13.2500</text:p>
          </table:table-cell>
        </table:table-row>
        <table:table-row table:style-name="ro1">
          <table:table-cell office:value-type="float" office:value="41.71825">
            <text:p>41.718250</text:p>
          </table:table-cell>
          <table:table-cell office:value-type="float" office:value="-0.202883">
            <text:p>-0.202883</text:p>
          </table:table-cell>
          <table:table-cell office:value-type="float" office:value="15985">
            <text:p>15985</text:p>
          </table:table-cell>
          <table:table-cell office:value-type="float" office:value="45.2">
            <text:p>45.2</text:p>
          </table:table-cell>
          <table:table-cell table:style-name="ce8" office:value-type="time" office:time-value="PT09H01M25S">
            <text:p>09:01:25 AM</text:p>
          </table:table-cell>
          <table:table-cell office:value-type="float" office:value="10">
            <text:p>10</text:p>
          </table:table-cell>
          <table:table-cell office:value-type="float" office:value="10469">
            <text:p>10469</text:p>
          </table:table-cell>
          <table:table-cell office:value-type="float" office:value="-47.875">
            <text:p>-47.8750</text:p>
          </table:table-cell>
          <table:table-cell office:value-type="float" office:value="-13.1875">
            <text:p>-13.1875</text:p>
          </table:table-cell>
        </table:table-row>
        <table:table-row table:style-name="ro1">
          <table:table-cell office:value-type="float" office:value="41.718318">
            <text:p>41.718318</text:p>
          </table:table-cell>
          <table:table-cell office:value-type="float" office:value="-0.20156">
            <text:p>-0.201560</text:p>
          </table:table-cell>
          <table:table-cell office:value-type="float" office:value="16024">
            <text:p>16024</text:p>
          </table:table-cell>
          <table:table-cell office:value-type="float" office:value="44.2">
            <text:p>44.2</text:p>
          </table:table-cell>
          <table:table-cell table:style-name="ce8" office:value-type="time" office:time-value="PT09H01M35S">
            <text:p>09:01:35 AM</text:p>
          </table:table-cell>
          <table:table-cell office:value-type="float" office:value="10">
            <text:p>10</text:p>
          </table:table-cell>
          <table:table-cell office:value-type="float" office:value="10414">
            <text:p>10414</text:p>
          </table:table-cell>
          <table:table-cell office:value-type="float" office:value="-45.375">
            <text:p>-45.3750</text:p>
          </table:table-cell>
          <table:table-cell office:value-type="float" office:value="-13.1875">
            <text:p>-13.1875</text:p>
          </table:table-cell>
        </table:table-row>
        <table:table-row table:style-name="ro1">
          <table:table-cell office:value-type="float" office:value="41.718904">
            <text:p>41.718904</text:p>
          </table:table-cell>
          <table:table-cell office:value-type="float" office:value="-0.198535">
            <text:p>-0.198535</text:p>
          </table:table-cell>
          <table:table-cell office:value-type="float" office:value="16119">
            <text:p>16119</text:p>
          </table:table-cell>
          <table:table-cell office:value-type="float" office:value="43.1">
            <text:p>43.1</text:p>
          </table:table-cell>
          <table:table-cell table:style-name="ce8" office:value-type="time" office:time-value="PT09H02M00S">
            <text:p>09:02:00 AM</text:p>
          </table:table-cell>
          <table:table-cell office:value-type="float" office:value="9">
            <text:p>9</text:p>
          </table:table-cell>
          <table:table-cell office:value-type="float" office:value="10254">
            <text:p>10254</text:p>
          </table:table-cell>
          <table:table-cell office:value-type="float" office:value="-46.125">
            <text:p>-46.1250</text:p>
          </table:table-cell>
          <table:table-cell office:value-type="float" office:value="-13">
            <text:p>-13.0000</text:p>
          </table:table-cell>
        </table:table-row>
        <table:table-row table:style-name="ro1">
          <table:table-cell office:value-type="float" office:value="41.719229">
            <text:p>41.719229</text:p>
          </table:table-cell>
          <table:table-cell office:value-type="float" office:value="-0.19739">
            <text:p>-0.197390</text:p>
          </table:table-cell>
          <table:table-cell office:value-type="float" office:value="16159">
            <text:p>16159</text:p>
          </table:table-cell>
          <table:table-cell office:value-type="float" office:value="43.8">
            <text:p>43.8</text:p>
          </table:table-cell>
          <table:table-cell table:style-name="ce8" office:value-type="time" office:time-value="PT09H02M10S">
            <text:p>09:02:10 AM</text:p>
          </table:table-cell>
          <table:table-cell office:value-type="float" office:value="9">
            <text:p>9</text:p>
          </table:table-cell>
          <table:table-cell office:value-type="float" office:value="10182">
            <text:p>10182</text:p>
          </table:table-cell>
          <table:table-cell office:value-type="float" office:value="-48.9375">
            <text:p>-48.9375</text:p>
          </table:table-cell>
          <table:table-cell office:value-type="float" office:value="-13">
            <text:p>-13.0000</text:p>
          </table:table-cell>
        </table:table-row>
        <table:table-row table:style-name="ro1">
          <table:table-cell office:value-type="float" office:value="41.719661">
            <text:p>41.719661</text:p>
          </table:table-cell>
          <table:table-cell office:value-type="float" office:value="-0.196308">
            <text:p>-0.196308</text:p>
          </table:table-cell>
          <table:table-cell office:value-type="float" office:value="16198">
            <text:p>16198</text:p>
          </table:table-cell>
          <table:table-cell office:value-type="float" office:value="35.6">
            <text:p>35.6</text:p>
          </table:table-cell>
          <table:table-cell table:style-name="ce8" office:value-type="time" office:time-value="PT09H02M20S">
            <text:p>09:02:20 AM</text:p>
          </table:table-cell>
          <table:table-cell office:value-type="float" office:value="9">
            <text:p>9</text:p>
          </table:table-cell>
          <table:table-cell office:value-type="float" office:value="10129">
            <text:p>10129</text:p>
          </table:table-cell>
          <table:table-cell office:value-type="float" office:value="-49.9375">
            <text:p>-49.9375</text:p>
          </table:table-cell>
          <table:table-cell office:value-type="float" office:value="-13">
            <text:p>-13.0000</text:p>
          </table:table-cell>
        </table:table-row>
        <table:table-row table:style-name="ro1">
          <table:table-cell office:value-type="float" office:value="41.720114">
            <text:p>41.720114</text:p>
          </table:table-cell>
          <table:table-cell office:value-type="float" office:value="-0.195075">
            <text:p>-0.195075</text:p>
          </table:table-cell>
          <table:table-cell office:value-type="float" office:value="16234">
            <text:p>16234</text:p>
          </table:table-cell>
          <table:table-cell office:value-type="float" office:value="36.6">
            <text:p>36.6</text:p>
          </table:table-cell>
          <table:table-cell table:style-name="ce8" office:value-type="time" office:time-value="PT09H02M30S">
            <text:p>09:02:30 AM</text:p>
          </table:table-cell>
          <table:table-cell office:value-type="float" office:value="9">
            <text:p>9</text:p>
          </table:table-cell>
          <table:table-cell office:value-type="float" office:value="10059">
            <text:p>10059</text:p>
          </table:table-cell>
          <table:table-cell office:value-type="float" office:value="-47.625">
            <text:p>-47.6250</text:p>
          </table:table-cell>
          <table:table-cell office:value-type="float" office:value="-14.9375">
            <text:p>-14.9375</text:p>
          </table:table-cell>
        </table:table-row>
        <table:table-row table:style-name="ro1">
          <table:table-cell office:value-type="float" office:value="41.720741">
            <text:p>41.720741</text:p>
          </table:table-cell>
          <table:table-cell office:value-type="float" office:value="-0.193843">
            <text:p>-0.193843</text:p>
          </table:table-cell>
          <table:table-cell office:value-type="float" office:value="16276">
            <text:p>16276</text:p>
          </table:table-cell>
          <table:table-cell office:value-type="float" office:value="45.9">
            <text:p>45.9</text:p>
          </table:table-cell>
          <table:table-cell table:style-name="ce8" office:value-type="time" office:time-value="PT09H02M40S">
            <text:p>09:02:40 AM</text:p>
          </table:table-cell>
          <table:table-cell office:value-type="float" office:value="9">
            <text:p>9</text:p>
          </table:table-cell>
          <table:table-cell office:value-type="float" office:value="10009">
            <text:p>10009</text:p>
          </table:table-cell>
          <table:table-cell office:value-type="float" office:value="-48.5">
            <text:p>-48.5000</text:p>
          </table:table-cell>
          <table:table-cell office:value-type="float" office:value="-14.8125">
            <text:p>-14.8125</text:p>
          </table:table-cell>
        </table:table-row>
        <table:table-row table:style-name="ro1">
          <table:table-cell office:value-type="float" office:value="41.721249">
            <text:p>41.721249</text:p>
          </table:table-cell>
          <table:table-cell office:value-type="float" office:value="-0.192682">
            <text:p>-0.192682</text:p>
          </table:table-cell>
          <table:table-cell office:value-type="float" office:value="16309">
            <text:p>16309</text:p>
          </table:table-cell>
          <table:table-cell office:value-type="float" office:value="38.3">
            <text:p>38.3</text:p>
          </table:table-cell>
          <table:table-cell table:style-name="ce8" office:value-type="time" office:time-value="PT09H02M50S">
            <text:p>09:02:50 AM</text:p>
          </table:table-cell>
          <table:table-cell office:value-type="float" office:value="9">
            <text:p>9</text:p>
          </table:table-cell>
          <table:table-cell office:value-type="float" office:value="9953">
            <text:p>9953</text:p>
          </table:table-cell>
          <table:table-cell office:value-type="float" office:value="-48.5625">
            <text:p>-48.5625</text:p>
          </table:table-cell>
          <table:table-cell office:value-type="float" office:value="-14.8125">
            <text:p>-14.8125</text:p>
          </table:table-cell>
        </table:table-row>
        <table:table-row table:style-name="ro1">
          <table:table-cell office:value-type="float" office:value="41.721703">
            <text:p>41.721703</text:p>
          </table:table-cell>
          <table:table-cell office:value-type="float" office:value="-0.191202">
            <text:p>-0.191202</text:p>
          </table:table-cell>
          <table:table-cell office:value-type="float" office:value="16348">
            <text:p>16348</text:p>
          </table:table-cell>
          <table:table-cell office:value-type="float" office:value="52">
            <text:p>52</text:p>
          </table:table-cell>
          <table:table-cell table:style-name="ce8" office:value-type="time" office:time-value="PT09H03M00S">
            <text:p>09:03:00 AM</text:p>
          </table:table-cell>
          <table:table-cell office:value-type="float" office:value="9">
            <text:p>9</text:p>
          </table:table-cell>
          <table:table-cell office:value-type="float" office:value="9890">
            <text:p>9890</text:p>
          </table:table-cell>
          <table:table-cell office:value-type="float" office:value="-49.1875">
            <text:p>-49.1875</text:p>
          </table:table-cell>
          <table:table-cell office:value-type="float" office:value="-14.75">
            <text:p>-14.7500</text:p>
          </table:table-cell>
        </table:table-row>
        <table:table-row table:style-name="ro1">
          <table:table-cell office:value-type="float" office:value="41.722669">
            <text:p>41.722669</text:p>
          </table:table-cell>
          <table:table-cell office:value-type="float" office:value="-0.18701">
            <text:p>-0.187010</text:p>
          </table:table-cell>
          <table:table-cell office:value-type="float" office:value="16457">
            <text:p>16457</text:p>
          </table:table-cell>
          <table:table-cell office:value-type="float" office:value="54.5">
            <text:p>54.5</text:p>
          </table:table-cell>
          <table:table-cell table:style-name="ce8" office:value-type="time" office:time-value="PT09H03M25S">
            <text:p>09:03:25 AM</text:p>
          </table:table-cell>
          <table:table-cell office:value-type="float" office:value="8">
            <text:p>8</text:p>
          </table:table-cell>
          <table:table-cell office:value-type="float" office:value="9727">
            <text:p>9727</text:p>
          </table:table-cell>
          <table:table-cell office:value-type="float" office:value="-48.5">
            <text:p>-48.5000</text:p>
          </table:table-cell>
          <table:table-cell office:value-type="float" office:value="-14.6875">
            <text:p>-14.6875</text:p>
          </table:table-cell>
        </table:table-row>
        <table:table-row table:style-name="ro1">
          <table:table-cell office:value-type="float" office:value="41.722735">
            <text:p>41.722735</text:p>
          </table:table-cell>
          <table:table-cell office:value-type="float" office:value="-0.185285">
            <text:p>-0.185285</text:p>
          </table:table-cell>
          <table:table-cell office:value-type="float" office:value="16502">
            <text:p>16502</text:p>
          </table:table-cell>
          <table:table-cell office:value-type="float" office:value="54">
            <text:p>54</text:p>
          </table:table-cell>
          <table:table-cell table:style-name="ce8" office:value-type="time" office:time-value="PT09H03M35S">
            <text:p>09:03:35 AM</text:p>
          </table:table-cell>
          <table:table-cell office:value-type="float" office:value="8">
            <text:p>8</text:p>
          </table:table-cell>
          <table:table-cell office:value-type="float" office:value="9662">
            <text:p>9662</text:p>
          </table:table-cell>
          <table:table-cell office:value-type="float" office:value="-48.875">
            <text:p>-48.8750</text:p>
          </table:table-cell>
          <table:table-cell office:value-type="float" office:value="-14.625">
            <text:p>-14.6250</text:p>
          </table:table-cell>
        </table:table-row>
        <table:table-row table:style-name="ro1">
          <table:table-cell office:value-type="float" office:value="41.722807">
            <text:p>41.722807</text:p>
          </table:table-cell>
          <table:table-cell office:value-type="float" office:value="-0.183736">
            <text:p>-0.183736</text:p>
          </table:table-cell>
          <table:table-cell office:value-type="float" office:value="16544">
            <text:p>16544</text:p>
          </table:table-cell>
          <table:table-cell office:value-type="float" office:value="46.3">
            <text:p>46.3</text:p>
          </table:table-cell>
          <table:table-cell table:style-name="ce8" office:value-type="time" office:time-value="PT09H03M45S">
            <text:p>09:03:45 AM</text:p>
          </table:table-cell>
          <table:table-cell office:value-type="float" office:value="8">
            <text:p>8</text:p>
          </table:table-cell>
          <table:table-cell office:value-type="float" office:value="9596">
            <text:p>9596</text:p>
          </table:table-cell>
          <table:table-cell office:value-type="float" office:value="-47">
            <text:p>-47.0000</text:p>
          </table:table-cell>
          <table:table-cell office:value-type="float" office:value="-14.625">
            <text:p>-14.6250</text:p>
          </table:table-cell>
        </table:table-row>
        <table:table-row table:style-name="ro1">
          <table:table-cell office:value-type="float" office:value="41.722867">
            <text:p>41.722867</text:p>
          </table:table-cell>
          <table:table-cell office:value-type="float" office:value="-0.182194">
            <text:p>-0.182194</text:p>
          </table:table-cell>
          <table:table-cell office:value-type="float" office:value="16583">
            <text:p>16583</text:p>
          </table:table-cell>
          <table:table-cell office:value-type="float" office:value="44.5">
            <text:p>44.5</text:p>
          </table:table-cell>
          <table:table-cell table:style-name="ce8" office:value-type="time" office:time-value="PT09H03M55S">
            <text:p>09:03:55 AM</text:p>
          </table:table-cell>
          <table:table-cell office:value-type="float" office:value="8">
            <text:p>8</text:p>
          </table:table-cell>
          <table:table-cell office:value-type="float" office:value="9546">
            <text:p>9546</text:p>
          </table:table-cell>
          <table:table-cell office:value-type="float" office:value="-46.9375">
            <text:p>-46.9375</text:p>
          </table:table-cell>
          <table:table-cell office:value-type="float" office:value="-14.5625">
            <text:p>-14.5625</text:p>
          </table:table-cell>
        </table:table-row>
        <table:table-row table:style-name="ro1">
          <table:table-cell office:value-type="float" office:value="41.72289">
            <text:p>41.722890</text:p>
          </table:table-cell>
          <table:table-cell office:value-type="float" office:value="-0.180779">
            <text:p>-0.180779</text:p>
          </table:table-cell>
          <table:table-cell office:value-type="float" office:value="16619">
            <text:p>16619</text:p>
          </table:table-cell>
          <table:table-cell office:value-type="float" office:value="40.5">
            <text:p>40.5</text:p>
          </table:table-cell>
          <table:table-cell table:style-name="ce8" office:value-type="time" office:time-value="PT09H04M05S">
            <text:p>09:04:05 AM</text:p>
          </table:table-cell>
          <table:table-cell office:value-type="float" office:value="8">
            <text:p>8</text:p>
          </table:table-cell>
          <table:table-cell office:value-type="float" office:value="9484">
            <text:p>9484</text:p>
          </table:table-cell>
          <table:table-cell office:value-type="float" office:value="-46.1875">
            <text:p>-46.1875</text:p>
          </table:table-cell>
          <table:table-cell office:value-type="float" office:value="-14.5625">
            <text:p>-14.5625</text:p>
          </table:table-cell>
        </table:table-row>
        <table:table-row table:style-name="ro1">
          <table:table-cell office:value-type="float" office:value="41.722941">
            <text:p>41.722941</text:p>
          </table:table-cell>
          <table:table-cell office:value-type="float" office:value="-0.17938">
            <text:p>-0.179380</text:p>
          </table:table-cell>
          <table:table-cell office:value-type="float" office:value="16656">
            <text:p>16656</text:p>
          </table:table-cell>
          <table:table-cell office:value-type="float" office:value="33.7">
            <text:p>33.7</text:p>
          </table:table-cell>
          <table:table-cell table:style-name="ce8" office:value-type="time" office:time-value="PT09H04M15S">
            <text:p>09:04:15 AM</text:p>
          </table:table-cell>
          <table:table-cell office:value-type="float" office:value="8">
            <text:p>8</text:p>
          </table:table-cell>
          <table:table-cell office:value-type="float" office:value="9434">
            <text:p>9434</text:p>
          </table:table-cell>
          <table:table-cell office:value-type="float" office:value="-44.125">
            <text:p>-44.1250</text:p>
          </table:table-cell>
          <table:table-cell office:value-type="float" office:value="-14.5">
            <text:p>-14.5000</text:p>
          </table:table-cell>
        </table:table-row>
        <table:table-row table:style-name="ro1">
          <table:table-cell office:value-type="float" office:value="41.722972">
            <text:p>41.722972</text:p>
          </table:table-cell>
          <table:table-cell office:value-type="float" office:value="-0.178021">
            <text:p>-0.178021</text:p>
          </table:table-cell>
          <table:table-cell office:value-type="float" office:value="16693">
            <text:p>16693</text:p>
          </table:table-cell>
          <table:table-cell office:value-type="float" office:value="32.6">
            <text:p>32.6</text:p>
          </table:table-cell>
          <table:table-cell table:style-name="ce8" office:value-type="time" office:time-value="PT09H04M25S">
            <text:p>09:04:25 AM</text:p>
          </table:table-cell>
          <table:table-cell office:value-type="float" office:value="8">
            <text:p>8</text:p>
          </table:table-cell>
          <table:table-cell office:value-type="float" office:value="9374">
            <text:p>9374</text:p>
          </table:table-cell>
          <table:table-cell office:value-type="float" office:value="-44.25">
            <text:p>-44.2500</text:p>
          </table:table-cell>
          <table:table-cell office:value-type="float" office:value="-14.4375">
            <text:p>-14.4375</text:p>
          </table:table-cell>
        </table:table-row>
        <table:table-row table:style-name="ro1">
          <table:table-cell office:value-type="float" office:value="41.723049">
            <text:p>41.723049</text:p>
          </table:table-cell>
          <table:table-cell office:value-type="float" office:value="-0.176657">
            <text:p>-0.176657</text:p>
          </table:table-cell>
          <table:table-cell office:value-type="float" office:value="16733">
            <text:p>16733</text:p>
          </table:table-cell>
          <table:table-cell office:value-type="float" office:value="40.6">
            <text:p>40.6</text:p>
          </table:table-cell>
          <table:table-cell table:style-name="ce8" office:value-type="time" office:time-value="PT09H04M35S">
            <text:p>09:04:35 AM</text:p>
          </table:table-cell>
          <table:table-cell office:value-type="float" office:value="8">
            <text:p>8</text:p>
          </table:table-cell>
          <table:table-cell office:value-type="float" office:value="9322">
            <text:p>9322</text:p>
          </table:table-cell>
          <table:table-cell office:value-type="float" office:value="-43.0625">
            <text:p>-43.0625</text:p>
          </table:table-cell>
          <table:table-cell office:value-type="float" office:value="-14.375">
            <text:p>-14.3750</text:p>
          </table:table-cell>
        </table:table-row>
        <table:table-row table:style-name="ro1">
          <table:table-cell office:value-type="float" office:value="41.723073">
            <text:p>41.723073</text:p>
          </table:table-cell>
          <table:table-cell office:value-type="float" office:value="-0.175431">
            <text:p>-0.175431</text:p>
          </table:table-cell>
          <table:table-cell office:value-type="float" office:value="16773">
            <text:p>16773</text:p>
          </table:table-cell>
          <table:table-cell office:value-type="float" office:value="40.2">
            <text:p>40.2</text:p>
          </table:table-cell>
          <table:table-cell table:style-name="ce8" office:value-type="time" office:time-value="PT09H04M45S">
            <text:p>09:04:45 AM</text:p>
          </table:table-cell>
          <table:table-cell office:value-type="float" office:value="8">
            <text:p>8</text:p>
          </table:table-cell>
          <table:table-cell office:value-type="float" office:value="9262">
            <text:p>9262</text:p>
          </table:table-cell>
          <table:table-cell office:value-type="float" office:value="-43.375">
            <text:p>-43.3750</text:p>
          </table:table-cell>
          <table:table-cell office:value-type="float" office:value="-14.375">
            <text:p>-14.3750</text:p>
          </table:table-cell>
        </table:table-row>
        <table:table-row table:style-name="ro1">
          <table:table-cell office:value-type="float" office:value="41.722994">
            <text:p>41.722994</text:p>
          </table:table-cell>
          <table:table-cell office:value-type="float" office:value="-0.173827">
            <text:p>-0.173827</text:p>
          </table:table-cell>
          <table:table-cell office:value-type="float" office:value="16831">
            <text:p>16831</text:p>
          </table:table-cell>
          <table:table-cell office:value-type="float" office:value="22">
            <text:p>22</text:p>
          </table:table-cell>
          <table:table-cell table:style-name="ce8" office:value-type="time" office:time-value="PT09H05M00S">
            <text:p>09:05:00 AM</text:p>
          </table:table-cell>
          <table:table-cell office:value-type="float" office:value="8">
            <text:p>8</text:p>
          </table:table-cell>
          <table:table-cell office:value-type="float" office:value="9174">
            <text:p>9174</text:p>
          </table:table-cell>
          <table:table-cell office:value-type="float" office:value="-45.25">
            <text:p>-45.2500</text:p>
          </table:table-cell>
          <table:table-cell office:value-type="float" office:value="-14.3125">
            <text:p>-14.3125</text:p>
          </table:table-cell>
        </table:table-row>
        <table:table-row table:style-name="ro1">
          <table:table-cell office:value-type="float" office:value="41.722952">
            <text:p>41.722952</text:p>
          </table:table-cell>
          <table:table-cell office:value-type="float" office:value="-0.172802">
            <text:p>-0.172802</text:p>
          </table:table-cell>
          <table:table-cell office:value-type="float" office:value="16871">
            <text:p>16871</text:p>
          </table:table-cell>
          <table:table-cell office:value-type="float" office:value="27">
            <text:p>27</text:p>
          </table:table-cell>
          <table:table-cell table:style-name="ce8" office:value-type="time" office:time-value="PT09H05M10S">
            <text:p>09:05:10 AM</text:p>
          </table:table-cell>
          <table:table-cell office:value-type="float" office:value="8">
            <text:p>8</text:p>
          </table:table-cell>
          <table:table-cell office:value-type="float" office:value="9119">
            <text:p>9119</text:p>
          </table:table-cell>
          <table:table-cell office:value-type="float" office:value="-45.375">
            <text:p>-45.3750</text:p>
          </table:table-cell>
          <table:table-cell office:value-type="float" office:value="-14.25">
            <text:p>-14.2500</text:p>
          </table:table-cell>
        </table:table-row>
        <table:table-row table:style-name="ro1">
          <table:table-cell office:value-type="float" office:value="41.722907">
            <text:p>41.722907</text:p>
          </table:table-cell>
          <table:table-cell office:value-type="float" office:value="-0.171608">
            <text:p>-0.171608</text:p>
          </table:table-cell>
          <table:table-cell office:value-type="float" office:value="16911">
            <text:p>16911</text:p>
          </table:table-cell>
          <table:table-cell office:value-type="float" office:value="39.8">
            <text:p>39.8</text:p>
          </table:table-cell>
          <table:table-cell table:style-name="ce8" office:value-type="time" office:time-value="PT09H05M20S">
            <text:p>09:05:20 AM</text:p>
          </table:table-cell>
          <table:table-cell office:value-type="float" office:value="8">
            <text:p>8</text:p>
          </table:table-cell>
          <table:table-cell office:value-type="float" office:value="9067">
            <text:p>9067</text:p>
          </table:table-cell>
          <table:table-cell office:value-type="float" office:value="-45.875">
            <text:p>-45.8750</text:p>
          </table:table-cell>
          <table:table-cell office:value-type="float" office:value="-14.25">
            <text:p>-14.2500</text:p>
          </table:table-cell>
        </table:table-row>
        <table:table-row table:style-name="ro1">
          <table:table-cell office:value-type="float" office:value="41.722957">
            <text:p>41.722957</text:p>
          </table:table-cell>
          <table:table-cell office:value-type="float" office:value="-0.170335">
            <text:p>-0.170335</text:p>
          </table:table-cell>
          <table:table-cell office:value-type="float" office:value="16949">
            <text:p>16949</text:p>
          </table:table-cell>
          <table:table-cell office:value-type="float" office:value="38.5">
            <text:p>38.5</text:p>
          </table:table-cell>
          <table:table-cell table:style-name="ce8" office:value-type="time" office:time-value="PT09H05M30S">
            <text:p>09:05:30 AM</text:p>
          </table:table-cell>
          <table:table-cell office:value-type="float" office:value="8">
            <text:p>8</text:p>
          </table:table-cell>
          <table:table-cell office:value-type="float" office:value="9009">
            <text:p>9009</text:p>
          </table:table-cell>
          <table:table-cell office:value-type="float" office:value="-44.125">
            <text:p>-44.1250</text:p>
          </table:table-cell>
          <table:table-cell office:value-type="float" office:value="-14.1875">
            <text:p>-14.1875</text:p>
          </table:table-cell>
        </table:table-row>
        <table:table-row table:style-name="ro1">
          <table:table-cell office:value-type="float" office:value="41.722917">
            <text:p>41.722917</text:p>
          </table:table-cell>
          <table:table-cell office:value-type="float" office:value="-0.168808">
            <text:p>-0.168808</text:p>
          </table:table-cell>
          <table:table-cell office:value-type="float" office:value="16989">
            <text:p>16989</text:p>
          </table:table-cell>
          <table:table-cell office:value-type="float" office:value="44.7">
            <text:p>44.7</text:p>
          </table:table-cell>
          <table:table-cell table:style-name="ce8" office:value-type="time" office:time-value="PT09H05M40S">
            <text:p>09:05:40 AM</text:p>
          </table:table-cell>
          <table:table-cell office:value-type="float" office:value="8">
            <text:p>8</text:p>
          </table:table-cell>
          <table:table-cell office:value-type="float" office:value="8952">
            <text:p>8952</text:p>
          </table:table-cell>
          <table:table-cell office:value-type="float" office:value="-44.625">
            <text:p>-44.6250</text:p>
          </table:table-cell>
          <table:table-cell office:value-type="float" office:value="-14.1875">
            <text:p>-14.1875</text:p>
          </table:table-cell>
        </table:table-row>
        <table:table-row table:style-name="ro1">
          <table:table-cell office:value-type="float" office:value="41.722813">
            <text:p>41.722813</text:p>
          </table:table-cell>
          <table:table-cell office:value-type="float" office:value="-0.167279">
            <text:p>-0.167279</text:p>
          </table:table-cell>
          <table:table-cell office:value-type="float" office:value="17028">
            <text:p>17028</text:p>
          </table:table-cell>
          <table:table-cell office:value-type="float" office:value="40.6">
            <text:p>40.6</text:p>
          </table:table-cell>
          <table:table-cell table:style-name="ce8" office:value-type="time" office:time-value="PT09H05M50S">
            <text:p>09:05:50 AM</text:p>
          </table:table-cell>
          <table:table-cell office:value-type="float" office:value="8">
            <text:p>8</text:p>
          </table:table-cell>
          <table:table-cell office:value-type="float" office:value="8916">
            <text:p>8916</text:p>
          </table:table-cell>
          <table:table-cell office:value-type="float" office:value="-44.6875">
            <text:p>-44.6875</text:p>
          </table:table-cell>
          <table:table-cell office:value-type="float" office:value="-14.125">
            <text:p>-14.1250</text:p>
          </table:table-cell>
        </table:table-row>
        <table:table-row table:style-name="ro1">
          <table:table-cell office:value-type="float" office:value="41.722606">
            <text:p>41.722606</text:p>
          </table:table-cell>
          <table:table-cell office:value-type="float" office:value="-0.165893">
            <text:p>-0.165893</text:p>
          </table:table-cell>
          <table:table-cell office:value-type="float" office:value="17070">
            <text:p>17070</text:p>
          </table:table-cell>
          <table:table-cell office:value-type="float" office:value="39.6">
            <text:p>39.6</text:p>
          </table:table-cell>
          <table:table-cell table:style-name="ce8" office:value-type="time" office:time-value="PT09H06M00S">
            <text:p>09:06:00 AM</text:p>
          </table:table-cell>
          <table:table-cell office:value-type="float" office:value="8">
            <text:p>8</text:p>
          </table:table-cell>
          <table:table-cell office:value-type="float" office:value="8849">
            <text:p>8849</text:p>
          </table:table-cell>
          <table:table-cell office:value-type="float" office:value="-44.9375">
            <text:p>-44.9375</text:p>
          </table:table-cell>
          <table:table-cell office:value-type="float" office:value="-14.125">
            <text:p>-14.1250</text:p>
          </table:table-cell>
        </table:table-row>
        <table:table-row table:style-name="ro1">
          <table:table-cell office:value-type="float" office:value="41.722406">
            <text:p>41.722406</text:p>
          </table:table-cell>
          <table:table-cell office:value-type="float" office:value="-0.164554">
            <text:p>-0.164554</text:p>
          </table:table-cell>
          <table:table-cell office:value-type="float" office:value="17112">
            <text:p>17112</text:p>
          </table:table-cell>
          <table:table-cell office:value-type="float" office:value="43">
            <text:p>43</text:p>
          </table:table-cell>
          <table:table-cell table:style-name="ce8" office:value-type="time" office:time-value="PT09H06M10S">
            <text:p>09:06:10 AM</text:p>
          </table:table-cell>
          <table:table-cell office:value-type="float" office:value="8">
            <text:p>8</text:p>
          </table:table-cell>
          <table:table-cell office:value-type="float" office:value="8794">
            <text:p>8794</text:p>
          </table:table-cell>
          <table:table-cell office:value-type="float" office:value="-44.1875">
            <text:p>-44.1875</text:p>
          </table:table-cell>
          <table:table-cell office:value-type="float" office:value="-14.0625">
            <text:p>-14.0625</text:p>
          </table:table-cell>
        </table:table-row>
        <table:table-row table:style-name="ro1">
          <table:table-cell office:value-type="float" office:value="41.722262">
            <text:p>41.722262</text:p>
          </table:table-cell>
          <table:table-cell office:value-type="float" office:value="-0.162665">
            <text:p>-0.162665</text:p>
          </table:table-cell>
          <table:table-cell office:value-type="float" office:value="17174">
            <text:p>17174</text:p>
          </table:table-cell>
          <table:table-cell office:value-type="float" office:value="30.9">
            <text:p>30.9</text:p>
          </table:table-cell>
          <table:table-cell table:style-name="ce8" office:value-type="time" office:time-value="PT09H06M25S">
            <text:p>09:06:25 AM</text:p>
          </table:table-cell>
          <table:table-cell office:value-type="float" office:value="8">
            <text:p>8</text:p>
          </table:table-cell>
          <table:table-cell office:value-type="float" office:value="8701">
            <text:p>8701</text:p>
          </table:table-cell>
          <table:table-cell office:value-type="float" office:value="-45.1875">
            <text:p>-45.1875</text:p>
          </table:table-cell>
          <table:table-cell office:value-type="float" office:value="-14">
            <text:p>-14.0000</text:p>
          </table:table-cell>
        </table:table-row>
        <table:table-row table:style-name="ro1">
          <table:table-cell office:value-type="float" office:value="41.722151">
            <text:p>41.722151</text:p>
          </table:table-cell>
          <table:table-cell office:value-type="float" office:value="-0.16147">
            <text:p>-0.161470</text:p>
          </table:table-cell>
          <table:table-cell office:value-type="float" office:value="17213">
            <text:p>17213</text:p>
          </table:table-cell>
          <table:table-cell office:value-type="float" office:value="32.9">
            <text:p>32.9</text:p>
          </table:table-cell>
          <table:table-cell table:style-name="ce8" office:value-type="time" office:time-value="PT09H06M35S">
            <text:p>09:06:35 AM</text:p>
          </table:table-cell>
          <table:table-cell office:value-type="float" office:value="8">
            <text:p>8</text:p>
          </table:table-cell>
          <table:table-cell office:value-type="float" office:value="8657">
            <text:p>8657</text:p>
          </table:table-cell>
          <table:table-cell office:value-type="float" office:value="-45.875">
            <text:p>-45.8750</text:p>
          </table:table-cell>
          <table:table-cell office:value-type="float" office:value="-14">
            <text:p>-14.0000</text:p>
          </table:table-cell>
        </table:table-row>
        <table:table-row table:style-name="ro1">
          <table:table-cell office:value-type="float" office:value="41.722042">
            <text:p>41.722042</text:p>
          </table:table-cell>
          <table:table-cell office:value-type="float" office:value="-0.160358">
            <text:p>-0.160358</text:p>
          </table:table-cell>
          <table:table-cell office:value-type="float" office:value="17255">
            <text:p>17255</text:p>
          </table:table-cell>
          <table:table-cell office:value-type="float" office:value="30.6">
            <text:p>30.6</text:p>
          </table:table-cell>
          <table:table-cell table:style-name="ce8" office:value-type="time" office:time-value="PT09H06M45S">
            <text:p>09:06:45 AM</text:p>
          </table:table-cell>
          <table:table-cell office:value-type="float" office:value="8">
            <text:p>8</text:p>
          </table:table-cell>
          <table:table-cell office:value-type="float" office:value="8597">
            <text:p>8597</text:p>
          </table:table-cell>
          <table:table-cell office:value-type="float" office:value="-44.625">
            <text:p>-44.6250</text:p>
          </table:table-cell>
          <table:table-cell office:value-type="float" office:value="-15.9375">
            <text:p>-15.9375</text:p>
          </table:table-cell>
        </table:table-row>
        <table:table-row table:style-name="ro1">
          <table:table-cell office:value-type="float" office:value="41.721971">
            <text:p>41.721971</text:p>
          </table:table-cell>
          <table:table-cell office:value-type="float" office:value="-0.159323">
            <text:p>-0.159323</text:p>
          </table:table-cell>
          <table:table-cell office:value-type="float" office:value="17297">
            <text:p>17297</text:p>
          </table:table-cell>
          <table:table-cell office:value-type="float" office:value="29.6">
            <text:p>29.6</text:p>
          </table:table-cell>
          <table:table-cell table:style-name="ce8" office:value-type="time" office:time-value="PT09H06M55S">
            <text:p>09:06:55 AM</text:p>
          </table:table-cell>
          <table:table-cell office:value-type="float" office:value="8">
            <text:p>8</text:p>
          </table:table-cell>
          <table:table-cell office:value-type="float" office:value="8530">
            <text:p>8530</text:p>
          </table:table-cell>
          <table:table-cell office:value-type="float" office:value="-44.5625">
            <text:p>-44.5625</text:p>
          </table:table-cell>
          <table:table-cell office:value-type="float" office:value="-15.9375">
            <text:p>-15.9375</text:p>
          </table:table-cell>
        </table:table-row>
        <table:table-row table:style-name="ro1">
          <table:table-cell office:value-type="float" office:value="41.721911">
            <text:p>41.721911</text:p>
          </table:table-cell>
          <table:table-cell office:value-type="float" office:value="-0.158268">
            <text:p>-0.158268</text:p>
          </table:table-cell>
          <table:table-cell office:value-type="float" office:value="17336">
            <text:p>17336</text:p>
          </table:table-cell>
          <table:table-cell office:value-type="float" office:value="32.2">
            <text:p>32.2</text:p>
          </table:table-cell>
          <table:table-cell table:style-name="ce8" office:value-type="time" office:time-value="PT09H07M05S">
            <text:p>09:07:05 AM</text:p>
          </table:table-cell>
          <table:table-cell office:value-type="float" office:value="8">
            <text:p>8</text:p>
          </table:table-cell>
          <table:table-cell office:value-type="float" office:value="8488">
            <text:p>8488</text:p>
          </table:table-cell>
          <table:table-cell office:value-type="float" office:value="-44.625">
            <text:p>-44.6250</text:p>
          </table:table-cell>
          <table:table-cell office:value-type="float" office:value="-15.9375">
            <text:p>-15.9375</text:p>
          </table:table-cell>
        </table:table-row>
        <table:table-row table:style-name="ro1">
          <table:table-cell office:value-type="float" office:value="41.721964">
            <text:p>41.721964</text:p>
          </table:table-cell>
          <table:table-cell office:value-type="float" office:value="-0.15737">
            <text:p>-0.157370</text:p>
          </table:table-cell>
          <table:table-cell office:value-type="float" office:value="17373">
            <text:p>17373</text:p>
          </table:table-cell>
          <table:table-cell office:value-type="float" office:value="22.3">
            <text:p>22.3</text:p>
          </table:table-cell>
          <table:table-cell table:style-name="ce8" office:value-type="time" office:time-value="PT09H07M15S">
            <text:p>09:07:15 AM</text:p>
          </table:table-cell>
          <table:table-cell office:value-type="float" office:value="8">
            <text:p>8</text:p>
          </table:table-cell>
          <table:table-cell office:value-type="float" office:value="8440">
            <text:p>8440</text:p>
          </table:table-cell>
          <table:table-cell office:value-type="float" office:value="-44.4375">
            <text:p>-44.4375</text:p>
          </table:table-cell>
          <table:table-cell office:value-type="float" office:value="-15.875">
            <text:p>-15.8750</text:p>
          </table:table-cell>
        </table:table-row>
        <table:table-row table:style-name="ro1">
          <table:table-cell office:value-type="float" office:value="41.722048">
            <text:p>41.722048</text:p>
          </table:table-cell>
          <table:table-cell office:value-type="float" office:value="-0.156563">
            <text:p>-0.156563</text:p>
          </table:table-cell>
          <table:table-cell office:value-type="float" office:value="17416">
            <text:p>17416</text:p>
          </table:table-cell>
          <table:table-cell office:value-type="float" office:value="26.5">
            <text:p>26.5</text:p>
          </table:table-cell>
          <table:table-cell table:style-name="ce8" office:value-type="time" office:time-value="PT09H07M25S">
            <text:p>09:07:25 AM</text:p>
          </table:table-cell>
          <table:table-cell office:value-type="float" office:value="8">
            <text:p>8</text:p>
          </table:table-cell>
          <table:table-cell office:value-type="float" office:value="8378">
            <text:p>8378</text:p>
          </table:table-cell>
          <table:table-cell office:value-type="float" office:value="-44.625">
            <text:p>-44.6250</text:p>
          </table:table-cell>
          <table:table-cell office:value-type="float" office:value="-15.875">
            <text:p>-15.8750</text:p>
          </table:table-cell>
        </table:table-row>
        <table:table-row table:style-name="ro1">
          <table:table-cell office:value-type="float" office:value="41.721981">
            <text:p>41.721981</text:p>
          </table:table-cell>
          <table:table-cell office:value-type="float" office:value="-0.155028">
            <text:p>-0.155028</text:p>
          </table:table-cell>
          <table:table-cell office:value-type="float" office:value="17495">
            <text:p>17495</text:p>
          </table:table-cell>
          <table:table-cell office:value-type="float" office:value="14.8">
            <text:p>14.8</text:p>
          </table:table-cell>
          <table:table-cell table:style-name="ce8" office:value-type="time" office:time-value="PT09H07M45S">
            <text:p>09:07:45 AM</text:p>
          </table:table-cell>
          <table:table-cell office:value-type="float" office:value="8">
            <text:p>8</text:p>
          </table:table-cell>
          <table:table-cell office:value-type="float" office:value="8288">
            <text:p>8288</text:p>
          </table:table-cell>
          <table:table-cell office:value-type="float" office:value="-46.6875">
            <text:p>-46.6875</text:p>
          </table:table-cell>
          <table:table-cell office:value-type="float" office:value="-15.8125">
            <text:p>-15.8125</text:p>
          </table:table-cell>
        </table:table-row>
        <table:table-row table:style-name="ro1">
          <table:table-cell office:value-type="float" office:value="41.721969">
            <text:p>41.721969</text:p>
          </table:table-cell>
          <table:table-cell office:value-type="float" office:value="-0.153696">
            <text:p>-0.153696</text:p>
          </table:table-cell>
          <table:table-cell office:value-type="float" office:value="17557">
            <text:p>17557</text:p>
          </table:table-cell>
          <table:table-cell office:value-type="float" office:value="34.5">
            <text:p>34.5</text:p>
          </table:table-cell>
          <table:table-cell table:style-name="ce8" office:value-type="time" office:time-value="PT09H08M00S">
            <text:p>09:08:00 AM</text:p>
          </table:table-cell>
          <table:table-cell office:value-type="float" office:value="8">
            <text:p>8</text:p>
          </table:table-cell>
          <table:table-cell office:value-type="float" office:value="8196">
            <text:p>8196</text:p>
          </table:table-cell>
          <table:table-cell office:value-type="float" office:value="-45.375">
            <text:p>-45.3750</text:p>
          </table:table-cell>
          <table:table-cell office:value-type="float" office:value="-15.75">
            <text:p>-15.7500</text:p>
          </table:table-cell>
        </table:table-row>
        <table:table-row table:style-name="ro1">
          <table:table-cell office:value-type="float" office:value="41.72199">
            <text:p>41.721990</text:p>
          </table:table-cell>
          <table:table-cell office:value-type="float" office:value="-0.152726">
            <text:p>-0.152726</text:p>
          </table:table-cell>
          <table:table-cell office:value-type="float" office:value="17600">
            <text:p>17600</text:p>
          </table:table-cell>
          <table:table-cell office:value-type="float" office:value="40.5">
            <text:p>40.5</text:p>
          </table:table-cell>
          <table:table-cell table:style-name="ce8" office:value-type="time" office:time-value="PT09H08M10S">
            <text:p>09:08:10 AM</text:p>
          </table:table-cell>
          <table:table-cell office:value-type="float" office:value="8">
            <text:p>8</text:p>
          </table:table-cell>
          <table:table-cell office:value-type="float" office:value="8155">
            <text:p>8155</text:p>
          </table:table-cell>
          <table:table-cell office:value-type="float" office:value="-48.5625">
            <text:p>-48.5625</text:p>
          </table:table-cell>
          <table:table-cell office:value-type="float" office:value="-15.75">
            <text:p>-15.7500</text:p>
          </table:table-cell>
        </table:table-row>
        <table:table-row table:style-name="ro1">
          <table:table-cell office:value-type="float" office:value="41.72203">
            <text:p>41.722030</text:p>
          </table:table-cell>
          <table:table-cell office:value-type="float" office:value="-0.15182">
            <text:p>-0.151820</text:p>
          </table:table-cell>
          <table:table-cell office:value-type="float" office:value="17640">
            <text:p>17640</text:p>
          </table:table-cell>
          <table:table-cell office:value-type="float" office:value="29.7">
            <text:p>29.7</text:p>
          </table:table-cell>
          <table:table-cell table:style-name="ce8" office:value-type="time" office:time-value="PT09H08M20S">
            <text:p>09:08:20 AM</text:p>
          </table:table-cell>
          <table:table-cell office:value-type="float" office:value="8">
            <text:p>8</text:p>
          </table:table-cell>
          <table:table-cell office:value-type="float" office:value="8091">
            <text:p>8091</text:p>
          </table:table-cell>
          <table:table-cell office:value-type="float" office:value="-48.125">
            <text:p>-48.1250</text:p>
          </table:table-cell>
          <table:table-cell office:value-type="float" office:value="-15.6875">
            <text:p>-15.6875</text:p>
          </table:table-cell>
        </table:table-row>
        <table:table-row table:style-name="ro1">
          <table:table-cell office:value-type="float" office:value="41.722125">
            <text:p>41.722125</text:p>
          </table:table-cell>
          <table:table-cell office:value-type="float" office:value="-0.150845">
            <text:p>-0.150845</text:p>
          </table:table-cell>
          <table:table-cell office:value-type="float" office:value="17682">
            <text:p>17682</text:p>
          </table:table-cell>
          <table:table-cell office:value-type="float" office:value="28.8">
            <text:p>28.8</text:p>
          </table:table-cell>
          <table:table-cell table:style-name="ce8" office:value-type="time" office:time-value="PT09H08M30S">
            <text:p>09:08:30 AM</text:p>
          </table:table-cell>
          <table:table-cell office:value-type="float" office:value="8">
            <text:p>8</text:p>
          </table:table-cell>
          <table:table-cell office:value-type="float" office:value="8049">
            <text:p>8049</text:p>
          </table:table-cell>
          <table:table-cell office:value-type="float" office:value="-47.5625">
            <text:p>-47.5625</text:p>
          </table:table-cell>
          <table:table-cell office:value-type="float" office:value="-15.6875">
            <text:p>-15.6875</text:p>
          </table:table-cell>
        </table:table-row>
        <table:table-row table:style-name="ro1">
          <table:table-cell office:value-type="float" office:value="41.722228">
            <text:p>41.722228</text:p>
          </table:table-cell>
          <table:table-cell office:value-type="float" office:value="-0.149871">
            <text:p>-0.149871</text:p>
          </table:table-cell>
          <table:table-cell office:value-type="float" office:value="17727">
            <text:p>17727</text:p>
          </table:table-cell>
          <table:table-cell office:value-type="float" office:value="33.3">
            <text:p>33.3</text:p>
          </table:table-cell>
          <table:table-cell table:style-name="ce8" office:value-type="time" office:time-value="PT09H08M40S">
            <text:p>09:08:40 AM</text:p>
          </table:table-cell>
          <table:table-cell office:value-type="float" office:value="8">
            <text:p>8</text:p>
          </table:table-cell>
          <table:table-cell office:value-type="float" office:value="7993">
            <text:p>7993</text:p>
          </table:table-cell>
          <table:table-cell office:value-type="float" office:value="-45.5625">
            <text:p>-45.5625</text:p>
          </table:table-cell>
          <table:table-cell office:value-type="float" office:value="-15.625">
            <text:p>-15.6250</text:p>
          </table:table-cell>
        </table:table-row>
        <table:table-row table:style-name="ro1">
          <table:table-cell office:value-type="float" office:value="41.722292">
            <text:p>41.722292</text:p>
          </table:table-cell>
          <table:table-cell office:value-type="float" office:value="-0.148919">
            <text:p>-0.148919</text:p>
          </table:table-cell>
          <table:table-cell office:value-type="float" office:value="17768">
            <text:p>17768</text:p>
          </table:table-cell>
          <table:table-cell office:value-type="float" office:value="28">
            <text:p>28</text:p>
          </table:table-cell>
          <table:table-cell table:style-name="ce8" office:value-type="time" office:time-value="PT09H08M50S">
            <text:p>09:08:50 AM</text:p>
          </table:table-cell>
          <table:table-cell office:value-type="float" office:value="8">
            <text:p>8</text:p>
          </table:table-cell>
          <table:table-cell office:value-type="float" office:value="7938">
            <text:p>7938</text:p>
          </table:table-cell>
          <table:table-cell office:value-type="float" office:value="-47.625">
            <text:p>-47.6250</text:p>
          </table:table-cell>
          <table:table-cell office:value-type="float" office:value="-15.625">
            <text:p>-15.6250</text:p>
          </table:table-cell>
        </table:table-row>
        <table:table-row table:style-name="ro1">
          <table:table-cell office:value-type="float" office:value="41.72229">
            <text:p>41.722290</text:p>
          </table:table-cell>
          <table:table-cell office:value-type="float" office:value="-0.147892">
            <text:p>-0.147892</text:p>
          </table:table-cell>
          <table:table-cell office:value-type="float" office:value="17805">
            <text:p>17805</text:p>
          </table:table-cell>
          <table:table-cell office:value-type="float" office:value="24.5">
            <text:p>24.5</text:p>
          </table:table-cell>
          <table:table-cell table:style-name="ce8" office:value-type="time" office:time-value="PT09H09M00S">
            <text:p>09:09:00 AM</text:p>
          </table:table-cell>
          <table:table-cell office:value-type="float" office:value="8">
            <text:p>8</text:p>
          </table:table-cell>
          <table:table-cell office:value-type="float" office:value="7897">
            <text:p>7897</text:p>
          </table:table-cell>
          <table:table-cell office:value-type="float" office:value="-47.375">
            <text:p>-47.3750</text:p>
          </table:table-cell>
          <table:table-cell office:value-type="float" office:value="-15.625">
            <text:p>-15.6250</text:p>
          </table:table-cell>
        </table:table-row>
        <table:table-row table:style-name="ro1">
          <table:table-cell office:value-type="float" office:value="41.722412">
            <text:p>41.722412</text:p>
          </table:table-cell>
          <table:table-cell office:value-type="float" office:value="-0.145109">
            <text:p>-0.145109</text:p>
          </table:table-cell>
          <table:table-cell office:value-type="float" office:value="17904">
            <text:p>17904</text:p>
          </table:table-cell>
          <table:table-cell office:value-type="float" office:value="31.4">
            <text:p>31.4</text:p>
          </table:table-cell>
          <table:table-cell table:style-name="ce8" office:value-type="time" office:time-value="PT09H09M25S">
            <text:p>09:09:25 AM</text:p>
          </table:table-cell>
          <table:table-cell office:value-type="float" office:value="8">
            <text:p>8</text:p>
          </table:table-cell>
          <table:table-cell office:value-type="float" office:value="7767">
            <text:p>7767</text:p>
          </table:table-cell>
          <table:table-cell office:value-type="float" office:value="-45.375">
            <text:p>-45.3750</text:p>
          </table:table-cell>
          <table:table-cell office:value-type="float" office:value="-15.5">
            <text:p>-15.5000</text:p>
          </table:table-cell>
        </table:table-row>
        <table:table-row table:style-name="ro1">
          <table:table-cell office:value-type="float" office:value="41.722479">
            <text:p>41.722479</text:p>
          </table:table-cell>
          <table:table-cell office:value-type="float" office:value="-0.143928">
            <text:p>-0.143928</text:p>
          </table:table-cell>
          <table:table-cell office:value-type="float" office:value="17942">
            <text:p>17942</text:p>
          </table:table-cell>
          <table:table-cell office:value-type="float" office:value="39.7">
            <text:p>39.7</text:p>
          </table:table-cell>
          <table:table-cell table:style-name="ce8" office:value-type="time" office:time-value="PT09H09M35S">
            <text:p>09:09:35 AM</text:p>
          </table:table-cell>
          <table:table-cell office:value-type="float" office:value="8">
            <text:p>8</text:p>
          </table:table-cell>
          <table:table-cell office:value-type="float" office:value="7729">
            <text:p>7729</text:p>
          </table:table-cell>
          <table:table-cell office:value-type="float" office:value="-45.5625">
            <text:p>-45.5625</text:p>
          </table:table-cell>
          <table:table-cell office:value-type="float" office:value="-15.5">
            <text:p>-15.5000</text:p>
          </table:table-cell>
        </table:table-row>
        <table:table-row table:style-name="ro1">
          <table:table-cell office:value-type="float" office:value="41.722586">
            <text:p>41.722586</text:p>
          </table:table-cell>
          <table:table-cell office:value-type="float" office:value="-0.142735">
            <text:p>-0.142735</text:p>
          </table:table-cell>
          <table:table-cell office:value-type="float" office:value="17984">
            <text:p>17984</text:p>
          </table:table-cell>
          <table:table-cell office:value-type="float" office:value="34.9">
            <text:p>34.9</text:p>
          </table:table-cell>
          <table:table-cell table:style-name="ce8" office:value-type="time" office:time-value="PT09H09M45S">
            <text:p>09:09:45 AM</text:p>
          </table:table-cell>
          <table:table-cell office:value-type="float" office:value="8">
            <text:p>8</text:p>
          </table:table-cell>
          <table:table-cell office:value-type="float" office:value="7674">
            <text:p>7674</text:p>
          </table:table-cell>
          <table:table-cell office:value-type="float" office:value="-44.3125">
            <text:p>-44.3125</text:p>
          </table:table-cell>
          <table:table-cell office:value-type="float" office:value="-15.5">
            <text:p>-15.5000</text:p>
          </table:table-cell>
        </table:table-row>
        <table:table-row table:style-name="ro1">
          <table:table-cell office:value-type="float" office:value="41.722736">
            <text:p>41.722736</text:p>
          </table:table-cell>
          <table:table-cell office:value-type="float" office:value="-0.141565">
            <text:p>-0.141565</text:p>
          </table:table-cell>
          <table:table-cell office:value-type="float" office:value="18024">
            <text:p>18024</text:p>
          </table:table-cell>
          <table:table-cell office:value-type="float" office:value="40.2">
            <text:p>40.2</text:p>
          </table:table-cell>
          <table:table-cell table:style-name="ce8" office:value-type="time" office:time-value="PT09H09M55S">
            <text:p>09:09:55 AM</text:p>
          </table:table-cell>
          <table:table-cell office:value-type="float" office:value="8">
            <text:p>8</text:p>
          </table:table-cell>
          <table:table-cell office:value-type="float" office:value="7624">
            <text:p>7624</text:p>
          </table:table-cell>
          <table:table-cell office:value-type="float" office:value="-44.125">
            <text:p>-44.1250</text:p>
          </table:table-cell>
          <table:table-cell office:value-type="float" office:value="-15.4375">
            <text:p>-15.4375</text:p>
          </table:table-cell>
        </table:table-row>
        <table:table-row table:style-name="ro1">
          <table:table-cell office:value-type="float" office:value="41.722964">
            <text:p>41.722964</text:p>
          </table:table-cell>
          <table:table-cell office:value-type="float" office:value="-0.140315">
            <text:p>-0.140315</text:p>
          </table:table-cell>
          <table:table-cell office:value-type="float" office:value="18066">
            <text:p>18066</text:p>
          </table:table-cell>
          <table:table-cell office:value-type="float" office:value="38.4">
            <text:p>38.4</text:p>
          </table:table-cell>
          <table:table-cell table:style-name="ce8" office:value-type="time" office:time-value="PT09H10M05S">
            <text:p>09:10:05 AM</text:p>
          </table:table-cell>
          <table:table-cell office:value-type="float" office:value="8">
            <text:p>8</text:p>
          </table:table-cell>
          <table:table-cell office:value-type="float" office:value="7578">
            <text:p>7578</text:p>
          </table:table-cell>
          <table:table-cell office:value-type="float" office:value="-44.375">
            <text:p>-44.3750</text:p>
          </table:table-cell>
          <table:table-cell office:value-type="float" office:value="-15.375">
            <text:p>-15.3750</text:p>
          </table:table-cell>
        </table:table-row>
        <table:table-row table:style-name="ro1">
          <table:table-cell office:value-type="float" office:value="41.723209">
            <text:p>41.723209</text:p>
          </table:table-cell>
          <table:table-cell office:value-type="float" office:value="-0.139088">
            <text:p>-0.139088</text:p>
          </table:table-cell>
          <table:table-cell office:value-type="float" office:value="18106">
            <text:p>18106</text:p>
          </table:table-cell>
          <table:table-cell office:value-type="float" office:value="35.4">
            <text:p>35.4</text:p>
          </table:table-cell>
          <table:table-cell table:style-name="ce8" office:value-type="time" office:time-value="PT09H10M15S">
            <text:p>09:10:15 AM</text:p>
          </table:table-cell>
          <table:table-cell office:value-type="float" office:value="8">
            <text:p>8</text:p>
          </table:table-cell>
          <table:table-cell office:value-type="float" office:value="7525">
            <text:p>7525</text:p>
          </table:table-cell>
          <table:table-cell office:value-type="float" office:value="-44.4375">
            <text:p>-44.4375</text:p>
          </table:table-cell>
          <table:table-cell office:value-type="float" office:value="-15.375">
            <text:p>-15.3750</text:p>
          </table:table-cell>
        </table:table-row>
        <table:table-row table:style-name="ro1">
          <table:table-cell office:value-type="float" office:value="41.723466">
            <text:p>41.723466</text:p>
          </table:table-cell>
          <table:table-cell office:value-type="float" office:value="-0.137856">
            <text:p>-0.137856</text:p>
          </table:table-cell>
          <table:table-cell office:value-type="float" office:value="18147">
            <text:p>18147</text:p>
          </table:table-cell>
          <table:table-cell office:value-type="float" office:value="33.8">
            <text:p>33.8</text:p>
          </table:table-cell>
          <table:table-cell table:style-name="ce8" office:value-type="time" office:time-value="PT09H10M25S">
            <text:p>09:10:25 AM</text:p>
          </table:table-cell>
          <table:table-cell office:value-type="float" office:value="8">
            <text:p>8</text:p>
          </table:table-cell>
          <table:table-cell office:value-type="float" office:value="7467">
            <text:p>7467</text:p>
          </table:table-cell>
          <table:table-cell office:value-type="float" office:value="-45.875">
            <text:p>-45.8750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723712">
            <text:p>41.723712</text:p>
          </table:table-cell>
          <table:table-cell office:value-type="float" office:value="-0.136556">
            <text:p>-0.136556</text:p>
          </table:table-cell>
          <table:table-cell office:value-type="float" office:value="18188">
            <text:p>18188</text:p>
          </table:table-cell>
          <table:table-cell office:value-type="float" office:value="35">
            <text:p>35</text:p>
          </table:table-cell>
          <table:table-cell table:style-name="ce8" office:value-type="time" office:time-value="PT09H10M35S">
            <text:p>09:10:35 AM</text:p>
          </table:table-cell>
          <table:table-cell office:value-type="float" office:value="8">
            <text:p>8</text:p>
          </table:table-cell>
          <table:table-cell office:value-type="float" office:value="7431">
            <text:p>7431</text:p>
          </table:table-cell>
          <table:table-cell office:value-type="float" office:value="-45.5">
            <text:p>-45.5000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724069">
            <text:p>41.724069</text:p>
          </table:table-cell>
          <table:table-cell office:value-type="float" office:value="-0.134616">
            <text:p>-0.134616</text:p>
          </table:table-cell>
          <table:table-cell office:value-type="float" office:value="18251">
            <text:p>18251</text:p>
          </table:table-cell>
          <table:table-cell office:value-type="float" office:value="44.9">
            <text:p>44.9</text:p>
          </table:table-cell>
          <table:table-cell table:style-name="ce8" office:value-type="time" office:time-value="PT09H10M50S">
            <text:p>09:10:50 AM</text:p>
          </table:table-cell>
          <table:table-cell office:value-type="float" office:value="8">
            <text:p>8</text:p>
          </table:table-cell>
          <table:table-cell office:value-type="float" office:value="7362">
            <text:p>7362</text:p>
          </table:table-cell>
          <table:table-cell office:value-type="float" office:value="-44.1875">
            <text:p>-44.1875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724188">
            <text:p>41.724188</text:p>
          </table:table-cell>
          <table:table-cell office:value-type="float" office:value="-0.133397">
            <text:p>-0.133397</text:p>
          </table:table-cell>
          <table:table-cell office:value-type="float" office:value="18291">
            <text:p>18291</text:p>
          </table:table-cell>
          <table:table-cell office:value-type="float" office:value="37.4">
            <text:p>37.4</text:p>
          </table:table-cell>
          <table:table-cell table:style-name="ce8" office:value-type="time" office:time-value="PT09H11M00S">
            <text:p>09:11:00 AM</text:p>
          </table:table-cell>
          <table:table-cell office:value-type="float" office:value="8">
            <text:p>8</text:p>
          </table:table-cell>
          <table:table-cell office:value-type="float" office:value="7315">
            <text:p>7315</text:p>
          </table:table-cell>
          <table:table-cell office:value-type="float" office:value="-44.1875">
            <text:p>-44.1875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724071">
            <text:p>41.724071</text:p>
          </table:table-cell>
          <table:table-cell office:value-type="float" office:value="-0.13196">
            <text:p>-0.131960</text:p>
          </table:table-cell>
          <table:table-cell office:value-type="float" office:value="18331">
            <text:p>18331</text:p>
          </table:table-cell>
          <table:table-cell office:value-type="float" office:value="40">
            <text:p>40</text:p>
          </table:table-cell>
          <table:table-cell table:style-name="ce8" office:value-type="time" office:time-value="PT09H11M10S">
            <text:p>09:11:10 AM</text:p>
          </table:table-cell>
          <table:table-cell office:value-type="float" office:value="9">
            <text:p>9</text:p>
          </table:table-cell>
          <table:table-cell office:value-type="float" office:value="7252">
            <text:p>7252</text:p>
          </table:table-cell>
          <table:table-cell office:value-type="float" office:value="-45.375">
            <text:p>-45.3750</text:p>
          </table:table-cell>
          <table:table-cell office:value-type="float" office:value="-15.25">
            <text:p>-15.2500</text:p>
          </table:table-cell>
        </table:table-row>
        <table:table-row table:style-name="ro1">
          <table:table-cell office:value-type="float" office:value="41.723875">
            <text:p>41.723875</text:p>
          </table:table-cell>
          <table:table-cell office:value-type="float" office:value="-0.130566">
            <text:p>-0.130566</text:p>
          </table:table-cell>
          <table:table-cell office:value-type="float" office:value="18372">
            <text:p>18372</text:p>
          </table:table-cell>
          <table:table-cell office:value-type="float" office:value="47.2">
            <text:p>47.2</text:p>
          </table:table-cell>
          <table:table-cell table:style-name="ce8" office:value-type="time" office:time-value="PT09H11M20S">
            <text:p>09:11:20 AM</text:p>
          </table:table-cell>
          <table:table-cell office:value-type="float" office:value="9">
            <text:p>9</text:p>
          </table:table-cell>
          <table:table-cell office:value-type="float" office:value="7148">
            <text:p>7148</text:p>
          </table:table-cell>
          <table:table-cell office:value-type="float" office:value="-45.875">
            <text:p>-45.8750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723599">
            <text:p>41.723599</text:p>
          </table:table-cell>
          <table:table-cell office:value-type="float" office:value="-0.129218">
            <text:p>-0.129218</text:p>
          </table:table-cell>
          <table:table-cell office:value-type="float" office:value="18411">
            <text:p>18411</text:p>
          </table:table-cell>
          <table:table-cell office:value-type="float" office:value="44.2">
            <text:p>44.2</text:p>
          </table:table-cell>
          <table:table-cell table:style-name="ce8" office:value-type="time" office:time-value="PT09H11M30S">
            <text:p>09:11:30 AM</text:p>
          </table:table-cell>
          <table:table-cell office:value-type="float" office:value="9">
            <text:p>9</text:p>
          </table:table-cell>
          <table:table-cell office:value-type="float" office:value="7182">
            <text:p>7182</text:p>
          </table:table-cell>
          <table:table-cell office:value-type="float" office:value="-46.5625">
            <text:p>-46.5625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723461">
            <text:p>41.723461</text:p>
          </table:table-cell>
          <table:table-cell office:value-type="float" office:value="-0.128068">
            <text:p>-0.128068</text:p>
          </table:table-cell>
          <table:table-cell office:value-type="float" office:value="18455">
            <text:p>18455</text:p>
          </table:table-cell>
          <table:table-cell office:value-type="float" office:value="35.8">
            <text:p>35.8</text:p>
          </table:table-cell>
          <table:table-cell table:style-name="ce8" office:value-type="time" office:time-value="PT09H11M40S">
            <text:p>09:11:40 AM</text:p>
          </table:table-cell>
          <table:table-cell office:value-type="float" office:value="9">
            <text:p>9</text:p>
          </table:table-cell>
          <table:table-cell office:value-type="float" office:value="7138">
            <text:p>7138</text:p>
          </table:table-cell>
          <table:table-cell office:value-type="float" office:value="-46.25">
            <text:p>-46.2500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723453">
            <text:p>41.723453</text:p>
          </table:table-cell>
          <table:table-cell office:value-type="float" office:value="-0.126907">
            <text:p>-0.126907</text:p>
          </table:table-cell>
          <table:table-cell office:value-type="float" office:value="18496">
            <text:p>18496</text:p>
          </table:table-cell>
          <table:table-cell office:value-type="float" office:value="32.9">
            <text:p>32.9</text:p>
          </table:table-cell>
          <table:table-cell table:style-name="ce8" office:value-type="time" office:time-value="PT09H11M50S">
            <text:p>09:11:50 AM</text:p>
          </table:table-cell>
          <table:table-cell office:value-type="float" office:value="9">
            <text:p>9</text:p>
          </table:table-cell>
          <table:table-cell office:value-type="float" office:value="7091">
            <text:p>7091</text:p>
          </table:table-cell>
          <table:table-cell office:value-type="float" office:value="-46.5625">
            <text:p>-46.5625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723427">
            <text:p>41.723427</text:p>
          </table:table-cell>
          <table:table-cell office:value-type="float" office:value="-0.125609">
            <text:p>-0.125609</text:p>
          </table:table-cell>
          <table:table-cell office:value-type="float" office:value="18537">
            <text:p>18537</text:p>
          </table:table-cell>
          <table:table-cell office:value-type="float" office:value="35.7">
            <text:p>35.7</text:p>
          </table:table-cell>
          <table:table-cell table:style-name="ce8" office:value-type="time" office:time-value="PT09H12M00S">
            <text:p>09:12:00 AM</text:p>
          </table:table-cell>
          <table:table-cell office:value-type="float" office:value="9">
            <text:p>9</text:p>
          </table:table-cell>
          <table:table-cell office:value-type="float" office:value="7041">
            <text:p>7041</text:p>
          </table:table-cell>
          <table:table-cell office:value-type="float" office:value="-45.3125">
            <text:p>-45.3125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723326">
            <text:p>41.723326</text:p>
          </table:table-cell>
          <table:table-cell office:value-type="float" office:value="-0.124522">
            <text:p>-0.124522</text:p>
          </table:table-cell>
          <table:table-cell office:value-type="float" office:value="18579">
            <text:p>18579</text:p>
          </table:table-cell>
          <table:table-cell office:value-type="float" office:value="34.6">
            <text:p>34.6</text:p>
          </table:table-cell>
          <table:table-cell table:style-name="ce8" office:value-type="time" office:time-value="PT09H12M10S">
            <text:p>09:12:10 AM</text:p>
          </table:table-cell>
          <table:table-cell office:value-type="float" office:value="9">
            <text:p>9</text:p>
          </table:table-cell>
          <table:table-cell office:value-type="float" office:value="7004">
            <text:p>7004</text:p>
          </table:table-cell>
          <table:table-cell office:value-type="float" office:value="-44.0625">
            <text:p>-44.0625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722883">
            <text:p>41.722883</text:p>
          </table:table-cell>
          <table:table-cell office:value-type="float" office:value="-0.122851">
            <text:p>-0.122851</text:p>
          </table:table-cell>
          <table:table-cell office:value-type="float" office:value="18643">
            <text:p>18643</text:p>
          </table:table-cell>
          <table:table-cell office:value-type="float" office:value="27.9">
            <text:p>27.9</text:p>
          </table:table-cell>
          <table:table-cell table:style-name="ce8" office:value-type="time" office:time-value="PT09H12M25S">
            <text:p>09:12:25 AM</text:p>
          </table:table-cell>
          <table:table-cell office:value-type="float" office:value="9">
            <text:p>9</text:p>
          </table:table-cell>
          <table:table-cell office:value-type="float" office:value="6921">
            <text:p>6921</text:p>
          </table:table-cell>
          <table:table-cell office:value-type="float" office:value="-44.9375">
            <text:p>-44.9375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722775">
            <text:p>41.722775</text:p>
          </table:table-cell>
          <table:table-cell office:value-type="float" office:value="-0.121772">
            <text:p>-0.121772</text:p>
          </table:table-cell>
          <table:table-cell office:value-type="float" office:value="18687">
            <text:p>18687</text:p>
          </table:table-cell>
          <table:table-cell office:value-type="float" office:value="32.4">
            <text:p>32.4</text:p>
          </table:table-cell>
          <table:table-cell table:style-name="ce8" office:value-type="time" office:time-value="PT09H12M35S">
            <text:p>09:12:35 AM</text:p>
          </table:table-cell>
          <table:table-cell office:value-type="float" office:value="9">
            <text:p>9</text:p>
          </table:table-cell>
          <table:table-cell office:value-type="float" office:value="6895">
            <text:p>6895</text:p>
          </table:table-cell>
          <table:table-cell office:value-type="float" office:value="-44.25">
            <text:p>-44.2500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722592">
            <text:p>41.722592</text:p>
          </table:table-cell>
          <table:table-cell office:value-type="float" office:value="-0.120593">
            <text:p>-0.120593</text:p>
          </table:table-cell>
          <table:table-cell office:value-type="float" office:value="18730">
            <text:p>18730</text:p>
          </table:table-cell>
          <table:table-cell office:value-type="float" office:value="39.8">
            <text:p>39.8</text:p>
          </table:table-cell>
          <table:table-cell table:style-name="ce8" office:value-type="time" office:time-value="PT09H12M45S">
            <text:p>09:12:45 AM</text:p>
          </table:table-cell>
          <table:table-cell office:value-type="float" office:value="9">
            <text:p>9</text:p>
          </table:table-cell>
          <table:table-cell office:value-type="float" office:value="6844">
            <text:p>6844</text:p>
          </table:table-cell>
          <table:table-cell office:value-type="float" office:value="-44.8125">
            <text:p>-44.8125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72255">
            <text:p>41.722550</text:p>
          </table:table-cell>
          <table:table-cell office:value-type="float" office:value="-0.119343">
            <text:p>-0.119343</text:p>
          </table:table-cell>
          <table:table-cell office:value-type="float" office:value="18772">
            <text:p>18772</text:p>
          </table:table-cell>
          <table:table-cell office:value-type="float" office:value="25.5">
            <text:p>25.5</text:p>
          </table:table-cell>
          <table:table-cell table:style-name="ce8" office:value-type="time" office:time-value="PT09H12M55S">
            <text:p>09:12:55 AM</text:p>
          </table:table-cell>
          <table:table-cell office:value-type="float" office:value="9">
            <text:p>9</text:p>
          </table:table-cell>
          <table:table-cell office:value-type="float" office:value="6795">
            <text:p>6795</text:p>
          </table:table-cell>
          <table:table-cell office:value-type="float" office:value="-44.8125">
            <text:p>-44.8125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722405">
            <text:p>41.722405</text:p>
          </table:table-cell>
          <table:table-cell office:value-type="float" office:value="-0.118104">
            <text:p>-0.118104</text:p>
          </table:table-cell>
          <table:table-cell office:value-type="float" office:value="18818">
            <text:p>18818</text:p>
          </table:table-cell>
          <table:table-cell office:value-type="float" office:value="35.4">
            <text:p>35.4</text:p>
          </table:table-cell>
          <table:table-cell table:style-name="ce8" office:value-type="time" office:time-value="PT09H13M05S">
            <text:p>09:13:05 AM</text:p>
          </table:table-cell>
          <table:table-cell office:value-type="float" office:value="9">
            <text:p>9</text:p>
          </table:table-cell>
          <table:table-cell office:value-type="float" office:value="6737">
            <text:p>6737</text:p>
          </table:table-cell>
          <table:table-cell office:value-type="float" office:value="-43.3125">
            <text:p>-43.3125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722388">
            <text:p>41.722388</text:p>
          </table:table-cell>
          <table:table-cell office:value-type="float" office:value="-0.116847">
            <text:p>-0.116847</text:p>
          </table:table-cell>
          <table:table-cell office:value-type="float" office:value="18861">
            <text:p>18861</text:p>
          </table:table-cell>
          <table:table-cell office:value-type="float" office:value="43.4">
            <text:p>43.4</text:p>
          </table:table-cell>
          <table:table-cell table:style-name="ce8" office:value-type="time" office:time-value="PT09H13M15S">
            <text:p>09:13:15 AM</text:p>
          </table:table-cell>
          <table:table-cell office:value-type="float" office:value="9">
            <text:p>9</text:p>
          </table:table-cell>
          <table:table-cell office:value-type="float" office:value="6705">
            <text:p>6705</text:p>
          </table:table-cell>
          <table:table-cell office:value-type="float" office:value="-43.0625">
            <text:p>-43.0625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72231">
            <text:p>41.722310</text:p>
          </table:table-cell>
          <table:table-cell office:value-type="float" office:value="-0.115339">
            <text:p>-0.115339</text:p>
          </table:table-cell>
          <table:table-cell office:value-type="float" office:value="18905">
            <text:p>18905</text:p>
          </table:table-cell>
          <table:table-cell office:value-type="float" office:value="46.7">
            <text:p>46.7</text:p>
          </table:table-cell>
          <table:table-cell table:style-name="ce8" office:value-type="time" office:time-value="PT09H13M25S">
            <text:p>09:13:25 AM</text:p>
          </table:table-cell>
          <table:table-cell office:value-type="float" office:value="9">
            <text:p>9</text:p>
          </table:table-cell>
          <table:table-cell office:value-type="float" office:value="6655">
            <text:p>6655</text:p>
          </table:table-cell>
          <table:table-cell office:value-type="float" office:value="-42.8125">
            <text:p>-42.8125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722029">
            <text:p>41.722029</text:p>
          </table:table-cell>
          <table:table-cell office:value-type="float" office:value="-0.113487">
            <text:p>-0.113487</text:p>
          </table:table-cell>
          <table:table-cell office:value-type="float" office:value="18969">
            <text:p>18969</text:p>
          </table:table-cell>
          <table:table-cell office:value-type="float" office:value="29.2">
            <text:p>29.2</text:p>
          </table:table-cell>
          <table:table-cell table:style-name="ce8" office:value-type="time" office:time-value="PT09H13M40S">
            <text:p>09:13:40 AM</text:p>
          </table:table-cell>
          <table:table-cell office:value-type="float" office:value="9">
            <text:p>9</text:p>
          </table:table-cell>
          <table:table-cell office:value-type="float" office:value="6599">
            <text:p>6599</text:p>
          </table:table-cell>
          <table:table-cell office:value-type="float" office:value="-44.5">
            <text:p>-44.5000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721875">
            <text:p>41.721875</text:p>
          </table:table-cell>
          <table:table-cell office:value-type="float" office:value="-0.112215">
            <text:p>-0.112215</text:p>
          </table:table-cell>
          <table:table-cell office:value-type="float" office:value="19013">
            <text:p>19013</text:p>
          </table:table-cell>
          <table:table-cell office:value-type="float" office:value="28.9">
            <text:p>28.9</text:p>
          </table:table-cell>
          <table:table-cell table:style-name="ce8" office:value-type="time" office:time-value="PT09H13M50S">
            <text:p>09:13:50 AM</text:p>
          </table:table-cell>
          <table:table-cell office:value-type="float" office:value="9">
            <text:p>9</text:p>
          </table:table-cell>
          <table:table-cell office:value-type="float" office:value="6548">
            <text:p>6548</text:p>
          </table:table-cell>
          <table:table-cell office:value-type="float" office:value="-45.625">
            <text:p>-45.6250</text:p>
          </table:table-cell>
          <table:table-cell office:value-type="float" office:value="-16.875">
            <text:p>-16.8750</text:p>
          </table:table-cell>
        </table:table-row>
        <table:table-row table:style-name="ro1">
          <table:table-cell office:value-type="float" office:value="41.721676">
            <text:p>41.721676</text:p>
          </table:table-cell>
          <table:table-cell office:value-type="float" office:value="-0.111139">
            <text:p>-0.111139</text:p>
          </table:table-cell>
          <table:table-cell office:value-type="float" office:value="19055">
            <text:p>19055</text:p>
          </table:table-cell>
          <table:table-cell office:value-type="float" office:value="33.9">
            <text:p>33.9</text:p>
          </table:table-cell>
          <table:table-cell table:style-name="ce8" office:value-type="time" office:time-value="PT09H14M00S">
            <text:p>09:14:00 AM</text:p>
          </table:table-cell>
          <table:table-cell office:value-type="float" office:value="9">
            <text:p>9</text:p>
          </table:table-cell>
          <table:table-cell office:value-type="float" office:value="6503">
            <text:p>6503</text:p>
          </table:table-cell>
          <table:table-cell office:value-type="float" office:value="-44.8125">
            <text:p>-44.812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721496">
            <text:p>41.721496</text:p>
          </table:table-cell>
          <table:table-cell office:value-type="float" office:value="-0.11027">
            <text:p>-0.110270</text:p>
          </table:table-cell>
          <table:table-cell office:value-type="float" office:value="19092">
            <text:p>19092</text:p>
          </table:table-cell>
          <table:table-cell office:value-type="float" office:value="33.9">
            <text:p>33.9</text:p>
          </table:table-cell>
          <table:table-cell table:style-name="ce8" office:value-type="time" office:time-value="PT09H14M10S">
            <text:p>09:14:10 AM</text:p>
          </table:table-cell>
          <table:table-cell office:value-type="float" office:value="9">
            <text:p>9</text:p>
          </table:table-cell>
          <table:table-cell office:value-type="float" office:value="6459">
            <text:p>6459</text:p>
          </table:table-cell>
          <table:table-cell office:value-type="float" office:value="-42.4375">
            <text:p>-42.437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721287">
            <text:p>41.721287</text:p>
          </table:table-cell>
          <table:table-cell office:value-type="float" office:value="-0.109403">
            <text:p>-0.109403</text:p>
          </table:table-cell>
          <table:table-cell office:value-type="float" office:value="19133">
            <text:p>19133</text:p>
          </table:table-cell>
          <table:table-cell office:value-type="float" office:value="23">
            <text:p>23</text:p>
          </table:table-cell>
          <table:table-cell table:style-name="ce8" office:value-type="time" office:time-value="PT09H14M20S">
            <text:p>09:14:20 AM</text:p>
          </table:table-cell>
          <table:table-cell office:value-type="float" office:value="9">
            <text:p>9</text:p>
          </table:table-cell>
          <table:table-cell office:value-type="float" office:value="6423">
            <text:p>6423</text:p>
          </table:table-cell>
          <table:table-cell office:value-type="float" office:value="-44.3125">
            <text:p>-44.312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721078">
            <text:p>41.721078</text:p>
          </table:table-cell>
          <table:table-cell office:value-type="float" office:value="-0.108572">
            <text:p>-0.108572</text:p>
          </table:table-cell>
          <table:table-cell office:value-type="float" office:value="19172">
            <text:p>19172</text:p>
          </table:table-cell>
          <table:table-cell office:value-type="float" office:value="20.5">
            <text:p>20.5</text:p>
          </table:table-cell>
          <table:table-cell table:style-name="ce8" office:value-type="time" office:time-value="PT09H14M30S">
            <text:p>09:14:30 AM</text:p>
          </table:table-cell>
          <table:table-cell office:value-type="float" office:value="9">
            <text:p>9</text:p>
          </table:table-cell>
          <table:table-cell office:value-type="float" office:value="6390">
            <text:p>6390</text:p>
          </table:table-cell>
          <table:table-cell office:value-type="float" office:value="-43">
            <text:p>-43.0000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720703">
            <text:p>41.720703</text:p>
          </table:table-cell>
          <table:table-cell office:value-type="float" office:value="-0.107803">
            <text:p>-0.107803</text:p>
          </table:table-cell>
          <table:table-cell office:value-type="float" office:value="19212">
            <text:p>19212</text:p>
          </table:table-cell>
          <table:table-cell office:value-type="float" office:value="27.3">
            <text:p>27.3</text:p>
          </table:table-cell>
          <table:table-cell table:style-name="ce8" office:value-type="time" office:time-value="PT09H14M40S">
            <text:p>09:14:40 AM</text:p>
          </table:table-cell>
          <table:table-cell office:value-type="float" office:value="9">
            <text:p>9</text:p>
          </table:table-cell>
          <table:table-cell office:value-type="float" office:value="6336">
            <text:p>6336</text:p>
          </table:table-cell>
          <table:table-cell office:value-type="float" office:value="-44.75">
            <text:p>-44.7500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720442">
            <text:p>41.720442</text:p>
          </table:table-cell>
          <table:table-cell office:value-type="float" office:value="-0.107086">
            <text:p>-0.107086</text:p>
          </table:table-cell>
          <table:table-cell office:value-type="float" office:value="19253">
            <text:p>19253</text:p>
          </table:table-cell>
          <table:table-cell office:value-type="float" office:value="22.3">
            <text:p>22.3</text:p>
          </table:table-cell>
          <table:table-cell table:style-name="ce8" office:value-type="time" office:time-value="PT09H14M50S">
            <text:p>09:14:50 AM</text:p>
          </table:table-cell>
          <table:table-cell office:value-type="float" office:value="9">
            <text:p>9</text:p>
          </table:table-cell>
          <table:table-cell office:value-type="float" office:value="6307">
            <text:p>6307</text:p>
          </table:table-cell>
          <table:table-cell office:value-type="float" office:value="-42.3125">
            <text:p>-42.3125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720294">
            <text:p>41.720294</text:p>
          </table:table-cell>
          <table:table-cell office:value-type="float" office:value="-0.106328">
            <text:p>-0.106328</text:p>
          </table:table-cell>
          <table:table-cell office:value-type="float" office:value="19296">
            <text:p>19296</text:p>
          </table:table-cell>
          <table:table-cell office:value-type="float" office:value="32">
            <text:p>32</text:p>
          </table:table-cell>
          <table:table-cell table:style-name="ce8" office:value-type="time" office:time-value="PT09H15M00S">
            <text:p>09:15:00 AM</text:p>
          </table:table-cell>
          <table:table-cell office:value-type="float" office:value="9">
            <text:p>9</text:p>
          </table:table-cell>
          <table:table-cell office:value-type="float" office:value="6266">
            <text:p>6266</text:p>
          </table:table-cell>
          <table:table-cell office:value-type="float" office:value="-41.4375">
            <text:p>-41.4375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720235">
            <text:p>41.720235</text:p>
          </table:table-cell>
          <table:table-cell office:value-type="float" office:value="-0.104884">
            <text:p>-0.104884</text:p>
          </table:table-cell>
          <table:table-cell office:value-type="float" office:value="19360">
            <text:p>19360</text:p>
          </table:table-cell>
          <table:table-cell office:value-type="float" office:value="28.3">
            <text:p>28.3</text:p>
          </table:table-cell>
          <table:table-cell table:style-name="ce8" office:value-type="time" office:time-value="PT09H15M15S">
            <text:p>09:15:15 AM</text:p>
          </table:table-cell>
          <table:table-cell office:value-type="float" office:value="9">
            <text:p>9</text:p>
          </table:table-cell>
          <table:table-cell office:value-type="float" office:value="6201">
            <text:p>6201</text:p>
          </table:table-cell>
          <table:table-cell office:value-type="float" office:value="-42.8125">
            <text:p>-42.8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720236">
            <text:p>41.720236</text:p>
          </table:table-cell>
          <table:table-cell office:value-type="float" office:value="-0.103865">
            <text:p>-0.103865</text:p>
          </table:table-cell>
          <table:table-cell office:value-type="float" office:value="19397">
            <text:p>19397</text:p>
          </table:table-cell>
          <table:table-cell office:value-type="float" office:value="31.4">
            <text:p>31.4</text:p>
          </table:table-cell>
          <table:table-cell table:style-name="ce8" office:value-type="time" office:time-value="PT09H15M25S">
            <text:p>09:15:25 AM</text:p>
          </table:table-cell>
          <table:table-cell office:value-type="float" office:value="9">
            <text:p>9</text:p>
          </table:table-cell>
          <table:table-cell office:value-type="float" office:value="6160">
            <text:p>6160</text:p>
          </table:table-cell>
          <table:table-cell office:value-type="float" office:value="-42.75">
            <text:p>-42.7500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720254">
            <text:p>41.720254</text:p>
          </table:table-cell>
          <table:table-cell office:value-type="float" office:value="-0.102886">
            <text:p>-0.102886</text:p>
          </table:table-cell>
          <table:table-cell office:value-type="float" office:value="19440">
            <text:p>19440</text:p>
          </table:table-cell>
          <table:table-cell office:value-type="float" office:value="32.3">
            <text:p>32.3</text:p>
          </table:table-cell>
          <table:table-cell table:style-name="ce8" office:value-type="time" office:time-value="PT09H15M35S">
            <text:p>09:15:35 AM</text:p>
          </table:table-cell>
          <table:table-cell office:value-type="float" office:value="9">
            <text:p>9</text:p>
          </table:table-cell>
          <table:table-cell office:value-type="float" office:value="6140">
            <text:p>6140</text:p>
          </table:table-cell>
          <table:table-cell office:value-type="float" office:value="-44">
            <text:p>-44.0000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72005">
            <text:p>41.720050</text:p>
          </table:table-cell>
          <table:table-cell office:value-type="float" office:value="-0.101921">
            <text:p>-0.101921</text:p>
          </table:table-cell>
          <table:table-cell office:value-type="float" office:value="19478">
            <text:p>19478</text:p>
          </table:table-cell>
          <table:table-cell office:value-type="float" office:value="36.5">
            <text:p>36.5</text:p>
          </table:table-cell>
          <table:table-cell table:style-name="ce8" office:value-type="time" office:time-value="PT09H15M45S">
            <text:p>09:15:45 AM</text:p>
          </table:table-cell>
          <table:table-cell office:value-type="float" office:value="9">
            <text:p>9</text:p>
          </table:table-cell>
          <table:table-cell office:value-type="float" office:value="6082">
            <text:p>6082</text:p>
          </table:table-cell>
          <table:table-cell office:value-type="float" office:value="-44.4375">
            <text:p>-44.4375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19901">
            <text:p>41.719901</text:p>
          </table:table-cell>
          <table:table-cell office:value-type="float" office:value="-0.100949">
            <text:p>-0.100949</text:p>
          </table:table-cell>
          <table:table-cell office:value-type="float" office:value="19518">
            <text:p>19518</text:p>
          </table:table-cell>
          <table:table-cell office:value-type="float" office:value="24.4">
            <text:p>24.4</text:p>
          </table:table-cell>
          <table:table-cell table:style-name="ce8" office:value-type="time" office:time-value="PT09H15M55S">
            <text:p>09:15:55 AM</text:p>
          </table:table-cell>
          <table:table-cell office:value-type="float" office:value="9">
            <text:p>9</text:p>
          </table:table-cell>
          <table:table-cell office:value-type="float" office:value="6049">
            <text:p>6049</text:p>
          </table:table-cell>
          <table:table-cell office:value-type="float" office:value="-44.625">
            <text:p>-44.625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19758">
            <text:p>41.719758</text:p>
          </table:table-cell>
          <table:table-cell office:value-type="float" office:value="-0.100019">
            <text:p>-0.100019</text:p>
          </table:table-cell>
          <table:table-cell office:value-type="float" office:value="19556">
            <text:p>19556</text:p>
          </table:table-cell>
          <table:table-cell office:value-type="float" office:value="19.2">
            <text:p>19.2</text:p>
          </table:table-cell>
          <table:table-cell table:style-name="ce8" office:value-type="time" office:time-value="PT09H16M05S">
            <text:p>09:16:05 AM</text:p>
          </table:table-cell>
          <table:table-cell office:value-type="float" office:value="9">
            <text:p>9</text:p>
          </table:table-cell>
          <table:table-cell office:value-type="float" office:value="6030">
            <text:p>6030</text:p>
          </table:table-cell>
          <table:table-cell office:value-type="float" office:value="-43.25">
            <text:p>-43.250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1966">
            <text:p>41.719660</text:p>
          </table:table-cell>
          <table:table-cell office:value-type="float" office:value="-0.099084">
            <text:p>-0.099084</text:p>
          </table:table-cell>
          <table:table-cell office:value-type="float" office:value="19597">
            <text:p>19597</text:p>
          </table:table-cell>
          <table:table-cell office:value-type="float" office:value="29.5">
            <text:p>29.5</text:p>
          </table:table-cell>
          <table:table-cell table:style-name="ce8" office:value-type="time" office:time-value="PT09H16M15S">
            <text:p>09:16:15 AM</text:p>
          </table:table-cell>
          <table:table-cell office:value-type="float" office:value="9">
            <text:p>9</text:p>
          </table:table-cell>
          <table:table-cell office:value-type="float" office:value="5974">
            <text:p>5974</text:p>
          </table:table-cell>
          <table:table-cell office:value-type="float" office:value="-43.75">
            <text:p>-43.750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19708">
            <text:p>41.719708</text:p>
          </table:table-cell>
          <table:table-cell office:value-type="float" office:value="-0.097951">
            <text:p>-0.097951</text:p>
          </table:table-cell>
          <table:table-cell office:value-type="float" office:value="19639">
            <text:p>19639</text:p>
          </table:table-cell>
          <table:table-cell office:value-type="float" office:value="40.7">
            <text:p>40.7</text:p>
          </table:table-cell>
          <table:table-cell table:style-name="ce8" office:value-type="time" office:time-value="PT09H16M25S">
            <text:p>09:16:25 AM</text:p>
          </table:table-cell>
          <table:table-cell office:value-type="float" office:value="9">
            <text:p>9</text:p>
          </table:table-cell>
          <table:table-cell office:value-type="float" office:value="5941">
            <text:p>5941</text:p>
          </table:table-cell>
          <table:table-cell office:value-type="float" office:value="-42.3125">
            <text:p>-42.3125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19665">
            <text:p>41.719665</text:p>
          </table:table-cell>
          <table:table-cell office:value-type="float" office:value="-0.096033">
            <text:p>-0.096033</text:p>
          </table:table-cell>
          <table:table-cell office:value-type="float" office:value="19701">
            <text:p>19701</text:p>
          </table:table-cell>
          <table:table-cell office:value-type="float" office:value="40.4">
            <text:p>40.4</text:p>
          </table:table-cell>
          <table:table-cell table:style-name="ce8" office:value-type="time" office:time-value="PT09H16M40S">
            <text:p>09:16:40 AM</text:p>
          </table:table-cell>
          <table:table-cell office:value-type="float" office:value="9">
            <text:p>9</text:p>
          </table:table-cell>
          <table:table-cell office:value-type="float" office:value="5901">
            <text:p>5901</text:p>
          </table:table-cell>
          <table:table-cell office:value-type="float" office:value="-40.5">
            <text:p>-40.500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19367">
            <text:p>41.719367</text:p>
          </table:table-cell>
          <table:table-cell office:value-type="float" office:value="-0.093443">
            <text:p>-0.093443</text:p>
          </table:table-cell>
          <table:table-cell office:value-type="float" office:value="19783">
            <text:p>19783</text:p>
          </table:table-cell>
          <table:table-cell office:value-type="float" office:value="32.9">
            <text:p>32.9</text:p>
          </table:table-cell>
          <table:table-cell table:style-name="ce8" office:value-type="time" office:time-value="PT09H17M00S">
            <text:p>09:17:00 AM</text:p>
          </table:table-cell>
          <table:table-cell office:value-type="float" office:value="9">
            <text:p>9</text:p>
          </table:table-cell>
          <table:table-cell office:value-type="float" office:value="5808">
            <text:p>5808</text:p>
          </table:table-cell>
          <table:table-cell office:value-type="float" office:value="-41.4375">
            <text:p>-41.4375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19309">
            <text:p>41.719309</text:p>
          </table:table-cell>
          <table:table-cell office:value-type="float" office:value="-0.092378">
            <text:p>-0.092378</text:p>
          </table:table-cell>
          <table:table-cell office:value-type="float" office:value="19824">
            <text:p>19824</text:p>
          </table:table-cell>
          <table:table-cell office:value-type="float" office:value="26">
            <text:p>26</text:p>
          </table:table-cell>
          <table:table-cell table:style-name="ce8" office:value-type="time" office:time-value="PT09H17M10S">
            <text:p>09:17:10 AM</text:p>
          </table:table-cell>
          <table:table-cell office:value-type="float" office:value="9">
            <text:p>9</text:p>
          </table:table-cell>
          <table:table-cell office:value-type="float" office:value="5772">
            <text:p>5772</text:p>
          </table:table-cell>
          <table:table-cell office:value-type="float" office:value="-44.8125">
            <text:p>-44.8125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19174">
            <text:p>41.719174</text:p>
          </table:table-cell>
          <table:table-cell office:value-type="float" office:value="-0.091489">
            <text:p>-0.091489</text:p>
          </table:table-cell>
          <table:table-cell office:value-type="float" office:value="19866">
            <text:p>19866</text:p>
          </table:table-cell>
          <table:table-cell office:value-type="float" office:value="20.9">
            <text:p>20.9</text:p>
          </table:table-cell>
          <table:table-cell table:style-name="ce8" office:value-type="time" office:time-value="PT09H17M20S">
            <text:p>09:17:20 AM</text:p>
          </table:table-cell>
          <table:table-cell office:value-type="float" office:value="9">
            <text:p>9</text:p>
          </table:table-cell>
          <table:table-cell office:value-type="float" office:value="5746">
            <text:p>5746</text:p>
          </table:table-cell>
          <table:table-cell office:value-type="float" office:value="-42.375">
            <text:p>-42.3750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18788">
            <text:p>41.718788</text:p>
          </table:table-cell>
          <table:table-cell office:value-type="float" office:value="-0.089286">
            <text:p>-0.089286</text:p>
          </table:table-cell>
          <table:table-cell office:value-type="float" office:value="19949">
            <text:p>19949</text:p>
          </table:table-cell>
          <table:table-cell office:value-type="float" office:value="46.7">
            <text:p>46.7</text:p>
          </table:table-cell>
          <table:table-cell table:style-name="ce8" office:value-type="time" office:time-value="PT09H17M40S">
            <text:p>09:17:40 AM</text:p>
          </table:table-cell>
          <table:table-cell office:value-type="float" office:value="9">
            <text:p>9</text:p>
          </table:table-cell>
          <table:table-cell office:value-type="float" office:value="5675">
            <text:p>5675</text:p>
          </table:table-cell>
          <table:table-cell office:value-type="float" office:value="-42.9375">
            <text:p>-42.937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18598">
            <text:p>41.718598</text:p>
          </table:table-cell>
          <table:table-cell office:value-type="float" office:value="-0.088268">
            <text:p>-0.088268</text:p>
          </table:table-cell>
          <table:table-cell office:value-type="float" office:value="19992">
            <text:p>19992</text:p>
          </table:table-cell>
          <table:table-cell office:value-type="float" office:value="28.2">
            <text:p>28.2</text:p>
          </table:table-cell>
          <table:table-cell table:style-name="ce8" office:value-type="time" office:time-value="PT09H17M50S">
            <text:p>09:17:50 AM</text:p>
          </table:table-cell>
          <table:table-cell office:value-type="float" office:value="9">
            <text:p>9</text:p>
          </table:table-cell>
          <table:table-cell office:value-type="float" office:value="5624">
            <text:p>5624</text:p>
          </table:table-cell>
          <table:table-cell office:value-type="float" office:value="-42.5625">
            <text:p>-42.562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18232">
            <text:p>41.718232</text:p>
          </table:table-cell>
          <table:table-cell office:value-type="float" office:value="-0.086966">
            <text:p>-0.086966</text:p>
          </table:table-cell>
          <table:table-cell office:value-type="float" office:value="20057">
            <text:p>20057</text:p>
          </table:table-cell>
          <table:table-cell office:value-type="float" office:value="20.6">
            <text:p>20.6</text:p>
          </table:table-cell>
          <table:table-cell table:style-name="ce8" office:value-type="time" office:time-value="PT09H18M05S">
            <text:p>09:18:05 AM</text:p>
          </table:table-cell>
          <table:table-cell office:value-type="float" office:value="9">
            <text:p>9</text:p>
          </table:table-cell>
          <table:table-cell office:value-type="float" office:value="5577">
            <text:p>5577</text:p>
          </table:table-cell>
          <table:table-cell office:value-type="float" office:value="-43.8125">
            <text:p>-43.812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17922">
            <text:p>41.717922</text:p>
          </table:table-cell>
          <table:table-cell office:value-type="float" office:value="-0.086206">
            <text:p>-0.086206</text:p>
          </table:table-cell>
          <table:table-cell office:value-type="float" office:value="20103">
            <text:p>20103</text:p>
          </table:table-cell>
          <table:table-cell office:value-type="float" office:value="25.3">
            <text:p>25.3</text:p>
          </table:table-cell>
          <table:table-cell table:style-name="ce8" office:value-type="time" office:time-value="PT09H18M15S">
            <text:p>09:18:15 AM</text:p>
          </table:table-cell>
          <table:table-cell office:value-type="float" office:value="9">
            <text:p>9</text:p>
          </table:table-cell>
          <table:table-cell office:value-type="float" office:value="5534">
            <text:p>5534</text:p>
          </table:table-cell>
          <table:table-cell office:value-type="float" office:value="-42.625">
            <text:p>-42.6250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7626">
            <text:p>41.717626</text:p>
          </table:table-cell>
          <table:table-cell office:value-type="float" office:value="-0.085544">
            <text:p>-0.085544</text:p>
          </table:table-cell>
          <table:table-cell office:value-type="float" office:value="20148">
            <text:p>20148</text:p>
          </table:table-cell>
          <table:table-cell office:value-type="float" office:value="23.1">
            <text:p>23.1</text:p>
          </table:table-cell>
          <table:table-cell table:style-name="ce8" office:value-type="time" office:time-value="PT09H18M25S">
            <text:p>09:18:25 AM</text:p>
          </table:table-cell>
          <table:table-cell office:value-type="float" office:value="9">
            <text:p>9</text:p>
          </table:table-cell>
          <table:table-cell office:value-type="float" office:value="5498">
            <text:p>5498</text:p>
          </table:table-cell>
          <table:table-cell office:value-type="float" office:value="-41.6875">
            <text:p>-41.6875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7376">
            <text:p>41.717376</text:p>
          </table:table-cell>
          <table:table-cell office:value-type="float" office:value="-0.084881">
            <text:p>-0.084881</text:p>
          </table:table-cell>
          <table:table-cell office:value-type="float" office:value="20193">
            <text:p>20193</text:p>
          </table:table-cell>
          <table:table-cell office:value-type="float" office:value="33.1">
            <text:p>33.1</text:p>
          </table:table-cell>
          <table:table-cell table:style-name="ce8" office:value-type="time" office:time-value="PT09H18M35S">
            <text:p>09:18:35 AM</text:p>
          </table:table-cell>
          <table:table-cell office:value-type="float" office:value="9">
            <text:p>9</text:p>
          </table:table-cell>
          <table:table-cell office:value-type="float" office:value="5470">
            <text:p>5470</text:p>
          </table:table-cell>
          <table:table-cell office:value-type="float" office:value="-41.5">
            <text:p>-41.5000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716">
            <text:p>41.717160</text:p>
          </table:table-cell>
          <table:table-cell office:value-type="float" office:value="-0.084192">
            <text:p>-0.084192</text:p>
          </table:table-cell>
          <table:table-cell office:value-type="float" office:value="20235">
            <text:p>20235</text:p>
          </table:table-cell>
          <table:table-cell office:value-type="float" office:value="24.9">
            <text:p>24.9</text:p>
          </table:table-cell>
          <table:table-cell table:style-name="ce8" office:value-type="time" office:time-value="PT09H18M45S">
            <text:p>09:18:45 AM</text:p>
          </table:table-cell>
          <table:table-cell office:value-type="float" office:value="9">
            <text:p>9</text:p>
          </table:table-cell>
          <table:table-cell office:value-type="float" office:value="5427">
            <text:p>5427</text:p>
          </table:table-cell>
          <table:table-cell office:value-type="float" office:value="-40.25">
            <text:p>-40.2500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6966">
            <text:p>41.716966</text:p>
          </table:table-cell>
          <table:table-cell office:value-type="float" office:value="-0.083423">
            <text:p>-0.083423</text:p>
          </table:table-cell>
          <table:table-cell office:value-type="float" office:value="20279">
            <text:p>20279</text:p>
          </table:table-cell>
          <table:table-cell office:value-type="float" office:value="22.3">
            <text:p>22.3</text:p>
          </table:table-cell>
          <table:table-cell table:style-name="ce8" office:value-type="time" office:time-value="PT09H18M55S">
            <text:p>09:18:55 AM</text:p>
          </table:table-cell>
          <table:table-cell office:value-type="float" office:value="9">
            <text:p>9</text:p>
          </table:table-cell>
          <table:table-cell office:value-type="float" office:value="5368">
            <text:p>5368</text:p>
          </table:table-cell>
          <table:table-cell office:value-type="float" office:value="-42.375">
            <text:p>-42.3750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677">
            <text:p>41.716770</text:p>
          </table:table-cell>
          <table:table-cell office:value-type="float" office:value="-0.082618">
            <text:p>-0.082618</text:p>
          </table:table-cell>
          <table:table-cell office:value-type="float" office:value="20326">
            <text:p>20326</text:p>
          </table:table-cell>
          <table:table-cell office:value-type="float" office:value="15">
            <text:p>15</text:p>
          </table:table-cell>
          <table:table-cell table:style-name="ce8" office:value-type="time" office:time-value="PT09H19M05S">
            <text:p>09:19:05 AM</text:p>
          </table:table-cell>
          <table:table-cell office:value-type="float" office:value="9">
            <text:p>9</text:p>
          </table:table-cell>
          <table:table-cell office:value-type="float" office:value="5354">
            <text:p>5354</text:p>
          </table:table-cell>
          <table:table-cell office:value-type="float" office:value="-40.3125">
            <text:p>-40.3125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16402">
            <text:p>41.716402</text:p>
          </table:table-cell>
          <table:table-cell office:value-type="float" office:value="-0.081897">
            <text:p>-0.081897</text:p>
          </table:table-cell>
          <table:table-cell office:value-type="float" office:value="20371">
            <text:p>20371</text:p>
          </table:table-cell>
          <table:table-cell office:value-type="float" office:value="25.5">
            <text:p>25.5</text:p>
          </table:table-cell>
          <table:table-cell table:style-name="ce8" office:value-type="time" office:time-value="PT09H19M15S">
            <text:p>09:19:15 AM</text:p>
          </table:table-cell>
          <table:table-cell office:value-type="float" office:value="8">
            <text:p>8</text:p>
          </table:table-cell>
          <table:table-cell office:value-type="float" office:value="5316">
            <text:p>5316</text:p>
          </table:table-cell>
          <table:table-cell office:value-type="float" office:value="-39.5625">
            <text:p>-39.562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6097">
            <text:p>41.716097</text:p>
          </table:table-cell>
          <table:table-cell office:value-type="float" office:value="-0.081263">
            <text:p>-0.081263</text:p>
          </table:table-cell>
          <table:table-cell office:value-type="float" office:value="20415">
            <text:p>20415</text:p>
          </table:table-cell>
          <table:table-cell office:value-type="float" office:value="33.4">
            <text:p>33.4</text:p>
          </table:table-cell>
          <table:table-cell table:style-name="ce8" office:value-type="time" office:time-value="PT09H19M25S">
            <text:p>09:19:25 AM</text:p>
          </table:table-cell>
          <table:table-cell office:value-type="float" office:value="8">
            <text:p>8</text:p>
          </table:table-cell>
          <table:table-cell office:value-type="float" office:value="5272">
            <text:p>5272</text:p>
          </table:table-cell>
          <table:table-cell office:value-type="float" office:value="-40.1875">
            <text:p>-40.187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5571">
            <text:p>41.715571</text:p>
          </table:table-cell>
          <table:table-cell office:value-type="float" office:value="-0.080091">
            <text:p>-0.080091</text:p>
          </table:table-cell>
          <table:table-cell office:value-type="float" office:value="20485">
            <text:p>20485</text:p>
          </table:table-cell>
          <table:table-cell office:value-type="float" office:value="30.8">
            <text:p>30.8</text:p>
          </table:table-cell>
          <table:table-cell table:style-name="ce8" office:value-type="time" office:time-value="PT09H19M40S">
            <text:p>09:19:40 AM</text:p>
          </table:table-cell>
          <table:table-cell office:value-type="float" office:value="8">
            <text:p>8</text:p>
          </table:table-cell>
          <table:table-cell office:value-type="float" office:value="5224">
            <text:p>5224</text:p>
          </table:table-cell>
          <table:table-cell office:value-type="float" office:value="-39">
            <text:p>-39.00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5232">
            <text:p>41.715232</text:p>
          </table:table-cell>
          <table:table-cell office:value-type="float" office:value="-0.079189">
            <text:p>-0.079189</text:p>
          </table:table-cell>
          <table:table-cell office:value-type="float" office:value="20532">
            <text:p>20532</text:p>
          </table:table-cell>
          <table:table-cell office:value-type="float" office:value="39.7">
            <text:p>39.7</text:p>
          </table:table-cell>
          <table:table-cell table:style-name="ce8" office:value-type="time" office:time-value="PT09H19M50S">
            <text:p>09:19:50 AM</text:p>
          </table:table-cell>
          <table:table-cell office:value-type="float" office:value="8">
            <text:p>8</text:p>
          </table:table-cell>
          <table:table-cell office:value-type="float" office:value="5195">
            <text:p>5195</text:p>
          </table:table-cell>
          <table:table-cell office:value-type="float" office:value="-40.1875">
            <text:p>-40.187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4832">
            <text:p>41.714832</text:p>
          </table:table-cell>
          <table:table-cell office:value-type="float" office:value="-0.078281">
            <text:p>-0.078281</text:p>
          </table:table-cell>
          <table:table-cell office:value-type="float" office:value="20577">
            <text:p>20577</text:p>
          </table:table-cell>
          <table:table-cell office:value-type="float" office:value="35.1">
            <text:p>35.1</text:p>
          </table:table-cell>
          <table:table-cell table:style-name="ce8" office:value-type="time" office:time-value="PT09H20M00S">
            <text:p>09:20:00 AM</text:p>
          </table:table-cell>
          <table:table-cell office:value-type="float" office:value="8">
            <text:p>8</text:p>
          </table:table-cell>
          <table:table-cell office:value-type="float" office:value="5155">
            <text:p>5155</text:p>
          </table:table-cell>
          <table:table-cell office:value-type="float" office:value="-39.125">
            <text:p>-39.125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4421">
            <text:p>41.714421</text:p>
          </table:table-cell>
          <table:table-cell office:value-type="float" office:value="-0.077337">
            <text:p>-0.077337</text:p>
          </table:table-cell>
          <table:table-cell office:value-type="float" office:value="20624">
            <text:p>20624</text:p>
          </table:table-cell>
          <table:table-cell office:value-type="float" office:value="36.5">
            <text:p>36.5</text:p>
          </table:table-cell>
          <table:table-cell table:style-name="ce8" office:value-type="time" office:time-value="PT09H20M10S">
            <text:p>09:20:10 AM</text:p>
          </table:table-cell>
          <table:table-cell office:value-type="float" office:value="8">
            <text:p>8</text:p>
          </table:table-cell>
          <table:table-cell office:value-type="float" office:value="5121">
            <text:p>5121</text:p>
          </table:table-cell>
          <table:table-cell office:value-type="float" office:value="-39.75">
            <text:p>-39.7500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3963">
            <text:p>41.713963</text:p>
          </table:table-cell>
          <table:table-cell office:value-type="float" office:value="-0.076544">
            <text:p>-0.076544</text:p>
          </table:table-cell>
          <table:table-cell office:value-type="float" office:value="20666">
            <text:p>20666</text:p>
          </table:table-cell>
          <table:table-cell office:value-type="float" office:value="23.7">
            <text:p>23.7</text:p>
          </table:table-cell>
          <table:table-cell table:style-name="ce8" office:value-type="time" office:time-value="PT09H20M20S">
            <text:p>09:20:20 AM</text:p>
          </table:table-cell>
          <table:table-cell office:value-type="float" office:value="8">
            <text:p>8</text:p>
          </table:table-cell>
          <table:table-cell office:value-type="float" office:value="5085">
            <text:p>5085</text:p>
          </table:table-cell>
          <table:table-cell office:value-type="float" office:value="-39.9375">
            <text:p>-39.9375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2947">
            <text:p>41.712947</text:p>
          </table:table-cell>
          <table:table-cell office:value-type="float" office:value="-0.074924">
            <text:p>-0.074924</text:p>
          </table:table-cell>
          <table:table-cell office:value-type="float" office:value="20781">
            <text:p>20781</text:p>
          </table:table-cell>
          <table:table-cell office:value-type="float" office:value="25.5">
            <text:p>25.5</text:p>
          </table:table-cell>
          <table:table-cell table:style-name="ce8" office:value-type="time" office:time-value="PT09H20M45S">
            <text:p>09:20:45 AM</text:p>
          </table:table-cell>
          <table:table-cell office:value-type="float" office:value="8">
            <text:p>8</text:p>
          </table:table-cell>
          <table:table-cell office:value-type="float" office:value="5002">
            <text:p>5002</text:p>
          </table:table-cell>
          <table:table-cell office:value-type="float" office:value="-40.5">
            <text:p>-40.5000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2511">
            <text:p>41.712511</text:p>
          </table:table-cell>
          <table:table-cell office:value-type="float" office:value="-0.074534">
            <text:p>-0.074534</text:p>
          </table:table-cell>
          <table:table-cell office:value-type="float" office:value="20825">
            <text:p>20825</text:p>
          </table:table-cell>
          <table:table-cell office:value-type="float" office:value="25.5">
            <text:p>25.5</text:p>
          </table:table-cell>
          <table:table-cell table:style-name="ce8" office:value-type="time" office:time-value="PT09H20M55S">
            <text:p>09:20:55 AM</text:p>
          </table:table-cell>
          <table:table-cell office:value-type="float" office:value="8">
            <text:p>8</text:p>
          </table:table-cell>
          <table:table-cell office:value-type="float" office:value="4961">
            <text:p>4961</text:p>
          </table:table-cell>
          <table:table-cell office:value-type="float" office:value="-41.75">
            <text:p>-41.75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2158">
            <text:p>41.712158</text:p>
          </table:table-cell>
          <table:table-cell office:value-type="float" office:value="-0.07411">
            <text:p>-0.074110</text:p>
          </table:table-cell>
          <table:table-cell office:value-type="float" office:value="20871">
            <text:p>20871</text:p>
          </table:table-cell>
          <table:table-cell office:value-type="float" office:value="31.1">
            <text:p>31.1</text:p>
          </table:table-cell>
          <table:table-cell table:style-name="ce8" office:value-type="time" office:time-value="PT09H21M05S">
            <text:p>09:21:05 AM</text:p>
          </table:table-cell>
          <table:table-cell office:value-type="float" office:value="8">
            <text:p>8</text:p>
          </table:table-cell>
          <table:table-cell office:value-type="float" office:value="4924">
            <text:p>4924</text:p>
          </table:table-cell>
          <table:table-cell office:value-type="float" office:value="-39.1875">
            <text:p>-39.1875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1885">
            <text:p>41.711885</text:p>
          </table:table-cell>
          <table:table-cell office:value-type="float" office:value="-0.073452">
            <text:p>-0.073452</text:p>
          </table:table-cell>
          <table:table-cell office:value-type="float" office:value="20915">
            <text:p>20915</text:p>
          </table:table-cell>
          <table:table-cell office:value-type="float" office:value="20.1">
            <text:p>20.1</text:p>
          </table:table-cell>
          <table:table-cell table:style-name="ce8" office:value-type="time" office:time-value="PT09H21M15S">
            <text:p>09:21:15 AM</text:p>
          </table:table-cell>
          <table:table-cell office:value-type="float" office:value="8">
            <text:p>8</text:p>
          </table:table-cell>
          <table:table-cell office:value-type="float" office:value="4893">
            <text:p>4893</text:p>
          </table:table-cell>
          <table:table-cell office:value-type="float" office:value="-40.75">
            <text:p>-40.7500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163">
            <text:p>41.711630</text:p>
          </table:table-cell>
          <table:table-cell office:value-type="float" office:value="-0.072587">
            <text:p>-0.072587</text:p>
          </table:table-cell>
          <table:table-cell office:value-type="float" office:value="20960">
            <text:p>20960</text:p>
          </table:table-cell>
          <table:table-cell office:value-type="float" office:value="17.7">
            <text:p>17.7</text:p>
          </table:table-cell>
          <table:table-cell table:style-name="ce8" office:value-type="time" office:time-value="PT09H21M25S">
            <text:p>09:21:25 AM</text:p>
          </table:table-cell>
          <table:table-cell office:value-type="float" office:value="8">
            <text:p>8</text:p>
          </table:table-cell>
          <table:table-cell office:value-type="float" office:value="4867">
            <text:p>4867</text:p>
          </table:table-cell>
          <table:table-cell office:value-type="float" office:value="-37.3125">
            <text:p>-37.3125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1433">
            <text:p>41.711433</text:p>
          </table:table-cell>
          <table:table-cell office:value-type="float" office:value="-0.071665">
            <text:p>-0.071665</text:p>
          </table:table-cell>
          <table:table-cell office:value-type="float" office:value="21005">
            <text:p>21005</text:p>
          </table:table-cell>
          <table:table-cell office:value-type="float" office:value="25.6">
            <text:p>25.6</text:p>
          </table:table-cell>
          <table:table-cell table:style-name="ce8" office:value-type="time" office:time-value="PT09H21M35S">
            <text:p>09:21:35 AM</text:p>
          </table:table-cell>
          <table:table-cell office:value-type="float" office:value="8">
            <text:p>8</text:p>
          </table:table-cell>
          <table:table-cell office:value-type="float" office:value="4816">
            <text:p>4816</text:p>
          </table:table-cell>
          <table:table-cell office:value-type="float" office:value="-37.6875">
            <text:p>-37.6875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0895">
            <text:p>41.710895</text:p>
          </table:table-cell>
          <table:table-cell office:value-type="float" office:value="-0.069742">
            <text:p>-0.069742</text:p>
          </table:table-cell>
          <table:table-cell office:value-type="float" office:value="21093">
            <text:p>21093</text:p>
          </table:table-cell>
          <table:table-cell office:value-type="float" office:value="44.4">
            <text:p>44.4</text:p>
          </table:table-cell>
          <table:table-cell table:style-name="ce8" office:value-type="time" office:time-value="PT09H21M55S">
            <text:p>09:21:55 AM</text:p>
          </table:table-cell>
          <table:table-cell office:value-type="float" office:value="8">
            <text:p>8</text:p>
          </table:table-cell>
          <table:table-cell office:value-type="float" office:value="4764">
            <text:p>4764</text:p>
          </table:table-cell>
          <table:table-cell office:value-type="float" office:value="-39.5625">
            <text:p>-39.562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10652">
            <text:p>41.710652</text:p>
          </table:table-cell>
          <table:table-cell office:value-type="float" office:value="-0.068714">
            <text:p>-0.068714</text:p>
          </table:table-cell>
          <table:table-cell office:value-type="float" office:value="21136">
            <text:p>21136</text:p>
          </table:table-cell>
          <table:table-cell office:value-type="float" office:value="36.6">
            <text:p>36.6</text:p>
          </table:table-cell>
          <table:table-cell table:style-name="ce8" office:value-type="time" office:time-value="PT09H22M05S">
            <text:p>09:22:05 AM</text:p>
          </table:table-cell>
          <table:table-cell office:value-type="float" office:value="8">
            <text:p>8</text:p>
          </table:table-cell>
          <table:table-cell office:value-type="float" office:value="4737">
            <text:p>4737</text:p>
          </table:table-cell>
          <table:table-cell office:value-type="float" office:value="-41.8125">
            <text:p>-41.8125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0356">
            <text:p>41.710356</text:p>
          </table:table-cell>
          <table:table-cell office:value-type="float" office:value="-0.067209">
            <text:p>-0.067209</text:p>
          </table:table-cell>
          <table:table-cell office:value-type="float" office:value="21197">
            <text:p>21197</text:p>
          </table:table-cell>
          <table:table-cell office:value-type="float" office:value="33.5">
            <text:p>33.5</text:p>
          </table:table-cell>
          <table:table-cell table:style-name="ce8" office:value-type="time" office:time-value="PT09H22M20S">
            <text:p>09:22:20 AM</text:p>
          </table:table-cell>
          <table:table-cell office:value-type="float" office:value="8">
            <text:p>8</text:p>
          </table:table-cell>
          <table:table-cell office:value-type="float" office:value="4689">
            <text:p>4689</text:p>
          </table:table-cell>
          <table:table-cell office:value-type="float" office:value="-42.5">
            <text:p>-42.5000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10087">
            <text:p>41.710087</text:p>
          </table:table-cell>
          <table:table-cell office:value-type="float" office:value="-0.066447">
            <text:p>-0.066447</text:p>
          </table:table-cell>
          <table:table-cell office:value-type="float" office:value="21237">
            <text:p>21237</text:p>
          </table:table-cell>
          <table:table-cell office:value-type="float" office:value="26.7">
            <text:p>26.7</text:p>
          </table:table-cell>
          <table:table-cell table:style-name="ce8" office:value-type="time" office:time-value="PT09H22M30S">
            <text:p>09:22:30 AM</text:p>
          </table:table-cell>
          <table:table-cell office:value-type="float" office:value="8">
            <text:p>8</text:p>
          </table:table-cell>
          <table:table-cell office:value-type="float" office:value="4670">
            <text:p>4670</text:p>
          </table:table-cell>
          <table:table-cell office:value-type="float" office:value="-42.75">
            <text:p>-42.7500</text:p>
          </table:table-cell>
          <table:table-cell office:value-type="float" office:value="-16.25">
            <text:p>-16.2500</text:p>
          </table:table-cell>
        </table:table-row>
        <table:table-row table:style-name="ro1">
          <table:table-cell office:value-type="float" office:value="41.709848">
            <text:p>41.709848</text:p>
          </table:table-cell>
          <table:table-cell office:value-type="float" office:value="-0.065495">
            <text:p>-0.065495</text:p>
          </table:table-cell>
          <table:table-cell office:value-type="float" office:value="21278">
            <text:p>21278</text:p>
          </table:table-cell>
          <table:table-cell office:value-type="float" office:value="18.5">
            <text:p>18.5</text:p>
          </table:table-cell>
          <table:table-cell table:style-name="ce8" office:value-type="time" office:time-value="PT09H22M40S">
            <text:p>09:22:40 AM</text:p>
          </table:table-cell>
          <table:table-cell office:value-type="float" office:value="8">
            <text:p>8</text:p>
          </table:table-cell>
          <table:table-cell office:value-type="float" office:value="4637">
            <text:p>4637</text:p>
          </table:table-cell>
          <table:table-cell office:value-type="float" office:value="-39.5">
            <text:p>-39.50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806">
            <text:p>41.709806</text:p>
          </table:table-cell>
          <table:table-cell office:value-type="float" office:value="-0.064533">
            <text:p>-0.064533</text:p>
          </table:table-cell>
          <table:table-cell office:value-type="float" office:value="21319">
            <text:p>21319</text:p>
          </table:table-cell>
          <table:table-cell office:value-type="float" office:value="26.3">
            <text:p>26.3</text:p>
          </table:table-cell>
          <table:table-cell table:style-name="ce8" office:value-type="time" office:time-value="PT09H22M50S">
            <text:p>09:22:50 AM</text:p>
          </table:table-cell>
          <table:table-cell office:value-type="float" office:value="8">
            <text:p>8</text:p>
          </table:table-cell>
          <table:table-cell office:value-type="float" office:value="4610">
            <text:p>4610</text:p>
          </table:table-cell>
          <table:table-cell office:value-type="float" office:value="-39.5">
            <text:p>-39.50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858">
            <text:p>41.709858</text:p>
          </table:table-cell>
          <table:table-cell office:value-type="float" office:value="-0.063806">
            <text:p>-0.063806</text:p>
          </table:table-cell>
          <table:table-cell office:value-type="float" office:value="21360">
            <text:p>21360</text:p>
          </table:table-cell>
          <table:table-cell office:value-type="float" office:value="34.6">
            <text:p>34.6</text:p>
          </table:table-cell>
          <table:table-cell table:style-name="ce8" office:value-type="time" office:time-value="PT09H23M00S">
            <text:p>09:23:00 AM</text:p>
          </table:table-cell>
          <table:table-cell office:value-type="float" office:value="8">
            <text:p>8</text:p>
          </table:table-cell>
          <table:table-cell office:value-type="float" office:value="4565">
            <text:p>4565</text:p>
          </table:table-cell>
          <table:table-cell office:value-type="float" office:value="-39">
            <text:p>-39.00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799">
            <text:p>41.709799</text:p>
          </table:table-cell>
          <table:table-cell office:value-type="float" office:value="-0.062971">
            <text:p>-0.062971</text:p>
          </table:table-cell>
          <table:table-cell office:value-type="float" office:value="21405">
            <text:p>21405</text:p>
          </table:table-cell>
          <table:table-cell office:value-type="float" office:value="30.9">
            <text:p>30.9</text:p>
          </table:table-cell>
          <table:table-cell table:style-name="ce8" office:value-type="time" office:time-value="PT09H23M10S">
            <text:p>09:23:10 AM</text:p>
          </table:table-cell>
          <table:table-cell office:value-type="float" office:value="8">
            <text:p>8</text:p>
          </table:table-cell>
          <table:table-cell office:value-type="float" office:value="4544">
            <text:p>4544</text:p>
          </table:table-cell>
          <table:table-cell office:value-type="float" office:value="-40.3125">
            <text:p>-40.312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747">
            <text:p>41.709747</text:p>
          </table:table-cell>
          <table:table-cell office:value-type="float" office:value="-0.061862">
            <text:p>-0.061862</text:p>
          </table:table-cell>
          <table:table-cell office:value-type="float" office:value="21446">
            <text:p>21446</text:p>
          </table:table-cell>
          <table:table-cell office:value-type="float" office:value="20.1">
            <text:p>20.1</text:p>
          </table:table-cell>
          <table:table-cell table:style-name="ce8" office:value-type="time" office:time-value="PT09H23M20S">
            <text:p>09:23:20 AM</text:p>
          </table:table-cell>
          <table:table-cell office:value-type="float" office:value="8">
            <text:p>8</text:p>
          </table:table-cell>
          <table:table-cell office:value-type="float" office:value="4512">
            <text:p>4512</text:p>
          </table:table-cell>
          <table:table-cell office:value-type="float" office:value="-41.5625">
            <text:p>-41.562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721">
            <text:p>41.709721</text:p>
          </table:table-cell>
          <table:table-cell office:value-type="float" office:value="-0.060742">
            <text:p>-0.060742</text:p>
          </table:table-cell>
          <table:table-cell office:value-type="float" office:value="21489">
            <text:p>21489</text:p>
          </table:table-cell>
          <table:table-cell office:value-type="float" office:value="37.4">
            <text:p>37.4</text:p>
          </table:table-cell>
          <table:table-cell table:style-name="ce8" office:value-type="time" office:time-value="PT09H23M30S">
            <text:p>09:23:30 AM</text:p>
          </table:table-cell>
          <table:table-cell office:value-type="float" office:value="8">
            <text:p>8</text:p>
          </table:table-cell>
          <table:table-cell office:value-type="float" office:value="4489">
            <text:p>4489</text:p>
          </table:table-cell>
          <table:table-cell office:value-type="float" office:value="-40.4375">
            <text:p>-40.437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571">
            <text:p>41.709571</text:p>
          </table:table-cell>
          <table:table-cell office:value-type="float" office:value="-0.058978">
            <text:p>-0.058978</text:p>
          </table:table-cell>
          <table:table-cell office:value-type="float" office:value="21552">
            <text:p>21552</text:p>
          </table:table-cell>
          <table:table-cell office:value-type="float" office:value="39.4">
            <text:p>39.4</text:p>
          </table:table-cell>
          <table:table-cell table:style-name="ce8" office:value-type="time" office:time-value="PT09H23M45S">
            <text:p>09:23:45 AM</text:p>
          </table:table-cell>
          <table:table-cell office:value-type="float" office:value="8">
            <text:p>8</text:p>
          </table:table-cell>
          <table:table-cell office:value-type="float" office:value="4447">
            <text:p>4447</text:p>
          </table:table-cell>
          <table:table-cell office:value-type="float" office:value="-39.25">
            <text:p>-39.250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379">
            <text:p>41.709379</text:p>
          </table:table-cell>
          <table:table-cell office:value-type="float" office:value="-0.057828">
            <text:p>-0.057828</text:p>
          </table:table-cell>
          <table:table-cell office:value-type="float" office:value="21597">
            <text:p>21597</text:p>
          </table:table-cell>
          <table:table-cell office:value-type="float" office:value="33.5">
            <text:p>33.5</text:p>
          </table:table-cell>
          <table:table-cell table:style-name="ce8" office:value-type="time" office:time-value="PT09H23M55S">
            <text:p>09:23:55 AM</text:p>
          </table:table-cell>
          <table:table-cell office:value-type="float" office:value="8">
            <text:p>8</text:p>
          </table:table-cell>
          <table:table-cell office:value-type="float" office:value="4409">
            <text:p>4409</text:p>
          </table:table-cell>
          <table:table-cell office:value-type="float" office:value="-38.375">
            <text:p>-38.3750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9095">
            <text:p>41.709095</text:p>
          </table:table-cell>
          <table:table-cell office:value-type="float" office:value="-0.056712">
            <text:p>-0.056712</text:p>
          </table:table-cell>
          <table:table-cell office:value-type="float" office:value="21641">
            <text:p>21641</text:p>
          </table:table-cell>
          <table:table-cell office:value-type="float" office:value="36.7">
            <text:p>36.7</text:p>
          </table:table-cell>
          <table:table-cell table:style-name="ce8" office:value-type="time" office:time-value="PT09H24M05S">
            <text:p>09:24:05 AM</text:p>
          </table:table-cell>
          <table:table-cell office:value-type="float" office:value="8">
            <text:p>8</text:p>
          </table:table-cell>
          <table:table-cell office:value-type="float" office:value="4386">
            <text:p>4386</text:p>
          </table:table-cell>
          <table:table-cell office:value-type="float" office:value="-38.4375">
            <text:p>-38.4375</text:p>
          </table:table-cell>
          <table:table-cell office:value-type="float" office:value="-16.3125">
            <text:p>-16.3125</text:p>
          </table:table-cell>
        </table:table-row>
        <table:table-row table:style-name="ro1">
          <table:table-cell office:value-type="float" office:value="41.708653">
            <text:p>41.708653</text:p>
          </table:table-cell>
          <table:table-cell office:value-type="float" office:value="-0.055535">
            <text:p>-0.055535</text:p>
          </table:table-cell>
          <table:table-cell office:value-type="float" office:value="21686">
            <text:p>21686</text:p>
          </table:table-cell>
          <table:table-cell office:value-type="float" office:value="30.9">
            <text:p>30.9</text:p>
          </table:table-cell>
          <table:table-cell table:style-name="ce8" office:value-type="time" office:time-value="PT09H24M15S">
            <text:p>09:24:15 AM</text:p>
          </table:table-cell>
          <table:table-cell office:value-type="float" office:value="8">
            <text:p>8</text:p>
          </table:table-cell>
          <table:table-cell office:value-type="float" office:value="4353">
            <text:p>4353</text:p>
          </table:table-cell>
          <table:table-cell office:value-type="float" office:value="-37.6875">
            <text:p>-37.6875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08114">
            <text:p>41.708114</text:p>
          </table:table-cell>
          <table:table-cell office:value-type="float" office:value="-0.054649">
            <text:p>-0.054649</text:p>
          </table:table-cell>
          <table:table-cell office:value-type="float" office:value="21726">
            <text:p>21726</text:p>
          </table:table-cell>
          <table:table-cell office:value-type="float" office:value="43.6">
            <text:p>43.6</text:p>
          </table:table-cell>
          <table:table-cell table:style-name="ce8" office:value-type="time" office:time-value="PT09H24M25S">
            <text:p>09:24:25 AM</text:p>
          </table:table-cell>
          <table:table-cell office:value-type="float" office:value="8">
            <text:p>8</text:p>
          </table:table-cell>
          <table:table-cell office:value-type="float" office:value="4322">
            <text:p>4322</text:p>
          </table:table-cell>
          <table:table-cell office:value-type="float" office:value="-36">
            <text:p>-36.0000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07661">
            <text:p>41.707661</text:p>
          </table:table-cell>
          <table:table-cell office:value-type="float" office:value="-0.053896">
            <text:p>-0.053896</text:p>
          </table:table-cell>
          <table:table-cell office:value-type="float" office:value="21768">
            <text:p>21768</text:p>
          </table:table-cell>
          <table:table-cell office:value-type="float" office:value="28.3">
            <text:p>28.3</text:p>
          </table:table-cell>
          <table:table-cell table:style-name="ce8" office:value-type="time" office:time-value="PT09H24M35S">
            <text:p>09:24:35 AM</text:p>
          </table:table-cell>
          <table:table-cell office:value-type="float" office:value="8">
            <text:p>8</text:p>
          </table:table-cell>
          <table:table-cell office:value-type="float" office:value="4298">
            <text:p>4298</text:p>
          </table:table-cell>
          <table:table-cell office:value-type="float" office:value="-38.9375">
            <text:p>-38.937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07394">
            <text:p>41.707394</text:p>
          </table:table-cell>
          <table:table-cell office:value-type="float" office:value="-0.053062">
            <text:p>-0.053062</text:p>
          </table:table-cell>
          <table:table-cell office:value-type="float" office:value="21812">
            <text:p>21812</text:p>
          </table:table-cell>
          <table:table-cell office:value-type="float" office:value="15.9">
            <text:p>15.9</text:p>
          </table:table-cell>
          <table:table-cell table:style-name="ce8" office:value-type="time" office:time-value="PT09H24M45S">
            <text:p>09:24:45 AM</text:p>
          </table:table-cell>
          <table:table-cell office:value-type="float" office:value="8">
            <text:p>8</text:p>
          </table:table-cell>
          <table:table-cell office:value-type="float" office:value="4273">
            <text:p>4273</text:p>
          </table:table-cell>
          <table:table-cell office:value-type="float" office:value="-37.9375">
            <text:p>-37.9375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07209">
            <text:p>41.707209</text:p>
          </table:table-cell>
          <table:table-cell office:value-type="float" office:value="-0.052157">
            <text:p>-0.052157</text:p>
          </table:table-cell>
          <table:table-cell office:value-type="float" office:value="21854">
            <text:p>21854</text:p>
          </table:table-cell>
          <table:table-cell office:value-type="float" office:value="29.7">
            <text:p>29.7</text:p>
          </table:table-cell>
          <table:table-cell table:style-name="ce8" office:value-type="time" office:time-value="PT09H24M55S">
            <text:p>09:24:55 AM</text:p>
          </table:table-cell>
          <table:table-cell office:value-type="float" office:value="8">
            <text:p>8</text:p>
          </table:table-cell>
          <table:table-cell office:value-type="float" office:value="4240">
            <text:p>4240</text:p>
          </table:table-cell>
          <table:table-cell office:value-type="float" office:value="-38.5625">
            <text:p>-38.5625</text:p>
          </table:table-cell>
          <table:table-cell office:value-type="float" office:value="-16.375">
            <text:p>-16.3750</text:p>
          </table:table-cell>
        </table:table-row>
        <table:table-row table:style-name="ro1">
          <table:table-cell office:value-type="float" office:value="41.706981">
            <text:p>41.706981</text:p>
          </table:table-cell>
          <table:table-cell office:value-type="float" office:value="-0.051309">
            <text:p>-0.051309</text:p>
          </table:table-cell>
          <table:table-cell office:value-type="float" office:value="21895">
            <text:p>21895</text:p>
          </table:table-cell>
          <table:table-cell office:value-type="float" office:value="38.3">
            <text:p>38.3</text:p>
          </table:table-cell>
          <table:table-cell table:style-name="ce8" office:value-type="time" office:time-value="PT09H25M05S">
            <text:p>09:25:05 AM</text:p>
          </table:table-cell>
          <table:table-cell office:value-type="float" office:value="8">
            <text:p>8</text:p>
          </table:table-cell>
          <table:table-cell office:value-type="float" office:value="4227">
            <text:p>4227</text:p>
          </table:table-cell>
          <table:table-cell office:value-type="float" office:value="-37.8125">
            <text:p>-37.812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06444">
            <text:p>41.706444</text:p>
          </table:table-cell>
          <table:table-cell office:value-type="float" office:value="-0.050109">
            <text:p>-0.050109</text:p>
          </table:table-cell>
          <table:table-cell office:value-type="float" office:value="21961">
            <text:p>21961</text:p>
          </table:table-cell>
          <table:table-cell office:value-type="float" office:value="31.6">
            <text:p>31.6</text:p>
          </table:table-cell>
          <table:table-cell table:style-name="ce8" office:value-type="time" office:time-value="PT09H25M20S">
            <text:p>09:25:20 AM</text:p>
          </table:table-cell>
          <table:table-cell office:value-type="float" office:value="8">
            <text:p>8</text:p>
          </table:table-cell>
          <table:table-cell office:value-type="float" office:value="4181">
            <text:p>4181</text:p>
          </table:table-cell>
          <table:table-cell office:value-type="float" office:value="-38.75">
            <text:p>-38.7500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06098">
            <text:p>41.706098</text:p>
          </table:table-cell>
          <table:table-cell office:value-type="float" office:value="-0.049151">
            <text:p>-0.049151</text:p>
          </table:table-cell>
          <table:table-cell office:value-type="float" office:value="22002">
            <text:p>22002</text:p>
          </table:table-cell>
          <table:table-cell office:value-type="float" office:value="41.1">
            <text:p>41.1</text:p>
          </table:table-cell>
          <table:table-cell table:style-name="ce8" office:value-type="time" office:time-value="PT09H25M30S">
            <text:p>09:25:30 AM</text:p>
          </table:table-cell>
          <table:table-cell office:value-type="float" office:value="8">
            <text:p>8</text:p>
          </table:table-cell>
          <table:table-cell office:value-type="float" office:value="4157">
            <text:p>4157</text:p>
          </table:table-cell>
          <table:table-cell office:value-type="float" office:value="-38.9375">
            <text:p>-38.9375</text:p>
          </table:table-cell>
          <table:table-cell office:value-type="float" office:value="-16.4375">
            <text:p>-16.4375</text:p>
          </table:table-cell>
        </table:table-row>
        <table:table-row table:style-name="ro1">
          <table:table-cell office:value-type="float" office:value="41.705678">
            <text:p>41.705678</text:p>
          </table:table-cell>
          <table:table-cell office:value-type="float" office:value="-0.048115">
            <text:p>-0.048115</text:p>
          </table:table-cell>
          <table:table-cell office:value-type="float" office:value="22042">
            <text:p>22042</text:p>
          </table:table-cell>
          <table:table-cell office:value-type="float" office:value="30.4">
            <text:p>30.4</text:p>
          </table:table-cell>
          <table:table-cell table:style-name="ce8" office:value-type="time" office:time-value="PT09H25M40S">
            <text:p>09:25:40 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00</text:p>
          </table:table-cell>
        </table:table-row>
        <table:table-row table:style-name="ro1">
          <table:table-cell office:value-type="float" office:value="41.705093">
            <text:p>41.705093</text:p>
          </table:table-cell>
          <table:table-cell office:value-type="float" office:value="-0.046972">
            <text:p>-0.046972</text:p>
          </table:table-cell>
          <table:table-cell office:value-type="float" office:value="22086">
            <text:p>22086</text:p>
          </table:table-cell>
          <table:table-cell office:value-type="float" office:value="39.6">
            <text:p>39.6</text:p>
          </table:table-cell>
          <table:table-cell table:style-name="ce8" office:value-type="time" office:time-value="PT09H25M50S">
            <text:p>09:25:50 AM</text:p>
          </table:table-cell>
          <table:table-cell office:value-type="float" office:value="8">
            <text:p>8</text:p>
          </table:table-cell>
          <table:table-cell office:value-type="float" office:value="4104">
            <text:p>4104</text:p>
          </table:table-cell>
          <table:table-cell office:value-type="float" office:value="-39.8125">
            <text:p>-39.8125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04521">
            <text:p>41.704521</text:p>
          </table:table-cell>
          <table:table-cell office:value-type="float" office:value="-0.045897">
            <text:p>-0.045897</text:p>
          </table:table-cell>
          <table:table-cell office:value-type="float" office:value="22128">
            <text:p>22128</text:p>
          </table:table-cell>
          <table:table-cell office:value-type="float" office:value="44.7">
            <text:p>44.7</text:p>
          </table:table-cell>
          <table:table-cell table:style-name="ce8" office:value-type="time" office:time-value="PT09H26M00S">
            <text:p>09:26:00 AM</text:p>
          </table:table-cell>
          <table:table-cell office:value-type="float" office:value="8">
            <text:p>8</text:p>
          </table:table-cell>
          <table:table-cell office:value-type="float" office:value="4085">
            <text:p>4085</text:p>
          </table:table-cell>
          <table:table-cell office:value-type="float" office:value="-1.9375">
            <text:p>-1.9375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0402">
            <text:p>41.704020</text:p>
          </table:table-cell>
          <table:table-cell office:value-type="float" office:value="-0.044981">
            <text:p>-0.044981</text:p>
          </table:table-cell>
          <table:table-cell office:value-type="float" office:value="22172">
            <text:p>22172</text:p>
          </table:table-cell>
          <table:table-cell office:value-type="float" office:value="38.5">
            <text:p>38.5</text:p>
          </table:table-cell>
          <table:table-cell table:style-name="ce8" office:value-type="time" office:time-value="PT09H26M10S">
            <text:p>09:26:10 AM</text:p>
          </table:table-cell>
          <table:table-cell office:value-type="float" office:value="8">
            <text:p>8</text:p>
          </table:table-cell>
          <table:table-cell office:value-type="float" office:value="4057">
            <text:p>4057</text:p>
          </table:table-cell>
          <table:table-cell office:value-type="float" office:value="-37.875">
            <text:p>-37.8750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03449">
            <text:p>41.703449</text:p>
          </table:table-cell>
          <table:table-cell office:value-type="float" office:value="-0.044226">
            <text:p>-0.044226</text:p>
          </table:table-cell>
          <table:table-cell office:value-type="float" office:value="22217">
            <text:p>22217</text:p>
          </table:table-cell>
          <table:table-cell office:value-type="float" office:value="29.1">
            <text:p>29.1</text:p>
          </table:table-cell>
          <table:table-cell table:style-name="ce8" office:value-type="time" office:time-value="PT09H26M20S">
            <text:p>09:26:20 AM</text:p>
          </table:table-cell>
          <table:table-cell office:value-type="float" office:value="8">
            <text:p>8</text:p>
          </table:table-cell>
          <table:table-cell office:value-type="float" office:value="4032">
            <text:p>4032</text:p>
          </table:table-cell>
          <table:table-cell office:value-type="float" office:value="-36.8125">
            <text:p>-36.8125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2943">
            <text:p>41.702943</text:p>
          </table:table-cell>
          <table:table-cell office:value-type="float" office:value="-0.043675">
            <text:p>-0.043675</text:p>
          </table:table-cell>
          <table:table-cell office:value-type="float" office:value="22259">
            <text:p>22259</text:p>
          </table:table-cell>
          <table:table-cell office:value-type="float" office:value="13.8">
            <text:p>13.8</text:p>
          </table:table-cell>
          <table:table-cell table:style-name="ce8" office:value-type="time" office:time-value="PT09H26M30S">
            <text:p>09:26:30 AM</text:p>
          </table:table-cell>
          <table:table-cell office:value-type="float" office:value="8">
            <text:p>8</text:p>
          </table:table-cell>
          <table:table-cell office:value-type="float" office:value="4016">
            <text:p>4016</text:p>
          </table:table-cell>
          <table:table-cell office:value-type="float" office:value="-36.875">
            <text:p>-36.875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235">
            <text:p>41.702350</text:p>
          </table:table-cell>
          <table:table-cell office:value-type="float" office:value="-0.042961">
            <text:p>-0.042961</text:p>
          </table:table-cell>
          <table:table-cell office:value-type="float" office:value="22324">
            <text:p>22324</text:p>
          </table:table-cell>
          <table:table-cell office:value-type="float" office:value="22.8">
            <text:p>22.8</text:p>
          </table:table-cell>
          <table:table-cell table:style-name="ce8" office:value-type="time" office:time-value="PT09H26M45S">
            <text:p>09:26:45 AM</text:p>
          </table:table-cell>
          <table:table-cell office:value-type="float" office:value="8">
            <text:p>8</text:p>
          </table:table-cell>
          <table:table-cell office:value-type="float" office:value="3974">
            <text:p>3974</text:p>
          </table:table-cell>
          <table:table-cell office:value-type="float" office:value="-36.375">
            <text:p>-36.3750</text:p>
          </table:table-cell>
          <table:table-cell office:value-type="float" office:value="-16.5">
            <text:p>-16.5000</text:p>
          </table:table-cell>
        </table:table-row>
        <table:table-row table:style-name="ro1">
          <table:table-cell office:value-type="float" office:value="41.701928">
            <text:p>41.701928</text:p>
          </table:table-cell>
          <table:table-cell office:value-type="float" office:value="-0.042754">
            <text:p>-0.042754</text:p>
          </table:table-cell>
          <table:table-cell office:value-type="float" office:value="22368">
            <text:p>22368</text:p>
          </table:table-cell>
          <table:table-cell office:value-type="float" office:value="12.4">
            <text:p>12.4</text:p>
          </table:table-cell>
          <table:table-cell table:style-name="ce8" office:value-type="time" office:time-value="PT09H26M55S">
            <text:p>09:26:55 AM</text:p>
          </table:table-cell>
          <table:table-cell office:value-type="float" office:value="8">
            <text:p>8</text:p>
          </table:table-cell>
          <table:table-cell office:value-type="float" office:value="3948">
            <text:p>3948</text:p>
          </table:table-cell>
          <table:table-cell office:value-type="float" office:value="-37.25">
            <text:p>-37.250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1572">
            <text:p>41.701572</text:p>
          </table:table-cell>
          <table:table-cell office:value-type="float" office:value="-0.042522">
            <text:p>-0.042522</text:p>
          </table:table-cell>
          <table:table-cell office:value-type="float" office:value="22413">
            <text:p>22413</text:p>
          </table:table-cell>
          <table:table-cell office:value-type="float" office:value="7.7">
            <text:p>7.7</text:p>
          </table:table-cell>
          <table:table-cell table:style-name="ce8" office:value-type="time" office:time-value="PT09H27M05S">
            <text:p>09:27:05 AM</text:p>
          </table:table-cell>
          <table:table-cell office:value-type="float" office:value="8">
            <text:p>8</text:p>
          </table:table-cell>
          <table:table-cell office:value-type="float" office:value="3921">
            <text:p>3921</text:p>
          </table:table-cell>
          <table:table-cell office:value-type="float" office:value="-37.875">
            <text:p>-37.875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1368">
            <text:p>41.701368</text:p>
          </table:table-cell>
          <table:table-cell office:value-type="float" office:value="-0.042141">
            <text:p>-0.042141</text:p>
          </table:table-cell>
          <table:table-cell office:value-type="float" office:value="22460">
            <text:p>22460</text:p>
          </table:table-cell>
          <table:table-cell office:value-type="float" office:value="16.2">
            <text:p>16.2</text:p>
          </table:table-cell>
          <table:table-cell table:style-name="ce8" office:value-type="time" office:time-value="PT09H27M15S">
            <text:p>09:27:15 AM</text:p>
          </table:table-cell>
          <table:table-cell office:value-type="float" office:value="8">
            <text:p>8</text:p>
          </table:table-cell>
          <table:table-cell office:value-type="float" office:value="3891">
            <text:p>3891</text:p>
          </table:table-cell>
          <table:table-cell office:value-type="float" office:value="-36.125">
            <text:p>-36.125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1244">
            <text:p>41.701244</text:p>
          </table:table-cell>
          <table:table-cell office:value-type="float" office:value="-0.041493">
            <text:p>-0.041493</text:p>
          </table:table-cell>
          <table:table-cell office:value-type="float" office:value="22502">
            <text:p>22502</text:p>
          </table:table-cell>
          <table:table-cell office:value-type="float" office:value="20.9">
            <text:p>20.9</text:p>
          </table:table-cell>
          <table:table-cell table:style-name="ce8" office:value-type="time" office:time-value="PT09H27M25S">
            <text:p>09:27:25 AM</text:p>
          </table:table-cell>
          <table:table-cell office:value-type="float" office:value="8">
            <text:p>8</text:p>
          </table:table-cell>
          <table:table-cell office:value-type="float" office:value="3887">
            <text:p>3887</text:p>
          </table:table-cell>
          <table:table-cell office:value-type="float" office:value="-37.875">
            <text:p>-37.875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01161">
            <text:p>41.701161</text:p>
          </table:table-cell>
          <table:table-cell office:value-type="float" office:value="-0.040788">
            <text:p>-0.040788</text:p>
          </table:table-cell>
          <table:table-cell office:value-type="float" office:value="22547">
            <text:p>22547</text:p>
          </table:table-cell>
          <table:table-cell office:value-type="float" office:value="28.2">
            <text:p>28.2</text:p>
          </table:table-cell>
          <table:table-cell table:style-name="ce8" office:value-type="time" office:time-value="PT09H27M35S">
            <text:p>09:27:35 AM</text:p>
          </table:table-cell>
          <table:table-cell office:value-type="float" office:value="8">
            <text:p>8</text:p>
          </table:table-cell>
          <table:table-cell office:value-type="float" office:value="3854">
            <text:p>3854</text:p>
          </table:table-cell>
          <table:table-cell office:value-type="float" office:value="-38">
            <text:p>-38.0000</text:p>
          </table:table-cell>
          <table:table-cell office:value-type="float" office:value="-16.5625">
            <text:p>-16.5625</text:p>
          </table:table-cell>
        </table:table-row>
        <table:table-row table:style-name="ro1">
          <table:table-cell office:value-type="float" office:value="41.701008">
            <text:p>41.701008</text:p>
          </table:table-cell>
          <table:table-cell office:value-type="float" office:value="-0.040035">
            <text:p>-0.040035</text:p>
          </table:table-cell>
          <table:table-cell office:value-type="float" office:value="22590">
            <text:p>22590</text:p>
          </table:table-cell>
          <table:table-cell office:value-type="float" office:value="23.3">
            <text:p>23.3</text:p>
          </table:table-cell>
          <table:table-cell table:style-name="ce8" office:value-type="time" office:time-value="PT09H27M45S">
            <text:p>09:27:45 AM</text:p>
          </table:table-cell>
          <table:table-cell office:value-type="float" office:value="8">
            <text:p>8</text:p>
          </table:table-cell>
          <table:table-cell office:value-type="float" office:value="3827">
            <text:p>3827</text:p>
          </table:table-cell>
          <table:table-cell office:value-type="float" office:value="-38.625">
            <text:p>-38.625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00719">
            <text:p>41.700719</text:p>
          </table:table-cell>
          <table:table-cell office:value-type="float" office:value="-0.039352">
            <text:p>-0.039352</text:p>
          </table:table-cell>
          <table:table-cell office:value-type="float" office:value="22635">
            <text:p>22635</text:p>
          </table:table-cell>
          <table:table-cell office:value-type="float" office:value="15.7">
            <text:p>15.7</text:p>
          </table:table-cell>
          <table:table-cell table:style-name="ce8" office:value-type="time" office:time-value="PT09H27M55S">
            <text:p>09:27:55 AM</text:p>
          </table:table-cell>
          <table:table-cell office:value-type="float" office:value="8">
            <text:p>8</text:p>
          </table:table-cell>
          <table:table-cell office:value-type="float" office:value="3810">
            <text:p>3810</text:p>
          </table:table-cell>
          <table:table-cell office:value-type="float" office:value="-37.125">
            <text:p>-37.125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0035">
            <text:p>41.700350</text:p>
          </table:table-cell>
          <table:table-cell office:value-type="float" office:value="-0.038612">
            <text:p>-0.038612</text:p>
          </table:table-cell>
          <table:table-cell office:value-type="float" office:value="22702">
            <text:p>22702</text:p>
          </table:table-cell>
          <table:table-cell office:value-type="float" office:value="11">
            <text:p>11</text:p>
          </table:table-cell>
          <table:table-cell table:style-name="ce8" office:value-type="time" office:time-value="PT09H28M10S">
            <text:p>09:28:10 AM</text:p>
          </table:table-cell>
          <table:table-cell office:value-type="float" office:value="8">
            <text:p>8</text:p>
          </table:table-cell>
          <table:table-cell office:value-type="float" office:value="3755">
            <text:p>3755</text:p>
          </table:table-cell>
          <table:table-cell office:value-type="float" office:value="-40.1875">
            <text:p>-40.1875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0014">
            <text:p>41.700140</text:p>
          </table:table-cell>
          <table:table-cell office:value-type="float" office:value="-0.038057">
            <text:p>-0.038057</text:p>
          </table:table-cell>
          <table:table-cell office:value-type="float" office:value="22746">
            <text:p>22746</text:p>
          </table:table-cell>
          <table:table-cell office:value-type="float" office:value="26.2">
            <text:p>26.2</text:p>
          </table:table-cell>
          <table:table-cell table:style-name="ce8" office:value-type="time" office:time-value="PT09H28M20S">
            <text:p>09:28:20 AM</text:p>
          </table:table-cell>
          <table:table-cell office:value-type="float" office:value="8">
            <text:p>8</text:p>
          </table:table-cell>
          <table:table-cell office:value-type="float" office:value="3744">
            <text:p>3744</text:p>
          </table:table-cell>
          <table:table-cell office:value-type="float" office:value="-41.3125">
            <text:p>-41.3125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700024">
            <text:p>41.700024</text:p>
          </table:table-cell>
          <table:table-cell office:value-type="float" office:value="-0.037494">
            <text:p>-0.037494</text:p>
          </table:table-cell>
          <table:table-cell office:value-type="float" office:value="22789">
            <text:p>22789</text:p>
          </table:table-cell>
          <table:table-cell office:value-type="float" office:value="18.2">
            <text:p>18.2</text:p>
          </table:table-cell>
          <table:table-cell table:style-name="ce8" office:value-type="time" office:time-value="PT09H28M30S">
            <text:p>09:28:30 AM</text:p>
          </table:table-cell>
          <table:table-cell office:value-type="float" office:value="8">
            <text:p>8</text:p>
          </table:table-cell>
          <table:table-cell office:value-type="float" office:value="3711">
            <text:p>3711</text:p>
          </table:table-cell>
          <table:table-cell office:value-type="float" office:value="-38.25">
            <text:p>-38.2500</text:p>
          </table:table-cell>
          <table:table-cell office:value-type="float" office:value="-16.625">
            <text:p>-16.6250</text:p>
          </table:table-cell>
        </table:table-row>
        <table:table-row table:style-name="ro1">
          <table:table-cell office:value-type="float" office:value="41.69983">
            <text:p>41.699830</text:p>
          </table:table-cell>
          <table:table-cell office:value-type="float" office:value="-0.036665">
            <text:p>-0.036665</text:p>
          </table:table-cell>
          <table:table-cell office:value-type="float" office:value="22835">
            <text:p>22835</text:p>
          </table:table-cell>
          <table:table-cell office:value-type="float" office:value="28.2">
            <text:p>28.2</text:p>
          </table:table-cell>
          <table:table-cell table:style-name="ce8" office:value-type="time" office:time-value="PT09H28M40S">
            <text:p>09:28:40 AM</text:p>
          </table:table-cell>
          <table:table-cell office:value-type="float" office:value="8">
            <text:p>8</text:p>
          </table:table-cell>
          <table:table-cell office:value-type="float" office:value="3686">
            <text:p>3686</text:p>
          </table:table-cell>
          <table:table-cell office:value-type="float" office:value="-37.6875">
            <text:p>-37.687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9488">
            <text:p>41.699488</text:p>
          </table:table-cell>
          <table:table-cell office:value-type="float" office:value="-0.035755">
            <text:p>-0.035755</text:p>
          </table:table-cell>
          <table:table-cell office:value-type="float" office:value="22880">
            <text:p>22880</text:p>
          </table:table-cell>
          <table:table-cell office:value-type="float" office:value="31.5">
            <text:p>31.5</text:p>
          </table:table-cell>
          <table:table-cell table:style-name="ce8" office:value-type="time" office:time-value="PT09H28M50S">
            <text:p>09:28:50 AM</text:p>
          </table:table-cell>
          <table:table-cell office:value-type="float" office:value="8">
            <text:p>8</text:p>
          </table:table-cell>
          <table:table-cell office:value-type="float" office:value="3674">
            <text:p>3674</text:p>
          </table:table-cell>
          <table:table-cell office:value-type="float" office:value="-36.75">
            <text:p>-36.7500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8993">
            <text:p>41.698993</text:p>
          </table:table-cell>
          <table:table-cell office:value-type="float" office:value="-0.034951">
            <text:p>-0.034951</text:p>
          </table:table-cell>
          <table:table-cell office:value-type="float" office:value="22926">
            <text:p>22926</text:p>
          </table:table-cell>
          <table:table-cell office:value-type="float" office:value="25.7">
            <text:p>25.7</text:p>
          </table:table-cell>
          <table:table-cell table:style-name="ce8" office:value-type="time" office:time-value="PT09H29M00S">
            <text:p>09:29:00 AM</text:p>
          </table:table-cell>
          <table:table-cell office:value-type="float" office:value="8">
            <text:p>8</text:p>
          </table:table-cell>
          <table:table-cell office:value-type="float" office:value="3642">
            <text:p>3642</text:p>
          </table:table-cell>
          <table:table-cell office:value-type="float" office:value="-36.8125">
            <text:p>-36.8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8401">
            <text:p>41.698401</text:p>
          </table:table-cell>
          <table:table-cell office:value-type="float" office:value="-0.034429">
            <text:p>-0.034429</text:p>
          </table:table-cell>
          <table:table-cell office:value-type="float" office:value="22974">
            <text:p>22974</text:p>
          </table:table-cell>
          <table:table-cell office:value-type="float" office:value="32.4">
            <text:p>32.4</text:p>
          </table:table-cell>
          <table:table-cell table:style-name="ce8" office:value-type="time" office:time-value="PT09H29M10S">
            <text:p>09:29:10 AM</text:p>
          </table:table-cell>
          <table:table-cell office:value-type="float" office:value="8">
            <text:p>8</text:p>
          </table:table-cell>
          <table:table-cell office:value-type="float" office:value="3617">
            <text:p>3617</text:p>
          </table:table-cell>
          <table:table-cell office:value-type="float" office:value="-35.8125">
            <text:p>-35.8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7765">
            <text:p>41.697765</text:p>
          </table:table-cell>
          <table:table-cell office:value-type="float" office:value="-0.033891">
            <text:p>-0.033891</text:p>
          </table:table-cell>
          <table:table-cell office:value-type="float" office:value="23019">
            <text:p>23019</text:p>
          </table:table-cell>
          <table:table-cell office:value-type="float" office:value="27.4">
            <text:p>27.4</text:p>
          </table:table-cell>
          <table:table-cell table:style-name="ce8" office:value-type="time" office:time-value="PT09H29M20S">
            <text:p>09:29:20 AM</text:p>
          </table:table-cell>
          <table:table-cell office:value-type="float" office:value="8">
            <text:p>8</text:p>
          </table:table-cell>
          <table:table-cell office:value-type="float" office:value="3604">
            <text:p>3604</text:p>
          </table:table-cell>
          <table:table-cell office:value-type="float" office:value="-33.3125">
            <text:p>-33.3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6932">
            <text:p>41.696932</text:p>
          </table:table-cell>
          <table:table-cell office:value-type="float" office:value="-0.033167">
            <text:p>-0.033167</text:p>
          </table:table-cell>
          <table:table-cell office:value-type="float" office:value="23091">
            <text:p>23091</text:p>
          </table:table-cell>
          <table:table-cell office:value-type="float" office:value="25.7">
            <text:p>25.7</text:p>
          </table:table-cell>
          <table:table-cell table:style-name="ce8" office:value-type="time" office:time-value="PT09H29M35S">
            <text:p>09:29:35 AM</text:p>
          </table:table-cell>
          <table:table-cell office:value-type="float" office:value="8">
            <text:p>8</text:p>
          </table:table-cell>
          <table:table-cell office:value-type="float" office:value="3554">
            <text:p>3554</text:p>
          </table:table-cell>
          <table:table-cell office:value-type="float" office:value="-33.3125">
            <text:p>-33.3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6399">
            <text:p>41.696399</text:p>
          </table:table-cell>
          <table:table-cell office:value-type="float" office:value="-0.032652">
            <text:p>-0.032652</text:p>
          </table:table-cell>
          <table:table-cell office:value-type="float" office:value="23137">
            <text:p>23137</text:p>
          </table:table-cell>
          <table:table-cell office:value-type="float" office:value="25">
            <text:p>25</text:p>
          </table:table-cell>
          <table:table-cell table:style-name="ce8" office:value-type="time" office:time-value="PT09H29M45S">
            <text:p>09:29:45 AM</text:p>
          </table:table-cell>
          <table:table-cell office:value-type="float" office:value="8">
            <text:p>8</text:p>
          </table:table-cell>
          <table:table-cell office:value-type="float" office:value="3540">
            <text:p>3540</text:p>
          </table:table-cell>
          <table:table-cell office:value-type="float" office:value="-33.3125">
            <text:p>-33.31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5962">
            <text:p>41.695962</text:p>
          </table:table-cell>
          <table:table-cell office:value-type="float" office:value="-0.032105">
            <text:p>-0.032105</text:p>
          </table:table-cell>
          <table:table-cell office:value-type="float" office:value="23185">
            <text:p>23185</text:p>
          </table:table-cell>
          <table:table-cell office:value-type="float" office:value="23.6">
            <text:p>23.6</text:p>
          </table:table-cell>
          <table:table-cell table:style-name="ce8" office:value-type="time" office:time-value="PT09H29M55S">
            <text:p>09:29:55 AM</text:p>
          </table:table-cell>
          <table:table-cell office:value-type="float" office:value="8">
            <text:p>8</text:p>
          </table:table-cell>
          <table:table-cell office:value-type="float" office:value="3513">
            <text:p>3513</text:p>
          </table:table-cell>
          <table:table-cell office:value-type="float" office:value="-32.0625">
            <text:p>-32.0625</text:p>
          </table:table-cell>
          <table:table-cell office:value-type="float" office:value="-16.6875">
            <text:p>-16.6875</text:p>
          </table:table-cell>
        </table:table-row>
        <table:table-row table:style-name="ro1">
          <table:table-cell office:value-type="float" office:value="41.695195">
            <text:p>41.695195</text:p>
          </table:table-cell>
          <table:table-cell office:value-type="float" office:value="-0.031096">
            <text:p>-0.031096</text:p>
          </table:table-cell>
          <table:table-cell office:value-type="float" office:value="23278">
            <text:p>23278</text:p>
          </table:table-cell>
          <table:table-cell office:value-type="float" office:value="30.4">
            <text:p>30.4</text:p>
          </table:table-cell>
          <table:table-cell table:style-name="ce8" office:value-type="time" office:time-value="PT09H30M15S">
            <text:p>09:30:15 AM</text:p>
          </table:table-cell>
          <table:table-cell office:value-type="float" office:value="8">
            <text:p>8</text:p>
          </table:table-cell>
          <table:table-cell office:value-type="float" office:value="3481">
            <text:p>3481</text:p>
          </table:table-cell>
          <table:table-cell office:value-type="float" office:value="-37.875">
            <text:p>-37.8750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694764">
            <text:p>41.694764</text:p>
          </table:table-cell>
          <table:table-cell office:value-type="float" office:value="-0.030624">
            <text:p>-0.030624</text:p>
          </table:table-cell>
          <table:table-cell office:value-type="float" office:value="23322">
            <text:p>23322</text:p>
          </table:table-cell>
          <table:table-cell office:value-type="float" office:value="23.5">
            <text:p>23.5</text:p>
          </table:table-cell>
          <table:table-cell table:style-name="ce8" office:value-type="time" office:time-value="PT09H30M25S">
            <text:p>09:30:25 AM</text:p>
          </table:table-cell>
          <table:table-cell office:value-type="float" office:value="8">
            <text:p>8</text:p>
          </table:table-cell>
          <table:table-cell office:value-type="float" office:value="3465">
            <text:p>3465</text:p>
          </table:table-cell>
          <table:table-cell office:value-type="float" office:value="-38.4375">
            <text:p>-38.4375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69458">
            <text:p>41.694580</text:p>
          </table:table-cell>
          <table:table-cell office:value-type="float" office:value="-0.03005">
            <text:p>-0.030050</text:p>
          </table:table-cell>
          <table:table-cell office:value-type="float" office:value="23367">
            <text:p>23367</text:p>
          </table:table-cell>
          <table:table-cell office:value-type="float" office:value="12.9">
            <text:p>12.9</text:p>
          </table:table-cell>
          <table:table-cell table:style-name="ce8" office:value-type="time" office:time-value="PT09H30M35S">
            <text:p>09:30:35 AM</text:p>
          </table:table-cell>
          <table:table-cell office:value-type="float" office:value="8">
            <text:p>8</text:p>
          </table:table-cell>
          <table:table-cell office:value-type="float" office:value="3420">
            <text:p>3420</text:p>
          </table:table-cell>
          <table:table-cell office:value-type="float" office:value="-39.625">
            <text:p>-39.6250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694456">
            <text:p>41.694456</text:p>
          </table:table-cell>
          <table:table-cell office:value-type="float" office:value="-0.029489">
            <text:p>-0.029489</text:p>
          </table:table-cell>
          <table:table-cell office:value-type="float" office:value="23411">
            <text:p>23411</text:p>
          </table:table-cell>
          <table:table-cell office:value-type="float" office:value="18.2">
            <text:p>18.2</text:p>
          </table:table-cell>
          <table:table-cell table:style-name="ce8" office:value-type="time" office:time-value="PT09H30M45S">
            <text:p>09:30:45 AM</text:p>
          </table:table-cell>
          <table:table-cell office:value-type="float" office:value="8">
            <text:p>8</text:p>
          </table:table-cell>
          <table:table-cell office:value-type="float" office:value="3415">
            <text:p>3415</text:p>
          </table:table-cell>
          <table:table-cell office:value-type="float" office:value="-39.1875">
            <text:p>-39.1875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694295">
            <text:p>41.694295</text:p>
          </table:table-cell>
          <table:table-cell office:value-type="float" office:value="-0.029044">
            <text:p>-0.029044</text:p>
          </table:table-cell>
          <table:table-cell office:value-type="float" office:value="23456">
            <text:p>23456</text:p>
          </table:table-cell>
          <table:table-cell office:value-type="float" office:value="25.2">
            <text:p>25.2</text:p>
          </table:table-cell>
          <table:table-cell table:style-name="ce8" office:value-type="time" office:time-value="PT09H30M55S">
            <text:p>09:30:55 AM</text:p>
          </table:table-cell>
          <table:table-cell office:value-type="float" office:value="8">
            <text:p>8</text:p>
          </table:table-cell>
          <table:table-cell office:value-type="float" office:value="3410">
            <text:p>3410</text:p>
          </table:table-cell>
          <table:table-cell office:value-type="float" office:value="-38.625">
            <text:p>-38.6250</text:p>
          </table:table-cell>
          <table:table-cell office:value-type="float" office:value="-16.75">
            <text:p>-16.7500</text:p>
          </table:table-cell>
        </table:table-row>
        <table:table-row table:style-name="ro1">
          <table:table-cell office:value-type="float" office:value="41.693691">
            <text:p>41.693691</text:p>
          </table:table-cell>
          <table:table-cell office:value-type="float" office:value="-0.027923">
            <text:p>-0.027923</text:p>
          </table:table-cell>
          <table:table-cell office:value-type="float" office:value="23520">
            <text:p>23520</text:p>
          </table:table-cell>
          <table:table-cell office:value-type="float" office:value="29.2">
            <text:p>29.2</text:p>
          </table:table-cell>
          <table:table-cell table:style-name="ce8" office:value-type="time" office:time-value="PT09H31M10S">
            <text:p>09:31:10 AM</text:p>
          </table:table-cell>
          <table:table-cell office:value-type="float" office:value="8">
            <text:p>8</text:p>
          </table:table-cell>
          <table:table-cell office:value-type="float" office:value="3348">
            <text:p>3348</text:p>
          </table:table-cell>
          <table:table-cell office:value-type="float" office:value="-37.9375">
            <text:p>-37.937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693198">
            <text:p>41.693198</text:p>
          </table:table-cell>
          <table:table-cell office:value-type="float" office:value="-0.027076">
            <text:p>-0.027076</text:p>
          </table:table-cell>
          <table:table-cell office:value-type="float" office:value="23563">
            <text:p>23563</text:p>
          </table:table-cell>
          <table:table-cell office:value-type="float" office:value="25">
            <text:p>25</text:p>
          </table:table-cell>
          <table:table-cell table:style-name="ce8" office:value-type="time" office:time-value="PT09H31M20S">
            <text:p>09:31:20 AM</text:p>
          </table:table-cell>
          <table:table-cell office:value-type="float" office:value="8">
            <text:p>8</text:p>
          </table:table-cell>
          <table:table-cell office:value-type="float" office:value="3332">
            <text:p>3332</text:p>
          </table:table-cell>
          <table:table-cell office:value-type="float" office:value="-36.8125">
            <text:p>-36.812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692756">
            <text:p>41.692756</text:p>
          </table:table-cell>
          <table:table-cell office:value-type="float" office:value="-0.026341">
            <text:p>-0.026341</text:p>
          </table:table-cell>
          <table:table-cell office:value-type="float" office:value="23610">
            <text:p>23610</text:p>
          </table:table-cell>
          <table:table-cell office:value-type="float" office:value="27.6">
            <text:p>27.6</text:p>
          </table:table-cell>
          <table:table-cell table:style-name="ce8" office:value-type="time" office:time-value="PT09H31M30S">
            <text:p>09:31:30 AM</text:p>
          </table:table-cell>
          <table:table-cell office:value-type="float" office:value="8">
            <text:p>8</text:p>
          </table:table-cell>
          <table:table-cell office:value-type="float" office:value="3320">
            <text:p>3320</text:p>
          </table:table-cell>
          <table:table-cell office:value-type="float" office:value="-35.3125">
            <text:p>-35.3125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692337">
            <text:p>41.692337</text:p>
          </table:table-cell>
          <table:table-cell office:value-type="float" office:value="-0.025937">
            <text:p>-0.025937</text:p>
          </table:table-cell>
          <table:table-cell office:value-type="float" office:value="23655">
            <text:p>23655</text:p>
          </table:table-cell>
          <table:table-cell office:value-type="float" office:value="24.6">
            <text:p>24.6</text:p>
          </table:table-cell>
          <table:table-cell table:style-name="ce8" office:value-type="time" office:time-value="PT09H31M40S">
            <text:p>09:31:40 AM</text:p>
          </table:table-cell>
          <table:table-cell office:value-type="float" office:value="8">
            <text:p>8</text:p>
          </table:table-cell>
          <table:table-cell office:value-type="float" office:value="3301">
            <text:p>3301</text:p>
          </table:table-cell>
          <table:table-cell office:value-type="float" office:value="-37.875">
            <text:p>-37.8750</text:p>
          </table:table-cell>
          <table:table-cell office:value-type="float" office:value="-16.8125">
            <text:p>-16.8125</text:p>
          </table:table-cell>
        </table:table-row>
        <table:table-row table:style-name="ro1">
          <table:table-cell office:value-type="float" office:value="41.691642">
            <text:p>41.691642</text:p>
          </table:table-cell>
          <table:table-cell office:value-type="float" office:value="-0.025275">
            <text:p>-0.025275</text:p>
          </table:table-cell>
          <table:table-cell office:value-type="float" office:value="23699">
            <text:p>23699</text:p>
          </table:table-cell>
          <table:table-cell office:value-type="float" office:value="29.2">
            <text:p>29.2</text:p>
          </table:table-cell>
          <table:table-cell table:style-name="ce8" office:value-type="time" office:time-value="PT09H31M50S">
            <text:p>09:31:50 AM</text:p>
          </table:table-cell>
          <table:table-cell office:value-type="float" office:value="8">
            <text:p>8</text:p>
          </table:table-cell>
          <table:table-cell office:value-type="float" office:value="3269">
            <text:p>3269</text:p>
          </table:table-cell>
          <table:table-cell office:value-type="float" office:value="-36.875">
            <text:p>-36.8750</text:p>
          </table:table-cell>
          <table:table-cell office:value-type="float" office:value="-16.875">
            <text:p>-16.8750</text:p>
          </table:table-cell>
        </table:table-row>
        <table:table-row table:style-name="ro1">
          <table:table-cell office:value-type="float" office:value="41.691096">
            <text:p>41.691096</text:p>
          </table:table-cell>
          <table:table-cell office:value-type="float" office:value="-0.024494">
            <text:p>-0.024494</text:p>
          </table:table-cell>
          <table:table-cell office:value-type="float" office:value="23747">
            <text:p>23747</text:p>
          </table:table-cell>
          <table:table-cell office:value-type="float" office:value="41.5">
            <text:p>41.5</text:p>
          </table:table-cell>
          <table:table-cell table:style-name="ce8" office:value-type="time" office:time-value="PT09H32M00S">
            <text:p>09:32:00 AM</text:p>
          </table:table-cell>
          <table:table-cell office:value-type="float" office:value="8">
            <text:p>8</text:p>
          </table:table-cell>
          <table:table-cell office:value-type="float" office:value="3261">
            <text:p>3261</text:p>
          </table:table-cell>
          <table:table-cell office:value-type="float" office:value="-35.125">
            <text:p>-35.1250</text:p>
          </table:table-cell>
          <table:table-cell office:value-type="float" office:value="-16.875">
            <text:p>-16.8750</text:p>
          </table:table-cell>
        </table:table-row>
        <table:table-row table:style-name="ro1">
          <table:table-cell office:value-type="float" office:value="41.690394">
            <text:p>41.690394</text:p>
          </table:table-cell>
          <table:table-cell office:value-type="float" office:value="-0.023995">
            <text:p>-0.023995</text:p>
          </table:table-cell>
          <table:table-cell office:value-type="float" office:value="23792">
            <text:p>23792</text:p>
          </table:table-cell>
          <table:table-cell office:value-type="float" office:value="38.9">
            <text:p>38.9</text:p>
          </table:table-cell>
          <table:table-cell table:style-name="ce8" office:value-type="time" office:time-value="PT09H32M10S">
            <text:p>09:32:10 AM</text:p>
          </table:table-cell>
          <table:table-cell office:value-type="float" office:value="8">
            <text:p>8</text:p>
          </table:table-cell>
          <table:table-cell office:value-type="float" office:value="3226">
            <text:p>3226</text:p>
          </table:table-cell>
          <table:table-cell office:value-type="float" office:value="-37.6875">
            <text:p>-37.6875</text:p>
          </table:table-cell>
          <table:table-cell office:value-type="float" office:value="-16.875">
            <text:p>-16.8750</text:p>
          </table:table-cell>
        </table:table-row>
        <table:table-row table:style-name="ro1">
          <table:table-cell office:value-type="float" office:value="41.689557">
            <text:p>41.689557</text:p>
          </table:table-cell>
          <table:table-cell office:value-type="float" office:value="-0.023379">
            <text:p>-0.023379</text:p>
          </table:table-cell>
          <table:table-cell office:value-type="float" office:value="23839">
            <text:p>23839</text:p>
          </table:table-cell>
          <table:table-cell office:value-type="float" office:value="34.7">
            <text:p>34.7</text:p>
          </table:table-cell>
          <table:table-cell table:style-name="ce8" office:value-type="time" office:time-value="PT09H32M20S">
            <text:p>09:32:20 AM</text:p>
          </table:table-cell>
          <table:table-cell office:value-type="float" office:value="8">
            <text:p>8</text:p>
          </table:table-cell>
          <table:table-cell office:value-type="float" office:value="3205">
            <text:p>3205</text:p>
          </table:table-cell>
          <table:table-cell office:value-type="float" office:value="-35.4375">
            <text:p>-35.4375</text:p>
          </table:table-cell>
          <table:table-cell office:value-type="float" office:value="-16.875">
            <text:p>-16.8750</text:p>
          </table:table-cell>
        </table:table-row>
        <table:table-row table:style-name="ro1">
          <table:table-cell office:value-type="float" office:value="41.687646">
            <text:p>41.687646</text:p>
          </table:table-cell>
          <table:table-cell office:value-type="float" office:value="-0.022072">
            <text:p>-0.022072</text:p>
          </table:table-cell>
          <table:table-cell office:value-type="float" office:value="23959">
            <text:p>23959</text:p>
          </table:table-cell>
          <table:table-cell office:value-type="float" office:value="21.8">
            <text:p>21.8</text:p>
          </table:table-cell>
          <table:table-cell table:style-name="ce8" office:value-type="time" office:time-value="PT09H32M45S">
            <text:p>09:32:45 AM</text:p>
          </table:table-cell>
          <table:table-cell office:value-type="float" office:value="8">
            <text:p>8</text:p>
          </table:table-cell>
          <table:table-cell office:value-type="float" office:value="3162">
            <text:p>3162</text:p>
          </table:table-cell>
          <table:table-cell office:value-type="float" office:value="-38.75">
            <text:p>-38.7500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687062">
            <text:p>41.687062</text:p>
          </table:table-cell>
          <table:table-cell office:value-type="float" office:value="-0.021593">
            <text:p>-0.021593</text:p>
          </table:table-cell>
          <table:table-cell office:value-type="float" office:value="24007">
            <text:p>24007</text:p>
          </table:table-cell>
          <table:table-cell office:value-type="float" office:value="25">
            <text:p>25</text:p>
          </table:table-cell>
          <table:table-cell table:style-name="ce8" office:value-type="time" office:time-value="PT09H32M55S">
            <text:p>09:32:55 AM</text:p>
          </table:table-cell>
          <table:table-cell office:value-type="float" office:value="8">
            <text:p>8</text:p>
          </table:table-cell>
          <table:table-cell office:value-type="float" office:value="3139">
            <text:p>3139</text:p>
          </table:table-cell>
          <table:table-cell office:value-type="float" office:value="-39.4375">
            <text:p>-39.4375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686403">
            <text:p>41.686403</text:p>
          </table:table-cell>
          <table:table-cell office:value-type="float" office:value="-0.021295">
            <text:p>-0.021295</text:p>
          </table:table-cell>
          <table:table-cell office:value-type="float" office:value="24053">
            <text:p>24053</text:p>
          </table:table-cell>
          <table:table-cell office:value-type="float" office:value="40">
            <text:p>40</text:p>
          </table:table-cell>
          <table:table-cell table:style-name="ce8" office:value-type="time" office:time-value="PT09H33M05S">
            <text:p>09:33:05 AM</text:p>
          </table:table-cell>
          <table:table-cell office:value-type="float" office:value="8">
            <text:p>8</text:p>
          </table:table-cell>
          <table:table-cell office:value-type="float" office:value="3143">
            <text:p>3143</text:p>
          </table:table-cell>
          <table:table-cell office:value-type="float" office:value="-38.6875">
            <text:p>-38.6875</text:p>
          </table:table-cell>
          <table:table-cell office:value-type="float" office:value="-16.9375">
            <text:p>-16.9375</text:p>
          </table:table-cell>
        </table:table-row>
        <table:table-row table:style-name="ro1">
          <table:table-cell office:value-type="float" office:value="41.685584">
            <text:p>41.685584</text:p>
          </table:table-cell>
          <table:table-cell office:value-type="float" office:value="-0.020954">
            <text:p>-0.020954</text:p>
          </table:table-cell>
          <table:table-cell office:value-type="float" office:value="24097">
            <text:p>24097</text:p>
          </table:table-cell>
          <table:table-cell office:value-type="float" office:value="31.4">
            <text:p>31.4</text:p>
          </table:table-cell>
          <table:table-cell table:style-name="ce8" office:value-type="time" office:time-value="PT09H33M15S">
            <text:p>09:33:15 AM</text:p>
          </table:table-cell>
          <table:table-cell office:value-type="float" office:value="8">
            <text:p>8</text:p>
          </table:table-cell>
          <table:table-cell office:value-type="float" office:value="3095">
            <text:p>3095</text:p>
          </table:table-cell>
          <table:table-cell office:value-type="float" office:value="-37.25">
            <text:p>-37.2500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685025">
            <text:p>41.685025</text:p>
          </table:table-cell>
          <table:table-cell office:value-type="float" office:value="-0.020496">
            <text:p>-0.020496</text:p>
          </table:table-cell>
          <table:table-cell office:value-type="float" office:value="24146">
            <text:p>24146</text:p>
          </table:table-cell>
          <table:table-cell office:value-type="float" office:value="22.3">
            <text:p>22.3</text:p>
          </table:table-cell>
          <table:table-cell table:style-name="ce8" office:value-type="time" office:time-value="PT09H33M25S">
            <text:p>09:33:25 AM</text:p>
          </table:table-cell>
          <table:table-cell office:value-type="float" office:value="8">
            <text:p>8</text:p>
          </table:table-cell>
          <table:table-cell office:value-type="float" office:value="3069">
            <text:p>3069</text:p>
          </table:table-cell>
          <table:table-cell office:value-type="float" office:value="-37.875">
            <text:p>-37.8750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683538">
            <text:p>41.683538</text:p>
          </table:table-cell>
          <table:table-cell office:value-type="float" office:value="-0.019916">
            <text:p>-0.019916</text:p>
          </table:table-cell>
          <table:table-cell office:value-type="float" office:value="24259">
            <text:p>24259</text:p>
          </table:table-cell>
          <table:table-cell office:value-type="float" office:value="15.9">
            <text:p>15.9</text:p>
          </table:table-cell>
          <table:table-cell table:style-name="ce8" office:value-type="time" office:time-value="PT09H33M50S">
            <text:p>09:33:50 AM</text:p>
          </table:table-cell>
          <table:table-cell office:value-type="float" office:value="8">
            <text:p>8</text:p>
          </table:table-cell>
          <table:table-cell office:value-type="float" office:value="3022">
            <text:p>3022</text:p>
          </table:table-cell>
          <table:table-cell office:value-type="float" office:value="-36.6875">
            <text:p>-36.6875</text:p>
          </table:table-cell>
          <table:table-cell office:value-type="float" office:value="-15">
            <text:p>-15.0000</text:p>
          </table:table-cell>
        </table:table-row>
        <table:table-row table:style-name="ro1">
          <table:table-cell office:value-type="float" office:value="41.682113">
            <text:p>41.682113</text:p>
          </table:table-cell>
          <table:table-cell office:value-type="float" office:value="-0.019515">
            <text:p>-0.019515</text:p>
          </table:table-cell>
          <table:table-cell office:value-type="float" office:value="24347">
            <text:p>24347</text:p>
          </table:table-cell>
          <table:table-cell office:value-type="float" office:value="44.1">
            <text:p>44.1</text:p>
          </table:table-cell>
          <table:table-cell table:style-name="ce8" office:value-type="time" office:time-value="PT09H34M10S">
            <text:p>09:34:10 AM</text:p>
          </table:table-cell>
          <table:table-cell office:value-type="float" office:value="8">
            <text:p>8</text:p>
          </table:table-cell>
          <table:table-cell office:value-type="float" office:value="2986">
            <text:p>2986</text:p>
          </table:table-cell>
          <table:table-cell office:value-type="float" office:value="-36.25">
            <text:p>-36.2500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681274">
            <text:p>41.681274</text:p>
          </table:table-cell>
          <table:table-cell office:value-type="float" office:value="-0.019337">
            <text:p>-0.019337</text:p>
          </table:table-cell>
          <table:table-cell office:value-type="float" office:value="24391">
            <text:p>24391</text:p>
          </table:table-cell>
          <table:table-cell office:value-type="float" office:value="29.5">
            <text:p>29.5</text:p>
          </table:table-cell>
          <table:table-cell table:style-name="ce8" office:value-type="time" office:time-value="PT09H34M20S">
            <text:p>09:34:20 AM</text:p>
          </table:table-cell>
          <table:table-cell office:value-type="float" office:value="8">
            <text:p>8</text:p>
          </table:table-cell>
          <table:table-cell office:value-type="float" office:value="2961">
            <text:p>2961</text:p>
          </table:table-cell>
          <table:table-cell office:value-type="float" office:value="-35.625">
            <text:p>-35.6250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680504">
            <text:p>41.680504</text:p>
          </table:table-cell>
          <table:table-cell office:value-type="float" office:value="-0.019244">
            <text:p>-0.019244</text:p>
          </table:table-cell>
          <table:table-cell office:value-type="float" office:value="24439">
            <text:p>24439</text:p>
          </table:table-cell>
          <table:table-cell office:value-type="float" office:value="19.1">
            <text:p>19.1</text:p>
          </table:table-cell>
          <table:table-cell table:style-name="ce8" office:value-type="time" office:time-value="PT09H34M30S">
            <text:p>09:34:30 AM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office:value-type="float" office:value="-35.0625">
            <text:p>-35.0625</text:p>
          </table:table-cell>
          <table:table-cell office:value-type="float" office:value="-15.0625">
            <text:p>-15.0625</text:p>
          </table:table-cell>
        </table:table-row>
        <table:table-row table:style-name="ro1">
          <table:table-cell office:value-type="float" office:value="41.679816">
            <text:p>41.679816</text:p>
          </table:table-cell>
          <table:table-cell office:value-type="float" office:value="-0.019228">
            <text:p>-0.019228</text:p>
          </table:table-cell>
          <table:table-cell office:value-type="float" office:value="24483">
            <text:p>24483</text:p>
          </table:table-cell>
          <table:table-cell office:value-type="float" office:value="29.1">
            <text:p>29.1</text:p>
          </table:table-cell>
          <table:table-cell table:style-name="ce8" office:value-type="time" office:time-value="PT09H34M40S">
            <text:p>09:34:40 AM</text:p>
          </table:table-cell>
          <table:table-cell office:value-type="float" office:value="8">
            <text:p>8</text:p>
          </table:table-cell>
          <table:table-cell office:value-type="float" office:value="2931">
            <text:p>2931</text:p>
          </table:table-cell>
          <table:table-cell office:value-type="float" office:value="-38.6875">
            <text:p>-38.6875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679313">
            <text:p>41.679313</text:p>
          </table:table-cell>
          <table:table-cell office:value-type="float" office:value="-0.019077">
            <text:p>-0.019077</text:p>
          </table:table-cell>
          <table:table-cell office:value-type="float" office:value="24526">
            <text:p>24526</text:p>
          </table:table-cell>
          <table:table-cell office:value-type="float" office:value="22.8">
            <text:p>22.8</text:p>
          </table:table-cell>
          <table:table-cell table:style-name="ce8" office:value-type="time" office:time-value="PT09H34M50S">
            <text:p>09:34:50 AM</text:p>
          </table:table-cell>
          <table:table-cell office:value-type="float" office:value="8">
            <text:p>8</text:p>
          </table:table-cell>
          <table:table-cell office:value-type="float" office:value="2922">
            <text:p>2922</text:p>
          </table:table-cell>
          <table:table-cell office:value-type="float" office:value="-38.125">
            <text:p>-38.1250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678803">
            <text:p>41.678803</text:p>
          </table:table-cell>
          <table:table-cell office:value-type="float" office:value="-0.01887">
            <text:p>-0.018870</text:p>
          </table:table-cell>
          <table:table-cell office:value-type="float" office:value="24568">
            <text:p>24568</text:p>
          </table:table-cell>
          <table:table-cell office:value-type="float" office:value="13.2">
            <text:p>13.2</text:p>
          </table:table-cell>
          <table:table-cell table:style-name="ce8" office:value-type="time" office:time-value="PT09H35M00S">
            <text:p>09:35:00 AM</text:p>
          </table:table-cell>
          <table:table-cell office:value-type="float" office:value="8">
            <text:p>8</text:p>
          </table:table-cell>
          <table:table-cell office:value-type="float" office:value="2891">
            <text:p>2891</text:p>
          </table:table-cell>
          <table:table-cell office:value-type="float" office:value="-36.3125">
            <text:p>-36.3125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678052">
            <text:p>41.678052</text:p>
          </table:table-cell>
          <table:table-cell office:value-type="float" office:value="-0.01833">
            <text:p>-0.018330</text:p>
          </table:table-cell>
          <table:table-cell office:value-type="float" office:value="24632">
            <text:p>24632</text:p>
          </table:table-cell>
          <table:table-cell office:value-type="float" office:value="18.5">
            <text:p>18.5</text:p>
          </table:table-cell>
          <table:table-cell table:style-name="ce8" office:value-type="time" office:time-value="PT09H35M15S">
            <text:p>09:35:15 AM</text:p>
          </table:table-cell>
          <table:table-cell office:value-type="float" office:value="8">
            <text:p>8</text:p>
          </table:table-cell>
          <table:table-cell office:value-type="float" office:value="2862">
            <text:p>2862</text:p>
          </table:table-cell>
          <table:table-cell office:value-type="float" office:value="-36.75">
            <text:p>-36.7500</text:p>
          </table:table-cell>
          <table:table-cell office:value-type="float" office:value="-15.125">
            <text:p>-15.1250</text:p>
          </table:table-cell>
        </table:table-row>
        <table:table-row table:style-name="ro1">
          <table:table-cell office:value-type="float" office:value="41.67752">
            <text:p>41.677520</text:p>
          </table:table-cell>
          <table:table-cell office:value-type="float" office:value="-0.018114">
            <text:p>-0.018114</text:p>
          </table:table-cell>
          <table:table-cell office:value-type="float" office:value="24674">
            <text:p>24674</text:p>
          </table:table-cell>
          <table:table-cell office:value-type="float" office:value="23.9">
            <text:p>23.9</text:p>
          </table:table-cell>
          <table:table-cell table:style-name="ce8" office:value-type="time" office:time-value="PT09H35M25S">
            <text:p>09:35:25 AM</text:p>
          </table:table-cell>
          <table:table-cell office:value-type="float" office:value="8">
            <text:p>8</text:p>
          </table:table-cell>
          <table:table-cell office:value-type="float" office:value="2853">
            <text:p>2853</text:p>
          </table:table-cell>
          <table:table-cell office:value-type="float" office:value="-36.875">
            <text:p>-36.8750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677115">
            <text:p>41.677115</text:p>
          </table:table-cell>
          <table:table-cell office:value-type="float" office:value="-0.017553">
            <text:p>-0.017553</text:p>
          </table:table-cell>
          <table:table-cell office:value-type="float" office:value="24714">
            <text:p>24714</text:p>
          </table:table-cell>
          <table:table-cell office:value-type="float" office:value="19.2">
            <text:p>19.2</text:p>
          </table:table-cell>
          <table:table-cell table:style-name="ce8" office:value-type="time" office:time-value="PT09H35M35S">
            <text:p>09:35:35 AM</text:p>
          </table:table-cell>
          <table:table-cell office:value-type="float" office:value="8">
            <text:p>8</text:p>
          </table:table-cell>
          <table:table-cell office:value-type="float" office:value="2838">
            <text:p>2838</text:p>
          </table:table-cell>
          <table:table-cell office:value-type="float" office:value="-1.9375">
            <text:p>-1.9375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67659">
            <text:p>41.676590</text:p>
          </table:table-cell>
          <table:table-cell office:value-type="float" office:value="-0.017112">
            <text:p>-0.017112</text:p>
          </table:table-cell>
          <table:table-cell office:value-type="float" office:value="24750">
            <text:p>24750</text:p>
          </table:table-cell>
          <table:table-cell office:value-type="float" office:value="39.2">
            <text:p>39.2</text:p>
          </table:table-cell>
          <table:table-cell table:style-name="ce8" office:value-type="time" office:time-value="PT09H35M45S">
            <text:p>09:35:45 AM</text:p>
          </table:table-cell>
          <table:table-cell office:value-type="float" office:value="8">
            <text:p>8</text:p>
          </table:table-cell>
          <table:table-cell office:value-type="float" office:value="2821">
            <text:p>2821</text:p>
          </table:table-cell>
          <table:table-cell office:value-type="float" office:value="-31">
            <text:p>-31.0000</text:p>
          </table:table-cell>
          <table:table-cell office:value-type="float" office:value="-15.1875">
            <text:p>-15.1875</text:p>
          </table:table-cell>
        </table:table-row>
        <table:table-row table:style-name="ro1">
          <table:table-cell office:value-type="float" office:value="41.676001">
            <text:p>41.676001</text:p>
          </table:table-cell>
          <table:table-cell office:value-type="float" office:value="-0.016581">
            <text:p>-0.016581</text:p>
          </table:table-cell>
          <table:table-cell office:value-type="float" office:value="24792">
            <text:p>24792</text:p>
          </table:table-cell>
          <table:table-cell office:value-type="float" office:value="29.7">
            <text:p>29.7</text:p>
          </table:table-cell>
          <table:table-cell table:style-name="ce8" office:value-type="time" office:time-value="PT09H35M55S">
            <text:p>09:35:55 AM</text:p>
          </table:table-cell>
          <table:table-cell office:value-type="float" office:value="8">
            <text:p>8</text:p>
          </table:table-cell>
          <table:table-cell office:value-type="float" office:value="2793">
            <text:p>2793</text:p>
          </table:table-cell>
          <table:table-cell office:value-type="float" office:value="-31.5625">
            <text:p>-31.5625</text:p>
          </table:table-cell>
          <table:table-cell office:value-type="float" office:value="-15.25">
            <text:p>-15.2500</text:p>
          </table:table-cell>
        </table:table-row>
        <table:table-row table:style-name="ro1">
          <table:table-cell office:value-type="float" office:value="41.675402">
            <text:p>41.675402</text:p>
          </table:table-cell>
          <table:table-cell office:value-type="float" office:value="-0.016036">
            <text:p>-0.016036</text:p>
          </table:table-cell>
          <table:table-cell office:value-type="float" office:value="24831">
            <text:p>24831</text:p>
          </table:table-cell>
          <table:table-cell office:value-type="float" office:value="18.8">
            <text:p>18.8</text:p>
          </table:table-cell>
          <table:table-cell table:style-name="ce8" office:value-type="time" office:time-value="PT09H36M05S">
            <text:p>09:36:05 AM</text:p>
          </table:table-cell>
          <table:table-cell office:value-type="float" office:value="8">
            <text:p>8</text:p>
          </table:table-cell>
          <table:table-cell office:value-type="float" office:value="2805">
            <text:p>2805</text:p>
          </table:table-cell>
          <table:table-cell office:value-type="float" office:value="-30.5625">
            <text:p>-30.5625</text:p>
          </table:table-cell>
          <table:table-cell office:value-type="float" office:value="-15.25">
            <text:p>-15.2500</text:p>
          </table:table-cell>
        </table:table-row>
        <table:table-row table:style-name="ro1">
          <table:table-cell office:value-type="float" office:value="41.67491">
            <text:p>41.674910</text:p>
          </table:table-cell>
          <table:table-cell office:value-type="float" office:value="-0.015713">
            <text:p>-0.015713</text:p>
          </table:table-cell>
          <table:table-cell office:value-type="float" office:value="24870">
            <text:p>24870</text:p>
          </table:table-cell>
          <table:table-cell office:value-type="float" office:value="31.8">
            <text:p>31.8</text:p>
          </table:table-cell>
          <table:table-cell table:style-name="ce8" office:value-type="time" office:time-value="PT09H36M15S">
            <text:p>09:36:15 AM</text:p>
          </table:table-cell>
          <table:table-cell office:value-type="float" office:value="8">
            <text:p>8</text:p>
          </table:table-cell>
          <table:table-cell office:value-type="float" office:value="2785">
            <text:p>2785</text:p>
          </table:table-cell>
          <table:table-cell office:value-type="float" office:value="-30.6875">
            <text:p>-30.6875</text:p>
          </table:table-cell>
          <table:table-cell office:value-type="float" office:value="-15.25">
            <text:p>-15.2500</text:p>
          </table:table-cell>
        </table:table-row>
        <table:table-row table:style-name="ro1">
          <table:table-cell office:value-type="float" office:value="41.674443">
            <text:p>41.674443</text:p>
          </table:table-cell>
          <table:table-cell office:value-type="float" office:value="-0.015347">
            <text:p>-0.015347</text:p>
          </table:table-cell>
          <table:table-cell office:value-type="float" office:value="24914">
            <text:p>24914</text:p>
          </table:table-cell>
          <table:table-cell office:value-type="float" office:value="25.7">
            <text:p>25.7</text:p>
          </table:table-cell>
          <table:table-cell table:style-name="ce8" office:value-type="time" office:time-value="PT09H36M25S">
            <text:p>09:36:25 AM</text:p>
          </table:table-cell>
          <table:table-cell office:value-type="float" office:value="8">
            <text:p>8</text:p>
          </table:table-cell>
          <table:table-cell office:value-type="float" office:value="2762">
            <text:p>2762</text:p>
          </table:table-cell>
          <table:table-cell office:value-type="float" office:value="-28.125">
            <text:p>-28.1250</text:p>
          </table:table-cell>
          <table:table-cell office:value-type="float" office:value="-15.375">
            <text:p>-15.3750</text:p>
          </table:table-cell>
        </table:table-row>
        <table:table-row table:style-name="ro1">
          <table:table-cell office:value-type="float" office:value="41.67362">
            <text:p>41.673620</text:p>
          </table:table-cell>
          <table:table-cell office:value-type="float" office:value="-0.014884">
            <text:p>-0.014884</text:p>
          </table:table-cell>
          <table:table-cell office:value-type="float" office:value="24979">
            <text:p>24979</text:p>
          </table:table-cell>
          <table:table-cell office:value-type="float" office:value="29.5">
            <text:p>29.5</text:p>
          </table:table-cell>
          <table:table-cell table:style-name="ce8" office:value-type="time" office:time-value="PT09H36M40S">
            <text:p>09:36:40 AM</text:p>
          </table:table-cell>
          <table:table-cell office:value-type="float" office:value="7">
            <text:p>7</text:p>
          </table:table-cell>
          <table:table-cell office:value-type="float" office:value="2738">
            <text:p>2738</text:p>
          </table:table-cell>
          <table:table-cell office:value-type="float" office:value="-1.875">
            <text:p>-1.8750</text:p>
          </table:table-cell>
          <table:table-cell office:value-type="float" office:value="-15.25">
            <text:p>-15.2500</text:p>
          </table:table-cell>
        </table:table-row>
        <table:table-row table:style-name="ro1">
          <table:table-cell office:value-type="float" office:value="41.673018">
            <text:p>41.673018</text:p>
          </table:table-cell>
          <table:table-cell office:value-type="float" office:value="-0.014655">
            <text:p>-0.014655</text:p>
          </table:table-cell>
          <table:table-cell office:value-type="float" office:value="25024">
            <text:p>25024</text:p>
          </table:table-cell>
          <table:table-cell office:value-type="float" office:value="25.2">
            <text:p>25.2</text:p>
          </table:table-cell>
          <table:table-cell table:style-name="ce8" office:value-type="time" office:time-value="PT09H36M50S">
            <text:p>09:36:50 AM</text:p>
          </table:table-cell>
          <table:table-cell office:value-type="float" office:value="7">
            <text:p>7</text:p>
          </table:table-cell>
          <table:table-cell office:value-type="float" office:value="2726">
            <text:p>2726</text:p>
          </table:table-cell>
          <table:table-cell office:value-type="float" office:value="-26.0625">
            <text:p>-26.0625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672486">
            <text:p>41.672486</text:p>
          </table:table-cell>
          <table:table-cell office:value-type="float" office:value="-0.014196">
            <text:p>-0.014196</text:p>
          </table:table-cell>
          <table:table-cell office:value-type="float" office:value="25069">
            <text:p>25069</text:p>
          </table:table-cell>
          <table:table-cell office:value-type="float" office:value="21.6">
            <text:p>21.6</text:p>
          </table:table-cell>
          <table:table-cell table:style-name="ce8" office:value-type="time" office:time-value="PT09H37M00S">
            <text:p>09:37:00 AM</text:p>
          </table:table-cell>
          <table:table-cell office:value-type="float" office:value="7">
            <text:p>7</text:p>
          </table:table-cell>
          <table:table-cell office:value-type="float" office:value="2716">
            <text:p>2716</text:p>
          </table:table-cell>
          <table:table-cell office:value-type="float" office:value="-27.125">
            <text:p>-27.1250</text:p>
          </table:table-cell>
          <table:table-cell office:value-type="float" office:value="-15.3125">
            <text:p>-15.3125</text:p>
          </table:table-cell>
        </table:table-row>
        <table:table-row table:style-name="ro1">
          <table:table-cell office:value-type="float" office:value="41.671945">
            <text:p>41.671945</text:p>
          </table:table-cell>
          <table:table-cell office:value-type="float" office:value="-0.013694">
            <text:p>-0.013694</text:p>
          </table:table-cell>
          <table:table-cell office:value-type="float" office:value="25111">
            <text:p>25111</text:p>
          </table:table-cell>
          <table:table-cell office:value-type="float" office:value="33">
            <text:p>33</text:p>
          </table:table-cell>
          <table:table-cell table:style-name="ce8" office:value-type="time" office:time-value="PT09H37M10S">
            <text:p>09:37:10 AM</text:p>
          </table:table-cell>
          <table:table-cell office:value-type="float" office:value="7">
            <text:p>7</text:p>
          </table:table-cell>
          <table:table-cell office:value-type="float" office:value="2697">
            <text:p>2697</text:p>
          </table:table-cell>
          <table:table-cell office:value-type="float" office:value="-29.5625">
            <text:p>-29.5625</text:p>
          </table:table-cell>
          <table:table-cell office:value-type="float" office:value="-15.375">
            <text:p>-15.3750</text:p>
          </table:table-cell>
        </table:table-row>
        <table:table-row table:style-name="ro1">
          <table:table-cell office:value-type="float" office:value="41.671537">
            <text:p>41.671537</text:p>
          </table:table-cell>
          <table:table-cell office:value-type="float" office:value="-0.01327">
            <text:p>-0.013270</text:p>
          </table:table-cell>
          <table:table-cell office:value-type="float" office:value="25159">
            <text:p>25159</text:p>
          </table:table-cell>
          <table:table-cell office:value-type="float" office:value="22.1">
            <text:p>22.1</text:p>
          </table:table-cell>
          <table:table-cell table:style-name="ce8" office:value-type="time" office:time-value="PT09H37M20S">
            <text:p>09:37:20 AM</text:p>
          </table:table-cell>
          <table:table-cell office:value-type="float" office:value="7">
            <text:p>7</text:p>
          </table:table-cell>
          <table:table-cell office:value-type="float" office:value="2650">
            <text:p>2650</text:p>
          </table:table-cell>
          <table:table-cell office:value-type="float" office:value="-29.875">
            <text:p>-29.8750</text:p>
          </table:table-cell>
          <table:table-cell office:value-type="float" office:value="-15.375">
            <text:p>-15.3750</text:p>
          </table:table-cell>
        </table:table-row>
        <table:table-row table:style-name="ro1">
          <table:table-cell office:value-type="float" office:value="41.671202">
            <text:p>41.671202</text:p>
          </table:table-cell>
          <table:table-cell office:value-type="float" office:value="-0.012721">
            <text:p>-0.012721</text:p>
          </table:table-cell>
          <table:table-cell office:value-type="float" office:value="25202">
            <text:p>25202</text:p>
          </table:table-cell>
          <table:table-cell office:value-type="float" office:value="10.8">
            <text:p>10.8</text:p>
          </table:table-cell>
          <table:table-cell table:style-name="ce8" office:value-type="time" office:time-value="PT09H37M30S">
            <text:p>09:37:30 AM</text:p>
          </table:table-cell>
          <table:table-cell office:value-type="float" office:value="7">
            <text:p>7</text:p>
          </table:table-cell>
          <table:table-cell office:value-type="float" office:value="2666">
            <text:p>2666</text:p>
          </table:table-cell>
          <table:table-cell office:value-type="float" office:value="-27.0625">
            <text:p>-27.0625</text:p>
          </table:table-cell>
          <table:table-cell office:value-type="float" office:value="-15.4375">
            <text:p>-15.4375</text:p>
          </table:table-cell>
        </table:table-row>
        <table:table-row table:style-name="ro1">
          <table:table-cell office:value-type="float" office:value="41.670871">
            <text:p>41.670871</text:p>
          </table:table-cell>
          <table:table-cell office:value-type="float" office:value="-0.01228">
            <text:p>-0.012280</text:p>
          </table:table-cell>
          <table:table-cell office:value-type="float" office:value="25245">
            <text:p>25245</text:p>
          </table:table-cell>
          <table:table-cell office:value-type="float" office:value="17.5">
            <text:p>17.5</text:p>
          </table:table-cell>
          <table:table-cell table:style-name="ce8" office:value-type="time" office:time-value="PT09H37M40S">
            <text:p>09:37:40 AM</text:p>
          </table:table-cell>
          <table:table-cell office:value-type="float" office:value="7">
            <text:p>7</text:p>
          </table:table-cell>
          <table:table-cell office:value-type="float" office:value="2639">
            <text:p>2639</text:p>
          </table:table-cell>
          <table:table-cell office:value-type="float" office:value="-27.0625">
            <text:p>-27.0625</text:p>
          </table:table-cell>
          <table:table-cell office:value-type="float" office:value="-15.4375">
            <text:p>-15.4375</text:p>
          </table:table-cell>
        </table:table-row>
        <table:table-row table:style-name="ro1">
          <table:table-cell office:value-type="float" office:value="41.670541">
            <text:p>41.670541</text:p>
          </table:table-cell>
          <table:table-cell office:value-type="float" office:value="-0.012172">
            <text:p>-0.012172</text:p>
          </table:table-cell>
          <table:table-cell office:value-type="float" office:value="25295">
            <text:p>25295</text:p>
          </table:table-cell>
          <table:table-cell office:value-type="float" office:value="17.7">
            <text:p>17.7</text:p>
          </table:table-cell>
          <table:table-cell table:style-name="ce8" office:value-type="time" office:time-value="PT09H37M50S">
            <text:p>09:37:50 AM</text:p>
          </table:table-cell>
          <table:table-cell office:value-type="float" office:value="7">
            <text:p>7</text:p>
          </table:table-cell>
          <table:table-cell office:value-type="float" office:value="2616">
            <text:p>2616</text:p>
          </table:table-cell>
          <table:table-cell office:value-type="float" office:value="-1.9375">
            <text:p>-1.9375</text:p>
          </table:table-cell>
          <table:table-cell office:value-type="float" office:value="-15.5">
            <text:p>-15.5000</text:p>
          </table:table-cell>
        </table:table-row>
        <table:table-row table:style-name="ro1">
          <table:table-cell office:value-type="float" office:value="41.669926">
            <text:p>41.669926</text:p>
          </table:table-cell>
          <table:table-cell office:value-type="float" office:value="-0.012145">
            <text:p>-0.012145</text:p>
          </table:table-cell>
          <table:table-cell office:value-type="float" office:value="25365">
            <text:p>25365</text:p>
          </table:table-cell>
          <table:table-cell office:value-type="float" office:value="16.1">
            <text:p>16.1</text:p>
          </table:table-cell>
          <table:table-cell table:style-name="ce8" office:value-type="time" office:time-value="PT09H38M05S">
            <text:p>09:38:05 AM</text:p>
          </table:table-cell>
          <table:table-cell office:value-type="float" office:value="7">
            <text:p>7</text:p>
          </table:table-cell>
          <table:table-cell office:value-type="float" office:value="2591">
            <text:p>2591</text:p>
          </table:table-cell>
          <table:table-cell office:value-type="float" office:value="-28.1875">
            <text:p>-28.1875</text:p>
          </table:table-cell>
          <table:table-cell office:value-type="float" office:value="-15.5">
            <text:p>-15.5000</text:p>
          </table:table-cell>
        </table:table-row>
        <table:table-row table:style-name="ro1">
          <table:table-cell office:value-type="float" office:value="41.669741">
            <text:p>41.669741</text:p>
          </table:table-cell>
          <table:table-cell office:value-type="float" office:value="-0.012005">
            <text:p>-0.012005</text:p>
          </table:table-cell>
          <table:table-cell office:value-type="float" office:value="25413">
            <text:p>25413</text:p>
          </table:table-cell>
          <table:table-cell office:value-type="float" office:value="5.3">
            <text:p>5.3</text:p>
          </table:table-cell>
          <table:table-cell table:style-name="ce8" office:value-type="time" office:time-value="PT09H38M15S">
            <text:p>09:38:15 AM</text:p>
          </table:table-cell>
          <table:table-cell office:value-type="float" office:value="7">
            <text:p>7</text:p>
          </table:table-cell>
          <table:table-cell office:value-type="float" office:value="2586">
            <text:p>2586</text:p>
          </table:table-cell>
          <table:table-cell office:value-type="float" office:value="-26.125">
            <text:p>-26.1250</text:p>
          </table:table-cell>
          <table:table-cell office:value-type="float" office:value="-15.5625">
            <text:p>-15.5625</text:p>
          </table:table-cell>
        </table:table-row>
        <table:table-row table:style-name="ro1">
          <table:table-cell office:value-type="float" office:value="41.669692">
            <text:p>41.669692</text:p>
          </table:table-cell>
          <table:table-cell office:value-type="float" office:value="-0.011579">
            <text:p>-0.011579</text:p>
          </table:table-cell>
          <table:table-cell office:value-type="float" office:value="25460">
            <text:p>25460</text:p>
          </table:table-cell>
          <table:table-cell office:value-type="float" office:value="11.6">
            <text:p>11.6</text:p>
          </table:table-cell>
          <table:table-cell table:style-name="ce8" office:value-type="time" office:time-value="PT09H38M25S">
            <text:p>09:38:25 AM</text:p>
          </table:table-cell>
          <table:table-cell office:value-type="float" office:value="7">
            <text:p>7</text:p>
          </table:table-cell>
          <table:table-cell office:value-type="float" office:value="2550">
            <text:p>2550</text:p>
          </table:table-cell>
          <table:table-cell office:value-type="float" office:value="-23.1875">
            <text:p>-23.1875</text:p>
          </table:table-cell>
          <table:table-cell office:value-type="float" office:value="-15.5625">
            <text:p>-15.5625</text:p>
          </table:table-cell>
        </table:table-row>
        <table:table-row table:style-name="ro1">
          <table:table-cell office:value-type="float" office:value="41.669607">
            <text:p>41.669607</text:p>
          </table:table-cell>
          <table:table-cell office:value-type="float" office:value="-0.011115">
            <text:p>-0.011115</text:p>
          </table:table-cell>
          <table:table-cell office:value-type="float" office:value="25505">
            <text:p>25505</text:p>
          </table:table-cell>
          <table:table-cell office:value-type="float" office:value="29">
            <text:p>29</text:p>
          </table:table-cell>
          <table:table-cell table:style-name="ce8" office:value-type="time" office:time-value="PT09H38M35S">
            <text:p>09:38:35 AM</text:p>
          </table:table-cell>
          <table:table-cell office:value-type="float" office:value="7">
            <text:p>7</text:p>
          </table:table-cell>
          <table:table-cell office:value-type="float" office:value="2888">
            <text:p>2888</text:p>
          </table:table-cell>
          <table:table-cell office:value-type="float" office:value="-23.5">
            <text:p>-23.5000</text:p>
          </table:table-cell>
          <table:table-cell office:value-type="float" office:value="-15.625">
            <text:p>-15.6250</text:p>
          </table:table-cell>
        </table:table-row>
        <table:table-row table:style-name="ro1">
          <table:table-cell office:value-type="float" office:value="41.669465">
            <text:p>41.669465</text:p>
          </table:table-cell>
          <table:table-cell office:value-type="float" office:value="-0.010413">
            <text:p>-0.010413</text:p>
          </table:table-cell>
          <table:table-cell office:value-type="float" office:value="25552">
            <text:p>25552</text:p>
          </table:table-cell>
          <table:table-cell office:value-type="float" office:value="21.6">
            <text:p>21.6</text:p>
          </table:table-cell>
          <table:table-cell table:style-name="ce8" office:value-type="time" office:time-value="PT09H38M45S">
            <text:p>09:38:45 AM</text:p>
          </table:table-cell>
          <table:table-cell office:value-type="float" office:value="7">
            <text:p>7</text:p>
          </table:table-cell>
          <table:table-cell office:value-type="float" office:value="2550">
            <text:p>2550</text:p>
          </table:table-cell>
          <table:table-cell office:value-type="float" office:value="-22.8125">
            <text:p>-22.8125</text:p>
          </table:table-cell>
          <table:table-cell office:value-type="float" office:value="-15.625">
            <text:p>-15.6250</text:p>
          </table:table-cell>
        </table:table-row>
        <table:table-row table:style-name="ro1">
          <table:table-cell office:value-type="float" office:value="41.669188">
            <text:p>41.669188</text:p>
          </table:table-cell>
          <table:table-cell office:value-type="float" office:value="-0.00944">
            <text:p>-0.009440</text:p>
          </table:table-cell>
          <table:table-cell office:value-type="float" office:value="25602">
            <text:p>25602</text:p>
          </table:table-cell>
          <table:table-cell office:value-type="float" office:value="28.1">
            <text:p>28.1</text:p>
          </table:table-cell>
          <table:table-cell table:style-name="ce8" office:value-type="time" office:time-value="PT09H38M55S">
            <text:p>09:38:55 AM</text:p>
          </table:table-cell>
          <table:table-cell office:value-type="float" office:value="7">
            <text:p>7</text:p>
          </table:table-cell>
          <table:table-cell office:value-type="float" office:value="2528">
            <text:p>2528</text:p>
          </table:table-cell>
          <table:table-cell office:value-type="float" office:value="-21.1875">
            <text:p>-21.1875</text:p>
          </table:table-cell>
          <table:table-cell office:value-type="float" office:value="-15.6875">
            <text:p>-15.6875</text:p>
          </table:table-cell>
        </table:table-row>
        <table:table-row table:style-name="ro1">
          <table:table-cell office:value-type="float" office:value="41.668993">
            <text:p>41.668993</text:p>
          </table:table-cell>
          <table:table-cell office:value-type="float" office:value="-0.008457">
            <text:p>-0.008457</text:p>
          </table:table-cell>
          <table:table-cell office:value-type="float" office:value="25648">
            <text:p>25648</text:p>
          </table:table-cell>
          <table:table-cell office:value-type="float" office:value="37.9">
            <text:p>37.9</text:p>
          </table:table-cell>
          <table:table-cell table:style-name="ce8" office:value-type="time" office:time-value="PT09H39M05S">
            <text:p>09:39:05 AM</text:p>
          </table:table-cell>
          <table:table-cell office:value-type="float" office:value="7">
            <text:p>7</text:p>
          </table:table-cell>
          <table:table-cell office:value-type="float" office:value="2518">
            <text:p>2518</text:p>
          </table:table-cell>
          <table:table-cell office:value-type="float" office:value="-23.4375">
            <text:p>-23.4375</text:p>
          </table:table-cell>
          <table:table-cell office:value-type="float" office:value="-15.6875">
            <text:p>-15.6875</text:p>
          </table:table-cell>
        </table:table-row>
        <table:table-row table:style-name="ro1">
          <table:table-cell office:value-type="float" office:value="41.668821">
            <text:p>41.668821</text:p>
          </table:table-cell>
          <table:table-cell office:value-type="float" office:value="-0.007601">
            <text:p>-0.007601</text:p>
          </table:table-cell>
          <table:table-cell office:value-type="float" office:value="25696">
            <text:p>25696</text:p>
          </table:table-cell>
          <table:table-cell office:value-type="float" office:value="29.4">
            <text:p>29.4</text:p>
          </table:table-cell>
          <table:table-cell table:style-name="ce8" office:value-type="time" office:time-value="PT09H39M15S">
            <text:p>09:39:15 AM</text:p>
          </table:table-cell>
          <table:table-cell office:value-type="float" office:value="7">
            <text:p>7</text:p>
          </table:table-cell>
          <table:table-cell office:value-type="float" office:value="2503">
            <text:p>2503</text:p>
          </table:table-cell>
          <table:table-cell office:value-type="float" office:value="-22.4375">
            <text:p>-22.4375</text:p>
          </table:table-cell>
          <table:table-cell office:value-type="float" office:value="-15.75">
            <text:p>-15.7500</text:p>
          </table:table-cell>
        </table:table-row>
        <table:table-row table:style-name="ro1">
          <table:table-cell office:value-type="float" office:value="41.668518">
            <text:p>41.668518</text:p>
          </table:table-cell>
          <table:table-cell office:value-type="float" office:value="-0.00627">
            <text:p>-0.006270</text:p>
          </table:table-cell>
          <table:table-cell office:value-type="float" office:value="25766">
            <text:p>25766</text:p>
          </table:table-cell>
          <table:table-cell office:value-type="float" office:value="30.6">
            <text:p>30.6</text:p>
          </table:table-cell>
          <table:table-cell table:style-name="ce8" office:value-type="time" office:time-value="PT09H39M30S">
            <text:p>09:39:30 AM</text:p>
          </table:table-cell>
          <table:table-cell office:value-type="float" office:value="7">
            <text:p>7</text:p>
          </table:table-cell>
          <table:table-cell office:value-type="float" office:value="2472">
            <text:p>2472</text:p>
          </table:table-cell>
          <table:table-cell office:value-type="float" office:value="-22.8125">
            <text:p>-22.8125</text:p>
          </table:table-cell>
          <table:table-cell office:value-type="float" office:value="-15.8125">
            <text:p>-15.8125</text:p>
          </table:table-cell>
        </table:table-row>
        <table:table-row table:style-name="ro1">
          <table:table-cell office:value-type="float" office:value="41.668264">
            <text:p>41.668264</text:p>
          </table:table-cell>
          <table:table-cell office:value-type="float" office:value="-0.005494">
            <text:p>-0.005494</text:p>
          </table:table-cell>
          <table:table-cell office:value-type="float" office:value="25813">
            <text:p>25813</text:p>
          </table:table-cell>
          <table:table-cell office:value-type="float" office:value="17.1">
            <text:p>17.1</text:p>
          </table:table-cell>
          <table:table-cell table:style-name="ce8" office:value-type="time" office:time-value="PT09H39M40S">
            <text:p>09:39:40 AM</text:p>
          </table:table-cell>
          <table:table-cell office:value-type="float" office:value="7">
            <text:p>7</text:p>
          </table:table-cell>
          <table:table-cell office:value-type="float" office:value="2450">
            <text:p>2450</text:p>
          </table:table-cell>
          <table:table-cell office:value-type="float" office:value="-21.5">
            <text:p>-21.5000</text:p>
          </table:table-cell>
          <table:table-cell office:value-type="float" office:value="-15.875">
            <text:p>-15.8750</text:p>
          </table:table-cell>
        </table:table-row>
        <table:table-row table:style-name="ro1">
          <table:table-cell office:value-type="float" office:value="41.667872">
            <text:p>41.667872</text:p>
          </table:table-cell>
          <table:table-cell office:value-type="float" office:value="-0.004753">
            <text:p>-0.004753</text:p>
          </table:table-cell>
          <table:table-cell office:value-type="float" office:value="25861">
            <text:p>25861</text:p>
          </table:table-cell>
          <table:table-cell office:value-type="float" office:value="25.8">
            <text:p>25.8</text:p>
          </table:table-cell>
          <table:table-cell table:style-name="ce8" office:value-type="time" office:time-value="PT09H39M50S">
            <text:p>09:39:50 AM</text:p>
          </table:table-cell>
          <table:table-cell office:value-type="float" office:value="7">
            <text:p>7</text:p>
          </table:table-cell>
          <table:table-cell office:value-type="float" office:value="2445">
            <text:p>2445</text:p>
          </table:table-cell>
          <table:table-cell office:value-type="float" office:value="-20.75">
            <text:p>-20.7500</text:p>
          </table:table-cell>
          <table:table-cell office:value-type="float" office:value="-15.875">
            <text:p>-15.8750</text:p>
          </table:table-cell>
        </table:table-row>
        <table:table-row table:style-name="ro1">
          <table:table-cell office:value-type="float" office:value="41.667726">
            <text:p>41.667726</text:p>
          </table:table-cell>
          <table:table-cell office:value-type="float" office:value="-0.004066">
            <text:p>-0.004066</text:p>
          </table:table-cell>
          <table:table-cell office:value-type="float" office:value="25908">
            <text:p>25908</text:p>
          </table:table-cell>
          <table:table-cell office:value-type="float" office:value="26.6">
            <text:p>26.6</text:p>
          </table:table-cell>
          <table:table-cell table:style-name="ce8" office:value-type="time" office:time-value="PT09H40M00S">
            <text:p>09:40:00 AM</text:p>
          </table:table-cell>
          <table:table-cell office:value-type="float" office:value="7">
            <text:p>7</text:p>
          </table:table-cell>
          <table:table-cell office:value-type="float" office:value="2434">
            <text:p>2434</text:p>
          </table:table-cell>
          <table:table-cell office:value-type="float" office:value="-18">
            <text:p>-18.0000</text:p>
          </table:table-cell>
          <table:table-cell office:value-type="float" office:value="-15.9375">
            <text:p>-15.9375</text:p>
          </table:table-cell>
        </table:table-row>
        <table:table-row table:style-name="ro1">
          <table:table-cell office:value-type="float" office:value="41.667605">
            <text:p>41.667605</text:p>
          </table:table-cell>
          <table:table-cell office:value-type="float" office:value="-0.0035">
            <text:p>-0.003500</text:p>
          </table:table-cell>
          <table:table-cell office:value-type="float" office:value="25962">
            <text:p>25962</text:p>
          </table:table-cell>
          <table:table-cell office:value-type="float" office:value="11.6">
            <text:p>11.6</text:p>
          </table:table-cell>
          <table:table-cell table:style-name="ce8" office:value-type="time" office:time-value="PT09H40M10S">
            <text:p>09:40:10 AM</text:p>
          </table:table-cell>
          <table:table-cell office:value-type="float" office:value="7">
            <text:p>7</text:p>
          </table:table-cell>
          <table:table-cell office:value-type="float" office:value="2416">
            <text:p>2416</text:p>
          </table:table-cell>
          <table:table-cell office:value-type="float" office:value="-19.875">
            <text:p>-19.8750</text:p>
          </table:table-cell>
          <table:table-cell office:value-type="float" office:value="-15.9375">
            <text:p>-15.9375</text:p>
          </table:table-cell>
        </table:table-row>
        <table:table-row table:style-name="ro1">
          <table:table-cell office:value-type="float" office:value="41.667416">
            <text:p>41.667416</text:p>
          </table:table-cell>
          <table:table-cell office:value-type="float" office:value="-0.002963">
            <text:p>-0.002963</text:p>
          </table:table-cell>
          <table:table-cell office:value-type="float" office:value="26013">
            <text:p>26013</text:p>
          </table:table-cell>
          <table:table-cell office:value-type="float" office:value="11.9">
            <text:p>11.9</text:p>
          </table:table-cell>
          <table:table-cell table:style-name="ce8" office:value-type="time" office:time-value="PT09H40M20S">
            <text:p>09:40:20 AM</text:p>
          </table:table-cell>
          <table:table-cell office:value-type="float" office:value="7">
            <text:p>7</text:p>
          </table:table-cell>
          <table:table-cell office:value-type="float" office:value="2393">
            <text:p>2393</text:p>
          </table:table-cell>
          <table:table-cell office:value-type="float" office:value="-18.125">
            <text:p>-18.1250</text:p>
          </table:table-cell>
          <table:table-cell office:value-type="float" office:value="-14">
            <text:p>-14.0000</text:p>
          </table:table-cell>
        </table:table-row>
        <table:table-row table:style-name="ro1">
          <table:table-cell office:value-type="float" office:value="41.667293">
            <text:p>41.667293</text:p>
          </table:table-cell>
          <table:table-cell office:value-type="float" office:value="-0.002496">
            <text:p>-0.002496</text:p>
          </table:table-cell>
          <table:table-cell office:value-type="float" office:value="26064">
            <text:p>26064</text:p>
          </table:table-cell>
          <table:table-cell office:value-type="float" office:value="22.6">
            <text:p>22.6</text:p>
          </table:table-cell>
          <table:table-cell table:style-name="ce8" office:value-type="time" office:time-value="PT09H40M30S">
            <text:p>09:40:30 AM</text:p>
          </table:table-cell>
          <table:table-cell office:value-type="float" office:value="7">
            <text:p>7</text:p>
          </table:table-cell>
          <table:table-cell office:value-type="float" office:value="2384">
            <text:p>2384</text:p>
          </table:table-cell>
          <table:table-cell office:value-type="float" office:value="-20.0625">
            <text:p>-20.0625</text:p>
          </table:table-cell>
          <table:table-cell office:value-type="float" office:value="-14.0625">
            <text:p>-14.0625</text:p>
          </table:table-cell>
        </table:table-row>
        <table:table-row table:style-name="ro1">
          <table:table-cell office:value-type="float" office:value="41.667285">
            <text:p>41.667285</text:p>
          </table:table-cell>
          <table:table-cell office:value-type="float" office:value="-0.001913">
            <text:p>-0.001913</text:p>
          </table:table-cell>
          <table:table-cell office:value-type="float" office:value="26117">
            <text:p>26117</text:p>
          </table:table-cell>
          <table:table-cell office:value-type="float" office:value="22.6">
            <text:p>22.6</text:p>
          </table:table-cell>
          <table:table-cell table:style-name="ce8" office:value-type="time" office:time-value="PT09H40M40S">
            <text:p>09:40:40 AM</text:p>
          </table:table-cell>
          <table:table-cell office:value-type="float" office:value="7">
            <text:p>7</text:p>
          </table:table-cell>
          <table:table-cell office:value-type="float" office:value="2368">
            <text:p>2368</text:p>
          </table:table-cell>
          <table:table-cell office:value-type="float" office:value="-23.75">
            <text:p>-23.7500</text:p>
          </table:table-cell>
          <table:table-cell office:value-type="float" office:value="-14.125">
            <text:p>-14.1250</text:p>
          </table:table-cell>
        </table:table-row>
        <table:table-row table:style-name="ro1">
          <table:table-cell office:value-type="float" office:value="41.667152">
            <text:p>41.667152</text:p>
          </table:table-cell>
          <table:table-cell office:value-type="float" office:value="-0.001296">
            <text:p>-0.001296</text:p>
          </table:table-cell>
          <table:table-cell office:value-type="float" office:value="26168">
            <text:p>26168</text:p>
          </table:table-cell>
          <table:table-cell office:value-type="float" office:value="10.4">
            <text:p>10.4</text:p>
          </table:table-cell>
          <table:table-cell table:style-name="ce8" office:value-type="time" office:time-value="PT09H40M50S">
            <text:p>09:40:50 AM</text:p>
          </table:table-cell>
          <table:table-cell office:value-type="float" office:value="7">
            <text:p>7</text:p>
          </table:table-cell>
          <table:table-cell office:value-type="float" office:value="2347">
            <text:p>2347</text:p>
          </table:table-cell>
          <table:table-cell office:value-type="float" office:value="-22.4375">
            <text:p>-22.4375</text:p>
          </table:table-cell>
          <table:table-cell office:value-type="float" office:value="-14.125">
            <text:p>-14.1250</text:p>
          </table:table-cell>
        </table:table-row>
        <table:table-row table:style-name="ro1">
          <table:table-cell office:value-type="float" office:value="41.667005">
            <text:p>41.667005</text:p>
          </table:table-cell>
          <table:table-cell office:value-type="float" office:value="-0.000523">
            <text:p>-0.000523</text:p>
          </table:table-cell>
          <table:table-cell office:value-type="float" office:value="26247">
            <text:p>26247</text:p>
          </table:table-cell>
          <table:table-cell office:value-type="float" office:value="10.9">
            <text:p>10.9</text:p>
          </table:table-cell>
          <table:table-cell table:style-name="ce8" office:value-type="time" office:time-value="PT09H41M05S">
            <text:p>09:41:05 AM</text:p>
          </table:table-cell>
          <table:table-cell office:value-type="float" office:value="7">
            <text:p>7</text:p>
          </table:table-cell>
          <table:table-cell office:value-type="float" office:value="2334">
            <text:p>2334</text:p>
          </table:table-cell>
          <table:table-cell office:value-type="float" office:value="-21.0625">
            <text:p>-21.0625</text:p>
          </table:table-cell>
          <table:table-cell office:value-type="float" office:value="-14.1875">
            <text:p>-14.1875</text:p>
          </table:table-cell>
        </table:table-row>
        <table:table-row table:style-name="ro1">
          <table:table-cell office:value-type="float" office:value="41.666791">
            <text:p>41.666791</text:p>
          </table:table-cell>
          <table:table-cell office:value-type="float" office:value="0.00003">
            <text:p>0.000030</text:p>
          </table:table-cell>
          <table:table-cell office:value-type="float" office:value="26297">
            <text:p>26297</text:p>
          </table:table-cell>
          <table:table-cell office:value-type="float" office:value="19.8">
            <text:p>19.8</text:p>
          </table:table-cell>
          <table:table-cell table:style-name="ce8" office:value-type="time" office:time-value="PT09H41M15S">
            <text:p>09:41:15 AM</text:p>
          </table:table-cell>
          <table:table-cell office:value-type="float" office:value="7">
            <text:p>7</text:p>
          </table:table-cell>
          <table:table-cell office:value-type="float" office:value="2311">
            <text:p>2311</text:p>
          </table:table-cell>
          <table:table-cell office:value-type="float" office:value="-23.4375">
            <text:p>-23.4375</text:p>
          </table:table-cell>
          <table:table-cell office:value-type="float" office:value="-14.25">
            <text:p>-14.2500</text:p>
          </table:table-cell>
        </table:table-row>
        <table:table-row table:style-name="ro1">
          <table:table-cell office:value-type="float" office:value="41.666657">
            <text:p>41.666657</text:p>
          </table:table-cell>
          <table:table-cell office:value-type="float" office:value="0.000473">
            <text:p>0.000473</text:p>
          </table:table-cell>
          <table:table-cell office:value-type="float" office:value="26351">
            <text:p>26351</text:p>
          </table:table-cell>
          <table:table-cell office:value-type="float" office:value="19">
            <text:p>19</text:p>
          </table:table-cell>
          <table:table-cell table:style-name="ce8" office:value-type="time" office:time-value="PT09H41M25S">
            <text:p>09:41:25 AM</text:p>
          </table:table-cell>
          <table:table-cell office:value-type="float" office:value="7">
            <text:p>7</text:p>
          </table:table-cell>
          <table:table-cell office:value-type="float" office:value="2290">
            <text:p>2290</text:p>
          </table:table-cell>
          <table:table-cell office:value-type="float" office:value="-23.4375">
            <text:p>-23.4375</text:p>
          </table:table-cell>
          <table:table-cell office:value-type="float" office:value="-14.3125">
            <text:p>-14.3125</text:p>
          </table:table-cell>
        </table:table-row>
        <table:table-row table:style-name="ro1">
          <table:table-cell office:value-type="float" office:value="41.666387">
            <text:p>41.666387</text:p>
          </table:table-cell>
          <table:table-cell office:value-type="float" office:value="0.001118">
            <text:p>0.001118</text:p>
          </table:table-cell>
          <table:table-cell office:value-type="float" office:value="26401">
            <text:p>26401</text:p>
          </table:table-cell>
          <table:table-cell office:value-type="float" office:value="19">
            <text:p>19</text:p>
          </table:table-cell>
          <table:table-cell table:style-name="ce8" office:value-type="time" office:time-value="PT09H41M35S">
            <text:p>09:41:35 AM</text:p>
          </table:table-cell>
          <table:table-cell office:value-type="float" office:value="7">
            <text:p>7</text:p>
          </table:table-cell>
          <table:table-cell office:value-type="float" office:value="2277">
            <text:p>2277</text:p>
          </table:table-cell>
          <table:table-cell office:value-type="float" office:value="-24.8125">
            <text:p>-24.8125</text:p>
          </table:table-cell>
          <table:table-cell office:value-type="float" office:value="-14.375">
            <text:p>-14.3750</text:p>
          </table:table-cell>
        </table:table-row>
        <table:table-row table:style-name="ro1">
          <table:table-cell office:value-type="float" office:value="41.666251">
            <text:p>41.666251</text:p>
          </table:table-cell>
          <table:table-cell office:value-type="float" office:value="0.001579">
            <text:p>0.001579</text:p>
          </table:table-cell>
          <table:table-cell office:value-type="float" office:value="26453">
            <text:p>26453</text:p>
          </table:table-cell>
          <table:table-cell office:value-type="float" office:value="13.7">
            <text:p>13.7</text:p>
          </table:table-cell>
          <table:table-cell table:style-name="ce8" office:value-type="time" office:time-value="PT09H41M45S">
            <text:p>09:41:45 AM</text:p>
          </table:table-cell>
          <table:table-cell office:value-type="float" office:value="7">
            <text:p>7</text:p>
          </table:table-cell>
          <table:table-cell office:value-type="float" office:value="2262">
            <text:p>2262</text:p>
          </table:table-cell>
          <table:table-cell office:value-type="float" office:value="-23.875">
            <text:p>-23.8750</text:p>
          </table:table-cell>
          <table:table-cell office:value-type="float" office:value="-14.4375">
            <text:p>-14.4375</text:p>
          </table:table-cell>
        </table:table-row>
        <table:table-row table:style-name="ro1">
          <table:table-cell office:value-type="float" office:value="41.666321">
            <text:p>41.666321</text:p>
          </table:table-cell>
          <table:table-cell office:value-type="float" office:value="0.00203">
            <text:p>0.002030</text:p>
          </table:table-cell>
          <table:table-cell office:value-type="float" office:value="26502">
            <text:p>26502</text:p>
          </table:table-cell>
          <table:table-cell office:value-type="float" office:value="11.8">
            <text:p>11.8</text:p>
          </table:table-cell>
          <table:table-cell table:style-name="ce8" office:value-type="time" office:time-value="PT09H41M55S">
            <text:p>09:41:55 AM</text:p>
          </table:table-cell>
          <table:table-cell office:value-type="float" office:value="8">
            <text:p>8</text:p>
          </table:table-cell>
          <table:table-cell office:value-type="float" office:value="2237">
            <text:p>2237</text:p>
          </table:table-cell>
          <table:table-cell office:value-type="float" office:value="-23.375">
            <text:p>-23.3750</text:p>
          </table:table-cell>
          <table:table-cell office:value-type="float" office:value="-14.5">
            <text:p>-14.5000</text:p>
          </table:table-cell>
        </table:table-row>
        <table:table-row table:style-name="ro1">
          <table:table-cell office:value-type="float" office:value="41.666299">
            <text:p>41.666299</text:p>
          </table:table-cell>
          <table:table-cell office:value-type="float" office:value="0.002346">
            <text:p>0.002346</text:p>
          </table:table-cell>
          <table:table-cell office:value-type="float" office:value="26554">
            <text:p>26554</text:p>
          </table:table-cell>
          <table:table-cell office:value-type="float" office:value="16.9">
            <text:p>16.9</text:p>
          </table:table-cell>
          <table:table-cell table:style-name="ce8" office:value-type="time" office:time-value="PT09H42M05S">
            <text:p>09:42:05 AM</text:p>
          </table:table-cell>
          <table:table-cell office:value-type="float" office:value="8">
            <text:p>8</text:p>
          </table:table-cell>
          <table:table-cell office:value-type="float" office:value="2240">
            <text:p>2240</text:p>
          </table:table-cell>
          <table:table-cell office:value-type="float" office:value="-25.6875">
            <text:p>-25.6875</text:p>
          </table:table-cell>
          <table:table-cell office:value-type="float" office:value="-14.5">
            <text:p>-14.5000</text:p>
          </table:table-cell>
        </table:table-row>
        <table:table-row table:style-name="ro1">
          <table:table-cell office:value-type="float" office:value="41.666305">
            <text:p>41.666305</text:p>
          </table:table-cell>
          <table:table-cell office:value-type="float" office:value="0.002742">
            <text:p>0.002742</text:p>
          </table:table-cell>
          <table:table-cell office:value-type="float" office:value="26603">
            <text:p>26603</text:p>
          </table:table-cell>
          <table:table-cell office:value-type="float" office:value="6.9">
            <text:p>6.9</text:p>
          </table:table-cell>
          <table:table-cell table:style-name="ce8" office:value-type="time" office:time-value="PT09H42M15S">
            <text:p>09:42:15 AM</text:p>
          </table:table-cell>
          <table:table-cell office:value-type="float" office:value="8">
            <text:p>8</text:p>
          </table:table-cell>
          <table:table-cell office:value-type="float" office:value="2213">
            <text:p>2213</text:p>
          </table:table-cell>
          <table:table-cell office:value-type="float" office:value="-26.75">
            <text:p>-26.7500</text:p>
          </table:table-cell>
          <table:table-cell office:value-type="float" office:value="-14.5625">
            <text:p>-14.5625</text:p>
          </table:table-cell>
        </table:table-row>
        <table:table-row table:style-name="ro1">
          <table:table-cell office:value-type="float" office:value="41.666472">
            <text:p>41.666472</text:p>
          </table:table-cell>
          <table:table-cell office:value-type="float" office:value="0.003324">
            <text:p>0.003324</text:p>
          </table:table-cell>
          <table:table-cell office:value-type="float" office:value="26675">
            <text:p>26675</text:p>
          </table:table-cell>
          <table:table-cell office:value-type="float" office:value="7.3">
            <text:p>7.3</text:p>
          </table:table-cell>
          <table:table-cell table:style-name="ce8" office:value-type="time" office:time-value="PT09H42M30S">
            <text:p>09:42:30 AM</text:p>
          </table:table-cell>
          <table:table-cell office:value-type="float" office:value="8">
            <text:p>8</text:p>
          </table:table-cell>
          <table:table-cell office:value-type="float" office:value="2205">
            <text:p>2205</text:p>
          </table:table-cell>
          <table:table-cell office:value-type="float" office:value="-24.0625">
            <text:p>-24.0625</text:p>
          </table:table-cell>
          <table:table-cell office:value-type="float" office:value="-14.625">
            <text:p>-14.6250</text:p>
          </table:table-cell>
        </table:table-row>
        <table:table-row table:style-name="ro1">
          <table:table-cell office:value-type="float" office:value="41.666514">
            <text:p>41.666514</text:p>
          </table:table-cell>
          <table:table-cell office:value-type="float" office:value="0.003941">
            <text:p>0.003941</text:p>
          </table:table-cell>
          <table:table-cell office:value-type="float" office:value="26722">
            <text:p>26722</text:p>
          </table:table-cell>
          <table:table-cell office:value-type="float" office:value="23.7">
            <text:p>23.7</text:p>
          </table:table-cell>
          <table:table-cell table:style-name="ce8" office:value-type="time" office:time-value="PT09H42M40S">
            <text:p>09:42:40 AM</text:p>
          </table:table-cell>
          <table:table-cell office:value-type="float" office:value="8">
            <text:p>8</text:p>
          </table:table-cell>
          <table:table-cell office:value-type="float" office:value="2200">
            <text:p>2200</text:p>
          </table:table-cell>
          <table:table-cell office:value-type="float" office:value="-22.8125">
            <text:p>-22.8125</text:p>
          </table:table-cell>
          <table:table-cell office:value-type="float" office:value="-14.6875">
            <text:p>-14.6875</text:p>
          </table:table-cell>
        </table:table-row>
        <table:table-row table:style-name="ro1">
          <table:table-cell office:value-type="float" office:value="41.666696">
            <text:p>41.666696</text:p>
          </table:table-cell>
          <table:table-cell office:value-type="float" office:value="0.004486">
            <text:p>0.004486</text:p>
          </table:table-cell>
          <table:table-cell office:value-type="float" office:value="26769">
            <text:p>26769</text:p>
          </table:table-cell>
          <table:table-cell office:value-type="float" office:value="19.7">
            <text:p>19.7</text:p>
          </table:table-cell>
          <table:table-cell table:style-name="ce8" office:value-type="time" office:time-value="PT09H42M50S">
            <text:p>09:42:50 AM</text:p>
          </table:table-cell>
          <table:table-cell office:value-type="float" office:value="8">
            <text:p>8</text:p>
          </table:table-cell>
          <table:table-cell office:value-type="float" office:value="2172">
            <text:p>2172</text:p>
          </table:table-cell>
          <table:table-cell office:value-type="float" office:value="-22.625">
            <text:p>-22.6250</text:p>
          </table:table-cell>
          <table:table-cell office:value-type="float" office:value="-14.6875">
            <text:p>-14.6875</text:p>
          </table:table-cell>
        </table:table-row>
        <table:table-row table:style-name="ro1">
          <table:table-cell office:value-type="float" office:value="41.666801">
            <text:p>41.666801</text:p>
          </table:table-cell>
          <table:table-cell office:value-type="float" office:value="0.005205">
            <text:p>0.005205</text:p>
          </table:table-cell>
          <table:table-cell office:value-type="float" office:value="26817">
            <text:p>26817</text:p>
          </table:table-cell>
          <table:table-cell office:value-type="float" office:value="19.6">
            <text:p>19.6</text:p>
          </table:table-cell>
          <table:table-cell table:style-name="ce8" office:value-type="time" office:time-value="PT09H43M00S">
            <text:p>09:43:00 AM</text:p>
          </table:table-cell>
          <table:table-cell office:value-type="float" office:value="8">
            <text:p>8</text:p>
          </table:table-cell>
          <table:table-cell office:value-type="float" office:value="2162">
            <text:p>2162</text:p>
          </table:table-cell>
          <table:table-cell office:value-type="float" office:value="-22.6875">
            <text:p>-22.6875</text:p>
          </table:table-cell>
          <table:table-cell office:value-type="float" office:value="-14.8125">
            <text:p>-14.8125</text:p>
          </table:table-cell>
        </table:table-row>
        <table:table-row table:style-name="ro1">
          <table:table-cell office:value-type="float" office:value="41.667018">
            <text:p>41.667018</text:p>
          </table:table-cell>
          <table:table-cell office:value-type="float" office:value="0.005665">
            <text:p>0.005665</text:p>
          </table:table-cell>
          <table:table-cell office:value-type="float" office:value="26862">
            <text:p>26862</text:p>
          </table:table-cell>
          <table:table-cell office:value-type="float" office:value="22.3">
            <text:p>22.3</text:p>
          </table:table-cell>
          <table:table-cell table:style-name="ce8" office:value-type="time" office:time-value="PT09H43M10S">
            <text:p>09:43:10 AM</text:p>
          </table:table-cell>
          <table:table-cell office:value-type="float" office:value="8">
            <text:p>8</text:p>
          </table:table-cell>
          <table:table-cell office:value-type="float" office:value="2165">
            <text:p>2165</text:p>
          </table:table-cell>
          <table:table-cell office:value-type="float" office:value="-20.25">
            <text:p>-20.2500</text:p>
          </table:table-cell>
          <table:table-cell office:value-type="float" office:value="-14.8125">
            <text:p>-14.8125</text:p>
          </table:table-cell>
        </table:table-row>
        <table:table-row table:style-name="ro1">
          <table:table-cell office:value-type="float" office:value="41.667383">
            <text:p>41.667383</text:p>
          </table:table-cell>
          <table:table-cell office:value-type="float" office:value="0.006105">
            <text:p>0.006105</text:p>
          </table:table-cell>
          <table:table-cell office:value-type="float" office:value="26908">
            <text:p>26908</text:p>
          </table:table-cell>
          <table:table-cell office:value-type="float" office:value="20.9">
            <text:p>20.9</text:p>
          </table:table-cell>
          <table:table-cell table:style-name="ce8" office:value-type="time" office:time-value="PT09H43M20S">
            <text:p>09:43:20 AM</text:p>
          </table:table-cell>
          <table:table-cell office:value-type="float" office:value="8">
            <text:p>8</text:p>
          </table:table-cell>
          <table:table-cell office:value-type="float" office:value="2133">
            <text:p>2133</text:p>
          </table:table-cell>
          <table:table-cell office:value-type="float" office:value="-20.4375">
            <text:p>-20.4375</text:p>
          </table:table-cell>
          <table:table-cell office:value-type="float" office:value="-14.875">
            <text:p>-14.8750</text:p>
          </table:table-cell>
        </table:table-row>
        <table:table-row table:style-name="ro1">
          <table:table-cell office:value-type="float" office:value="41.667999">
            <text:p>41.667999</text:p>
          </table:table-cell>
          <table:table-cell office:value-type="float" office:value="0.006928">
            <text:p>0.006928</text:p>
          </table:table-cell>
          <table:table-cell office:value-type="float" office:value="26975">
            <text:p>26975</text:p>
          </table:table-cell>
          <table:table-cell office:value-type="float" office:value="23.9">
            <text:p>23.9</text:p>
          </table:table-cell>
          <table:table-cell table:style-name="ce8" office:value-type="time" office:time-value="PT09H43M35S">
            <text:p>09:43:35 AM</text:p>
          </table:table-cell>
          <table:table-cell office:value-type="float" office:value="8">
            <text:p>8</text:p>
          </table:table-cell>
          <table:table-cell office:value-type="float" office:value="2121">
            <text:p>2121</text:p>
          </table:table-cell>
          <table:table-cell office:value-type="float" office:value="-21.625">
            <text:p>-21.6250</text:p>
          </table:table-cell>
          <table:table-cell office:value-type="float" office:value="-14.875">
            <text:p>-14.8750</text:p>
          </table:table-cell>
        </table:table-row>
        <table:table-row table:style-name="ro1">
          <table:table-cell office:value-type="float" office:value="41.66834">
            <text:p>41.668340</text:p>
          </table:table-cell>
          <table:table-cell office:value-type="float" office:value="0.007641">
            <text:p>0.007641</text:p>
          </table:table-cell>
          <table:table-cell office:value-type="float" office:value="27020">
            <text:p>27020</text:p>
          </table:table-cell>
          <table:table-cell office:value-type="float" office:value="24">
            <text:p>24</text:p>
          </table:table-cell>
          <table:table-cell table:style-name="ce8" office:value-type="time" office:time-value="PT09H43M45S">
            <text:p>09:43:45 AM</text:p>
          </table:table-cell>
          <table:table-cell office:value-type="float" office:value="8">
            <text:p>8</text:p>
          </table:table-cell>
          <table:table-cell office:value-type="float" office:value="2104">
            <text:p>2104</text:p>
          </table:table-cell>
          <table:table-cell office:value-type="float" office:value="-18.1875">
            <text:p>-18.1875</text:p>
          </table:table-cell>
          <table:table-cell office:value-type="float" office:value="-14.9375">
            <text:p>-14.9375</text:p>
          </table:table-cell>
        </table:table-row>
        <table:table-row table:style-name="ro1">
          <table:table-cell office:value-type="float" office:value="41.668687">
            <text:p>41.668687</text:p>
          </table:table-cell>
          <table:table-cell office:value-type="float" office:value="0.008363">
            <text:p>0.008363</text:p>
          </table:table-cell>
          <table:table-cell office:value-type="float" office:value="27065">
            <text:p>27065</text:p>
          </table:table-cell>
          <table:table-cell office:value-type="float" office:value="30.7">
            <text:p>30.7</text:p>
          </table:table-cell>
          <table:table-cell table:style-name="ce8" office:value-type="time" office:time-value="PT09H43M55S">
            <text:p>09:43:55 AM</text:p>
          </table:table-cell>
          <table:table-cell office:value-type="float" office:value="8">
            <text:p>8</text:p>
          </table:table-cell>
          <table:table-cell office:value-type="float" office:value="2089">
            <text:p>2089</text:p>
          </table:table-cell>
          <table:table-cell office:value-type="float" office:value="-18.5625">
            <text:p>-18.5625</text:p>
          </table:table-cell>
          <table:table-cell office:value-type="float" office:value="-13">
            <text:p>-13.0000</text:p>
          </table:table-cell>
        </table:table-row>
        <table:table-row table:style-name="ro1">
          <table:table-cell office:value-type="float" office:value="41.668942">
            <text:p>41.668942</text:p>
          </table:table-cell>
          <table:table-cell office:value-type="float" office:value="0.009239">
            <text:p>0.009239</text:p>
          </table:table-cell>
          <table:table-cell office:value-type="float" office:value="27110">
            <text:p>27110</text:p>
          </table:table-cell>
          <table:table-cell office:value-type="float" office:value="26">
            <text:p>26</text:p>
          </table:table-cell>
          <table:table-cell table:style-name="ce8" office:value-type="time" office:time-value="PT09H44M05S">
            <text:p>09:44:05 AM</text:p>
          </table:table-cell>
          <table:table-cell office:value-type="float" office:value="8">
            <text:p>8</text:p>
          </table:table-cell>
          <table:table-cell office:value-type="float" office:value="2081">
            <text:p>2081</text:p>
          </table:table-cell>
          <table:table-cell office:value-type="float" office:value="-18">
            <text:p>-18.0000</text:p>
          </table:table-cell>
          <table:table-cell office:value-type="float" office:value="-13.0625">
            <text:p>-13.0625</text:p>
          </table:table-cell>
        </table:table-row>
        <table:table-row table:style-name="ro1">
          <table:table-cell office:value-type="float" office:value="41.66892">
            <text:p>41.668920</text:p>
          </table:table-cell>
          <table:table-cell office:value-type="float" office:value="0.01036">
            <text:p>0.010360</text:p>
          </table:table-cell>
          <table:table-cell office:value-type="float" office:value="27154">
            <text:p>27154</text:p>
          </table:table-cell>
          <table:table-cell office:value-type="float" office:value="35">
            <text:p>35</text:p>
          </table:table-cell>
          <table:table-cell table:style-name="ce8" office:value-type="time" office:time-value="PT09H44M15S">
            <text:p>09:44:15 AM</text:p>
          </table:table-cell>
          <table:table-cell office:value-type="float" office:value="8">
            <text:p>8</text:p>
          </table:table-cell>
          <table:table-cell office:value-type="float" office:value="2069">
            <text:p>2069</text:p>
          </table:table-cell>
          <table:table-cell office:value-type="float" office:value="-18">
            <text:p>-18.0000</text:p>
          </table:table-cell>
          <table:table-cell office:value-type="float" office:value="-13.0625">
            <text:p>-13.0625</text:p>
          </table:table-cell>
        </table:table-row>
        <table:table-row table:style-name="ro1">
          <table:table-cell office:value-type="float" office:value="41.668903">
            <text:p>41.668903</text:p>
          </table:table-cell>
          <table:table-cell office:value-type="float" office:value="0.01141">
            <text:p>0.011410</text:p>
          </table:table-cell>
          <table:table-cell office:value-type="float" office:value="27199">
            <text:p>27199</text:p>
          </table:table-cell>
          <table:table-cell office:value-type="float" office:value="35.1">
            <text:p>35.1</text:p>
          </table:table-cell>
          <table:table-cell table:style-name="ce8" office:value-type="time" office:time-value="PT09H44M25S">
            <text:p>09:44:25 AM</text:p>
          </table:table-cell>
          <table:table-cell office:value-type="float" office:value="8">
            <text:p>8</text:p>
          </table:table-cell>
          <table:table-cell office:value-type="float" office:value="2063">
            <text:p>2063</text:p>
          </table:table-cell>
          <table:table-cell office:value-type="float" office:value="-21.5">
            <text:p>-21.5000</text:p>
          </table:table-cell>
          <table:table-cell office:value-type="float" office:value="-13.125">
            <text:p>-13.1250</text:p>
          </table:table-cell>
        </table:table-row>
        <table:table-row table:style-name="ro1">
          <table:table-cell office:value-type="float" office:value="41.668721">
            <text:p>41.668721</text:p>
          </table:table-cell>
          <table:table-cell office:value-type="float" office:value="0.012693">
            <text:p>0.012693</text:p>
          </table:table-cell>
          <table:table-cell office:value-type="float" office:value="27243">
            <text:p>27243</text:p>
          </table:table-cell>
          <table:table-cell office:value-type="float" office:value="28.9">
            <text:p>28.9</text:p>
          </table:table-cell>
          <table:table-cell table:style-name="ce8" office:value-type="time" office:time-value="PT09H44M35S">
            <text:p>09:44:35 AM</text:p>
          </table:table-cell>
          <table:table-cell office:value-type="float" office:value="8">
            <text:p>8</text:p>
          </table:table-cell>
          <table:table-cell office:value-type="float" office:value="2036">
            <text:p>2036</text:p>
          </table:table-cell>
          <table:table-cell office:value-type="float" office:value="-1.8125">
            <text:p>-1.8125</text:p>
          </table:table-cell>
          <table:table-cell office:value-type="float" office:value="-13.1875">
            <text:p>-13.1875</text:p>
          </table:table-cell>
        </table:table-row>
        <table:table-row table:style-name="ro1">
          <table:table-cell office:value-type="float" office:value="41.668525">
            <text:p>41.668525</text:p>
          </table:table-cell>
          <table:table-cell office:value-type="float" office:value="0.013956">
            <text:p>0.013956</text:p>
          </table:table-cell>
          <table:table-cell office:value-type="float" office:value="27288">
            <text:p>27288</text:p>
          </table:table-cell>
          <table:table-cell office:value-type="float" office:value="46.4">
            <text:p>46.4</text:p>
          </table:table-cell>
          <table:table-cell table:style-name="ce8" office:value-type="time" office:time-value="PT09H44M45S">
            <text:p>09:44:45 AM</text:p>
          </table:table-cell>
          <table:table-cell office:value-type="float" office:value="8">
            <text:p>8</text:p>
          </table:table-cell>
          <table:table-cell office:value-type="float" office:value="2033">
            <text:p>2033</text:p>
          </table:table-cell>
          <table:table-cell office:value-type="float" office:value="-23.5625">
            <text:p>-23.5625</text:p>
          </table:table-cell>
          <table:table-cell office:value-type="float" office:value="-13.25">
            <text:p>-13.2500</text:p>
          </table:table-cell>
        </table:table-row>
        <table:table-row table:style-name="ro1">
          <table:table-cell office:value-type="float" office:value="41.668295">
            <text:p>41.668295</text:p>
          </table:table-cell>
          <table:table-cell office:value-type="float" office:value="0.015208">
            <text:p>0.015208</text:p>
          </table:table-cell>
          <table:table-cell office:value-type="float" office:value="27333">
            <text:p>27333</text:p>
          </table:table-cell>
          <table:table-cell office:value-type="float" office:value="40.9">
            <text:p>40.9</text:p>
          </table:table-cell>
          <table:table-cell table:style-name="ce8" office:value-type="time" office:time-value="PT09H44M55S">
            <text:p>09:44:55 AM</text:p>
          </table:table-cell>
          <table:table-cell office:value-type="float" office:value="8">
            <text:p>8</text:p>
          </table:table-cell>
          <table:table-cell office:value-type="float" office:value="2026">
            <text:p>2026</text:p>
          </table:table-cell>
          <table:table-cell office:value-type="float" office:value="-24.3125">
            <text:p>-24.3125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667965">
            <text:p>41.667965</text:p>
          </table:table-cell>
          <table:table-cell office:value-type="float" office:value="0.016792">
            <text:p>0.016792</text:p>
          </table:table-cell>
          <table:table-cell office:value-type="float" office:value="27379">
            <text:p>27379</text:p>
          </table:table-cell>
          <table:table-cell office:value-type="float" office:value="53.4">
            <text:p>53.4</text:p>
          </table:table-cell>
          <table:table-cell table:style-name="ce8" office:value-type="time" office:time-value="PT09H45M05S">
            <text:p>09:45:05 AM</text:p>
          </table:table-cell>
          <table:table-cell office:value-type="float" office:value="8">
            <text:p>8</text:p>
          </table:table-cell>
          <table:table-cell office:value-type="float" office:value="2031">
            <text:p>2031</text:p>
          </table:table-cell>
          <table:table-cell office:value-type="float" office:value="-24.125">
            <text:p>-24.12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667587">
            <text:p>41.667587</text:p>
          </table:table-cell>
          <table:table-cell office:value-type="float" office:value="0.01921">
            <text:p>0.019210</text:p>
          </table:table-cell>
          <table:table-cell office:value-type="float" office:value="27450">
            <text:p>27450</text:p>
          </table:table-cell>
          <table:table-cell office:value-type="float" office:value="52.8">
            <text:p>52.8</text:p>
          </table:table-cell>
          <table:table-cell table:style-name="ce8" office:value-type="time" office:time-value="PT09H45M20S">
            <text:p>09:45:20 AM</text:p>
          </table:table-cell>
          <table:table-cell office:value-type="float" office:value="8">
            <text:p>8</text:p>
          </table:table-cell>
          <table:table-cell office:value-type="float" office:value="1994">
            <text:p>1994</text:p>
          </table:table-cell>
          <table:table-cell office:value-type="float" office:value="-24.125">
            <text:p>-24.1250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658037">
            <text:p>41.658037</text:p>
          </table:table-cell>
          <table:table-cell office:value-type="float" office:value="0.050307">
            <text:p>0.050307</text:p>
          </table:table-cell>
          <table:table-cell office:value-type="float" office:value="28357">
            <text:p>28357</text:p>
          </table:table-cell>
          <table:table-cell office:value-type="float" office:value="36.9">
            <text:p>36.9</text:p>
          </table:table-cell>
          <table:table-cell table:style-name="ce8" office:value-type="time" office:time-value="PT09H48M40S">
            <text:p>09:48:40 AM</text:p>
          </table:table-cell>
          <table:table-cell office:value-type="float" office:value="8">
            <text:p>8</text:p>
          </table:table-cell>
          <table:table-cell office:value-type="float" office:value="1783">
            <text:p>1783</text:p>
          </table:table-cell>
          <table:table-cell office:value-type="float" office:value="-12.625">
            <text:p>-12.6250</text:p>
          </table:table-cell>
          <table:table-cell office:value-type="float" office:value="-12.375">
            <text:p>-12.3750</text:p>
          </table:table-cell>
        </table:table-row>
        <table:table-row table:style-name="ro1">
          <table:table-cell office:value-type="float" office:value="41.657995">
            <text:p>41.657995</text:p>
          </table:table-cell>
          <table:table-cell office:value-type="float" office:value="0.051742">
            <text:p>0.051742</text:p>
          </table:table-cell>
          <table:table-cell office:value-type="float" office:value="28396">
            <text:p>28396</text:p>
          </table:table-cell>
          <table:table-cell office:value-type="float" office:value="35.9">
            <text:p>35.9</text:p>
          </table:table-cell>
          <table:table-cell table:style-name="ce8" office:value-type="time" office:time-value="PT09H48M50S">
            <text:p>09:48:50 AM</text:p>
          </table:table-cell>
          <table:table-cell office:value-type="float" office:value="8">
            <text:p>8</text:p>
          </table:table-cell>
          <table:table-cell office:value-type="float" office:value="1796">
            <text:p>1796</text:p>
          </table:table-cell>
          <table:table-cell office:value-type="float" office:value="-11.25">
            <text:p>-11.2500</text:p>
          </table:table-cell>
          <table:table-cell office:value-type="float" office:value="-12.4375">
            <text:p>-12.4375</text:p>
          </table:table-cell>
        </table:table-row>
        <table:table-row table:style-name="ro1">
          <table:table-cell office:value-type="float" office:value="41.657939">
            <text:p>41.657939</text:p>
          </table:table-cell>
          <table:table-cell office:value-type="float" office:value="0.053189">
            <text:p>0.053189</text:p>
          </table:table-cell>
          <table:table-cell office:value-type="float" office:value="28436">
            <text:p>28436</text:p>
          </table:table-cell>
          <table:table-cell office:value-type="float" office:value="56.2">
            <text:p>56.2</text:p>
          </table:table-cell>
          <table:table-cell table:style-name="ce8" office:value-type="time" office:time-value="PT09H49M00S">
            <text:p>09:49:00 AM</text:p>
          </table:table-cell>
          <table:table-cell office:value-type="float" office:value="8">
            <text:p>8</text:p>
          </table:table-cell>
          <table:table-cell office:value-type="float" office:value="1770">
            <text:p>1770</text:p>
          </table:table-cell>
          <table:table-cell table:number-columns-repeated="2" office:value-type="float" office:value="-12.5">
            <text:p>-12.5000</text:p>
          </table:table-cell>
        </table:table-row>
        <table:table-row table:style-name="ro1">
          <table:table-cell office:value-type="float" office:value="41.657985">
            <text:p>41.657985</text:p>
          </table:table-cell>
          <table:table-cell office:value-type="float" office:value="0.054628">
            <text:p>0.054628</text:p>
          </table:table-cell>
          <table:table-cell office:value-type="float" office:value="28477">
            <text:p>28477</text:p>
          </table:table-cell>
          <table:table-cell office:value-type="float" office:value="42.2">
            <text:p>42.2</text:p>
          </table:table-cell>
          <table:table-cell table:style-name="ce8" office:value-type="time" office:time-value="PT09H49M10S">
            <text:p>09:49:10 AM</text:p>
          </table:table-cell>
          <table:table-cell office:value-type="float" office:value="8">
            <text:p>8</text:p>
          </table:table-cell>
          <table:table-cell office:value-type="float" office:value="1757">
            <text:p>1757</text:p>
          </table:table-cell>
          <table:table-cell office:value-type="float" office:value="-13.6875">
            <text:p>-13.6875</text:p>
          </table:table-cell>
          <table:table-cell office:value-type="float" office:value="-12.5625">
            <text:p>-12.5625</text:p>
          </table:table-cell>
        </table:table-row>
        <table:table-row table:style-name="ro1">
          <table:table-cell office:value-type="float" office:value="41.65813">
            <text:p>41.658130</text:p>
          </table:table-cell>
          <table:table-cell office:value-type="float" office:value="0.05614">
            <text:p>0.056140</text:p>
          </table:table-cell>
          <table:table-cell office:value-type="float" office:value="28519">
            <text:p>28519</text:p>
          </table:table-cell>
          <table:table-cell office:value-type="float" office:value="44.4">
            <text:p>44.4</text:p>
          </table:table-cell>
          <table:table-cell table:style-name="ce8" office:value-type="time" office:time-value="PT09H49M20S">
            <text:p>09:49:20 AM</text:p>
          </table:table-cell>
          <table:table-cell office:value-type="float" office:value="8">
            <text:p>8</text:p>
          </table:table-cell>
          <table:table-cell office:value-type="float" office:value="1693">
            <text:p>1693</text:p>
          </table:table-cell>
          <table:table-cell office:value-type="float" office:value="-16.75">
            <text:p>-16.7500</text:p>
          </table:table-cell>
          <table:table-cell office:value-type="float" office:value="-12.625">
            <text:p>-12.6250</text:p>
          </table:table-cell>
        </table:table-row>
        <table:table-row table:style-name="ro1">
          <table:table-cell office:value-type="float" office:value="41.658576">
            <text:p>41.658576</text:p>
          </table:table-cell>
          <table:table-cell office:value-type="float" office:value="0.05805">
            <text:p>0.058050</text:p>
          </table:table-cell>
          <table:table-cell office:value-type="float" office:value="28585">
            <text:p>28585</text:p>
          </table:table-cell>
          <table:table-cell office:value-type="float" office:value="48.8">
            <text:p>48.8</text:p>
          </table:table-cell>
          <table:table-cell table:style-name="ce8" office:value-type="time" office:time-value="PT09H49M35S">
            <text:p>09:49:35 AM</text:p>
          </table:table-cell>
          <table:table-cell office:value-type="float" office:value="8">
            <text:p>8</text:p>
          </table:table-cell>
          <table:table-cell office:value-type="float" office:value="1739">
            <text:p>1739</text:p>
          </table:table-cell>
          <table:table-cell office:value-type="float" office:value="-18.5">
            <text:p>-18.5000</text:p>
          </table:table-cell>
          <table:table-cell office:value-type="float" office:value="-12.6875">
            <text:p>-12.6875</text:p>
          </table:table-cell>
        </table:table-row>
        <table:table-row table:style-name="ro1">
          <table:table-cell office:value-type="float" office:value="41.659088">
            <text:p>41.659088</text:p>
          </table:table-cell>
          <table:table-cell office:value-type="float" office:value="0.059436">
            <text:p>0.059436</text:p>
          </table:table-cell>
          <table:table-cell office:value-type="float" office:value="28630">
            <text:p>28630</text:p>
          </table:table-cell>
          <table:table-cell office:value-type="float" office:value="53.3">
            <text:p>53.3</text:p>
          </table:table-cell>
          <table:table-cell table:style-name="ce8" office:value-type="time" office:time-value="PT09H49M45S">
            <text:p>09:49:45 AM</text:p>
          </table:table-cell>
          <table:table-cell office:value-type="float" office:value="8">
            <text:p>8</text:p>
          </table:table-cell>
          <table:table-cell office:value-type="float" office:value="1735">
            <text:p>1735</text:p>
          </table:table-cell>
          <table:table-cell office:value-type="float" office:value="-19">
            <text:p>-19.0000</text:p>
          </table:table-cell>
          <table:table-cell office:value-type="float" office:value="-12.8125">
            <text:p>-12.8125</text:p>
          </table:table-cell>
        </table:table-row>
        <table:table-row table:style-name="ro1">
          <table:table-cell office:value-type="float" office:value="41.659552">
            <text:p>41.659552</text:p>
          </table:table-cell>
          <table:table-cell office:value-type="float" office:value="0.06123">
            <text:p>0.061230</text:p>
          </table:table-cell>
          <table:table-cell office:value-type="float" office:value="28671">
            <text:p>28671</text:p>
          </table:table-cell>
          <table:table-cell office:value-type="float" office:value="56.9">
            <text:p>56.9</text:p>
          </table:table-cell>
          <table:table-cell table:style-name="ce8" office:value-type="time" office:time-value="PT09H49M55S">
            <text:p>09:49:55 AM</text:p>
          </table:table-cell>
          <table:table-cell office:value-type="float" office:value="8">
            <text:p>8</text:p>
          </table:table-cell>
          <table:table-cell office:value-type="float" office:value="1725">
            <text:p>1725</text:p>
          </table:table-cell>
          <table:table-cell office:value-type="float" office:value="-20.75">
            <text:p>-20.7500</text:p>
          </table:table-cell>
          <table:table-cell office:value-type="float" office:value="-12.8125">
            <text:p>-12.8125</text:p>
          </table:table-cell>
        </table:table-row>
        <table:table-row table:style-name="ro1">
          <table:table-cell office:value-type="float" office:value="41.659813">
            <text:p>41.659813</text:p>
          </table:table-cell>
          <table:table-cell office:value-type="float" office:value="0.062806">
            <text:p>0.062806</text:p>
          </table:table-cell>
          <table:table-cell office:value-type="float" office:value="28714">
            <text:p>28714</text:p>
          </table:table-cell>
          <table:table-cell office:value-type="float" office:value="44.3">
            <text:p>44.3</text:p>
          </table:table-cell>
          <table:table-cell table:style-name="ce8" office:value-type="time" office:time-value="PT09H50M05S">
            <text:p>09:50:05 AM</text:p>
          </table:table-cell>
          <table:table-cell office:value-type="float" office:value="8">
            <text:p>8</text:p>
          </table:table-cell>
          <table:table-cell office:value-type="float" office:value="1719">
            <text:p>1719</text:p>
          </table:table-cell>
          <table:table-cell office:value-type="float" office:value="-20.8125">
            <text:p>-20.8125</text:p>
          </table:table-cell>
          <table:table-cell office:value-type="float" office:value="-12.875">
            <text:p>-12.8750</text:p>
          </table:table-cell>
        </table:table-row>
        <table:table-row table:style-name="ro1">
          <table:table-cell office:value-type="float" office:value="41.659926">
            <text:p>41.659926</text:p>
          </table:table-cell>
          <table:table-cell office:value-type="float" office:value="0.064532">
            <text:p>0.064532</text:p>
          </table:table-cell>
          <table:table-cell office:value-type="float" office:value="28759">
            <text:p>28759</text:p>
          </table:table-cell>
          <table:table-cell office:value-type="float" office:value="55.8">
            <text:p>55.8</text:p>
          </table:table-cell>
          <table:table-cell table:style-name="ce8" office:value-type="time" office:time-value="PT09H50M15S">
            <text:p>09:50:15 AM</text:p>
          </table:table-cell>
          <table:table-cell office:value-type="float" office:value="8">
            <text:p>8</text:p>
          </table:table-cell>
          <table:table-cell office:value-type="float" office:value="1703">
            <text:p>1703</text:p>
          </table:table-cell>
          <table:table-cell office:value-type="float" office:value="-19.1875">
            <text:p>-19.1875</text:p>
          </table:table-cell>
          <table:table-cell office:value-type="float" office:value="-12.9375">
            <text:p>-12.9375</text:p>
          </table:table-cell>
        </table:table-row>
        <table:table-row table:style-name="ro1">
          <table:table-cell office:value-type="float" office:value="41.659962">
            <text:p>41.659962</text:p>
          </table:table-cell>
          <table:table-cell office:value-type="float" office:value="0.066121">
            <text:p>0.066121</text:p>
          </table:table-cell>
          <table:table-cell office:value-type="float" office:value="28805">
            <text:p>28805</text:p>
          </table:table-cell>
          <table:table-cell office:value-type="float" office:value="42">
            <text:p>42</text:p>
          </table:table-cell>
          <table:table-cell table:style-name="ce8" office:value-type="time" office:time-value="PT09H50M25S">
            <text:p>09:50:25 AM</text:p>
          </table:table-cell>
          <table:table-cell office:value-type="float" office:value="8">
            <text:p>8</text:p>
          </table:table-cell>
          <table:table-cell office:value-type="float" office:value="1704">
            <text:p>1704</text:p>
          </table:table-cell>
          <table:table-cell office:value-type="float" office:value="-20.9375">
            <text:p>-20.9375</text:p>
          </table:table-cell>
          <table:table-cell office:value-type="float" office:value="-11">
            <text:p>-11.0000</text:p>
          </table:table-cell>
        </table:table-row>
        <table:table-row table:style-name="ro1">
          <table:table-cell office:value-type="float" office:value="41.660089">
            <text:p>41.660089</text:p>
          </table:table-cell>
          <table:table-cell office:value-type="float" office:value="0.067716">
            <text:p>0.067716</text:p>
          </table:table-cell>
          <table:table-cell office:value-type="float" office:value="28855">
            <text:p>28855</text:p>
          </table:table-cell>
          <table:table-cell office:value-type="float" office:value="53">
            <text:p>53</text:p>
          </table:table-cell>
          <table:table-cell table:style-name="ce8" office:value-type="time" office:time-value="PT09H50M35S">
            <text:p>09:50:35 AM</text:p>
          </table:table-cell>
          <table:table-cell office:value-type="float" office:value="8">
            <text:p>8</text:p>
          </table:table-cell>
          <table:table-cell office:value-type="float" office:value="1687">
            <text:p>1687</text:p>
          </table:table-cell>
          <table:table-cell office:value-type="float" office:value="-20.3125">
            <text:p>-20.3125</text:p>
          </table:table-cell>
          <table:table-cell office:value-type="float" office:value="-11.0625">
            <text:p>-11.0625</text:p>
          </table:table-cell>
        </table:table-row>
        <table:table-row table:style-name="ro1">
          <table:table-cell office:value-type="float" office:value="41.660256">
            <text:p>41.660256</text:p>
          </table:table-cell>
          <table:table-cell office:value-type="float" office:value="0.070442">
            <text:p>0.070442</text:p>
          </table:table-cell>
          <table:table-cell office:value-type="float" office:value="28928">
            <text:p>28928</text:p>
          </table:table-cell>
          <table:table-cell office:value-type="float" office:value="57.2">
            <text:p>57.2</text:p>
          </table:table-cell>
          <table:table-cell table:style-name="ce8" office:value-type="time" office:time-value="PT09H50M50S">
            <text:p>09:50:50 AM</text:p>
          </table:table-cell>
          <table:table-cell office:value-type="float" office:value="8">
            <text:p>8</text:p>
          </table:table-cell>
          <table:table-cell office:value-type="float" office:value="1681">
            <text:p>1681</text:p>
          </table:table-cell>
          <table:table-cell office:value-type="float" office:value="-22.875">
            <text:p>-22.8750</text:p>
          </table:table-cell>
          <table:table-cell office:value-type="float" office:value="-11.125">
            <text:p>-11.1250</text:p>
          </table:table-cell>
        </table:table-row>
        <table:table-row table:style-name="ro1">
          <table:table-cell office:value-type="float" office:value="41.660437">
            <text:p>41.660437</text:p>
          </table:table-cell>
          <table:table-cell office:value-type="float" office:value="0.072569">
            <text:p>0.072569</text:p>
          </table:table-cell>
          <table:table-cell office:value-type="float" office:value="28977">
            <text:p>28977</text:p>
          </table:table-cell>
          <table:table-cell office:value-type="float" office:value="68.3">
            <text:p>68.3</text:p>
          </table:table-cell>
          <table:table-cell table:style-name="ce8" office:value-type="time" office:time-value="PT09H51M00S">
            <text:p>09:51:00 AM</text:p>
          </table:table-cell>
          <table:table-cell office:value-type="float" office:value="8">
            <text:p>8</text:p>
          </table:table-cell>
          <table:table-cell office:value-type="float" office:value="1672">
            <text:p>1672</text:p>
          </table:table-cell>
          <table:table-cell office:value-type="float" office:value="-22.5625">
            <text:p>-22.5625</text:p>
          </table:table-cell>
          <table:table-cell office:value-type="float" office:value="-11.125">
            <text:p>-11.1250</text:p>
          </table:table-cell>
        </table:table-row>
        <table:table-row table:style-name="ro1">
          <table:table-cell office:value-type="float" office:value="41.660607">
            <text:p>41.660607</text:p>
          </table:table-cell>
          <table:table-cell office:value-type="float" office:value="0.074858">
            <text:p>0.074858</text:p>
          </table:table-cell>
          <table:table-cell office:value-type="float" office:value="29026">
            <text:p>29026</text:p>
          </table:table-cell>
          <table:table-cell office:value-type="float" office:value="71.2">
            <text:p>71.2</text:p>
          </table:table-cell>
          <table:table-cell table:style-name="ce8" office:value-type="time" office:time-value="PT09H51M10S">
            <text:p>09:51:10 AM</text:p>
          </table:table-cell>
          <table:table-cell office:value-type="float" office:value="8">
            <text:p>8</text:p>
          </table:table-cell>
          <table:table-cell office:value-type="float" office:value="1659">
            <text:p>1659</text:p>
          </table:table-cell>
          <table:table-cell office:value-type="float" office:value="-22.625">
            <text:p>-22.6250</text:p>
          </table:table-cell>
          <table:table-cell office:value-type="float" office:value="-11.1875">
            <text:p>-11.1875</text:p>
          </table:table-cell>
        </table:table-row>
        <table:table-row table:style-name="ro1">
          <table:table-cell office:value-type="float" office:value="41.660657">
            <text:p>41.660657</text:p>
          </table:table-cell>
          <table:table-cell office:value-type="float" office:value="0.077213">
            <text:p>0.077213</text:p>
          </table:table-cell>
          <table:table-cell office:value-type="float" office:value="29078">
            <text:p>29078</text:p>
          </table:table-cell>
          <table:table-cell office:value-type="float" office:value="70.1">
            <text:p>70.1</text:p>
          </table:table-cell>
          <table:table-cell table:style-name="ce8" office:value-type="time" office:time-value="PT09H51M20S">
            <text:p>09:51:20 AM</text:p>
          </table:table-cell>
          <table:table-cell office:value-type="float" office:value="8">
            <text:p>8</text:p>
          </table:table-cell>
          <table:table-cell office:value-type="float" office:value="1643">
            <text:p>1643</text:p>
          </table:table-cell>
          <table:table-cell office:value-type="float" office:value="-20.5625">
            <text:p>-20.5625</text:p>
          </table:table-cell>
          <table:table-cell office:value-type="float" office:value="-11.3125">
            <text:p>-11.3125</text:p>
          </table:table-cell>
        </table:table-row>
        <table:table-row table:style-name="ro1">
          <table:table-cell office:value-type="float" office:value="41.660824">
            <text:p>41.660824</text:p>
          </table:table-cell>
          <table:table-cell office:value-type="float" office:value="0.079483">
            <text:p>0.079483</text:p>
          </table:table-cell>
          <table:table-cell office:value-type="float" office:value="29129">
            <text:p>29129</text:p>
          </table:table-cell>
          <table:table-cell office:value-type="float" office:value="68.3">
            <text:p>68.3</text:p>
          </table:table-cell>
          <table:table-cell table:style-name="ce8" office:value-type="time" office:time-value="PT09H51M30S">
            <text:p>09:51:30 AM</text:p>
          </table:table-cell>
          <table:table-cell office:value-type="float" office:value="8">
            <text:p>8</text:p>
          </table:table-cell>
          <table:table-cell office:value-type="float" office:value="1631">
            <text:p>1631</text:p>
          </table:table-cell>
          <table:table-cell office:value-type="float" office:value="-18.625">
            <text:p>-18.6250</text:p>
          </table:table-cell>
          <table:table-cell office:value-type="float" office:value="-11.3125">
            <text:p>-11.3125</text:p>
          </table:table-cell>
        </table:table-row>
        <table:table-row table:style-name="ro1">
          <table:table-cell office:value-type="float" office:value="41.660811">
            <text:p>41.660811</text:p>
          </table:table-cell>
          <table:table-cell office:value-type="float" office:value="0.081713">
            <text:p>0.081713</text:p>
          </table:table-cell>
          <table:table-cell office:value-type="float" office:value="29181">
            <text:p>29181</text:p>
          </table:table-cell>
          <table:table-cell office:value-type="float" office:value="64.4">
            <text:p>64.4</text:p>
          </table:table-cell>
          <table:table-cell table:style-name="ce8" office:value-type="time" office:time-value="PT09H51M40S">
            <text:p>09:51:40 AM</text:p>
          </table:table-cell>
          <table:table-cell office:value-type="float" office:value="8">
            <text:p>8</text:p>
          </table:table-cell>
          <table:table-cell office:value-type="float" office:value="1614">
            <text:p>1614</text:p>
          </table:table-cell>
          <table:table-cell office:value-type="float" office:value="-17.5625">
            <text:p>-17.5625</text:p>
          </table:table-cell>
          <table:table-cell office:value-type="float" office:value="-11.375">
            <text:p>-11.3750</text:p>
          </table:table-cell>
        </table:table-row>
        <table:table-row table:style-name="ro1">
          <table:table-cell office:value-type="float" office:value="41.660813">
            <text:p>41.660813</text:p>
          </table:table-cell>
          <table:table-cell office:value-type="float" office:value="0.083736">
            <text:p>0.083736</text:p>
          </table:table-cell>
          <table:table-cell office:value-type="float" office:value="29229">
            <text:p>29229</text:p>
          </table:table-cell>
          <table:table-cell office:value-type="float" office:value="59.4">
            <text:p>59.4</text:p>
          </table:table-cell>
          <table:table-cell table:style-name="ce8" office:value-type="time" office:time-value="PT09H51M50S">
            <text:p>09:51:50 AM</text:p>
          </table:table-cell>
          <table:table-cell office:value-type="float" office:value="8">
            <text:p>8</text:p>
          </table:table-cell>
          <table:table-cell office:value-type="float" office:value="1616">
            <text:p>1616</text:p>
          </table:table-cell>
          <table:table-cell office:value-type="float" office:value="-16.25">
            <text:p>-16.2500</text:p>
          </table:table-cell>
          <table:table-cell office:value-type="float" office:value="-11.4375">
            <text:p>-11.4375</text:p>
          </table:table-cell>
        </table:table-row>
        <table:table-row table:style-name="ro1">
          <table:table-cell office:value-type="float" office:value="41.660871">
            <text:p>41.660871</text:p>
          </table:table-cell>
          <table:table-cell office:value-type="float" office:value="0.085651">
            <text:p>0.085651</text:p>
          </table:table-cell>
          <table:table-cell office:value-type="float" office:value="29275">
            <text:p>29275</text:p>
          </table:table-cell>
          <table:table-cell office:value-type="float" office:value="56.3">
            <text:p>56.3</text:p>
          </table:table-cell>
          <table:table-cell table:style-name="ce8" office:value-type="time" office:time-value="PT09H52M00S">
            <text:p>09:52:00 AM</text:p>
          </table:table-cell>
          <table:table-cell office:value-type="float" office:value="8">
            <text:p>8</text:p>
          </table:table-cell>
          <table:table-cell office:value-type="float" office:value="1598">
            <text:p>1598</text:p>
          </table:table-cell>
          <table:table-cell office:value-type="float" office:value="-13.375">
            <text:p>-13.3750</text:p>
          </table:table-cell>
          <table:table-cell office:value-type="float" office:value="-11.5">
            <text:p>-11.5000</text:p>
          </table:table-cell>
        </table:table-row>
        <table:table-row table:style-name="ro1">
          <table:table-cell office:value-type="float" office:value="41.660882">
            <text:p>41.660882</text:p>
          </table:table-cell>
          <table:table-cell office:value-type="float" office:value="0.087755">
            <text:p>0.087755</text:p>
          </table:table-cell>
          <table:table-cell office:value-type="float" office:value="29320">
            <text:p>29320</text:p>
          </table:table-cell>
          <table:table-cell office:value-type="float" office:value="69.5">
            <text:p>69.5</text:p>
          </table:table-cell>
          <table:table-cell table:style-name="ce8" office:value-type="time" office:time-value="PT09H52M10S">
            <text:p>09:52:10 AM</text:p>
          </table:table-cell>
          <table:table-cell office:value-type="float" office:value="8">
            <text:p>8</text:p>
          </table:table-cell>
          <table:table-cell office:value-type="float" office:value="1594">
            <text:p>1594</text:p>
          </table:table-cell>
          <table:table-cell office:value-type="float" office:value="-13.75">
            <text:p>-13.7500</text:p>
          </table:table-cell>
          <table:table-cell office:value-type="float" office:value="-11.5">
            <text:p>-11.5000</text:p>
          </table:table-cell>
        </table:table-row>
        <table:table-row table:style-name="ro1">
          <table:table-cell office:value-type="float" office:value="41.661234">
            <text:p>41.661234</text:p>
          </table:table-cell>
          <table:table-cell office:value-type="float" office:value="0.091312">
            <text:p>0.091312</text:p>
          </table:table-cell>
          <table:table-cell office:value-type="float" office:value="29385">
            <text:p>29385</text:p>
          </table:table-cell>
          <table:table-cell office:value-type="float" office:value="75">
            <text:p>75</text:p>
          </table:table-cell>
          <table:table-cell table:style-name="ce8" office:value-type="time" office:time-value="PT09H52M25S">
            <text:p>09:52:25 AM</text:p>
          </table:table-cell>
          <table:table-cell office:value-type="float" office:value="8">
            <text:p>8</text:p>
          </table:table-cell>
          <table:table-cell office:value-type="float" office:value="1585">
            <text:p>1585</text:p>
          </table:table-cell>
          <table:table-cell office:value-type="float" office:value="-10.5">
            <text:p>-10.5000</text:p>
          </table:table-cell>
          <table:table-cell office:value-type="float" office:value="-11.5625">
            <text:p>-11.5625</text:p>
          </table:table-cell>
        </table:table-row>
        <table:table-row table:style-name="ro1">
          <table:table-cell office:value-type="float" office:value="41.66141">
            <text:p>41.661410</text:p>
          </table:table-cell>
          <table:table-cell office:value-type="float" office:value="0.093833">
            <text:p>0.093833</text:p>
          </table:table-cell>
          <table:table-cell office:value-type="float" office:value="29429">
            <text:p>29429</text:p>
          </table:table-cell>
          <table:table-cell office:value-type="float" office:value="78.4">
            <text:p>78.4</text:p>
          </table:table-cell>
          <table:table-cell table:style-name="ce8" office:value-type="time" office:time-value="PT09H52M35S">
            <text:p>09:52:35 AM</text:p>
          </table:table-cell>
          <table:table-cell office:value-type="float" office:value="8">
            <text:p>8</text:p>
          </table:table-cell>
          <table:table-cell office:value-type="float" office:value="1552">
            <text:p>1552</text:p>
          </table:table-cell>
          <table:table-cell office:value-type="float" office:value="-10.3125">
            <text:p>-10.3125</text:p>
          </table:table-cell>
          <table:table-cell office:value-type="float" office:value="-11.625">
            <text:p>-11.6250</text:p>
          </table:table-cell>
        </table:table-row>
        <table:table-row table:style-name="ro1">
          <table:table-cell office:value-type="float" office:value="41.661847">
            <text:p>41.661847</text:p>
          </table:table-cell>
          <table:table-cell office:value-type="float" office:value="0.096292">
            <text:p>0.096292</text:p>
          </table:table-cell>
          <table:table-cell office:value-type="float" office:value="29471">
            <text:p>29471</text:p>
          </table:table-cell>
          <table:table-cell office:value-type="float" office:value="71.2">
            <text:p>71.2</text:p>
          </table:table-cell>
          <table:table-cell table:style-name="ce8" office:value-type="time" office:time-value="PT09H52M45S">
            <text:p>09:52:45 AM</text:p>
          </table:table-cell>
          <table:table-cell office:value-type="float" office:value="8">
            <text:p>8</text:p>
          </table:table-cell>
          <table:table-cell office:value-type="float" office:value="1579">
            <text:p>1579</text:p>
          </table:table-cell>
          <table:table-cell office:value-type="float" office:value="-11.375">
            <text:p>-11.3750</text:p>
          </table:table-cell>
          <table:table-cell office:value-type="float" office:value="-11.6875">
            <text:p>-11.6875</text:p>
          </table:table-cell>
        </table:table-row>
        <table:table-row table:style-name="ro1">
          <table:table-cell office:value-type="float" office:value="41.662878">
            <text:p>41.662878</text:p>
          </table:table-cell>
          <table:table-cell office:value-type="float" office:value="0.101251">
            <text:p>0.101251</text:p>
          </table:table-cell>
          <table:table-cell office:value-type="float" office:value="29553">
            <text:p>29553</text:p>
          </table:table-cell>
          <table:table-cell office:value-type="float" office:value="80.9">
            <text:p>80.9</text:p>
          </table:table-cell>
          <table:table-cell table:style-name="ce8" office:value-type="time" office:time-value="PT09H53M05S">
            <text:p>09:53:05 AM</text:p>
          </table:table-cell>
          <table:table-cell office:value-type="float" office:value="8">
            <text:p>8</text:p>
          </table:table-cell>
          <table:table-cell office:value-type="float" office:value="1555">
            <text:p>1555</text:p>
          </table:table-cell>
          <table:table-cell office:value-type="float" office:value="-14">
            <text:p>-14.0000</text:p>
          </table:table-cell>
          <table:table-cell office:value-type="float" office:value="-11.8125">
            <text:p>-11.8125</text:p>
          </table:table-cell>
        </table:table-row>
        <table:table-row table:style-name="ro1">
          <table:table-cell office:value-type="float" office:value="41.663275">
            <text:p>41.663275</text:p>
          </table:table-cell>
          <table:table-cell office:value-type="float" office:value="0.104124">
            <text:p>0.104124</text:p>
          </table:table-cell>
          <table:table-cell office:value-type="float" office:value="29591">
            <text:p>29591</text:p>
          </table:table-cell>
          <table:table-cell office:value-type="float" office:value="94.6">
            <text:p>94.6</text:p>
          </table:table-cell>
          <table:table-cell table:style-name="ce8" office:value-type="time" office:time-value="PT09H53M15S">
            <text:p>09:53:15 AM</text:p>
          </table:table-cell>
          <table:table-cell office:value-type="float" office:value="8">
            <text:p>8</text:p>
          </table:table-cell>
          <table:table-cell office:value-type="float" office:value="1540">
            <text:p>1540</text:p>
          </table:table-cell>
          <table:table-cell office:value-type="float" office:value="-14.5">
            <text:p>-14.5000</text:p>
          </table:table-cell>
          <table:table-cell office:value-type="float" office:value="-11.875">
            <text:p>-11.8750</text:p>
          </table:table-cell>
        </table:table-row>
        <table:table-row table:style-name="ro1">
          <table:table-cell office:value-type="float" office:value="41.663771">
            <text:p>41.663771</text:p>
          </table:table-cell>
          <table:table-cell office:value-type="float" office:value="0.107179">
            <text:p>0.107179</text:p>
          </table:table-cell>
          <table:table-cell office:value-type="float" office:value="29631">
            <text:p>29631</text:p>
          </table:table-cell>
          <table:table-cell office:value-type="float" office:value="93.2">
            <text:p>93.2</text:p>
          </table:table-cell>
          <table:table-cell table:style-name="ce8" office:value-type="time" office:time-value="PT09H53M25S">
            <text:p>09:53:25 AM</text:p>
          </table:table-cell>
          <table:table-cell office:value-type="float" office:value="8">
            <text:p>8</text:p>
          </table:table-cell>
          <table:table-cell office:value-type="float" office:value="1545">
            <text:p>1545</text:p>
          </table:table-cell>
          <table:table-cell office:value-type="float" office:value="-12.5">
            <text:p>-12.5000</text:p>
          </table:table-cell>
          <table:table-cell office:value-type="float" office:value="-11.875">
            <text:p>-11.8750</text:p>
          </table:table-cell>
        </table:table-row>
        <table:table-row table:style-name="ro1">
          <table:table-cell office:value-type="float" office:value="41.664106">
            <text:p>41.664106</text:p>
          </table:table-cell>
          <table:table-cell office:value-type="float" office:value="0.110116">
            <text:p>0.110116</text:p>
          </table:table-cell>
          <table:table-cell office:value-type="float" office:value="29668">
            <text:p>29668</text:p>
          </table:table-cell>
          <table:table-cell office:value-type="float" office:value="89.2">
            <text:p>89.2</text:p>
          </table:table-cell>
          <table:table-cell table:style-name="ce8" office:value-type="time" office:time-value="PT09H53M35S">
            <text:p>09:53:35 AM</text:p>
          </table:table-cell>
          <table:table-cell office:value-type="float" office:value="8">
            <text:p>8</text:p>
          </table:table-cell>
          <table:table-cell office:value-type="float" office:value="1541">
            <text:p>1541</text:p>
          </table:table-cell>
          <table:table-cell office:value-type="float" office:value="-12.375">
            <text:p>-12.3750</text:p>
          </table:table-cell>
          <table:table-cell office:value-type="float" office:value="-11.9375">
            <text:p>-11.9375</text:p>
          </table:table-cell>
        </table:table-row>
        <table:table-row table:style-name="ro1">
          <table:table-cell office:value-type="float" office:value="41.664503">
            <text:p>41.664503</text:p>
          </table:table-cell>
          <table:table-cell office:value-type="float" office:value="0.113327">
            <text:p>0.113327</text:p>
          </table:table-cell>
          <table:table-cell office:value-type="float" office:value="29708">
            <text:p>29708</text:p>
          </table:table-cell>
          <table:table-cell office:value-type="float" office:value="99.9">
            <text:p>99.9</text:p>
          </table:table-cell>
          <table:table-cell table:style-name="ce8" office:value-type="time" office:time-value="PT09H53M45S">
            <text:p>09:53:45 AM</text:p>
          </table:table-cell>
          <table:table-cell office:value-type="float" office:value="8">
            <text:p>8</text:p>
          </table:table-cell>
          <table:table-cell office:value-type="float" office:value="1540">
            <text:p>1540</text:p>
          </table:table-cell>
          <table:table-cell office:value-type="float" office:value="-11.25">
            <text:p>-11.2500</text:p>
          </table:table-cell>
          <table:table-cell office:value-type="float" office:value="-10.125">
            <text:p>-10.1250</text:p>
          </table:table-cell>
        </table:table-row>
        <table:table-row table:style-name="ro1">
          <table:table-cell office:value-type="float" office:value="41.664687">
            <text:p>41.664687</text:p>
          </table:table-cell>
          <table:table-cell office:value-type="float" office:value="0.118063">
            <text:p>0.118063</text:p>
          </table:table-cell>
          <table:table-cell office:value-type="float" office:value="29765">
            <text:p>29765</text:p>
          </table:table-cell>
          <table:table-cell office:value-type="float" office:value="95.7">
            <text:p>95.7</text:p>
          </table:table-cell>
          <table:table-cell table:style-name="ce8" office:value-type="time" office:time-value="PT09H54M00S">
            <text:p>09:54:00 AM</text:p>
          </table:table-cell>
          <table:table-cell office:value-type="float" office:value="8">
            <text:p>8</text:p>
          </table:table-cell>
          <table:table-cell office:value-type="float" office:value="1515">
            <text:p>1515</text:p>
          </table:table-cell>
          <table:table-cell office:value-type="float" office:value="-10.3125">
            <text:p>-10.3125</text:p>
          </table:table-cell>
          <table:table-cell office:value-type="float" office:value="-10.0625">
            <text:p>-10.0625</text:p>
          </table:table-cell>
        </table:table-row>
        <table:table-row table:style-name="ro1">
          <table:table-cell office:value-type="float" office:value="41.66464">
            <text:p>41.664640</text:p>
          </table:table-cell>
          <table:table-cell office:value-type="float" office:value="0.121129">
            <text:p>0.121129</text:p>
          </table:table-cell>
          <table:table-cell office:value-type="float" office:value="29803">
            <text:p>29803</text:p>
          </table:table-cell>
          <table:table-cell office:value-type="float" office:value="94.3">
            <text:p>94.3</text:p>
          </table:table-cell>
          <table:table-cell table:style-name="ce8" office:value-type="time" office:time-value="PT09H54M10S">
            <text:p>09:54:10 AM</text:p>
          </table:table-cell>
          <table:table-cell office:value-type="float" office:value="8">
            <text:p>8</text:p>
          </table:table-cell>
          <table:table-cell office:value-type="float" office:value="1514">
            <text:p>1514</text:p>
          </table:table-cell>
          <table:table-cell office:value-type="float" office:value="-10">
            <text:p>-10.0000</text:p>
          </table:table-cell>
          <table:table-cell office:value-type="float" office:value="-10.1875">
            <text:p>-10.1875</text:p>
          </table:table-cell>
        </table:table-row>
        <table:table-row table:style-name="ro1">
          <table:table-cell office:value-type="float" office:value="41.664499">
            <text:p>41.664499</text:p>
          </table:table-cell>
          <table:table-cell office:value-type="float" office:value="0.124292">
            <text:p>0.124292</text:p>
          </table:table-cell>
          <table:table-cell office:value-type="float" office:value="29840">
            <text:p>29840</text:p>
          </table:table-cell>
          <table:table-cell office:value-type="float" office:value="95">
            <text:p>95</text:p>
          </table:table-cell>
          <table:table-cell table:style-name="ce8" office:value-type="time" office:time-value="PT09H54M20S">
            <text:p>09:54:20 AM</text:p>
          </table:table-cell>
          <table:table-cell office:value-type="float" office:value="8">
            <text:p>8</text:p>
          </table:table-cell>
          <table:table-cell office:value-type="float" office:value="1511">
            <text:p>1511</text:p>
          </table:table-cell>
          <table:table-cell office:value-type="float" office:value="-11.1875">
            <text:p>-11.1875</text:p>
          </table:table-cell>
          <table:table-cell office:value-type="float" office:value="-10.1875">
            <text:p>-10.1875</text:p>
          </table:table-cell>
        </table:table-row>
        <table:table-row table:style-name="ro1">
          <table:table-cell office:value-type="float" office:value="41.66428">
            <text:p>41.664280</text:p>
          </table:table-cell>
          <table:table-cell office:value-type="float" office:value="0.127178">
            <text:p>0.127178</text:p>
          </table:table-cell>
          <table:table-cell office:value-type="float" office:value="29881">
            <text:p>29881</text:p>
          </table:table-cell>
          <table:table-cell office:value-type="float" office:value="85.8">
            <text:p>85.8</text:p>
          </table:table-cell>
          <table:table-cell table:style-name="ce8" office:value-type="time" office:time-value="PT09H54M30S">
            <text:p>09:54:30 AM</text:p>
          </table:table-cell>
          <table:table-cell office:value-type="float" office:value="8">
            <text:p>8</text:p>
          </table:table-cell>
          <table:table-cell office:value-type="float" office:value="1514">
            <text:p>1514</text:p>
          </table:table-cell>
          <table:table-cell office:value-type="float" office:value="-10.8125">
            <text:p>-10.8125</text:p>
          </table:table-cell>
          <table:table-cell office:value-type="float" office:value="-10.25">
            <text:p>-10.2500</text:p>
          </table:table-cell>
        </table:table-row>
        <table:table-row table:style-name="ro1">
          <table:table-cell office:value-type="float" office:value="41.663884">
            <text:p>41.663884</text:p>
          </table:table-cell>
          <table:table-cell office:value-type="float" office:value="0.130155">
            <text:p>0.130155</text:p>
          </table:table-cell>
          <table:table-cell office:value-type="float" office:value="29918">
            <text:p>29918</text:p>
          </table:table-cell>
          <table:table-cell office:value-type="float" office:value="87">
            <text:p>87</text:p>
          </table:table-cell>
          <table:table-cell table:style-name="ce8" office:value-type="time" office:time-value="PT09H54M40S">
            <text:p>09:54:40 AM</text:p>
          </table:table-cell>
          <table:table-cell office:value-type="float" office:value="8">
            <text:p>8</text:p>
          </table:table-cell>
          <table:table-cell office:value-type="float" office:value="1499">
            <text:p>1499</text:p>
          </table:table-cell>
          <table:table-cell office:value-type="float" office:value="-9.4375">
            <text:p>-9.4375</text:p>
          </table:table-cell>
          <table:table-cell office:value-type="float" office:value="-10.3125">
            <text:p>-10.3125</text:p>
          </table:table-cell>
        </table:table-row>
        <table:table-row table:style-name="ro1">
          <table:table-cell office:value-type="float" office:value="41.663454">
            <text:p>41.663454</text:p>
          </table:table-cell>
          <table:table-cell office:value-type="float" office:value="0.132768">
            <text:p>0.132768</text:p>
          </table:table-cell>
          <table:table-cell office:value-type="float" office:value="29958">
            <text:p>29958</text:p>
          </table:table-cell>
          <table:table-cell office:value-type="float" office:value="82.6">
            <text:p>82.6</text:p>
          </table:table-cell>
          <table:table-cell table:style-name="ce8" office:value-type="time" office:time-value="PT09H54M50S">
            <text:p>09:54:50 AM</text:p>
          </table:table-cell>
          <table:table-cell office:value-type="float" office:value="8">
            <text:p>8</text:p>
          </table:table-cell>
          <table:table-cell office:value-type="float" office:value="1491">
            <text:p>1491</text:p>
          </table:table-cell>
          <table:table-cell office:value-type="float" office:value="-8.1875">
            <text:p>-8.1875</text:p>
          </table:table-cell>
          <table:table-cell office:value-type="float" office:value="-10.375">
            <text:p>-10.3750</text:p>
          </table:table-cell>
        </table:table-row>
        <table:table-row table:style-name="ro1">
          <table:table-cell office:value-type="float" office:value="41.663312">
            <text:p>41.663312</text:p>
          </table:table-cell>
          <table:table-cell office:value-type="float" office:value="0.135521">
            <text:p>0.135521</text:p>
          </table:table-cell>
          <table:table-cell office:value-type="float" office:value="29997">
            <text:p>29997</text:p>
          </table:table-cell>
          <table:table-cell office:value-type="float" office:value="81.2">
            <text:p>81.2</text:p>
          </table:table-cell>
          <table:table-cell table:style-name="ce8" office:value-type="time" office:time-value="PT09H55M00S">
            <text:p>09:55:00 AM</text:p>
          </table:table-cell>
          <table:table-cell office:value-type="float" office:value="8">
            <text:p>8</text:p>
          </table:table-cell>
          <table:table-cell office:value-type="float" office:value="1475">
            <text:p>1475</text:p>
          </table:table-cell>
          <table:table-cell office:value-type="float" office:value="-8.5">
            <text:p>-8.5000</text:p>
          </table:table-cell>
          <table:table-cell office:value-type="float" office:value="-10.4375">
            <text:p>-10.4375</text:p>
          </table:table-cell>
        </table:table-row>
        <table:table-row table:style-name="ro1">
          <table:table-cell office:value-type="float" office:value="41.663312">
            <text:p>41.663312</text:p>
          </table:table-cell>
          <table:table-cell office:value-type="float" office:value="0.138235">
            <text:p>0.138235</text:p>
          </table:table-cell>
          <table:table-cell office:value-type="float" office:value="30039">
            <text:p>30039</text:p>
          </table:table-cell>
          <table:table-cell office:value-type="float" office:value="80.7">
            <text:p>80.7</text:p>
          </table:table-cell>
          <table:table-cell table:style-name="ce8" office:value-type="time" office:time-value="PT09H55M10S">
            <text:p>09:55:10 AM</text:p>
          </table:table-cell>
          <table:table-cell office:value-type="float" office:value="8">
            <text:p>8</text:p>
          </table:table-cell>
          <table:table-cell office:value-type="float" office:value="1477">
            <text:p>1477</text:p>
          </table:table-cell>
          <table:table-cell office:value-type="float" office:value="-8.9375">
            <text:p>-8.9375</text:p>
          </table:table-cell>
          <table:table-cell office:value-type="float" office:value="-10.4375">
            <text:p>-10.4375</text:p>
          </table:table-cell>
        </table:table-row>
        <table:table-row table:style-name="ro1">
          <table:table-cell office:value-type="float" office:value="41.663399">
            <text:p>41.663399</text:p>
          </table:table-cell>
          <table:table-cell office:value-type="float" office:value="0.142491">
            <text:p>0.142491</text:p>
          </table:table-cell>
          <table:table-cell office:value-type="float" office:value="30104">
            <text:p>30104</text:p>
          </table:table-cell>
          <table:table-cell office:value-type="float" office:value="86">
            <text:p>86</text:p>
          </table:table-cell>
          <table:table-cell table:style-name="ce8" office:value-type="time" office:time-value="PT09H55M25S">
            <text:p>09:55:25 AM</text:p>
          </table:table-cell>
          <table:table-cell office:value-type="float" office:value="8">
            <text:p>8</text:p>
          </table:table-cell>
          <table:table-cell office:value-type="float" office:value="1469">
            <text:p>1469</text:p>
          </table:table-cell>
          <table:table-cell office:value-type="float" office:value="-6.125">
            <text:p>-6.1250</text:p>
          </table:table-cell>
          <table:table-cell office:value-type="float" office:value="-10.5625">
            <text:p>-10.5625</text:p>
          </table:table-cell>
        </table:table-row>
        <table:table-row table:style-name="ro1">
          <table:table-cell office:value-type="float" office:value="41.662551">
            <text:p>41.662551</text:p>
          </table:table-cell>
          <table:table-cell office:value-type="float" office:value="0.162642">
            <text:p>0.162642</text:p>
          </table:table-cell>
          <table:table-cell office:value-type="float" office:value="30441">
            <text:p>30441</text:p>
          </table:table-cell>
          <table:table-cell office:value-type="float" office:value="86.4">
            <text:p>86.4</text:p>
          </table:table-cell>
          <table:table-cell table:style-name="ce8" office:value-type="time" office:time-value="PT09H56M40S">
            <text:p>09:56:40 AM</text:p>
          </table:table-cell>
          <table:table-cell office:value-type="float" office:value="8">
            <text:p>8</text:p>
          </table:table-cell>
          <table:table-cell office:value-type="float" office:value="1420">
            <text:p>1420</text:p>
          </table:table-cell>
          <table:table-cell office:value-type="float" office:value="-15.3125">
            <text:p>-15.3125</text:p>
          </table:table-cell>
          <table:table-cell office:value-type="float" office:value="-10.9375">
            <text:p>-10.9375</text:p>
          </table:table-cell>
        </table:table-row>
        <table:table-row table:style-name="ro1">
          <table:table-cell office:value-type="float" office:value="41.662429">
            <text:p>41.662429</text:p>
          </table:table-cell>
          <table:table-cell office:value-type="float" office:value="0.165559">
            <text:p>0.165559</text:p>
          </table:table-cell>
          <table:table-cell office:value-type="float" office:value="30489">
            <text:p>30489</text:p>
          </table:table-cell>
          <table:table-cell office:value-type="float" office:value="91.8">
            <text:p>91.8</text:p>
          </table:table-cell>
          <table:table-cell table:style-name="ce8" office:value-type="time" office:time-value="PT09H56M50S">
            <text:p>09:56:50 AM</text:p>
          </table:table-cell>
          <table:table-cell office:value-type="float" office:value="8">
            <text:p>8</text:p>
          </table:table-cell>
          <table:table-cell office:value-type="float" office:value="1398">
            <text:p>1398</text:p>
          </table:table-cell>
          <table:table-cell office:value-type="float" office:value="-16.375">
            <text:p>-16.3750</text:p>
          </table:table-cell>
          <table:table-cell office:value-type="float" office:value="-9">
            <text:p>-9.0000</text:p>
          </table:table-cell>
        </table:table-row>
        <table:table-row table:style-name="ro1">
          <table:table-cell office:value-type="float" office:value="41.662441">
            <text:p>41.662441</text:p>
          </table:table-cell>
          <table:table-cell office:value-type="float" office:value="0.168741">
            <text:p>0.168741</text:p>
          </table:table-cell>
          <table:table-cell office:value-type="float" office:value="30534">
            <text:p>30534</text:p>
          </table:table-cell>
          <table:table-cell office:value-type="float" office:value="97.9">
            <text:p>97.9</text:p>
          </table:table-cell>
          <table:table-cell table:style-name="ce8" office:value-type="time" office:time-value="PT09H57M00S">
            <text:p>09:57:00 AM</text:p>
          </table:table-cell>
          <table:table-cell office:value-type="float" office:value="8">
            <text:p>8</text:p>
          </table:table-cell>
          <table:table-cell office:value-type="float" office:value="1409">
            <text:p>1409</text:p>
          </table:table-cell>
          <table:table-cell office:value-type="float" office:value="-17.625">
            <text:p>-17.6250</text:p>
          </table:table-cell>
          <table:table-cell office:value-type="float" office:value="-9.0625">
            <text:p>-9.0625</text:p>
          </table:table-cell>
        </table:table-row>
        <table:table-row table:style-name="ro1">
          <table:table-cell office:value-type="float" office:value="41.662386">
            <text:p>41.662386</text:p>
          </table:table-cell>
          <table:table-cell office:value-type="float" office:value="0.172021">
            <text:p>0.172021</text:p>
          </table:table-cell>
          <table:table-cell office:value-type="float" office:value="30581">
            <text:p>30581</text:p>
          </table:table-cell>
          <table:table-cell office:value-type="float" office:value="99.8">
            <text:p>99.8</text:p>
          </table:table-cell>
          <table:table-cell table:style-name="ce8" office:value-type="time" office:time-value="PT09H57M10S">
            <text:p>09:57:10 AM</text:p>
          </table:table-cell>
          <table:table-cell office:value-type="float" office:value="8">
            <text:p>8</text:p>
          </table:table-cell>
          <table:table-cell office:value-type="float" office:value="1397">
            <text:p>1397</text:p>
          </table:table-cell>
          <table:table-cell office:value-type="float" office:value="-17.25">
            <text:p>-17.2500</text:p>
          </table:table-cell>
          <table:table-cell office:value-type="float" office:value="-9.125">
            <text:p>-9.1250</text:p>
          </table:table-cell>
        </table:table-row>
        <table:table-row table:style-name="ro1">
          <table:table-cell office:value-type="float" office:value="41.662373">
            <text:p>41.662373</text:p>
          </table:table-cell>
          <table:table-cell office:value-type="float" office:value="0.17536">
            <text:p>0.175360</text:p>
          </table:table-cell>
          <table:table-cell office:value-type="float" office:value="30630">
            <text:p>30630</text:p>
          </table:table-cell>
          <table:table-cell office:value-type="float" office:value="99.7">
            <text:p>99.7</text:p>
          </table:table-cell>
          <table:table-cell table:style-name="ce8" office:value-type="time" office:time-value="PT09H57M20S">
            <text:p>09:57:20 AM</text:p>
          </table:table-cell>
          <table:table-cell office:value-type="float" office:value="8">
            <text:p>8</text:p>
          </table:table-cell>
          <table:table-cell office:value-type="float" office:value="1382">
            <text:p>1382</text:p>
          </table:table-cell>
          <table:table-cell office:value-type="float" office:value="-18.6875">
            <text:p>-18.6875</text:p>
          </table:table-cell>
          <table:table-cell office:value-type="float" office:value="-9.125">
            <text:p>-9.1250</text:p>
          </table:table-cell>
        </table:table-row>
        <table:table-row table:style-name="ro1">
          <table:table-cell office:value-type="float" office:value="41.662573">
            <text:p>41.662573</text:p>
          </table:table-cell>
          <table:table-cell office:value-type="float" office:value="0.178668">
            <text:p>0.178668</text:p>
          </table:table-cell>
          <table:table-cell office:value-type="float" office:value="30677">
            <text:p>30677</text:p>
          </table:table-cell>
          <table:table-cell office:value-type="float" office:value="101.8">
            <text:p>101.8</text:p>
          </table:table-cell>
          <table:table-cell table:style-name="ce8" office:value-type="time" office:time-value="PT09H57M30S">
            <text:p>09:57:30 AM</text:p>
          </table:table-cell>
          <table:table-cell office:value-type="float" office:value="8">
            <text:p>8</text:p>
          </table:table-cell>
          <table:table-cell office:value-type="float" office:value="1373">
            <text:p>1373</text:p>
          </table:table-cell>
          <table:table-cell office:value-type="float" office:value="-18.125">
            <text:p>-18.1250</text:p>
          </table:table-cell>
          <table:table-cell office:value-type="float" office:value="-9.1875">
            <text:p>-9.1875</text:p>
          </table:table-cell>
        </table:table-row>
        <table:table-row table:style-name="ro1">
          <table:table-cell office:value-type="float" office:value="41.662774">
            <text:p>41.662774</text:p>
          </table:table-cell>
          <table:table-cell office:value-type="float" office:value="0.182099">
            <text:p>0.182099</text:p>
          </table:table-cell>
          <table:table-cell office:value-type="float" office:value="30483">
            <text:p>30483</text:p>
          </table:table-cell>
          <table:table-cell office:value-type="float" office:value="101.3">
            <text:p>101.3</text:p>
          </table:table-cell>
          <table:table-cell table:style-name="ce8" office:value-type="time" office:time-value="PT09H57M40S">
            <text:p>09:57:40 AM</text:p>
          </table:table-cell>
          <table:table-cell office:value-type="float" office:value="8">
            <text:p>8</text:p>
          </table:table-cell>
          <table:table-cell office:value-type="float" office:value="1384">
            <text:p>1384</text:p>
          </table:table-cell>
          <table:table-cell office:value-type="float" office:value="-24.1875">
            <text:p>-24.1875</text:p>
          </table:table-cell>
          <table:table-cell office:value-type="float" office:value="-9.25">
            <text:p>-9.2500</text:p>
          </table:table-cell>
        </table:table-row>
        <table:table-row table:style-name="ro1">
          <table:table-cell office:value-type="float" office:value="41.662815">
            <text:p>41.662815</text:p>
          </table:table-cell>
          <table:table-cell office:value-type="float" office:value="0.185246">
            <text:p>0.185246</text:p>
          </table:table-cell>
          <table:table-cell office:value-type="float" office:value="29839">
            <text:p>29839</text:p>
          </table:table-cell>
          <table:table-cell office:value-type="float" office:value="89.1">
            <text:p>89.1</text:p>
          </table:table-cell>
          <table:table-cell table:style-name="ce8" office:value-type="time" office:time-value="PT09H57M50S">
            <text:p>09:57:50 AM</text:p>
          </table:table-cell>
          <table:table-cell office:value-type="float" office:value="8">
            <text:p>8</text:p>
          </table:table-cell>
          <table:table-cell office:value-type="float" office:value="1464">
            <text:p>1464</text:p>
          </table:table-cell>
          <table:table-cell office:value-type="float" office:value="-16.25">
            <text:p>-16.2500</text:p>
          </table:table-cell>
          <table:table-cell office:value-type="float" office:value="-9.3125">
            <text:p>-9.3125</text:p>
          </table:table-cell>
        </table:table-row>
        <table:table-row table:style-name="ro1">
          <table:table-cell office:value-type="float" office:value="41.662874">
            <text:p>41.662874</text:p>
          </table:table-cell>
          <table:table-cell office:value-type="float" office:value="0.188049">
            <text:p>0.188049</text:p>
          </table:table-cell>
          <table:table-cell office:value-type="float" office:value="29154">
            <text:p>29154</text:p>
          </table:table-cell>
          <table:table-cell office:value-type="float" office:value="68.1">
            <text:p>68.1</text:p>
          </table:table-cell>
          <table:table-cell table:style-name="ce8" office:value-type="time" office:time-value="PT09H58M00S">
            <text:p>09:58:00 AM</text:p>
          </table:table-cell>
          <table:table-cell office:value-type="float" office:value="8">
            <text:p>8</text:p>
          </table:table-cell>
          <table:table-cell office:value-type="float" office:value="1610">
            <text:p>1610</text:p>
          </table:table-cell>
          <table:table-cell office:value-type="float" office:value="-19.875">
            <text:p>-19.8750</text:p>
          </table:table-cell>
          <table:table-cell office:value-type="float" office:value="-9.3125">
            <text:p>-9.3125</text:p>
          </table:table-cell>
        </table:table-row>
        <table:table-row table:style-name="ro1">
          <table:table-cell office:value-type="float" office:value="41.662963">
            <text:p>41.662963</text:p>
          </table:table-cell>
          <table:table-cell office:value-type="float" office:value="0.190069">
            <text:p>0.190069</text:p>
          </table:table-cell>
          <table:table-cell office:value-type="float" office:value="28484">
            <text:p>28484</text:p>
          </table:table-cell>
          <table:table-cell office:value-type="float" office:value="49.5">
            <text:p>49.5</text:p>
          </table:table-cell>
          <table:table-cell table:style-name="ce8" office:value-type="time" office:time-value="PT09H58M10S">
            <text:p>09:58:10 AM</text:p>
          </table:table-cell>
          <table:table-cell office:value-type="float" office:value="8">
            <text:p>8</text:p>
          </table:table-cell>
          <table:table-cell office:value-type="float" office:value="1727">
            <text:p>1727</text:p>
          </table:table-cell>
          <table:table-cell office:value-type="float" office:value="-22.5">
            <text:p>-22.5000</text:p>
          </table:table-cell>
          <table:table-cell office:value-type="float" office:value="-9.375">
            <text:p>-9.3750</text:p>
          </table:table-cell>
        </table:table-row>
        <table:table-row table:style-name="ro1">
          <table:table-cell office:value-type="float" office:value="41.662479">
            <text:p>41.662479</text:p>
          </table:table-cell>
          <table:table-cell office:value-type="float" office:value="0.192585">
            <text:p>0.192585</text:p>
          </table:table-cell>
          <table:table-cell office:value-type="float" office:value="27541">
            <text:p>27541</text:p>
          </table:table-cell>
          <table:table-cell office:value-type="float" office:value="57.2">
            <text:p>57.2</text:p>
          </table:table-cell>
          <table:table-cell table:style-name="ce8" office:value-type="time" office:time-value="PT09H58M25S">
            <text:p>09:58:25 AM</text:p>
          </table:table-cell>
          <table:table-cell office:value-type="float" office:value="8">
            <text:p>8</text:p>
          </table:table-cell>
          <table:table-cell office:value-type="float" office:value="1931">
            <text:p>1931</text:p>
          </table:table-cell>
          <table:table-cell office:value-type="float" office:value="-27.875">
            <text:p>-27.8750</text:p>
          </table:table-cell>
          <table:table-cell office:value-type="float" office:value="-9.5">
            <text:p>-9.5000</text:p>
          </table:table-cell>
        </table:table-row>
        <table:table-row table:style-name="ro1">
          <table:table-cell office:value-type="float" office:value="41.662252">
            <text:p>41.662252</text:p>
          </table:table-cell>
          <table:table-cell office:value-type="float" office:value="0.194281">
            <text:p>0.194281</text:p>
          </table:table-cell>
          <table:table-cell office:value-type="float" office:value="26959">
            <text:p>26959</text:p>
          </table:table-cell>
          <table:table-cell office:value-type="float" office:value="32.1">
            <text:p>32.1</text:p>
          </table:table-cell>
          <table:table-cell table:style-name="ce8" office:value-type="time" office:time-value="PT09H58M35S">
            <text:p>09:58:35 AM</text:p>
          </table:table-cell>
          <table:table-cell office:value-type="float" office:value="8">
            <text:p>8</text:p>
          </table:table-cell>
          <table:table-cell office:value-type="float" office:value="2101">
            <text:p>2101</text:p>
          </table:table-cell>
          <table:table-cell office:value-type="float" office:value="-29.5">
            <text:p>-29.5000</text:p>
          </table:table-cell>
          <table:table-cell office:value-type="float" office:value="-9.5">
            <text:p>-9.5000</text:p>
          </table:table-cell>
        </table:table-row>
        <table:table-row table:style-name="ro1">
          <table:table-cell office:value-type="float" office:value="41.662376">
            <text:p>41.662376</text:p>
          </table:table-cell>
          <table:table-cell office:value-type="float" office:value="0.195193">
            <text:p>0.195193</text:p>
          </table:table-cell>
          <table:table-cell office:value-type="float" office:value="26400">
            <text:p>26400</text:p>
          </table:table-cell>
          <table:table-cell office:value-type="float" office:value="18.9">
            <text:p>18.9</text:p>
          </table:table-cell>
          <table:table-cell table:style-name="ce8" office:value-type="time" office:time-value="PT09H58M45S">
            <text:p>09:58:45 AM</text:p>
          </table:table-cell>
          <table:table-cell office:value-type="float" office:value="8">
            <text:p>8</text:p>
          </table:table-cell>
          <table:table-cell office:value-type="float" office:value="2258">
            <text:p>2258</text:p>
          </table:table-cell>
          <table:table-cell office:value-type="float" office:value="-31.6875">
            <text:p>-31.6875</text:p>
          </table:table-cell>
          <table:table-cell office:value-type="float" office:value="-9.625">
            <text:p>-9.6250</text:p>
          </table:table-cell>
        </table:table-row>
        <table:table-row table:style-name="ro1">
          <table:table-cell office:value-type="float" office:value="41.662092">
            <text:p>41.662092</text:p>
          </table:table-cell>
          <table:table-cell office:value-type="float" office:value="0.196338">
            <text:p>0.196338</text:p>
          </table:table-cell>
          <table:table-cell office:value-type="float" office:value="25361">
            <text:p>25361</text:p>
          </table:table-cell>
          <table:table-cell office:value-type="float" office:value="19.7">
            <text:p>19.7</text:p>
          </table:table-cell>
          <table:table-cell table:style-name="ce8" office:value-type="time" office:time-value="PT09H59M05S">
            <text:p>09:59:05 AM</text:p>
          </table:table-cell>
          <table:table-cell office:value-type="float" office:value="8">
            <text:p>8</text:p>
          </table:table-cell>
          <table:table-cell office:value-type="float" office:value="2588">
            <text:p>2588</text:p>
          </table:table-cell>
          <table:table-cell office:value-type="float" office:value="-37.875">
            <text:p>-37.8750</text:p>
          </table:table-cell>
          <table:table-cell office:value-type="float" office:value="-9.6875">
            <text:p>-9.6875</text:p>
          </table:table-cell>
        </table:table-row>
        <table:table-row table:style-name="ro1">
          <table:table-cell office:value-type="float" office:value="41.661488">
            <text:p>41.661488</text:p>
          </table:table-cell>
          <table:table-cell office:value-type="float" office:value="0.197339">
            <text:p>0.197339</text:p>
          </table:table-cell>
          <table:table-cell office:value-type="float" office:value="24387">
            <text:p>24387</text:p>
          </table:table-cell>
          <table:table-cell office:value-type="float" office:value="18.2">
            <text:p>18.2</text:p>
          </table:table-cell>
          <table:table-cell table:style-name="ce8" office:value-type="time" office:time-value="PT09H59M25S">
            <text:p>09:59:25 AM</text:p>
          </table:table-cell>
          <table:table-cell office:value-type="float" office:value="8">
            <text:p>8</text:p>
          </table:table-cell>
          <table:table-cell office:value-type="float" office:value="2963">
            <text:p>2963</text:p>
          </table:table-cell>
          <table:table-cell office:value-type="float" office:value="-41.0625">
            <text:p>-41.0625</text:p>
          </table:table-cell>
          <table:table-cell office:value-type="float" office:value="-9.75">
            <text:p>-9.7500</text:p>
          </table:table-cell>
        </table:table-row>
        <table:table-row table:style-name="ro1">
          <table:table-cell office:value-type="float" office:value="41.660811">
            <text:p>41.660811</text:p>
          </table:table-cell>
          <table:table-cell office:value-type="float" office:value="0.197577">
            <text:p>0.197577</text:p>
          </table:table-cell>
          <table:table-cell office:value-type="float" office:value="23695">
            <text:p>23695</text:p>
          </table:table-cell>
          <table:table-cell office:value-type="float" office:value="34.7">
            <text:p>34.7</text:p>
          </table:table-cell>
          <table:table-cell table:style-name="ce8" office:value-type="time" office:time-value="PT09H59M40S">
            <text:p>09:59:40 AM</text:p>
          </table:table-cell>
          <table:table-cell office:value-type="float" office:value="8">
            <text:p>8</text:p>
          </table:table-cell>
          <table:table-cell office:value-type="float" office:value="3259">
            <text:p>3259</text:p>
          </table:table-cell>
          <table:table-cell office:value-type="float" office:value="-43.375">
            <text:p>-43.3750</text:p>
          </table:table-cell>
          <table:table-cell office:value-type="float" office:value="-9.8125">
            <text:p>-9.8125</text:p>
          </table:table-cell>
        </table:table-row>
        <table:table-row table:style-name="ro1">
          <table:table-cell office:value-type="float" office:value="41.660156">
            <text:p>41.660156</text:p>
          </table:table-cell>
          <table:table-cell office:value-type="float" office:value="0.19776">
            <text:p>0.197760</text:p>
          </table:table-cell>
          <table:table-cell office:value-type="float" office:value="23252">
            <text:p>23252</text:p>
          </table:table-cell>
          <table:table-cell office:value-type="float" office:value="21">
            <text:p>21</text:p>
          </table:table-cell>
          <table:table-cell table:style-name="ce8" office:value-type="time" office:time-value="PT09H59M50S">
            <text:p>09:59:50 AM</text:p>
          </table:table-cell>
          <table:table-cell office:value-type="float" office:value="8">
            <text:p>8</text:p>
          </table:table-cell>
          <table:table-cell office:value-type="float" office:value="3476">
            <text:p>3476</text:p>
          </table:table-cell>
          <table:table-cell office:value-type="float" office:value="-44">
            <text:p>-44.0000</text:p>
          </table:table-cell>
          <table:table-cell office:value-type="float" office:value="-9.875">
            <text:p>-9.8750</text:p>
          </table:table-cell>
        </table:table-row>
        <table:table-row table:style-name="ro1">
          <table:table-cell office:value-type="float" office:value="41.659749">
            <text:p>41.659749</text:p>
          </table:table-cell>
          <table:table-cell office:value-type="float" office:value="0.198335">
            <text:p>0.198335</text:p>
          </table:table-cell>
          <table:table-cell office:value-type="float" office:value="22827">
            <text:p>22827</text:p>
          </table:table-cell>
          <table:table-cell office:value-type="float" office:value="35.4">
            <text:p>35.4</text:p>
          </table:table-cell>
          <table:table-cell table:style-name="ce8" office:value-type="time" office:time-value="PT10H00M00S">
            <text:p>10:00:00 AM</text:p>
          </table:table-cell>
          <table:table-cell office:value-type="float" office:value="7">
            <text:p>7</text:p>
          </table:table-cell>
          <table:table-cell office:value-type="float" office:value="3694">
            <text:p>3694</text:p>
          </table:table-cell>
          <table:table-cell office:value-type="float" office:value="-46.375">
            <text:p>-46.3750</text:p>
          </table:table-cell>
          <table:table-cell office:value-type="float" office:value="-9.875">
            <text:p>-9.8750</text:p>
          </table:table-cell>
        </table:table-row>
        <table:table-row table:style-name="ro1">
          <table:table-cell office:value-type="float" office:value="41.659413">
            <text:p>41.659413</text:p>
          </table:table-cell>
          <table:table-cell office:value-type="float" office:value="0.199199">
            <text:p>0.199199</text:p>
          </table:table-cell>
          <table:table-cell office:value-type="float" office:value="22417">
            <text:p>22417</text:p>
          </table:table-cell>
          <table:table-cell office:value-type="float" office:value="27.3">
            <text:p>27.3</text:p>
          </table:table-cell>
          <table:table-cell table:style-name="ce8" office:value-type="time" office:time-value="PT10H00M10S">
            <text:p>10:00:10 AM</text:p>
          </table:table-cell>
          <table:table-cell office:value-type="float" office:value="8">
            <text:p>8</text:p>
          </table:table-cell>
          <table:table-cell office:value-type="float" office:value="3930">
            <text:p>3930</text:p>
          </table:table-cell>
          <table:table-cell office:value-type="float" office:value="-47.3125">
            <text:p>-47.3125</text:p>
          </table:table-cell>
          <table:table-cell office:value-type="float" office:value="-9.9375">
            <text:p>-9.9375</text:p>
          </table:table-cell>
        </table:table-row>
        <table:table-row table:style-name="ro1">
          <table:table-cell office:value-type="float" office:value="41.658559">
            <text:p>41.658559</text:p>
          </table:table-cell>
          <table:table-cell office:value-type="float" office:value="0.200491">
            <text:p>0.200491</text:p>
          </table:table-cell>
          <table:table-cell office:value-type="float" office:value="21635">
            <text:p>21635</text:p>
          </table:table-cell>
          <table:table-cell office:value-type="float" office:value="29.1">
            <text:p>29.1</text:p>
          </table:table-cell>
          <table:table-cell table:style-name="ce8" office:value-type="time" office:time-value="PT10H00M30S">
            <text:p>10:00:30 AM</text:p>
          </table:table-cell>
          <table:table-cell office:value-type="float" office:value="8">
            <text:p>8</text:p>
          </table:table-cell>
          <table:table-cell office:value-type="float" office:value="4401">
            <text:p>4401</text:p>
          </table:table-cell>
          <table:table-cell office:value-type="float" office:value="-50.3125">
            <text:p>-50.3125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8154">
            <text:p>41.658154</text:p>
          </table:table-cell>
          <table:table-cell office:value-type="float" office:value="0.201526">
            <text:p>0.201526</text:p>
          </table:table-cell>
          <table:table-cell office:value-type="float" office:value="21260">
            <text:p>21260</text:p>
          </table:table-cell>
          <table:table-cell office:value-type="float" office:value="24">
            <text:p>24</text:p>
          </table:table-cell>
          <table:table-cell table:style-name="ce8" office:value-type="time" office:time-value="PT10H00M40S">
            <text:p>10:00:40 AM</text:p>
          </table:table-cell>
          <table:table-cell office:value-type="float" office:value="8">
            <text:p>8</text:p>
          </table:table-cell>
          <table:table-cell office:value-type="float" office:value="4671">
            <text:p>4671</text:p>
          </table:table-cell>
          <table:table-cell office:value-type="float" office:value="-51.0625">
            <text:p>-51.0625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7941">
            <text:p>41.657941</text:p>
          </table:table-cell>
          <table:table-cell office:value-type="float" office:value="0.202568">
            <text:p>0.202568</text:p>
          </table:table-cell>
          <table:table-cell office:value-type="float" office:value="20889">
            <text:p>20889</text:p>
          </table:table-cell>
          <table:table-cell office:value-type="float" office:value="17.6">
            <text:p>17.6</text:p>
          </table:table-cell>
          <table:table-cell table:style-name="ce8" office:value-type="time" office:time-value="PT10H00M50S">
            <text:p>10:00:50 AM</text:p>
          </table:table-cell>
          <table:table-cell office:value-type="float" office:value="8">
            <text:p>8</text:p>
          </table:table-cell>
          <table:table-cell office:value-type="float" office:value="4942">
            <text:p>4942</text:p>
          </table:table-cell>
          <table:table-cell office:value-type="float" office:value="-52.5625">
            <text:p>-52.5625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7751">
            <text:p>41.657751</text:p>
          </table:table-cell>
          <table:table-cell office:value-type="float" office:value="0.2033">
            <text:p>0.203300</text:p>
          </table:table-cell>
          <table:table-cell office:value-type="float" office:value="20533">
            <text:p>20533</text:p>
          </table:table-cell>
          <table:table-cell office:value-type="float" office:value="34.4">
            <text:p>34.4</text:p>
          </table:table-cell>
          <table:table-cell table:style-name="ce8" office:value-type="time" office:time-value="PT10H01M00S">
            <text:p>10:01:00 AM</text:p>
          </table:table-cell>
          <table:table-cell office:value-type="float" office:value="8">
            <text:p>8</text:p>
          </table:table-cell>
          <table:table-cell office:value-type="float" office:value="5211">
            <text:p>5211</text:p>
          </table:table-cell>
          <table:table-cell office:value-type="float" office:value="-54.5625">
            <text:p>-54.5625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7325">
            <text:p>41.657325</text:p>
          </table:table-cell>
          <table:table-cell office:value-type="float" office:value="0.203848">
            <text:p>0.203848</text:p>
          </table:table-cell>
          <table:table-cell office:value-type="float" office:value="20020">
            <text:p>20020</text:p>
          </table:table-cell>
          <table:table-cell office:value-type="float" office:value="16.1">
            <text:p>16.1</text:p>
          </table:table-cell>
          <table:table-cell table:style-name="ce8" office:value-type="time" office:time-value="PT10H01M15S">
            <text:p>10:01:15 AM</text:p>
          </table:table-cell>
          <table:table-cell office:value-type="float" office:value="8">
            <text:p>8</text:p>
          </table:table-cell>
          <table:table-cell office:value-type="float" office:value="5641">
            <text:p>5641</text:p>
          </table:table-cell>
          <table:table-cell office:value-type="float" office:value="-54">
            <text:p>-54.0000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7094">
            <text:p>41.657094</text:p>
          </table:table-cell>
          <table:table-cell office:value-type="float" office:value="0.204916">
            <text:p>0.204916</text:p>
          </table:table-cell>
          <table:table-cell office:value-type="float" office:value="19684">
            <text:p>19684</text:p>
          </table:table-cell>
          <table:table-cell office:value-type="float" office:value="41.9">
            <text:p>41.9</text:p>
          </table:table-cell>
          <table:table-cell table:style-name="ce8" office:value-type="time" office:time-value="PT10H01M25S">
            <text:p>10:01:25 AM</text:p>
          </table:table-cell>
          <table:table-cell office:value-type="float" office:value="8">
            <text:p>8</text:p>
          </table:table-cell>
          <table:table-cell office:value-type="float" office:value="5923">
            <text:p>5923</text:p>
          </table:table-cell>
          <table:table-cell office:value-type="float" office:value="-55.875">
            <text:p>-55.8750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7013">
            <text:p>41.657013</text:p>
          </table:table-cell>
          <table:table-cell office:value-type="float" office:value="0.205801">
            <text:p>0.205801</text:p>
          </table:table-cell>
          <table:table-cell office:value-type="float" office:value="19348">
            <text:p>19348</text:p>
          </table:table-cell>
          <table:table-cell office:value-type="float" office:value="19.7">
            <text:p>19.7</text:p>
          </table:table-cell>
          <table:table-cell table:style-name="ce8" office:value-type="time" office:time-value="PT10H01M35S">
            <text:p>10:01:35 AM</text:p>
          </table:table-cell>
          <table:table-cell office:value-type="float" office:value="8">
            <text:p>8</text:p>
          </table:table-cell>
          <table:table-cell office:value-type="float" office:value="6241">
            <text:p>6241</text:p>
          </table:table-cell>
          <table:table-cell office:value-type="float" office:value="-55.25">
            <text:p>-55.2500</text:p>
          </table:table-cell>
          <table:table-cell office:value-type="float" office:value="-8.125">
            <text:p>-8.1250</text:p>
          </table:table-cell>
        </table:table-row>
        <table:table-row table:style-name="ro1">
          <table:table-cell office:value-type="float" office:value="41.656926">
            <text:p>41.656926</text:p>
          </table:table-cell>
          <table:table-cell office:value-type="float" office:value="0.206777">
            <text:p>0.206777</text:p>
          </table:table-cell>
          <table:table-cell office:value-type="float" office:value="19023">
            <text:p>19023</text:p>
          </table:table-cell>
          <table:table-cell office:value-type="float" office:value="32">
            <text:p>32</text:p>
          </table:table-cell>
          <table:table-cell table:style-name="ce8" office:value-type="time" office:time-value="PT10H01M45S">
            <text:p>10:01:45 AM</text:p>
          </table:table-cell>
          <table:table-cell office:value-type="float" office:value="8">
            <text:p>8</text:p>
          </table:table-cell>
          <table:table-cell office:value-type="float" office:value="6562">
            <text:p>6562</text:p>
          </table:table-cell>
          <table:table-cell office:value-type="float" office:value="-56.9375">
            <text:p>-56.9375</text:p>
          </table:table-cell>
          <table:table-cell office:value-type="float" office:value="-8.125">
            <text:p>-8.1250</text:p>
          </table:table-cell>
        </table:table-row>
        <table:table-row table:style-name="ro1">
          <table:table-cell office:value-type="float" office:value="41.656652">
            <text:p>41.656652</text:p>
          </table:table-cell>
          <table:table-cell office:value-type="float" office:value="0.207972">
            <text:p>0.207972</text:p>
          </table:table-cell>
          <table:table-cell office:value-type="float" office:value="18712">
            <text:p>18712</text:p>
          </table:table-cell>
          <table:table-cell office:value-type="float" office:value="47.2">
            <text:p>47.2</text:p>
          </table:table-cell>
          <table:table-cell table:style-name="ce8" office:value-type="time" office:time-value="PT10H01M55S">
            <text:p>10:01:55 AM</text:p>
          </table:table-cell>
          <table:table-cell office:value-type="float" office:value="8">
            <text:p>8</text:p>
          </table:table-cell>
          <table:table-cell office:value-type="float" office:value="6883">
            <text:p>6883</text:p>
          </table:table-cell>
          <table:table-cell office:value-type="float" office:value="-56.625">
            <text:p>-56.6250</text:p>
          </table:table-cell>
          <table:table-cell office:value-type="float" office:value="-8.125">
            <text:p>-8.1250</text:p>
          </table:table-cell>
        </table:table-row>
        <table:table-row table:style-name="ro1">
          <table:table-cell office:value-type="float" office:value="41.656472">
            <text:p>41.656472</text:p>
          </table:table-cell>
          <table:table-cell office:value-type="float" office:value="0.209132">
            <text:p>0.209132</text:p>
          </table:table-cell>
          <table:table-cell office:value-type="float" office:value="18406">
            <text:p>18406</text:p>
          </table:table-cell>
          <table:table-cell office:value-type="float" office:value="22.7">
            <text:p>22.7</text:p>
          </table:table-cell>
          <table:table-cell table:style-name="ce8" office:value-type="time" office:time-value="PT10H02M05S">
            <text:p>10:02:05 AM</text:p>
          </table:table-cell>
          <table:table-cell office:value-type="float" office:value="8">
            <text:p>8</text:p>
          </table:table-cell>
          <table:table-cell office:value-type="float" office:value="7225">
            <text:p>7225</text:p>
          </table:table-cell>
          <table:table-cell office:value-type="float" office:value="-56.4375">
            <text:p>-56.4375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6296">
            <text:p>41.656296</text:p>
          </table:table-cell>
          <table:table-cell office:value-type="float" office:value="0.210384">
            <text:p>0.210384</text:p>
          </table:table-cell>
          <table:table-cell office:value-type="float" office:value="18107">
            <text:p>18107</text:p>
          </table:table-cell>
          <table:table-cell office:value-type="float" office:value="47.4">
            <text:p>47.4</text:p>
          </table:table-cell>
          <table:table-cell table:style-name="ce8" office:value-type="time" office:time-value="PT10H02M15S">
            <text:p>10:02:15 AM</text:p>
          </table:table-cell>
          <table:table-cell office:value-type="float" office:value="8">
            <text:p>8</text:p>
          </table:table-cell>
          <table:table-cell office:value-type="float" office:value="7553">
            <text:p>7553</text:p>
          </table:table-cell>
          <table:table-cell office:value-type="float" office:value="-56.1875">
            <text:p>-56.1875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6448">
            <text:p>41.656448</text:p>
          </table:table-cell>
          <table:table-cell office:value-type="float" office:value="0.211586">
            <text:p>0.211586</text:p>
          </table:table-cell>
          <table:table-cell office:value-type="float" office:value="17819">
            <text:p>17819</text:p>
          </table:table-cell>
          <table:table-cell office:value-type="float" office:value="26.2">
            <text:p>26.2</text:p>
          </table:table-cell>
          <table:table-cell table:style-name="ce8" office:value-type="time" office:time-value="PT10H02M25S">
            <text:p>10:02:25 AM</text:p>
          </table:table-cell>
          <table:table-cell office:value-type="float" office:value="8">
            <text:p>8</text:p>
          </table:table-cell>
          <table:table-cell office:value-type="float" office:value="7903">
            <text:p>7903</text:p>
          </table:table-cell>
          <table:table-cell office:value-type="float" office:value="-56.1875">
            <text:p>-56.1875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6425">
            <text:p>41.656425</text:p>
          </table:table-cell>
          <table:table-cell office:value-type="float" office:value="0.212675">
            <text:p>0.212675</text:p>
          </table:table-cell>
          <table:table-cell office:value-type="float" office:value="17532">
            <text:p>17532</text:p>
          </table:table-cell>
          <table:table-cell office:value-type="float" office:value="29.6">
            <text:p>29.6</text:p>
          </table:table-cell>
          <table:table-cell table:style-name="ce8" office:value-type="time" office:time-value="PT10H02M35S">
            <text:p>10:02:35 AM</text:p>
          </table:table-cell>
          <table:table-cell office:value-type="float" office:value="8">
            <text:p>8</text:p>
          </table:table-cell>
          <table:table-cell office:value-type="float" office:value="8260">
            <text:p>8260</text:p>
          </table:table-cell>
          <table:table-cell office:value-type="float" office:value="-56.6875">
            <text:p>-56.6875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6509">
            <text:p>41.656509</text:p>
          </table:table-cell>
          <table:table-cell office:value-type="float" office:value="0.213576">
            <text:p>0.213576</text:p>
          </table:table-cell>
          <table:table-cell office:value-type="float" office:value="17252">
            <text:p>17252</text:p>
          </table:table-cell>
          <table:table-cell office:value-type="float" office:value="37">
            <text:p>37</text:p>
          </table:table-cell>
          <table:table-cell table:style-name="ce8" office:value-type="time" office:time-value="PT10H02M45S">
            <text:p>10:02:45 AM</text:p>
          </table:table-cell>
          <table:table-cell office:value-type="float" office:value="8">
            <text:p>8</text:p>
          </table:table-cell>
          <table:table-cell office:value-type="float" office:value="8632">
            <text:p>8632</text:p>
          </table:table-cell>
          <table:table-cell office:value-type="float" office:value="-55.125">
            <text:p>-55.1250</text:p>
          </table:table-cell>
          <table:table-cell office:value-type="float" office:value="-8.0625">
            <text:p>-8.0625</text:p>
          </table:table-cell>
        </table:table-row>
        <table:table-row table:style-name="ro1">
          <table:table-cell office:value-type="float" office:value="41.656299">
            <text:p>41.656299</text:p>
          </table:table-cell>
          <table:table-cell office:value-type="float" office:value="0.215231">
            <text:p>0.215231</text:p>
          </table:table-cell>
          <table:table-cell office:value-type="float" office:value="16845">
            <text:p>16845</text:p>
          </table:table-cell>
          <table:table-cell office:value-type="float" office:value="20">
            <text:p>20</text:p>
          </table:table-cell>
          <table:table-cell table:style-name="ce8" office:value-type="time" office:time-value="PT10H03M00S">
            <text:p>10:03:00 AM</text:p>
          </table:table-cell>
          <table:table-cell office:value-type="float" office:value="8">
            <text:p>8</text:p>
          </table:table-cell>
          <table:table-cell office:value-type="float" office:value="9199">
            <text:p>9199</text:p>
          </table:table-cell>
          <table:table-cell office:value-type="float" office:value="-55.25">
            <text:p>-55.2500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6447">
            <text:p>41.656447</text:p>
          </table:table-cell>
          <table:table-cell office:value-type="float" office:value="0.216736">
            <text:p>0.216736</text:p>
          </table:table-cell>
          <table:table-cell office:value-type="float" office:value="16576">
            <text:p>16576</text:p>
          </table:table-cell>
          <table:table-cell office:value-type="float" office:value="64.3">
            <text:p>64.3</text:p>
          </table:table-cell>
          <table:table-cell table:style-name="ce8" office:value-type="time" office:time-value="PT10H03M10S">
            <text:p>10:03:10 AM</text:p>
          </table:table-cell>
          <table:table-cell office:value-type="float" office:value="8">
            <text:p>8</text:p>
          </table:table-cell>
          <table:table-cell office:value-type="float" office:value="9583">
            <text:p>9583</text:p>
          </table:table-cell>
          <table:table-cell office:value-type="float" office:value="-56.6875">
            <text:p>-56.6875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6649">
            <text:p>41.656649</text:p>
          </table:table-cell>
          <table:table-cell office:value-type="float" office:value="0.218873">
            <text:p>0.218873</text:p>
          </table:table-cell>
          <table:table-cell office:value-type="float" office:value="16326">
            <text:p>16326</text:p>
          </table:table-cell>
          <table:table-cell office:value-type="float" office:value="58.9">
            <text:p>58.9</text:p>
          </table:table-cell>
          <table:table-cell table:style-name="ce8" office:value-type="time" office:time-value="PT10H03M20S">
            <text:p>10:03:20 AM</text:p>
          </table:table-cell>
          <table:table-cell office:value-type="float" office:value="8">
            <text:p>8</text:p>
          </table:table-cell>
          <table:table-cell office:value-type="float" office:value="9957">
            <text:p>9957</text:p>
          </table:table-cell>
          <table:table-cell office:value-type="float" office:value="-56.125">
            <text:p>-56.1250</text:p>
          </table:table-cell>
          <table:table-cell office:value-type="float" office:value="-9.9375">
            <text:p>-9.9375</text:p>
          </table:table-cell>
        </table:table-row>
        <table:table-row table:style-name="ro1">
          <table:table-cell office:value-type="float" office:value="41.657068">
            <text:p>41.657068</text:p>
          </table:table-cell>
          <table:table-cell office:value-type="float" office:value="0.220543">
            <text:p>0.220543</text:p>
          </table:table-cell>
          <table:table-cell office:value-type="float" office:value="16078">
            <text:p>16078</text:p>
          </table:table-cell>
          <table:table-cell office:value-type="float" office:value="54.4">
            <text:p>54.4</text:p>
          </table:table-cell>
          <table:table-cell table:style-name="ce8" office:value-type="time" office:time-value="PT10H03M30S">
            <text:p>10:03:30 AM</text:p>
          </table:table-cell>
          <table:table-cell office:value-type="float" office:value="8">
            <text:p>8</text:p>
          </table:table-cell>
          <table:table-cell office:value-type="float" office:value="10362">
            <text:p>10362</text:p>
          </table:table-cell>
          <table:table-cell office:value-type="float" office:value="-57.9375">
            <text:p>-57.9375</text:p>
          </table:table-cell>
          <table:table-cell office:value-type="float" office:value="-8">
            <text:p>-8.0000</text:p>
          </table:table-cell>
        </table:table-row>
        <table:table-row table:style-name="ro1">
          <table:table-cell office:value-type="float" office:value="41.657002">
            <text:p>41.657002</text:p>
          </table:table-cell>
          <table:table-cell office:value-type="float" office:value="0.221883">
            <text:p>0.221883</text:p>
          </table:table-cell>
          <table:table-cell office:value-type="float" office:value="15827">
            <text:p>15827</text:p>
          </table:table-cell>
          <table:table-cell office:value-type="float" office:value="54">
            <text:p>54</text:p>
          </table:table-cell>
          <table:table-cell table:style-name="ce8" office:value-type="time" office:time-value="PT10H03M40S">
            <text:p>10:03:40 AM</text:p>
          </table:table-cell>
          <table:table-cell office:value-type="float" office:value="8">
            <text:p>8</text:p>
          </table:table-cell>
          <table:table-cell office:value-type="float" office:value="10768">
            <text:p>10768</text:p>
          </table:table-cell>
          <table:table-cell office:value-type="float" office:value="-57.6875">
            <text:p>-57.6875</text:p>
          </table:table-cell>
          <table:table-cell office:value-type="float" office:value="-9.9375">
            <text:p>-9.9375</text:p>
          </table:table-cell>
        </table:table-row>
        <table:table-row table:style-name="ro1">
          <table:table-cell office:value-type="float" office:value="41.657168">
            <text:p>41.657168</text:p>
          </table:table-cell>
          <table:table-cell office:value-type="float" office:value="0.223546">
            <text:p>0.223546</text:p>
          </table:table-cell>
          <table:table-cell office:value-type="float" office:value="15587">
            <text:p>15587</text:p>
          </table:table-cell>
          <table:table-cell office:value-type="float" office:value="55.4">
            <text:p>55.4</text:p>
          </table:table-cell>
          <table:table-cell table:style-name="ce8" office:value-type="time" office:time-value="PT10H03M50S">
            <text:p>10:03:50 AM</text:p>
          </table:table-cell>
          <table:table-cell office:value-type="float" office:value="8">
            <text:p>8</text:p>
          </table:table-cell>
          <table:table-cell office:value-type="float" office:value="11186">
            <text:p>11186</text:p>
          </table:table-cell>
          <table:table-cell office:value-type="float" office:value="-57.5625">
            <text:p>-57.5625</text:p>
          </table:table-cell>
          <table:table-cell office:value-type="float" office:value="-9.8125">
            <text:p>-9.8125</text:p>
          </table:table-cell>
        </table:table-row>
        <table:table-row table:style-name="ro1">
          <table:table-cell office:value-type="float" office:value="41.657604">
            <text:p>41.657604</text:p>
          </table:table-cell>
          <table:table-cell office:value-type="float" office:value="0.225314">
            <text:p>0.225314</text:p>
          </table:table-cell>
          <table:table-cell office:value-type="float" office:value="15350">
            <text:p>15350</text:p>
          </table:table-cell>
          <table:table-cell office:value-type="float" office:value="64.4">
            <text:p>64.4</text:p>
          </table:table-cell>
          <table:table-cell table:style-name="ce8" office:value-type="time" office:time-value="PT10H04M00S">
            <text:p>10:04:00 AM</text:p>
          </table:table-cell>
          <table:table-cell office:value-type="float" office:value="8">
            <text:p>8</text:p>
          </table:table-cell>
          <table:table-cell office:value-type="float" office:value="11604">
            <text:p>11604</text:p>
          </table:table-cell>
          <table:table-cell office:value-type="float" office:value="-57.8125">
            <text:p>-57.8125</text:p>
          </table:table-cell>
          <table:table-cell office:value-type="float" office:value="-9.8125">
            <text:p>-9.8125</text:p>
          </table:table-cell>
        </table:table-row>
        <table:table-row table:style-name="ro1">
          <table:table-cell office:value-type="float" office:value="41.658344">
            <text:p>41.658344</text:p>
          </table:table-cell>
          <table:table-cell office:value-type="float" office:value="0.226775">
            <text:p>0.226775</text:p>
          </table:table-cell>
          <table:table-cell office:value-type="float" office:value="15112">
            <text:p>15112</text:p>
          </table:table-cell>
          <table:table-cell office:value-type="float" office:value="58.6">
            <text:p>58.6</text:p>
          </table:table-cell>
          <table:table-cell table:style-name="ce8" office:value-type="time" office:time-value="PT10H04M10S">
            <text:p>10:04:10 AM</text:p>
          </table:table-cell>
          <table:table-cell office:value-type="float" office:value="8">
            <text:p>8</text:p>
          </table:table-cell>
          <table:table-cell office:value-type="float" office:value="12039">
            <text:p>12039</text:p>
          </table:table-cell>
          <table:table-cell office:value-type="float" office:value="-56.75">
            <text:p>-56.7500</text:p>
          </table:table-cell>
          <table:table-cell office:value-type="float" office:value="-9.8125">
            <text:p>-9.8125</text:p>
          </table:table-cell>
        </table:table-row>
        <table:table-row table:style-name="ro1">
          <table:table-cell office:value-type="float" office:value="41.659245">
            <text:p>41.659245</text:p>
          </table:table-cell>
          <table:table-cell office:value-type="float" office:value="0.229193">
            <text:p>0.229193</text:p>
          </table:table-cell>
          <table:table-cell office:value-type="float" office:value="14762">
            <text:p>14762</text:p>
          </table:table-cell>
          <table:table-cell office:value-type="float" office:value="33.1">
            <text:p>33.1</text:p>
          </table:table-cell>
          <table:table-cell table:style-name="ce8" office:value-type="time" office:time-value="PT10H04M25S">
            <text:p>10:04:25 AM</text:p>
          </table:table-cell>
          <table:table-cell office:value-type="float" office:value="8">
            <text:p>8</text:p>
          </table:table-cell>
          <table:table-cell office:value-type="float" office:value="12706">
            <text:p>12706</text:p>
          </table:table-cell>
          <table:table-cell office:value-type="float" office:value="-54.25">
            <text:p>-54.2500</text:p>
          </table:table-cell>
          <table:table-cell office:value-type="float" office:value="-9.6875">
            <text:p>-9.6875</text:p>
          </table:table-cell>
        </table:table-row>
        <table:table-row table:style-name="ro1">
          <table:table-cell office:value-type="float" office:value="41.659602">
            <text:p>41.659602</text:p>
          </table:table-cell>
          <table:table-cell office:value-type="float" office:value="0.230711">
            <text:p>0.230711</text:p>
          </table:table-cell>
          <table:table-cell office:value-type="float" office:value="14535">
            <text:p>14535</text:p>
          </table:table-cell>
          <table:table-cell office:value-type="float" office:value="32.1">
            <text:p>32.1</text:p>
          </table:table-cell>
          <table:table-cell table:style-name="ce8" office:value-type="time" office:time-value="PT10H04M35S">
            <text:p>10:04:35 AM</text:p>
          </table:table-cell>
          <table:table-cell office:value-type="float" office:value="8">
            <text:p>8</text:p>
          </table:table-cell>
          <table:table-cell office:value-type="float" office:value="13158">
            <text:p>13158</text:p>
          </table:table-cell>
          <table:table-cell office:value-type="float" office:value="-54.125">
            <text:p>-54.1250</text:p>
          </table:table-cell>
          <table:table-cell office:value-type="float" office:value="-9.6875">
            <text:p>-9.6875</text:p>
          </table:table-cell>
        </table:table-row>
        <table:table-row table:style-name="ro1">
          <table:table-cell office:value-type="float" office:value="41.660223">
            <text:p>41.660223</text:p>
          </table:table-cell>
          <table:table-cell office:value-type="float" office:value="0.23221">
            <text:p>0.232210</text:p>
          </table:table-cell>
          <table:table-cell office:value-type="float" office:value="14315">
            <text:p>14315</text:p>
          </table:table-cell>
          <table:table-cell office:value-type="float" office:value="50.7">
            <text:p>50.7</text:p>
          </table:table-cell>
          <table:table-cell table:style-name="ce8" office:value-type="time" office:time-value="PT10H04M45S">
            <text:p>10:04:45 AM</text:p>
          </table:table-cell>
          <table:table-cell office:value-type="float" office:value="8">
            <text:p>8</text:p>
          </table:table-cell>
          <table:table-cell office:value-type="float" office:value="13604">
            <text:p>13604</text:p>
          </table:table-cell>
          <table:table-cell office:value-type="float" office:value="-53.125">
            <text:p>-53.1250</text:p>
          </table:table-cell>
          <table:table-cell office:value-type="float" office:value="-9.5625">
            <text:p>-9.5625</text:p>
          </table:table-cell>
        </table:table-row>
        <table:table-row table:style-name="ro1">
          <table:table-cell office:value-type="float" office:value="41.660669">
            <text:p>41.660669</text:p>
          </table:table-cell>
          <table:table-cell office:value-type="float" office:value="0.233261">
            <text:p>0.233261</text:p>
          </table:table-cell>
          <table:table-cell office:value-type="float" office:value="14087">
            <text:p>14087</text:p>
          </table:table-cell>
          <table:table-cell office:value-type="float" office:value="50.2">
            <text:p>50.2</text:p>
          </table:table-cell>
          <table:table-cell table:style-name="ce8" office:value-type="time" office:time-value="PT10H04M55S">
            <text:p>10:04:55 AM</text:p>
          </table:table-cell>
          <table:table-cell office:value-type="float" office:value="8">
            <text:p>8</text:p>
          </table:table-cell>
          <table:table-cell office:value-type="float" office:value="14101">
            <text:p>14101</text:p>
          </table:table-cell>
          <table:table-cell office:value-type="float" office:value="-54.4375">
            <text:p>-54.4375</text:p>
          </table:table-cell>
          <table:table-cell office:value-type="float" office:value="-9.5625">
            <text:p>-9.5625</text:p>
          </table:table-cell>
        </table:table-row>
        <table:table-row table:style-name="ro1">
          <table:table-cell office:value-type="float" office:value="41.661044">
            <text:p>41.661044</text:p>
          </table:table-cell>
          <table:table-cell office:value-type="float" office:value="0.23475">
            <text:p>0.234750</text:p>
          </table:table-cell>
          <table:table-cell office:value-type="float" office:value="13871">
            <text:p>13871</text:p>
          </table:table-cell>
          <table:table-cell office:value-type="float" office:value="57.4">
            <text:p>57.4</text:p>
          </table:table-cell>
          <table:table-cell table:style-name="ce8" office:value-type="time" office:time-value="PT10H05M05S">
            <text:p>10:05:05 AM</text:p>
          </table:table-cell>
          <table:table-cell office:value-type="float" office:value="8">
            <text:p>8</text:p>
          </table:table-cell>
          <table:table-cell office:value-type="float" office:value="14564">
            <text:p>14564</text:p>
          </table:table-cell>
          <table:table-cell office:value-type="float" office:value="-54.6875">
            <text:p>-54.6875</text:p>
          </table:table-cell>
          <table:table-cell office:value-type="float" office:value="-9.5">
            <text:p>-9.5000</text:p>
          </table:table-cell>
        </table:table-row>
        <table:table-row table:style-name="ro1">
          <table:table-cell office:value-type="float" office:value="41.661524">
            <text:p>41.661524</text:p>
          </table:table-cell>
          <table:table-cell office:value-type="float" office:value="0.235923">
            <text:p>0.235923</text:p>
          </table:table-cell>
          <table:table-cell office:value-type="float" office:value="13656">
            <text:p>13656</text:p>
          </table:table-cell>
          <table:table-cell office:value-type="float" office:value="29.8">
            <text:p>29.8</text:p>
          </table:table-cell>
          <table:table-cell table:style-name="ce8" office:value-type="time" office:time-value="PT10H05M15S">
            <text:p>10:05:15 AM</text:p>
          </table:table-cell>
          <table:table-cell office:value-type="float" office:value="8">
            <text:p>8</text:p>
          </table:table-cell>
          <table:table-cell office:value-type="float" office:value="15070">
            <text:p>15070</text:p>
          </table:table-cell>
          <table:table-cell office:value-type="float" office:value="-53.1875">
            <text:p>-53.1875</text:p>
          </table:table-cell>
          <table:table-cell office:value-type="float" office:value="-9.4375">
            <text:p>-9.4375</text:p>
          </table:table-cell>
        </table:table-row>
        <table:table-row table:style-name="ro1">
          <table:table-cell office:value-type="float" office:value="41.662058">
            <text:p>41.662058</text:p>
          </table:table-cell>
          <table:table-cell office:value-type="float" office:value="0.236889">
            <text:p>0.236889</text:p>
          </table:table-cell>
          <table:table-cell office:value-type="float" office:value="13440">
            <text:p>13440</text:p>
          </table:table-cell>
          <table:table-cell office:value-type="float" office:value="24.2">
            <text:p>24.2</text:p>
          </table:table-cell>
          <table:table-cell table:style-name="ce8" office:value-type="time" office:time-value="PT10H05M25S">
            <text:p>10:05:25 AM</text:p>
          </table:table-cell>
          <table:table-cell office:value-type="float" office:value="8">
            <text:p>8</text:p>
          </table:table-cell>
          <table:table-cell office:value-type="float" office:value="15580">
            <text:p>15580</text:p>
          </table:table-cell>
          <table:table-cell office:value-type="float" office:value="-53.1875">
            <text:p>-53.1875</text:p>
          </table:table-cell>
          <table:table-cell office:value-type="float" office:value="-9.375">
            <text:p>-9.3750</text:p>
          </table:table-cell>
        </table:table-row>
        <table:table-row table:style-name="ro1">
          <table:table-cell office:value-type="float" office:value="41.662529">
            <text:p>41.662529</text:p>
          </table:table-cell>
          <table:table-cell office:value-type="float" office:value="0.237625">
            <text:p>0.237625</text:p>
          </table:table-cell>
          <table:table-cell office:value-type="float" office:value="13239">
            <text:p>13239</text:p>
          </table:table-cell>
          <table:table-cell office:value-type="float" office:value="35.8">
            <text:p>35.8</text:p>
          </table:table-cell>
          <table:table-cell table:style-name="ce8" office:value-type="time" office:time-value="PT10H05M35S">
            <text:p>10:05:35 AM</text:p>
          </table:table-cell>
          <table:table-cell office:value-type="float" office:value="8">
            <text:p>8</text:p>
          </table:table-cell>
          <table:table-cell office:value-type="float" office:value="16071">
            <text:p>16071</text:p>
          </table:table-cell>
          <table:table-cell office:value-type="float" office:value="-0">
            <text:p>0.0000</text:p>
          </table:table-cell>
          <table:table-cell office:value-type="float" office:value="-9.25">
            <text:p>-9.2500</text:p>
          </table:table-cell>
        </table:table-row>
        <table:table-row table:style-name="ro1">
          <table:table-cell office:value-type="float" office:value="41.66319">
            <text:p>41.663190</text:p>
          </table:table-cell>
          <table:table-cell office:value-type="float" office:value="0.238914">
            <text:p>0.238914</text:p>
          </table:table-cell>
          <table:table-cell office:value-type="float" office:value="12938">
            <text:p>12938</text:p>
          </table:table-cell>
          <table:table-cell office:value-type="float" office:value="25.5">
            <text:p>25.5</text:p>
          </table:table-cell>
          <table:table-cell table:style-name="ce8" office:value-type="time" office:time-value="PT10H05M50S">
            <text:p>10:05:50 AM</text:p>
          </table:table-cell>
          <table:table-cell office:value-type="float" office:value="8">
            <text:p>8</text:p>
          </table:table-cell>
          <table:table-cell office:value-type="float" office:value="16823">
            <text:p>16823</text:p>
          </table:table-cell>
          <table:table-cell office:value-type="float" office:value="-54.8125">
            <text:p>-54.8125</text:p>
          </table:table-cell>
          <table:table-cell office:value-type="float" office:value="-9.1875">
            <text:p>-9.1875</text:p>
          </table:table-cell>
        </table:table-row>
        <table:table-row table:style-name="ro1">
          <table:table-cell office:value-type="float" office:value="41.663743">
            <text:p>41.663743</text:p>
          </table:table-cell>
          <table:table-cell office:value-type="float" office:value="0.239571">
            <text:p>0.239571</text:p>
          </table:table-cell>
          <table:table-cell office:value-type="float" office:value="12741">
            <text:p>12741</text:p>
          </table:table-cell>
          <table:table-cell office:value-type="float" office:value="39.1">
            <text:p>39.1</text:p>
          </table:table-cell>
          <table:table-cell table:style-name="ce8" office:value-type="time" office:time-value="PT10H06M00S">
            <text:p>10:06:00 AM</text:p>
          </table:table-cell>
          <table:table-cell office:value-type="float" office:value="8">
            <text:p>8</text:p>
          </table:table-cell>
          <table:table-cell office:value-type="float" office:value="17364">
            <text:p>17364</text:p>
          </table:table-cell>
          <table:table-cell office:value-type="float" office:value="-53.3125">
            <text:p>-53.3125</text:p>
          </table:table-cell>
          <table:table-cell office:value-type="float" office:value="-9.125">
            <text:p>-9.1250</text:p>
          </table:table-cell>
        </table:table-row>
        <table:table-row table:style-name="ro1">
          <table:table-cell office:value-type="float" office:value="41.664244">
            <text:p>41.664244</text:p>
          </table:table-cell>
          <table:table-cell office:value-type="float" office:value="0.240165">
            <text:p>0.240165</text:p>
          </table:table-cell>
          <table:table-cell office:value-type="float" office:value="12544">
            <text:p>12544</text:p>
          </table:table-cell>
          <table:table-cell office:value-type="float" office:value="20.7">
            <text:p>20.7</text:p>
          </table:table-cell>
          <table:table-cell table:style-name="ce8" office:value-type="time" office:time-value="PT10H06M10S">
            <text:p>10:06:10 AM</text:p>
          </table:table-cell>
          <table:table-cell office:value-type="float" office:value="8">
            <text:p>8</text:p>
          </table:table-cell>
          <table:table-cell office:value-type="float" office:value="17905">
            <text:p>17905</text:p>
          </table:table-cell>
          <table:table-cell office:value-type="float" office:value="-54.625">
            <text:p>-54.6250</text:p>
          </table:table-cell>
          <table:table-cell office:value-type="float" office:value="-9.0625">
            <text:p>-9.0625</text:p>
          </table:table-cell>
        </table:table-row>
        <table:table-row table:style-name="ro1">
          <table:table-cell office:value-type="float" office:value="41.664828">
            <text:p>41.664828</text:p>
          </table:table-cell>
          <table:table-cell office:value-type="float" office:value="0.241022">
            <text:p>0.241022</text:p>
          </table:table-cell>
          <table:table-cell office:value-type="float" office:value="12352">
            <text:p>12352</text:p>
          </table:table-cell>
          <table:table-cell office:value-type="float" office:value="47">
            <text:p>47</text:p>
          </table:table-cell>
          <table:table-cell table:style-name="ce8" office:value-type="time" office:time-value="PT10H06M20S">
            <text:p>10:06:20 AM</text:p>
          </table:table-cell>
          <table:table-cell office:value-type="float" office:value="8">
            <text:p>8</text:p>
          </table:table-cell>
          <table:table-cell office:value-type="float" office:value="18459">
            <text:p>18459</text:p>
          </table:table-cell>
          <table:table-cell office:value-type="float" office:value="-54.1875">
            <text:p>-54.1875</text:p>
          </table:table-cell>
          <table:table-cell office:value-type="float" office:value="-9">
            <text:p>-9.0000</text:p>
          </table:table-cell>
        </table:table-row>
        <table:table-row table:style-name="ro1">
          <table:table-cell office:value-type="float" office:value="41.665481">
            <text:p>41.665481</text:p>
          </table:table-cell>
          <table:table-cell office:value-type="float" office:value="0.241655">
            <text:p>0.241655</text:p>
          </table:table-cell>
          <table:table-cell office:value-type="float" office:value="12162">
            <text:p>12162</text:p>
          </table:table-cell>
          <table:table-cell office:value-type="float" office:value="28.4">
            <text:p>28.4</text:p>
          </table:table-cell>
          <table:table-cell table:style-name="ce8" office:value-type="time" office:time-value="PT10H06M30S">
            <text:p>10:06:30 AM</text:p>
          </table:table-cell>
          <table:table-cell office:value-type="float" office:value="8">
            <text:p>8</text:p>
          </table:table-cell>
          <table:table-cell office:value-type="float" office:value="19016">
            <text:p>19016</text:p>
          </table:table-cell>
          <table:table-cell office:value-type="float" office:value="-54.25">
            <text:p>-54.2500</text:p>
          </table:table-cell>
          <table:table-cell office:value-type="float" office:value="-10.875">
            <text:p>-10.8750</text:p>
          </table:table-cell>
        </table:table-row>
        <table:table-row table:style-name="ro1">
          <table:table-cell office:value-type="float" office:value="41.666312">
            <text:p>41.666312</text:p>
          </table:table-cell>
          <table:table-cell office:value-type="float" office:value="0.242487">
            <text:p>0.242487</text:p>
          </table:table-cell>
          <table:table-cell office:value-type="float" office:value="11976">
            <text:p>11976</text:p>
          </table:table-cell>
          <table:table-cell office:value-type="float" office:value="57.8">
            <text:p>57.8</text:p>
          </table:table-cell>
          <table:table-cell table:style-name="ce8" office:value-type="time" office:time-value="PT10H06M40S">
            <text:p>10:06:40 AM</text:p>
          </table:table-cell>
          <table:table-cell office:value-type="float" office:value="8">
            <text:p>8</text:p>
          </table:table-cell>
          <table:table-cell office:value-type="float" office:value="19569">
            <text:p>19569</text:p>
          </table:table-cell>
          <table:table-cell office:value-type="float" office:value="-54.1875">
            <text:p>-54.1875</text:p>
          </table:table-cell>
          <table:table-cell office:value-type="float" office:value="-10.875">
            <text:p>-10.8750</text:p>
          </table:table-cell>
        </table:table-row>
        <table:table-row table:style-name="ro1">
          <table:table-cell office:value-type="float" office:value="41.667436">
            <text:p>41.667436</text:p>
          </table:table-cell>
          <table:table-cell office:value-type="float" office:value="0.242922">
            <text:p>0.242922</text:p>
          </table:table-cell>
          <table:table-cell office:value-type="float" office:value="11790">
            <text:p>11790</text:p>
          </table:table-cell>
          <table:table-cell office:value-type="float" office:value="43.9">
            <text:p>43.9</text:p>
          </table:table-cell>
          <table:table-cell table:style-name="ce8" office:value-type="time" office:time-value="PT10H06M50S">
            <text:p>10:06:50 AM</text:p>
          </table:table-cell>
          <table:table-cell office:value-type="float" office:value="8">
            <text:p>8</text:p>
          </table:table-cell>
          <table:table-cell office:value-type="float" office:value="20158">
            <text:p>20158</text:p>
          </table:table-cell>
          <table:table-cell office:value-type="float" office:value="-54.25">
            <text:p>-54.2500</text:p>
          </table:table-cell>
          <table:table-cell office:value-type="float" office:value="-10.75">
            <text:p>-10.7500</text:p>
          </table:table-cell>
        </table:table-row>
        <table:table-row table:style-name="ro1">
          <table:table-cell office:value-type="float" office:value="41.668328">
            <text:p>41.668328</text:p>
          </table:table-cell>
          <table:table-cell office:value-type="float" office:value="0.243053">
            <text:p>0.243053</text:p>
          </table:table-cell>
          <table:table-cell office:value-type="float" office:value="11610">
            <text:p>11610</text:p>
          </table:table-cell>
          <table:table-cell office:value-type="float" office:value="25.7">
            <text:p>25.7</text:p>
          </table:table-cell>
          <table:table-cell table:style-name="ce8" office:value-type="time" office:time-value="PT10H07M00S">
            <text:p>10:07:00 AM</text:p>
          </table:table-cell>
          <table:table-cell office:value-type="float" office:value="8">
            <text:p>8</text:p>
          </table:table-cell>
          <table:table-cell office:value-type="float" office:value="20711">
            <text:p>20711</text:p>
          </table:table-cell>
          <table:table-cell office:value-type="float" office:value="-54.875">
            <text:p>-54.8750</text:p>
          </table:table-cell>
          <table:table-cell office:value-type="float" office:value="-10.6875">
            <text:p>-10.6875</text:p>
          </table:table-cell>
        </table:table-row>
        <table:table-row table:style-name="ro1">
          <table:table-cell office:value-type="float" office:value="41.669524">
            <text:p>41.669524</text:p>
          </table:table-cell>
          <table:table-cell office:value-type="float" office:value="0.243524">
            <text:p>0.243524</text:p>
          </table:table-cell>
          <table:table-cell office:value-type="float" office:value="11435">
            <text:p>11435</text:p>
          </table:table-cell>
          <table:table-cell office:value-type="float" office:value="56.4">
            <text:p>56.4</text:p>
          </table:table-cell>
          <table:table-cell table:style-name="ce8" office:value-type="time" office:time-value="PT10H07M10S">
            <text:p>10:07:10 AM</text:p>
          </table:table-cell>
          <table:table-cell office:value-type="float" office:value="8">
            <text:p>8</text:p>
          </table:table-cell>
          <table:table-cell office:value-type="float" office:value="21289">
            <text:p>21289</text:p>
          </table:table-cell>
          <table:table-cell office:value-type="float" office:value="-54.5625">
            <text:p>-54.5625</text:p>
          </table:table-cell>
          <table:table-cell office:value-type="float" office:value="-10.6875">
            <text:p>-10.6875</text:p>
          </table:table-cell>
        </table:table-row>
        <table:table-row table:style-name="ro1">
          <table:table-cell office:value-type="float" office:value="41.671126">
            <text:p>41.671126</text:p>
          </table:table-cell>
          <table:table-cell office:value-type="float" office:value="0.2432">
            <text:p>0.243200</text:p>
          </table:table-cell>
          <table:table-cell office:value-type="float" office:value="11265">
            <text:p>11265</text:p>
          </table:table-cell>
          <table:table-cell office:value-type="float" office:value="46.1">
            <text:p>46.1</text:p>
          </table:table-cell>
          <table:table-cell table:style-name="ce8" office:value-type="time" office:time-value="PT10H07M20S">
            <text:p>10:07:20 AM</text:p>
          </table:table-cell>
          <table:table-cell office:value-type="float" office:value="8">
            <text:p>8</text:p>
          </table:table-cell>
          <table:table-cell office:value-type="float" office:value="21853">
            <text:p>21853</text:p>
          </table:table-cell>
          <table:table-cell office:value-type="float" office:value="-54.375">
            <text:p>-54.3750</text:p>
          </table:table-cell>
          <table:table-cell office:value-type="float" office:value="-10.5625">
            <text:p>-10.5625</text:p>
          </table:table-cell>
        </table:table-row>
        <table:table-row table:style-name="ro1">
          <table:table-cell office:value-type="float" office:value="41.672268">
            <text:p>41.672268</text:p>
          </table:table-cell>
          <table:table-cell office:value-type="float" office:value="0.242596">
            <text:p>0.242596</text:p>
          </table:table-cell>
          <table:table-cell office:value-type="float" office:value="11096">
            <text:p>11096</text:p>
          </table:table-cell>
          <table:table-cell office:value-type="float" office:value="36.1">
            <text:p>36.1</text:p>
          </table:table-cell>
          <table:table-cell table:style-name="ce8" office:value-type="time" office:time-value="PT10H07M30S">
            <text:p>10:07:30 AM</text:p>
          </table:table-cell>
          <table:table-cell office:value-type="float" office:value="8">
            <text:p>8</text:p>
          </table:table-cell>
          <table:table-cell office:value-type="float" office:value="22479">
            <text:p>22479</text:p>
          </table:table-cell>
          <table:table-cell office:value-type="float" office:value="-55.1875">
            <text:p>-55.1875</text:p>
          </table:table-cell>
          <table:table-cell office:value-type="float" office:value="-10.4375">
            <text:p>-10.4375</text:p>
          </table:table-cell>
        </table:table-row>
        <table:table-row table:style-name="ro1">
          <table:table-cell office:value-type="float" office:value="41.673924">
            <text:p>41.673924</text:p>
          </table:table-cell>
          <table:table-cell office:value-type="float" office:value="0.241696">
            <text:p>0.241696</text:p>
          </table:table-cell>
          <table:table-cell office:value-type="float" office:value="10846">
            <text:p>10846</text:p>
          </table:table-cell>
          <table:table-cell office:value-type="float" office:value="43.7">
            <text:p>43.7</text:p>
          </table:table-cell>
          <table:table-cell table:style-name="ce8" office:value-type="time" office:time-value="PT10H07M45S">
            <text:p>10:07:45 AM</text:p>
          </table:table-cell>
          <table:table-cell office:value-type="float" office:value="8">
            <text:p>8</text:p>
          </table:table-cell>
          <table:table-cell office:value-type="float" office:value="23363">
            <text:p>23363</text:p>
          </table:table-cell>
          <table:table-cell office:value-type="float" office:value="-55">
            <text:p>-55.0000</text:p>
          </table:table-cell>
          <table:table-cell office:value-type="float" office:value="-10.3125">
            <text:p>-10.3125</text:p>
          </table:table-cell>
        </table:table-row>
        <table:table-row table:style-name="ro1">
          <table:table-cell office:value-type="float" office:value="41.675512">
            <text:p>41.675512</text:p>
          </table:table-cell>
          <table:table-cell office:value-type="float" office:value="0.240781">
            <text:p>0.240781</text:p>
          </table:table-cell>
          <table:table-cell office:value-type="float" office:value="10682">
            <text:p>10682</text:p>
          </table:table-cell>
          <table:table-cell office:value-type="float" office:value="54.8">
            <text:p>54.8</text:p>
          </table:table-cell>
          <table:table-cell table:style-name="ce8" office:value-type="time" office:time-value="PT10H07M55S">
            <text:p>10:07:55 AM</text:p>
          </table:table-cell>
          <table:table-cell office:value-type="float" office:value="8">
            <text:p>8</text:p>
          </table:table-cell>
          <table:table-cell office:value-type="float" office:value="23975">
            <text:p>23975</text:p>
          </table:table-cell>
          <table:table-cell office:value-type="float" office:value="-56.4375">
            <text:p>-56.4375</text:p>
          </table:table-cell>
          <table:table-cell office:value-type="float" office:value="-10.1875">
            <text:p>-10.1875</text:p>
          </table:table-cell>
        </table:table-row>
        <table:table-row table:style-name="ro1">
          <table:table-cell office:value-type="float" office:value="41.676793">
            <text:p>41.676793</text:p>
          </table:table-cell>
          <table:table-cell office:value-type="float" office:value="0.239837">
            <text:p>0.239837</text:p>
          </table:table-cell>
          <table:table-cell office:value-type="float" office:value="10519">
            <text:p>10519</text:p>
          </table:table-cell>
          <table:table-cell office:value-type="float" office:value="60.1">
            <text:p>60.1</text:p>
          </table:table-cell>
          <table:table-cell table:style-name="ce8" office:value-type="time" office:time-value="PT10H08M05S">
            <text:p>10:08:05 AM</text:p>
          </table:table-cell>
          <table:table-cell office:value-type="float" office:value="8">
            <text:p>8</text:p>
          </table:table-cell>
          <table:table-cell office:value-type="float" office:value="24634">
            <text:p>24634</text:p>
          </table:table-cell>
          <table:table-cell office:value-type="float" office:value="-57.0625">
            <text:p>-57.0625</text:p>
          </table:table-cell>
          <table:table-cell office:value-type="float" office:value="-10.125">
            <text:p>-10.1250</text:p>
          </table:table-cell>
        </table:table-row>
        <table:table-row table:style-name="ro1">
          <table:table-cell office:value-type="float" office:value="41.677858">
            <text:p>41.677858</text:p>
          </table:table-cell>
          <table:table-cell office:value-type="float" office:value="0.23907">
            <text:p>0.239070</text:p>
          </table:table-cell>
          <table:table-cell office:value-type="float" office:value="10352">
            <text:p>10352</text:p>
          </table:table-cell>
          <table:table-cell office:value-type="float" office:value="60.2">
            <text:p>60.2</text:p>
          </table:table-cell>
          <table:table-cell table:style-name="ce8" office:value-type="time" office:time-value="PT10H08M15S">
            <text:p>10:08:15 AM</text:p>
          </table:table-cell>
          <table:table-cell office:value-type="float" office:value="8">
            <text:p>8</text:p>
          </table:table-cell>
          <table:table-cell office:value-type="float" office:value="25290">
            <text:p>25290</text:p>
          </table:table-cell>
          <table:table-cell office:value-type="float" office:value="-57.75">
            <text:p>-57.7500</text:p>
          </table:table-cell>
          <table:table-cell office:value-type="float" office:value="-10.0625">
            <text:p>-10.0625</text:p>
          </table:table-cell>
        </table:table-row>
        <table:table-row table:style-name="ro1">
          <table:table-cell office:value-type="float" office:value="41.678776">
            <text:p>41.678776</text:p>
          </table:table-cell>
          <table:table-cell office:value-type="float" office:value="0.238333">
            <text:p>0.238333</text:p>
          </table:table-cell>
          <table:table-cell office:value-type="float" office:value="10200">
            <text:p>10200</text:p>
          </table:table-cell>
          <table:table-cell office:value-type="float" office:value="53">
            <text:p>53</text:p>
          </table:table-cell>
          <table:table-cell table:style-name="ce8" office:value-type="time" office:time-value="PT10H08M25S">
            <text:p>10:08:25 AM</text:p>
          </table:table-cell>
          <table:table-cell office:value-type="float" office:value="8">
            <text:p>8</text:p>
          </table:table-cell>
          <table:table-cell office:value-type="float" office:value="25887">
            <text:p>25887</text:p>
          </table:table-cell>
          <table:table-cell office:value-type="float" office:value="-57.875">
            <text:p>-57.8750</text:p>
          </table:table-cell>
          <table:table-cell office:value-type="float" office:value="-11.9375">
            <text:p>-11.9375</text:p>
          </table:table-cell>
        </table:table-row>
        <table:table-row table:style-name="ro1">
          <table:table-cell office:value-type="float" office:value="41.679946">
            <text:p>41.679946</text:p>
          </table:table-cell>
          <table:table-cell office:value-type="float" office:value="0.237533">
            <text:p>0.237533</text:p>
          </table:table-cell>
          <table:table-cell office:value-type="float" office:value="10042">
            <text:p>10042</text:p>
          </table:table-cell>
          <table:table-cell office:value-type="float" office:value="42.1">
            <text:p>42.1</text:p>
          </table:table-cell>
          <table:table-cell table:style-name="ce8" office:value-type="time" office:time-value="PT10H08M35S">
            <text:p>10:08:35 AM</text:p>
          </table:table-cell>
          <table:table-cell office:value-type="float" office:value="8">
            <text:p>8</text:p>
          </table:table-cell>
          <table:table-cell office:value-type="float" office:value="26556">
            <text:p>26556</text:p>
          </table:table-cell>
          <table:table-cell office:value-type="float" office:value="-55.1875">
            <text:p>-55.1875</text:p>
          </table:table-cell>
          <table:table-cell office:value-type="float" office:value="-11.875">
            <text:p>-11.8750</text:p>
          </table:table-cell>
        </table:table-row>
        <table:table-row table:style-name="ro1">
          <table:table-cell office:value-type="float" office:value="41.681154">
            <text:p>41.681154</text:p>
          </table:table-cell>
          <table:table-cell office:value-type="float" office:value="0.236623">
            <text:p>0.236623</text:p>
          </table:table-cell>
          <table:table-cell office:value-type="float" office:value="9880">
            <text:p>9880</text:p>
          </table:table-cell>
          <table:table-cell office:value-type="float" office:value="43.5">
            <text:p>43.5</text:p>
          </table:table-cell>
          <table:table-cell table:style-name="ce8" office:value-type="time" office:time-value="PT10H08M45S">
            <text:p>10:08:45 AM</text:p>
          </table:table-cell>
          <table:table-cell office:value-type="float" office:value="8">
            <text:p>8</text:p>
          </table:table-cell>
          <table:table-cell office:value-type="float" office:value="27232">
            <text:p>27232</text:p>
          </table:table-cell>
          <table:table-cell office:value-type="float" office:value="-54.4375">
            <text:p>-54.4375</text:p>
          </table:table-cell>
          <table:table-cell office:value-type="float" office:value="-11.8125">
            <text:p>-11.8125</text:p>
          </table:table-cell>
        </table:table-row>
        <table:table-row table:style-name="ro1">
          <table:table-cell office:value-type="float" office:value="41.683508">
            <text:p>41.683508</text:p>
          </table:table-cell>
          <table:table-cell office:value-type="float" office:value="0.234979">
            <text:p>0.234979</text:p>
          </table:table-cell>
          <table:table-cell office:value-type="float" office:value="9550">
            <text:p>9550</text:p>
          </table:table-cell>
          <table:table-cell office:value-type="float" office:value="40.9">
            <text:p>40.9</text:p>
          </table:table-cell>
          <table:table-cell table:style-name="ce8" office:value-type="time" office:time-value="PT10H09M05S">
            <text:p>10:09:05 AM</text:p>
          </table:table-cell>
          <table:table-cell office:value-type="float" office:value="8">
            <text:p>8</text:p>
          </table:table-cell>
          <table:table-cell office:value-type="float" office:value="28674">
            <text:p>28674</text:p>
          </table:table-cell>
          <table:table-cell office:value-type="float" office:value="-51.125">
            <text:p>-51.1250</text:p>
          </table:table-cell>
          <table:table-cell office:value-type="float" office:value="-11.625">
            <text:p>-11.6250</text:p>
          </table:table-cell>
        </table:table-row>
        <table:table-row table:style-name="ro1">
          <table:table-cell office:value-type="float" office:value="41.686706">
            <text:p>41.686706</text:p>
          </table:table-cell>
          <table:table-cell office:value-type="float" office:value="0.233242">
            <text:p>0.233242</text:p>
          </table:table-cell>
          <table:table-cell office:value-type="float" office:value="9121">
            <text:p>9121</text:p>
          </table:table-cell>
          <table:table-cell office:value-type="float" office:value="66.4">
            <text:p>66.4</text:p>
          </table:table-cell>
          <table:table-cell table:style-name="ce8" office:value-type="time" office:time-value="PT10H09M30S">
            <text:p>10:09:30 AM</text:p>
          </table:table-cell>
          <table:table-cell office:value-type="float" office:value="8">
            <text:p>8</text:p>
          </table:table-cell>
          <table:table-cell office:value-type="float" office:value="30555">
            <text:p>30555</text:p>
          </table:table-cell>
          <table:table-cell office:value-type="float" office:value="-48.5">
            <text:p>-48.5000</text:p>
          </table:table-cell>
          <table:table-cell office:value-type="float" office:value="-11.375">
            <text:p>-11.3750</text:p>
          </table:table-cell>
        </table:table-row>
        <table:table-row table:style-name="ro1">
          <table:table-cell office:value-type="float" office:value="41.689395">
            <text:p>41.689395</text:p>
          </table:table-cell>
          <table:table-cell office:value-type="float" office:value="0.231565">
            <text:p>0.231565</text:p>
          </table:table-cell>
          <table:table-cell office:value-type="float" office:value="8773">
            <text:p>8773</text:p>
          </table:table-cell>
          <table:table-cell office:value-type="float" office:value="53">
            <text:p>53</text:p>
          </table:table-cell>
          <table:table-cell table:style-name="ce8" office:value-type="time" office:time-value="PT10H09M50S">
            <text:p>10:09:50 AM</text:p>
          </table:table-cell>
          <table:table-cell office:value-type="float" office:value="8">
            <text:p>8</text:p>
          </table:table-cell>
          <table:table-cell office:value-type="float" office:value="32214">
            <text:p>32214</text:p>
          </table:table-cell>
          <table:table-cell office:value-type="float" office:value="-46.9375">
            <text:p>-46.9375</text:p>
          </table:table-cell>
          <table:table-cell office:value-type="float" office:value="-11.1875">
            <text:p>-11.1875</text:p>
          </table:table-cell>
        </table:table-row>
        <table:table-row table:style-name="ro1">
          <table:table-cell office:value-type="float" office:value="41.690687">
            <text:p>41.690687</text:p>
          </table:table-cell>
          <table:table-cell office:value-type="float" office:value="0.230833">
            <text:p>0.230833</text:p>
          </table:table-cell>
          <table:table-cell office:value-type="float" office:value="8602">
            <text:p>8602</text:p>
          </table:table-cell>
          <table:table-cell office:value-type="float" office:value="61.6">
            <text:p>61.6</text:p>
          </table:table-cell>
          <table:table-cell table:style-name="ce8" office:value-type="time" office:time-value="PT10H10M00S">
            <text:p>10:10:00 AM</text:p>
          </table:table-cell>
          <table:table-cell office:value-type="float" office:value="8">
            <text:p>8</text:p>
          </table:table-cell>
          <table:table-cell office:value-type="float" office:value="33019">
            <text:p>33019</text:p>
          </table:table-cell>
          <table:table-cell office:value-type="float" office:value="-44.375">
            <text:p>-44.3750</text:p>
          </table:table-cell>
          <table:table-cell office:value-type="float" office:value="-11.1875">
            <text:p>-11.1875</text:p>
          </table:table-cell>
        </table:table-row>
        <table:table-row table:style-name="ro1">
          <table:table-cell office:value-type="float" office:value="41.69195">
            <text:p>41.691950</text:p>
          </table:table-cell>
          <table:table-cell office:value-type="float" office:value="0.23019">
            <text:p>0.230190</text:p>
          </table:table-cell>
          <table:table-cell office:value-type="float" office:value="8447">
            <text:p>8447</text:p>
          </table:table-cell>
          <table:table-cell office:value-type="float" office:value="53.3">
            <text:p>53.3</text:p>
          </table:table-cell>
          <table:table-cell table:style-name="ce8" office:value-type="time" office:time-value="PT10H10M10S">
            <text:p>10:10:10 AM</text:p>
          </table:table-cell>
          <table:table-cell office:value-type="float" office:value="8">
            <text:p>8</text:p>
          </table:table-cell>
          <table:table-cell office:value-type="float" office:value="33814">
            <text:p>33814</text:p>
          </table:table-cell>
          <table:table-cell office:value-type="float" office:value="-43.8125">
            <text:p>-43.8125</text:p>
          </table:table-cell>
          <table:table-cell office:value-type="float" office:value="-11.0625">
            <text:p>-11.0625</text:p>
          </table:table-cell>
        </table:table-row>
        <table:table-row table:style-name="ro1">
          <table:table-cell office:value-type="float" office:value="41.693237">
            <text:p>41.693237</text:p>
          </table:table-cell>
          <table:table-cell office:value-type="float" office:value="0.22949">
            <text:p>0.229490</text:p>
          </table:table-cell>
          <table:table-cell office:value-type="float" office:value="8297">
            <text:p>8297</text:p>
          </table:table-cell>
          <table:table-cell office:value-type="float" office:value="47.2">
            <text:p>47.2</text:p>
          </table:table-cell>
          <table:table-cell table:style-name="ce8" office:value-type="time" office:time-value="PT10H10M20S">
            <text:p>10:10:20 AM</text:p>
          </table:table-cell>
          <table:table-cell office:value-type="float" office:value="8">
            <text:p>8</text:p>
          </table:table-cell>
          <table:table-cell office:value-type="float" office:value="34555">
            <text:p>34555</text:p>
          </table:table-cell>
          <table:table-cell office:value-type="float" office:value="-41.1875">
            <text:p>-41.1875</text:p>
          </table:table-cell>
          <table:table-cell office:value-type="float" office:value="-12.875">
            <text:p>-12.8750</text:p>
          </table:table-cell>
        </table:table-row>
        <table:table-row table:style-name="ro1">
          <table:table-cell office:value-type="float" office:value="41.694478">
            <text:p>41.694478</text:p>
          </table:table-cell>
          <table:table-cell office:value-type="float" office:value="0.228738">
            <text:p>0.228738</text:p>
          </table:table-cell>
          <table:table-cell office:value-type="float" office:value="8153">
            <text:p>8153</text:p>
          </table:table-cell>
          <table:table-cell office:value-type="float" office:value="49.2">
            <text:p>49.2</text:p>
          </table:table-cell>
          <table:table-cell table:style-name="ce8" office:value-type="time" office:time-value="PT10H10M30S">
            <text:p>10:10:30 AM</text:p>
          </table:table-cell>
          <table:table-cell office:value-type="float" office:value="8">
            <text:p>8</text:p>
          </table:table-cell>
          <table:table-cell office:value-type="float" office:value="35282">
            <text:p>35282</text:p>
          </table:table-cell>
          <table:table-cell office:value-type="float" office:value="-40.5">
            <text:p>-40.5000</text:p>
          </table:table-cell>
          <table:table-cell office:value-type="float" office:value="-12.875">
            <text:p>-12.8750</text:p>
          </table:table-cell>
        </table:table-row>
        <table:table-row table:style-name="ro1">
          <table:table-cell office:value-type="float" office:value="41.695612">
            <text:p>41.695612</text:p>
          </table:table-cell>
          <table:table-cell office:value-type="float" office:value="0.228248">
            <text:p>0.228248</text:p>
          </table:table-cell>
          <table:table-cell office:value-type="float" office:value="8012">
            <text:p>8012</text:p>
          </table:table-cell>
          <table:table-cell office:value-type="float" office:value="57.2">
            <text:p>57.2</text:p>
          </table:table-cell>
          <table:table-cell table:style-name="ce8" office:value-type="time" office:time-value="PT10H10M40S">
            <text:p>10:10:40 AM</text:p>
          </table:table-cell>
          <table:table-cell office:value-type="float" office:value="8">
            <text:p>8</text:p>
          </table:table-cell>
          <table:table-cell office:value-type="float" office:value="36014">
            <text:p>36014</text:p>
          </table:table-cell>
          <table:table-cell office:value-type="float" office:value="-39.1875">
            <text:p>-39.1875</text:p>
          </table:table-cell>
          <table:table-cell office:value-type="float" office:value="-12.75">
            <text:p>-12.7500</text:p>
          </table:table-cell>
        </table:table-row>
        <table:table-row table:style-name="ro1">
          <table:table-cell office:value-type="float" office:value="41.697263">
            <text:p>41.697263</text:p>
          </table:table-cell>
          <table:table-cell office:value-type="float" office:value="0.227672">
            <text:p>0.227672</text:p>
          </table:table-cell>
          <table:table-cell office:value-type="float" office:value="7799">
            <text:p>7799</text:p>
          </table:table-cell>
          <table:table-cell office:value-type="float" office:value="32.3">
            <text:p>32.3</text:p>
          </table:table-cell>
          <table:table-cell table:style-name="ce8" office:value-type="time" office:time-value="PT10H10M55S">
            <text:p>10:10:55 AM</text:p>
          </table:table-cell>
          <table:table-cell office:value-type="float" office:value="8">
            <text:p>8</text:p>
          </table:table-cell>
          <table:table-cell office:value-type="float" office:value="37133">
            <text:p>37133</text:p>
          </table:table-cell>
          <table:table-cell office:value-type="float" office:value="-37">
            <text:p>-37.0000</text:p>
          </table:table-cell>
          <table:table-cell office:value-type="float" office:value="-12.625">
            <text:p>-12.6250</text:p>
          </table:table-cell>
        </table:table-row>
        <table:table-row table:style-name="ro1">
          <table:table-cell office:value-type="float" office:value="41.698264">
            <text:p>41.698264</text:p>
          </table:table-cell>
          <table:table-cell office:value-type="float" office:value="0.227421">
            <text:p>0.227421</text:p>
          </table:table-cell>
          <table:table-cell office:value-type="float" office:value="7664">
            <text:p>7664</text:p>
          </table:table-cell>
          <table:table-cell office:value-type="float" office:value="40.2">
            <text:p>40.2</text:p>
          </table:table-cell>
          <table:table-cell table:style-name="ce8" office:value-type="time" office:time-value="PT10H11M05S">
            <text:p>10:11:05 AM</text:p>
          </table:table-cell>
          <table:table-cell office:value-type="float" office:value="8">
            <text:p>8</text:p>
          </table:table-cell>
          <table:table-cell office:value-type="float" office:value="37844">
            <text:p>37844</text:p>
          </table:table-cell>
          <table:table-cell office:value-type="float" office:value="-36.75">
            <text:p>-36.7500</text:p>
          </table:table-cell>
          <table:table-cell office:value-type="float" office:value="-12.5625">
            <text:p>-12.5625</text:p>
          </table:table-cell>
        </table:table-row>
        <table:table-row table:style-name="ro1">
          <table:table-cell office:value-type="float" office:value="41.699259">
            <text:p>41.699259</text:p>
          </table:table-cell>
          <table:table-cell office:value-type="float" office:value="0.22722">
            <text:p>0.227220</text:p>
          </table:table-cell>
          <table:table-cell office:value-type="float" office:value="7536">
            <text:p>7536</text:p>
          </table:table-cell>
          <table:table-cell office:value-type="float" office:value="51.8">
            <text:p>51.8</text:p>
          </table:table-cell>
          <table:table-cell table:style-name="ce8" office:value-type="time" office:time-value="PT10H11M15S">
            <text:p>10:11:15 AM</text:p>
          </table:table-cell>
          <table:table-cell office:value-type="float" office:value="8">
            <text:p>8</text:p>
          </table:table-cell>
          <table:table-cell office:value-type="float" office:value="38574">
            <text:p>38574</text:p>
          </table:table-cell>
          <table:table-cell office:value-type="float" office:value="-35.3125">
            <text:p>-35.3125</text:p>
          </table:table-cell>
          <table:table-cell office:value-type="float" office:value="-12.5">
            <text:p>-12.5000</text:p>
          </table:table-cell>
        </table:table-row>
        <table:table-row table:style-name="ro1">
          <table:table-cell office:value-type="float" office:value="41.700073">
            <text:p>41.700073</text:p>
          </table:table-cell>
          <table:table-cell office:value-type="float" office:value="0.226734">
            <text:p>0.226734</text:p>
          </table:table-cell>
          <table:table-cell office:value-type="float" office:value="7406">
            <text:p>7406</text:p>
          </table:table-cell>
          <table:table-cell office:value-type="float" office:value="18.5">
            <text:p>18.5</text:p>
          </table:table-cell>
          <table:table-cell table:style-name="ce8" office:value-type="time" office:time-value="PT10H11M25S">
            <text:p>10:11:25 AM</text:p>
          </table:table-cell>
          <table:table-cell office:value-type="float" office:value="8">
            <text:p>8</text:p>
          </table:table-cell>
          <table:table-cell office:value-type="float" office:value="39273">
            <text:p>39273</text:p>
          </table:table-cell>
          <table:table-cell office:value-type="float" office:value="-34.3125">
            <text:p>-34.3125</text:p>
          </table:table-cell>
          <table:table-cell office:value-type="float" office:value="-12.375">
            <text:p>-12.3750</text:p>
          </table:table-cell>
        </table:table-row>
        <table:table-row table:style-name="ro1">
          <table:table-cell office:value-type="float" office:value="41.701035">
            <text:p>41.701035</text:p>
          </table:table-cell>
          <table:table-cell office:value-type="float" office:value="0.226161">
            <text:p>0.226161</text:p>
          </table:table-cell>
          <table:table-cell office:value-type="float" office:value="7277">
            <text:p>7277</text:p>
          </table:table-cell>
          <table:table-cell office:value-type="float" office:value="46.6">
            <text:p>46.6</text:p>
          </table:table-cell>
          <table:table-cell table:style-name="ce8" office:value-type="time" office:time-value="PT10H11M35S">
            <text:p>10:11:35 AM</text:p>
          </table:table-cell>
          <table:table-cell office:value-type="float" office:value="8">
            <text:p>8</text:p>
          </table:table-cell>
          <table:table-cell office:value-type="float" office:value="39976">
            <text:p>39976</text:p>
          </table:table-cell>
          <table:table-cell office:value-type="float" office:value="-33.875">
            <text:p>-33.8750</text:p>
          </table:table-cell>
          <table:table-cell office:value-type="float" office:value="-12.375">
            <text:p>-12.3750</text:p>
          </table:table-cell>
        </table:table-row>
        <table:table-row table:style-name="ro1">
          <table:table-cell office:value-type="float" office:value="41.701929">
            <text:p>41.701929</text:p>
          </table:table-cell>
          <table:table-cell office:value-type="float" office:value="0.225902">
            <text:p>0.225902</text:p>
          </table:table-cell>
          <table:table-cell office:value-type="float" office:value="7146">
            <text:p>7146</text:p>
          </table:table-cell>
          <table:table-cell office:value-type="float" office:value="47.4">
            <text:p>47.4</text:p>
          </table:table-cell>
          <table:table-cell table:style-name="ce8" office:value-type="time" office:time-value="PT10H11M45S">
            <text:p>10:11:45 AM</text:p>
          </table:table-cell>
          <table:table-cell office:value-type="float" office:value="8">
            <text:p>8</text:p>
          </table:table-cell>
          <table:table-cell office:value-type="float" office:value="40697">
            <text:p>40697</text:p>
          </table:table-cell>
          <table:table-cell office:value-type="float" office:value="-32.5">
            <text:p>-32.5000</text:p>
          </table:table-cell>
          <table:table-cell office:value-type="float" office:value="-12.25">
            <text:p>-12.2500</text:p>
          </table:table-cell>
        </table:table-row>
        <table:table-row table:style-name="ro1">
          <table:table-cell office:value-type="float" office:value="41.702799">
            <text:p>41.702799</text:p>
          </table:table-cell>
          <table:table-cell office:value-type="float" office:value="0.225556">
            <text:p>0.225556</text:p>
          </table:table-cell>
          <table:table-cell office:value-type="float" office:value="7018">
            <text:p>7018</text:p>
          </table:table-cell>
          <table:table-cell office:value-type="float" office:value="23">
            <text:p>23</text:p>
          </table:table-cell>
          <table:table-cell table:style-name="ce8" office:value-type="time" office:time-value="PT10H11M55S">
            <text:p>10:11:55 AM</text:p>
          </table:table-cell>
          <table:table-cell office:value-type="float" office:value="8">
            <text:p>8</text:p>
          </table:table-cell>
          <table:table-cell office:value-type="float" office:value="41466">
            <text:p>41466</text:p>
          </table:table-cell>
          <table:table-cell office:value-type="float" office:value="-31.9375">
            <text:p>-31.9375</text:p>
          </table:table-cell>
          <table:table-cell office:value-type="float" office:value="-12.125">
            <text:p>-12.1250</text:p>
          </table:table-cell>
        </table:table-row>
        <table:table-row table:style-name="ro1">
          <table:table-cell office:value-type="float" office:value="41.703741">
            <text:p>41.703741</text:p>
          </table:table-cell>
          <table:table-cell office:value-type="float" office:value="0.225228">
            <text:p>0.225228</text:p>
          </table:table-cell>
          <table:table-cell office:value-type="float" office:value="6885">
            <text:p>6885</text:p>
          </table:table-cell>
          <table:table-cell office:value-type="float" office:value="22.9">
            <text:p>22.9</text:p>
          </table:table-cell>
          <table:table-cell table:style-name="ce8" office:value-type="time" office:time-value="PT10H12M05S">
            <text:p>10:12:05 AM</text:p>
          </table:table-cell>
          <table:table-cell office:value-type="float" office:value="8">
            <text:p>8</text:p>
          </table:table-cell>
          <table:table-cell office:value-type="float" office:value="42226">
            <text:p>42226</text:p>
          </table:table-cell>
          <table:table-cell office:value-type="float" office:value="-30.5">
            <text:p>-30.5000</text:p>
          </table:table-cell>
          <table:table-cell office:value-type="float" office:value="-12.125">
            <text:p>-12.1250</text:p>
          </table:table-cell>
        </table:table-row>
        <table:table-row table:style-name="ro1">
          <table:table-cell office:value-type="float" office:value="41.704625">
            <text:p>41.704625</text:p>
          </table:table-cell>
          <table:table-cell office:value-type="float" office:value="0.224891">
            <text:p>0.224891</text:p>
          </table:table-cell>
          <table:table-cell office:value-type="float" office:value="6754">
            <text:p>6754</text:p>
          </table:table-cell>
          <table:table-cell office:value-type="float" office:value="28.2">
            <text:p>28.2</text:p>
          </table:table-cell>
          <table:table-cell table:style-name="ce8" office:value-type="time" office:time-value="PT10H12M15S">
            <text:p>10:12:15 AM</text:p>
          </table:table-cell>
          <table:table-cell office:value-type="float" office:value="8">
            <text:p>8</text:p>
          </table:table-cell>
          <table:table-cell office:value-type="float" office:value="43008">
            <text:p>43008</text:p>
          </table:table-cell>
          <table:table-cell office:value-type="float" office:value="-28.125">
            <text:p>-28.1250</text:p>
          </table:table-cell>
          <table:table-cell office:value-type="float" office:value="-12">
            <text:p>-12.0000</text:p>
          </table:table-cell>
        </table:table-row>
        <table:table-row table:style-name="ro1">
          <table:table-cell office:value-type="float" office:value="41.705402">
            <text:p>41.705402</text:p>
          </table:table-cell>
          <table:table-cell office:value-type="float" office:value="0.22433">
            <text:p>0.224330</text:p>
          </table:table-cell>
          <table:table-cell office:value-type="float" office:value="6618">
            <text:p>6618</text:p>
          </table:table-cell>
          <table:table-cell office:value-type="float" office:value="26.4">
            <text:p>26.4</text:p>
          </table:table-cell>
          <table:table-cell table:style-name="ce8" office:value-type="time" office:time-value="PT10H12M25S">
            <text:p>10:12:25 AM</text:p>
          </table:table-cell>
          <table:table-cell office:value-type="float" office:value="8">
            <text:p>8</text:p>
          </table:table-cell>
          <table:table-cell office:value-type="float" office:value="43835">
            <text:p>43835</text:p>
          </table:table-cell>
          <table:table-cell office:value-type="float" office:value="-27.0625">
            <text:p>-27.0625</text:p>
          </table:table-cell>
          <table:table-cell office:value-type="float" office:value="-13.9375">
            <text:p>-13.9375</text:p>
          </table:table-cell>
        </table:table-row>
        <table:table-row table:style-name="ro1">
          <table:table-cell office:value-type="float" office:value="41.706753">
            <text:p>41.706753</text:p>
          </table:table-cell>
          <table:table-cell office:value-type="float" office:value="0.223058">
            <text:p>0.223058</text:p>
          </table:table-cell>
          <table:table-cell office:value-type="float" office:value="6416">
            <text:p>6416</text:p>
          </table:table-cell>
          <table:table-cell office:value-type="float" office:value="48.5">
            <text:p>48.5</text:p>
          </table:table-cell>
          <table:table-cell table:style-name="ce8" office:value-type="time" office:time-value="PT10H12M40S">
            <text:p>10:12:40 AM</text:p>
          </table:table-cell>
          <table:table-cell office:value-type="float" office:value="8">
            <text:p>8</text:p>
          </table:table-cell>
          <table:table-cell office:value-type="float" office:value="45046">
            <text:p>45046</text:p>
          </table:table-cell>
          <table:table-cell office:value-type="float" office:value="-27.875">
            <text:p>-27.8750</text:p>
          </table:table-cell>
          <table:table-cell office:value-type="float" office:value="-13.875">
            <text:p>-13.8750</text:p>
          </table:table-cell>
        </table:table-row>
        <table:table-row table:style-name="ro1">
          <table:table-cell office:value-type="float" office:value="41.70767">
            <text:p>41.707670</text:p>
          </table:table-cell>
          <table:table-cell office:value-type="float" office:value="0.222114">
            <text:p>0.222114</text:p>
          </table:table-cell>
          <table:table-cell office:value-type="float" office:value="6283">
            <text:p>6283</text:p>
          </table:table-cell>
          <table:table-cell office:value-type="float" office:value="58.2">
            <text:p>58.2</text:p>
          </table:table-cell>
          <table:table-cell table:style-name="ce8" office:value-type="time" office:time-value="PT10H12M50S">
            <text:p>10:12:50 AM</text:p>
          </table:table-cell>
          <table:table-cell office:value-type="float" office:value="8">
            <text:p>8</text:p>
          </table:table-cell>
          <table:table-cell office:value-type="float" office:value="45905">
            <text:p>45905</text:p>
          </table:table-cell>
          <table:table-cell office:value-type="float" office:value="-25.3125">
            <text:p>-25.3125</text:p>
          </table:table-cell>
          <table:table-cell office:value-type="float" office:value="-13.75">
            <text:p>-13.7500</text:p>
          </table:table-cell>
        </table:table-row>
        <table:table-row table:style-name="ro1">
          <table:table-cell office:value-type="float" office:value="41.708556">
            <text:p>41.708556</text:p>
          </table:table-cell>
          <table:table-cell office:value-type="float" office:value="0.221188">
            <text:p>0.221188</text:p>
          </table:table-cell>
          <table:table-cell office:value-type="float" office:value="6148">
            <text:p>6148</text:p>
          </table:table-cell>
          <table:table-cell office:value-type="float" office:value="36.1">
            <text:p>36.1</text:p>
          </table:table-cell>
          <table:table-cell table:style-name="ce8" office:value-type="time" office:time-value="PT10H13M00S">
            <text:p>10:13:00 AM</text:p>
          </table:table-cell>
          <table:table-cell office:value-type="float" office:value="8">
            <text:p>8</text:p>
          </table:table-cell>
          <table:table-cell office:value-type="float" office:value="46748">
            <text:p>46748</text:p>
          </table:table-cell>
          <table:table-cell office:value-type="float" office:value="-25.8125">
            <text:p>-25.8125</text:p>
          </table:table-cell>
          <table:table-cell office:value-type="float" office:value="-13.75">
            <text:p>-13.7500</text:p>
          </table:table-cell>
        </table:table-row>
        <table:table-row table:style-name="ro1">
          <table:table-cell office:value-type="float" office:value="41.709474">
            <text:p>41.709474</text:p>
          </table:table-cell>
          <table:table-cell office:value-type="float" office:value="0.220253">
            <text:p>0.220253</text:p>
          </table:table-cell>
          <table:table-cell office:value-type="float" office:value="6016">
            <text:p>6016</text:p>
          </table:table-cell>
          <table:table-cell office:value-type="float" office:value="35.3">
            <text:p>35.3</text:p>
          </table:table-cell>
          <table:table-cell table:style-name="ce8" office:value-type="time" office:time-value="PT10H13M10S">
            <text:p>10:13:10 AM</text:p>
          </table:table-cell>
          <table:table-cell office:value-type="float" office:value="8">
            <text:p>8</text:p>
          </table:table-cell>
          <table:table-cell office:value-type="float" office:value="47584">
            <text:p>47584</text:p>
          </table:table-cell>
          <table:table-cell office:value-type="float" office:value="-23.5">
            <text:p>-23.5000</text:p>
          </table:table-cell>
          <table:table-cell office:value-type="float" office:value="-13.6875">
            <text:p>-13.6875</text:p>
          </table:table-cell>
        </table:table-row>
        <table:table-row table:style-name="ro1">
          <table:table-cell office:value-type="float" office:value="41.710461">
            <text:p>41.710461</text:p>
          </table:table-cell>
          <table:table-cell office:value-type="float" office:value="0.21932">
            <text:p>0.219320</text:p>
          </table:table-cell>
          <table:table-cell office:value-type="float" office:value="5884">
            <text:p>5884</text:p>
          </table:table-cell>
          <table:table-cell office:value-type="float" office:value="57.2">
            <text:p>57.2</text:p>
          </table:table-cell>
          <table:table-cell table:style-name="ce8" office:value-type="time" office:time-value="PT10H13M20S">
            <text:p>10:13:20 AM</text:p>
          </table:table-cell>
          <table:table-cell office:value-type="float" office:value="8">
            <text:p>8</text:p>
          </table:table-cell>
          <table:table-cell office:value-type="float" office:value="48443">
            <text:p>48443</text:p>
          </table:table-cell>
          <table:table-cell office:value-type="float" office:value="-22.5">
            <text:p>-22.5000</text:p>
          </table:table-cell>
          <table:table-cell office:value-type="float" office:value="-13.625">
            <text:p>-13.6250</text:p>
          </table:table-cell>
        </table:table-row>
        <table:table-row table:style-name="ro1">
          <table:table-cell office:value-type="float" office:value="41.711624">
            <text:p>41.711624</text:p>
          </table:table-cell>
          <table:table-cell office:value-type="float" office:value="0.218317">
            <text:p>0.218317</text:p>
          </table:table-cell>
          <table:table-cell office:value-type="float" office:value="5756">
            <text:p>5756</text:p>
          </table:table-cell>
          <table:table-cell office:value-type="float" office:value="58.5">
            <text:p>58.5</text:p>
          </table:table-cell>
          <table:table-cell table:style-name="ce8" office:value-type="time" office:time-value="PT10H13M30S">
            <text:p>10:13:30 AM</text:p>
          </table:table-cell>
          <table:table-cell office:value-type="float" office:value="8">
            <text:p>8</text:p>
          </table:table-cell>
          <table:table-cell office:value-type="float" office:value="49301">
            <text:p>49301</text:p>
          </table:table-cell>
          <table:table-cell office:value-type="float" office:value="-22.9375">
            <text:p>-22.9375</text:p>
          </table:table-cell>
          <table:table-cell office:value-type="float" office:value="-13.5625">
            <text:p>-13.5625</text:p>
          </table:table-cell>
        </table:table-row>
        <table:table-row table:style-name="ro1">
          <table:table-cell office:value-type="float" office:value="41.712713">
            <text:p>41.712713</text:p>
          </table:table-cell>
          <table:table-cell office:value-type="float" office:value="0.217252">
            <text:p>0.217252</text:p>
          </table:table-cell>
          <table:table-cell office:value-type="float" office:value="5628">
            <text:p>5628</text:p>
          </table:table-cell>
          <table:table-cell office:value-type="float" office:value="69.2">
            <text:p>69.2</text:p>
          </table:table-cell>
          <table:table-cell table:style-name="ce8" office:value-type="time" office:time-value="PT10H13M40S">
            <text:p>10:13:40 AM</text:p>
          </table:table-cell>
          <table:table-cell office:value-type="float" office:value="8">
            <text:p>8</text:p>
          </table:table-cell>
          <table:table-cell office:value-type="float" office:value="50143">
            <text:p>50143</text:p>
          </table:table-cell>
          <table:table-cell office:value-type="float" office:value="-20.125">
            <text:p>-20.1250</text:p>
          </table:table-cell>
          <table:table-cell office:value-type="float" office:value="-13.5625">
            <text:p>-13.5625</text:p>
          </table:table-cell>
        </table:table-row>
        <table:table-row table:style-name="ro1">
          <table:table-cell office:value-type="float" office:value="41.713489">
            <text:p>41.713489</text:p>
          </table:table-cell>
          <table:table-cell office:value-type="float" office:value="0.215892">
            <text:p>0.215892</text:p>
          </table:table-cell>
          <table:table-cell office:value-type="float" office:value="5502">
            <text:p>5502</text:p>
          </table:table-cell>
          <table:table-cell office:value-type="float" office:value="64.7">
            <text:p>64.7</text:p>
          </table:table-cell>
          <table:table-cell table:style-name="ce8" office:value-type="time" office:time-value="PT10H13M50S">
            <text:p>10:13:50 AM</text:p>
          </table:table-cell>
          <table:table-cell office:value-type="float" office:value="8">
            <text:p>8</text:p>
          </table:table-cell>
          <table:table-cell office:value-type="float" office:value="50977">
            <text:p>50977</text:p>
          </table:table-cell>
          <table:table-cell office:value-type="float" office:value="-20.6875">
            <text:p>-20.6875</text:p>
          </table:table-cell>
          <table:table-cell office:value-type="float" office:value="-13.5">
            <text:p>-13.5000</text:p>
          </table:table-cell>
        </table:table-row>
        <table:table-row table:style-name="ro1">
          <table:table-cell office:value-type="float" office:value="41.714249">
            <text:p>41.714249</text:p>
          </table:table-cell>
          <table:table-cell office:value-type="float" office:value="0.214504">
            <text:p>0.214504</text:p>
          </table:table-cell>
          <table:table-cell office:value-type="float" office:value="5379">
            <text:p>5379</text:p>
          </table:table-cell>
          <table:table-cell office:value-type="float" office:value="62.6">
            <text:p>62.6</text:p>
          </table:table-cell>
          <table:table-cell table:style-name="ce8" office:value-type="time" office:time-value="PT10H14M00S">
            <text:p>10:14:00 AM</text:p>
          </table:table-cell>
          <table:table-cell office:value-type="float" office:value="8">
            <text:p>8</text:p>
          </table:table-cell>
          <table:table-cell office:value-type="float" office:value="51865">
            <text:p>51865</text:p>
          </table:table-cell>
          <table:table-cell office:value-type="float" office:value="-19.625">
            <text:p>-19.6250</text:p>
          </table:table-cell>
          <table:table-cell office:value-type="float" office:value="-13.5">
            <text:p>-13.5000</text:p>
          </table:table-cell>
        </table:table-row>
        <table:table-row table:style-name="ro1">
          <table:table-cell office:value-type="float" office:value="41.715446">
            <text:p>41.715446</text:p>
          </table:table-cell>
          <table:table-cell office:value-type="float" office:value="0.212404">
            <text:p>0.212404</text:p>
          </table:table-cell>
          <table:table-cell office:value-type="float" office:value="5190">
            <text:p>5190</text:p>
          </table:table-cell>
          <table:table-cell office:value-type="float" office:value="56.9">
            <text:p>56.9</text:p>
          </table:table-cell>
          <table:table-cell table:style-name="ce8" office:value-type="time" office:time-value="PT10H14M15S">
            <text:p>10:14:15 AM</text:p>
          </table:table-cell>
          <table:table-cell office:value-type="float" office:value="8">
            <text:p>8</text:p>
          </table:table-cell>
          <table:table-cell office:value-type="float" office:value="53152">
            <text:p>53152</text:p>
          </table:table-cell>
          <table:table-cell office:value-type="float" office:value="-18.5625">
            <text:p>-18.5625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71613">
            <text:p>41.716130</text:p>
          </table:table-cell>
          <table:table-cell office:value-type="float" office:value="0.211077">
            <text:p>0.211077</text:p>
          </table:table-cell>
          <table:table-cell office:value-type="float" office:value="5067">
            <text:p>5067</text:p>
          </table:table-cell>
          <table:table-cell office:value-type="float" office:value="47.5">
            <text:p>47.5</text:p>
          </table:table-cell>
          <table:table-cell table:style-name="ce8" office:value-type="time" office:time-value="PT10H14M25S">
            <text:p>10:14:25 AM</text:p>
          </table:table-cell>
          <table:table-cell office:value-type="float" office:value="8">
            <text:p>8</text:p>
          </table:table-cell>
          <table:table-cell office:value-type="float" office:value="54032">
            <text:p>54032</text:p>
          </table:table-cell>
          <table:table-cell office:value-type="float" office:value="-17.625">
            <text:p>-17.6250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716974">
            <text:p>41.716974</text:p>
          </table:table-cell>
          <table:table-cell office:value-type="float" office:value="0.209799">
            <text:p>0.209799</text:p>
          </table:table-cell>
          <table:table-cell office:value-type="float" office:value="4946">
            <text:p>4946</text:p>
          </table:table-cell>
          <table:table-cell office:value-type="float" office:value="49.2">
            <text:p>49.2</text:p>
          </table:table-cell>
          <table:table-cell table:style-name="ce8" office:value-type="time" office:time-value="PT10H14M35S">
            <text:p>10:14:35 AM</text:p>
          </table:table-cell>
          <table:table-cell office:value-type="float" office:value="8">
            <text:p>8</text:p>
          </table:table-cell>
          <table:table-cell office:value-type="float" office:value="54919">
            <text:p>54919</text:p>
          </table:table-cell>
          <table:table-cell office:value-type="float" office:value="-16.5625">
            <text:p>-16.5625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717855">
            <text:p>41.717855</text:p>
          </table:table-cell>
          <table:table-cell office:value-type="float" office:value="0.208663">
            <text:p>0.208663</text:p>
          </table:table-cell>
          <table:table-cell office:value-type="float" office:value="4828">
            <text:p>4828</text:p>
          </table:table-cell>
          <table:table-cell office:value-type="float" office:value="42.3">
            <text:p>42.3</text:p>
          </table:table-cell>
          <table:table-cell table:style-name="ce8" office:value-type="time" office:time-value="PT10H14M45S">
            <text:p>10:14:45 AM</text:p>
          </table:table-cell>
          <table:table-cell office:value-type="float" office:value="8">
            <text:p>8</text:p>
          </table:table-cell>
          <table:table-cell office:value-type="float" office:value="55757">
            <text:p>55757</text:p>
          </table:table-cell>
          <table:table-cell office:value-type="float" office:value="-15.625">
            <text:p>-15.62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18661">
            <text:p>41.718661</text:p>
          </table:table-cell>
          <table:table-cell office:value-type="float" office:value="0.207255">
            <text:p>0.207255</text:p>
          </table:table-cell>
          <table:table-cell office:value-type="float" office:value="4711">
            <text:p>4711</text:p>
          </table:table-cell>
          <table:table-cell office:value-type="float" office:value="40">
            <text:p>40</text:p>
          </table:table-cell>
          <table:table-cell table:style-name="ce8" office:value-type="time" office:time-value="PT10H14M55S">
            <text:p>10:14:55 AM</text:p>
          </table:table-cell>
          <table:table-cell office:value-type="float" office:value="8">
            <text:p>8</text:p>
          </table:table-cell>
          <table:table-cell office:value-type="float" office:value="56603">
            <text:p>56603</text:p>
          </table:table-cell>
          <table:table-cell office:value-type="float" office:value="-15.875">
            <text:p>-15.87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19603">
            <text:p>41.719603</text:p>
          </table:table-cell>
          <table:table-cell office:value-type="float" office:value="0.205952">
            <text:p>0.205952</text:p>
          </table:table-cell>
          <table:table-cell office:value-type="float" office:value="4597">
            <text:p>4597</text:p>
          </table:table-cell>
          <table:table-cell office:value-type="float" office:value="60">
            <text:p>60</text:p>
          </table:table-cell>
          <table:table-cell table:style-name="ce8" office:value-type="time" office:time-value="PT10H15M05S">
            <text:p>10:15:05 AM</text:p>
          </table:table-cell>
          <table:table-cell office:value-type="float" office:value="8">
            <text:p>8</text:p>
          </table:table-cell>
          <table:table-cell office:value-type="float" office:value="57508">
            <text:p>57508</text:p>
          </table:table-cell>
          <table:table-cell office:value-type="float" office:value="-14.875">
            <text:p>-14.87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0397">
            <text:p>41.720397</text:p>
          </table:table-cell>
          <table:table-cell office:value-type="float" office:value="0.20465">
            <text:p>0.204650</text:p>
          </table:table-cell>
          <table:table-cell office:value-type="float" office:value="4481">
            <text:p>4481</text:p>
          </table:table-cell>
          <table:table-cell office:value-type="float" office:value="48.8">
            <text:p>48.8</text:p>
          </table:table-cell>
          <table:table-cell table:style-name="ce8" office:value-type="time" office:time-value="PT10H15M15S">
            <text:p>10:15:15 AM</text:p>
          </table:table-cell>
          <table:table-cell office:value-type="float" office:value="8">
            <text:p>8</text:p>
          </table:table-cell>
          <table:table-cell office:value-type="float" office:value="58371">
            <text:p>58371</text:p>
          </table:table-cell>
          <table:table-cell office:value-type="float" office:value="-13.5625">
            <text:p>-13.5625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1354">
            <text:p>41.721354</text:p>
          </table:table-cell>
          <table:table-cell office:value-type="float" office:value="0.203333">
            <text:p>0.203333</text:p>
          </table:table-cell>
          <table:table-cell office:value-type="float" office:value="4363">
            <text:p>4363</text:p>
          </table:table-cell>
          <table:table-cell office:value-type="float" office:value="47.8">
            <text:p>47.8</text:p>
          </table:table-cell>
          <table:table-cell table:style-name="ce8" office:value-type="time" office:time-value="PT10H15M25S">
            <text:p>10:15:25 AM</text:p>
          </table:table-cell>
          <table:table-cell office:value-type="float" office:value="8">
            <text:p>8</text:p>
          </table:table-cell>
          <table:table-cell office:value-type="float" office:value="59259">
            <text:p>59259</text:p>
          </table:table-cell>
          <table:table-cell office:value-type="float" office:value="-12.4375">
            <text:p>-12.4375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2305">
            <text:p>41.722305</text:p>
          </table:table-cell>
          <table:table-cell office:value-type="float" office:value="0.202282">
            <text:p>0.202282</text:p>
          </table:table-cell>
          <table:table-cell office:value-type="float" office:value="4251">
            <text:p>4251</text:p>
          </table:table-cell>
          <table:table-cell office:value-type="float" office:value="68.8">
            <text:p>68.8</text:p>
          </table:table-cell>
          <table:table-cell table:style-name="ce8" office:value-type="time" office:time-value="PT10H15M35S">
            <text:p>10:15:35 AM</text:p>
          </table:table-cell>
          <table:table-cell office:value-type="float" office:value="8">
            <text:p>8</text:p>
          </table:table-cell>
          <table:table-cell office:value-type="float" office:value="60150">
            <text:p>60150</text:p>
          </table:table-cell>
          <table:table-cell office:value-type="float" office:value="-12.9375">
            <text:p>-12.9375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3203">
            <text:p>41.723203</text:p>
          </table:table-cell>
          <table:table-cell office:value-type="float" office:value="0.20119">
            <text:p>0.201190</text:p>
          </table:table-cell>
          <table:table-cell office:value-type="float" office:value="4137">
            <text:p>4137</text:p>
          </table:table-cell>
          <table:table-cell office:value-type="float" office:value="54.7">
            <text:p>54.7</text:p>
          </table:table-cell>
          <table:table-cell table:style-name="ce8" office:value-type="time" office:time-value="PT10H15M45S">
            <text:p>10:15:45 AM</text:p>
          </table:table-cell>
          <table:table-cell office:value-type="float" office:value="8">
            <text:p>8</text:p>
          </table:table-cell>
          <table:table-cell office:value-type="float" office:value="61017">
            <text:p>61017</text:p>
          </table:table-cell>
          <table:table-cell office:value-type="float" office:value="-1.9375">
            <text:p>-1.9375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4561">
            <text:p>41.724561</text:p>
          </table:table-cell>
          <table:table-cell office:value-type="float" office:value="0.199758">
            <text:p>0.199758</text:p>
          </table:table-cell>
          <table:table-cell office:value-type="float" office:value="3968">
            <text:p>3968</text:p>
          </table:table-cell>
          <table:table-cell office:value-type="float" office:value="41.9">
            <text:p>41.9</text:p>
          </table:table-cell>
          <table:table-cell table:style-name="ce8" office:value-type="time" office:time-value="PT10H16M00S">
            <text:p>10:16:00 AM</text:p>
          </table:table-cell>
          <table:table-cell office:value-type="float" office:value="8">
            <text:p>8</text:p>
          </table:table-cell>
          <table:table-cell office:value-type="float" office:value="62340">
            <text:p>62340</text:p>
          </table:table-cell>
          <table:table-cell office:value-type="float" office:value="-9.125">
            <text:p>-9.12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5403">
            <text:p>41.725403</text:p>
          </table:table-cell>
          <table:table-cell office:value-type="float" office:value="0.19904">
            <text:p>0.199040</text:p>
          </table:table-cell>
          <table:table-cell office:value-type="float" office:value="3866">
            <text:p>3866</text:p>
          </table:table-cell>
          <table:table-cell office:value-type="float" office:value="38.1">
            <text:p>38.1</text:p>
          </table:table-cell>
          <table:table-cell table:style-name="ce8" office:value-type="time" office:time-value="PT10H16M10S">
            <text:p>10:16:10 AM</text:p>
          </table:table-cell>
          <table:table-cell office:value-type="float" office:value="8">
            <text:p>8</text:p>
          </table:table-cell>
          <table:table-cell office:value-type="float" office:value="63205">
            <text:p>63205</text:p>
          </table:table-cell>
          <table:table-cell office:value-type="float" office:value="-8.0625">
            <text:p>-8.0625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6492">
            <text:p>41.726492</text:p>
          </table:table-cell>
          <table:table-cell office:value-type="float" office:value="0.198328">
            <text:p>0.198328</text:p>
          </table:table-cell>
          <table:table-cell office:value-type="float" office:value="3762">
            <text:p>3762</text:p>
          </table:table-cell>
          <table:table-cell office:value-type="float" office:value="63.9">
            <text:p>63.9</text:p>
          </table:table-cell>
          <table:table-cell table:style-name="ce8" office:value-type="time" office:time-value="PT10H16M20S">
            <text:p>10:16:20 AM</text:p>
          </table:table-cell>
          <table:table-cell office:value-type="float" office:value="8">
            <text:p>8</text:p>
          </table:table-cell>
          <table:table-cell office:value-type="float" office:value="64034">
            <text:p>64034</text:p>
          </table:table-cell>
          <table:table-cell office:value-type="float" office:value="-8.875">
            <text:p>-8.875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7574">
            <text:p>41.727574</text:p>
          </table:table-cell>
          <table:table-cell office:value-type="float" office:value="0.197535">
            <text:p>0.197535</text:p>
          </table:table-cell>
          <table:table-cell office:value-type="float" office:value="3655">
            <text:p>3655</text:p>
          </table:table-cell>
          <table:table-cell office:value-type="float" office:value="45.8">
            <text:p>45.8</text:p>
          </table:table-cell>
          <table:table-cell table:style-name="ce8" office:value-type="time" office:time-value="PT10H16M30S">
            <text:p>10:16:30 AM</text:p>
          </table:table-cell>
          <table:table-cell office:value-type="float" office:value="8">
            <text:p>8</text:p>
          </table:table-cell>
          <table:table-cell office:value-type="float" office:value="64906">
            <text:p>64906</text:p>
          </table:table-cell>
          <table:table-cell office:value-type="float" office:value="-7.25">
            <text:p>-7.2500</text:p>
          </table:table-cell>
          <table:table-cell office:value-type="float" office:value="-13.3125">
            <text:p>-13.3125</text:p>
          </table:table-cell>
        </table:table-row>
        <table:table-row table:style-name="ro1">
          <table:table-cell office:value-type="float" office:value="41.728619">
            <text:p>41.728619</text:p>
          </table:table-cell>
          <table:table-cell office:value-type="float" office:value="0.196746">
            <text:p>0.196746</text:p>
          </table:table-cell>
          <table:table-cell office:value-type="float" office:value="3548">
            <text:p>3548</text:p>
          </table:table-cell>
          <table:table-cell office:value-type="float" office:value="48.3">
            <text:p>48.3</text:p>
          </table:table-cell>
          <table:table-cell table:style-name="ce8" office:value-type="time" office:time-value="PT10H16M40S">
            <text:p>10:16:40 AM</text:p>
          </table:table-cell>
          <table:table-cell office:value-type="float" office:value="8">
            <text:p>8</text:p>
          </table:table-cell>
          <table:table-cell office:value-type="float" office:value="65812">
            <text:p>65812</text:p>
          </table:table-cell>
          <table:table-cell office:value-type="float" office:value="-6.4375">
            <text:p>-6.4375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729489">
            <text:p>41.729489</text:p>
          </table:table-cell>
          <table:table-cell office:value-type="float" office:value="0.195862">
            <text:p>0.195862</text:p>
          </table:table-cell>
          <table:table-cell office:value-type="float" office:value="3446">
            <text:p>3446</text:p>
          </table:table-cell>
          <table:table-cell office:value-type="float" office:value="47.3">
            <text:p>47.3</text:p>
          </table:table-cell>
          <table:table-cell table:style-name="ce8" office:value-type="time" office:time-value="PT10H16M50S">
            <text:p>10:16:50 AM</text:p>
          </table:table-cell>
          <table:table-cell office:value-type="float" office:value="8">
            <text:p>8</text:p>
          </table:table-cell>
          <table:table-cell office:value-type="float" office:value="66659">
            <text:p>66659</text:p>
          </table:table-cell>
          <table:table-cell office:value-type="float" office:value="-6.8125">
            <text:p>-6.8125</text:p>
          </table:table-cell>
          <table:table-cell office:value-type="float" office:value="-13.375">
            <text:p>-13.3750</text:p>
          </table:table-cell>
        </table:table-row>
        <table:table-row table:style-name="ro1">
          <table:table-cell office:value-type="float" office:value="41.730274">
            <text:p>41.730274</text:p>
          </table:table-cell>
          <table:table-cell office:value-type="float" office:value="0.194816">
            <text:p>0.194816</text:p>
          </table:table-cell>
          <table:table-cell office:value-type="float" office:value="3342">
            <text:p>3342</text:p>
          </table:table-cell>
          <table:table-cell office:value-type="float" office:value="28.7">
            <text:p>28.7</text:p>
          </table:table-cell>
          <table:table-cell table:style-name="ce8" office:value-type="time" office:time-value="PT10H17M00S">
            <text:p>10:17:00 AM</text:p>
          </table:table-cell>
          <table:table-cell office:value-type="float" office:value="8">
            <text:p>8</text:p>
          </table:table-cell>
          <table:table-cell office:value-type="float" office:value="67542">
            <text:p>67542</text:p>
          </table:table-cell>
          <table:table-cell office:value-type="float" office:value="-5.375">
            <text:p>-5.3750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731098">
            <text:p>41.731098</text:p>
          </table:table-cell>
          <table:table-cell office:value-type="float" office:value="0.194001">
            <text:p>0.194001</text:p>
          </table:table-cell>
          <table:table-cell office:value-type="float" office:value="3237">
            <text:p>3237</text:p>
          </table:table-cell>
          <table:table-cell office:value-type="float" office:value="23.7">
            <text:p>23.7</text:p>
          </table:table-cell>
          <table:table-cell table:style-name="ce8" office:value-type="time" office:time-value="PT10H17M10S">
            <text:p>10:17:10 AM</text:p>
          </table:table-cell>
          <table:table-cell office:value-type="float" office:value="8">
            <text:p>8</text:p>
          </table:table-cell>
          <table:table-cell office:value-type="float" office:value="68476">
            <text:p>68476</text:p>
          </table:table-cell>
          <table:table-cell office:value-type="float" office:value="-4.1875">
            <text:p>-4.1875</text:p>
          </table:table-cell>
          <table:table-cell office:value-type="float" office:value="-13.4375">
            <text:p>-13.4375</text:p>
          </table:table-cell>
        </table:table-row>
        <table:table-row table:style-name="ro1">
          <table:table-cell office:value-type="float" office:value="41.732398">
            <text:p>41.732398</text:p>
          </table:table-cell>
          <table:table-cell office:value-type="float" office:value="0.192899">
            <text:p>0.192899</text:p>
          </table:table-cell>
          <table:table-cell office:value-type="float" office:value="3088">
            <text:p>3088</text:p>
          </table:table-cell>
          <table:table-cell office:value-type="float" office:value="26.7">
            <text:p>26.7</text:p>
          </table:table-cell>
          <table:table-cell table:style-name="ce8" office:value-type="time" office:time-value="PT10H17M25S">
            <text:p>10:17:25 AM</text:p>
          </table:table-cell>
          <table:table-cell office:value-type="float" office:value="8">
            <text:p>8</text:p>
          </table:table-cell>
          <table:table-cell office:value-type="float" office:value="69754">
            <text:p>69754</text:p>
          </table:table-cell>
          <table:table-cell office:value-type="float" office:value="-3.25">
            <text:p>-3.2500</text:p>
          </table:table-cell>
          <table:table-cell office:value-type="float" office:value="-13.5">
            <text:p>-13.5000</text:p>
          </table:table-cell>
        </table:table-row>
        <table:table-row table:style-name="ro1">
          <table:table-cell office:value-type="float" office:value="41.733192">
            <text:p>41.733192</text:p>
          </table:table-cell>
          <table:table-cell office:value-type="float" office:value="0.192175">
            <text:p>0.192175</text:p>
          </table:table-cell>
          <table:table-cell office:value-type="float" office:value="2987">
            <text:p>2987</text:p>
          </table:table-cell>
          <table:table-cell office:value-type="float" office:value="47.8">
            <text:p>47.8</text:p>
          </table:table-cell>
          <table:table-cell table:style-name="ce8" office:value-type="time" office:time-value="PT10H17M35S">
            <text:p>10:17:35 AM</text:p>
          </table:table-cell>
          <table:table-cell office:value-type="float" office:value="8">
            <text:p>8</text:p>
          </table:table-cell>
          <table:table-cell office:value-type="float" office:value="70626">
            <text:p>70626</text:p>
          </table:table-cell>
          <table:table-cell office:value-type="float" office:value="-2.0625">
            <text:p>-2.0625</text:p>
          </table:table-cell>
          <table:table-cell office:value-type="float" office:value="-13.5">
            <text:p>-13.5000</text:p>
          </table:table-cell>
        </table:table-row>
        <table:table-row table:style-name="ro1">
          <table:table-cell office:value-type="float" office:value="41.733942">
            <text:p>41.733942</text:p>
          </table:table-cell>
          <table:table-cell office:value-type="float" office:value="0.191365">
            <text:p>0.191365</text:p>
          </table:table-cell>
          <table:table-cell office:value-type="float" office:value="2885">
            <text:p>2885</text:p>
          </table:table-cell>
          <table:table-cell office:value-type="float" office:value="49.1">
            <text:p>49.1</text:p>
          </table:table-cell>
          <table:table-cell table:style-name="ce8" office:value-type="time" office:time-value="PT10H17M45S">
            <text:p>10:17:45 AM</text:p>
          </table:table-cell>
          <table:table-cell office:value-type="float" office:value="8">
            <text:p>8</text:p>
          </table:table-cell>
          <table:table-cell office:value-type="float" office:value="71566">
            <text:p>71566</text:p>
          </table:table-cell>
          <table:table-cell office:value-type="float" office:value="-1.125">
            <text:p>-1.1250</text:p>
          </table:table-cell>
          <table:table-cell office:value-type="float" office:value="-13.5625">
            <text:p>-13.5625</text:p>
          </table:table-cell>
        </table:table-row>
        <table:table-row table:style-name="ro1">
          <table:table-cell office:value-type="float" office:value="41.734633">
            <text:p>41.734633</text:p>
          </table:table-cell>
          <table:table-cell office:value-type="float" office:value="0.190858">
            <text:p>0.190858</text:p>
          </table:table-cell>
          <table:table-cell office:value-type="float" office:value="2786">
            <text:p>2786</text:p>
          </table:table-cell>
          <table:table-cell office:value-type="float" office:value="20.8">
            <text:p>20.8</text:p>
          </table:table-cell>
          <table:table-cell table:style-name="ce8" office:value-type="time" office:time-value="PT10H17M55S">
            <text:p>10:17:55 AM</text:p>
          </table:table-cell>
          <table:table-cell office:value-type="float" office:value="8">
            <text:p>8</text:p>
          </table:table-cell>
          <table:table-cell office:value-type="float" office:value="72451">
            <text:p>72451</text:p>
          </table:table-cell>
          <table:table-cell office:value-type="float" office:value="-1.875">
            <text:p>-1.8750</text:p>
          </table:table-cell>
          <table:table-cell office:value-type="float" office:value="-13.625">
            <text:p>-13.6250</text:p>
          </table:table-cell>
        </table:table-row>
        <table:table-row table:style-name="ro1">
          <table:table-cell office:value-type="float" office:value="41.735307">
            <text:p>41.735307</text:p>
          </table:table-cell>
          <table:table-cell office:value-type="float" office:value="0.190375">
            <text:p>0.190375</text:p>
          </table:table-cell>
          <table:table-cell office:value-type="float" office:value="2690">
            <text:p>2690</text:p>
          </table:table-cell>
          <table:table-cell office:value-type="float" office:value="26.6">
            <text:p>26.6</text:p>
          </table:table-cell>
          <table:table-cell table:style-name="ce8" office:value-type="time" office:time-value="PT10H18M05S">
            <text:p>10:18:05 AM</text:p>
          </table:table-cell>
          <table:table-cell office:value-type="float" office:value="8">
            <text:p>8</text:p>
          </table:table-cell>
          <table:table-cell office:value-type="float" office:value="73303">
            <text:p>73303</text:p>
          </table:table-cell>
          <table:table-cell office:value-type="float" office:value="0.375">
            <text:p>0.3750</text:p>
          </table:table-cell>
          <table:table-cell office:value-type="float" office:value="-13.625">
            <text:p>-13.6250</text:p>
          </table:table-cell>
        </table:table-row>
        <table:table-row table:style-name="ro1">
          <table:table-cell office:value-type="float" office:value="41.736163">
            <text:p>41.736163</text:p>
          </table:table-cell>
          <table:table-cell office:value-type="float" office:value="0.189792">
            <text:p>0.189792</text:p>
          </table:table-cell>
          <table:table-cell office:value-type="float" office:value="2580">
            <text:p>2580</text:p>
          </table:table-cell>
          <table:table-cell office:value-type="float" office:value="48.4">
            <text:p>48.4</text:p>
          </table:table-cell>
          <table:table-cell table:style-name="ce8" office:value-type="time" office:time-value="PT10H18M15S">
            <text:p>10:18:15 AM</text:p>
          </table:table-cell>
          <table:table-cell office:value-type="float" office:value="8">
            <text:p>8</text:p>
          </table:table-cell>
          <table:table-cell office:value-type="float" office:value="74362">
            <text:p>74362</text:p>
          </table:table-cell>
          <table:table-cell office:value-type="float" office:value="0.625">
            <text:p>0.6250</text:p>
          </table:table-cell>
          <table:table-cell office:value-type="float" office:value="-13.75">
            <text:p>-13.7500</text:p>
          </table:table-cell>
        </table:table-row>
        <table:table-row table:style-name="ro1">
          <table:table-cell office:value-type="float" office:value="41.736798">
            <text:p>41.736798</text:p>
          </table:table-cell>
          <table:table-cell office:value-type="float" office:value="0.189156">
            <text:p>0.189156</text:p>
          </table:table-cell>
          <table:table-cell office:value-type="float" office:value="2468">
            <text:p>2468</text:p>
          </table:table-cell>
          <table:table-cell office:value-type="float" office:value="18.9">
            <text:p>18.9</text:p>
          </table:table-cell>
          <table:table-cell table:style-name="ce8" office:value-type="time" office:time-value="PT10H18M25S">
            <text:p>10:18:25 AM</text:p>
          </table:table-cell>
          <table:table-cell office:value-type="float" office:value="8">
            <text:p>8</text:p>
          </table:table-cell>
          <table:table-cell office:value-type="float" office:value="75359">
            <text:p>75359</text:p>
          </table:table-cell>
          <table:table-cell office:value-type="float" office:value="0.9375">
            <text:p>0.9375</text:p>
          </table:table-cell>
          <table:table-cell office:value-type="float" office:value="-13.75">
            <text:p>-13.7500</text:p>
          </table:table-cell>
        </table:table-row>
        <table:table-row table:style-name="ro1">
          <table:table-cell office:value-type="float" office:value="41.737378">
            <text:p>41.737378</text:p>
          </table:table-cell>
          <table:table-cell office:value-type="float" office:value="0.18842">
            <text:p>0.188420</text:p>
          </table:table-cell>
          <table:table-cell office:value-type="float" office:value="2357">
            <text:p>2357</text:p>
          </table:table-cell>
          <table:table-cell office:value-type="float" office:value="41.3">
            <text:p>41.3</text:p>
          </table:table-cell>
          <table:table-cell table:style-name="ce8" office:value-type="time" office:time-value="PT10H18M35S">
            <text:p>10:18:35 AM</text:p>
          </table:table-cell>
          <table:table-cell office:value-type="float" office:value="8">
            <text:p>8</text:p>
          </table:table-cell>
          <table:table-cell office:value-type="float" office:value="76373">
            <text:p>76373</text:p>
          </table:table-cell>
          <table:table-cell office:value-type="float" office:value="2.125">
            <text:p>2.1250</text:p>
          </table:table-cell>
          <table:table-cell office:value-type="float" office:value="-13.8125">
            <text:p>-13.8125</text:p>
          </table:table-cell>
        </table:table-row>
        <table:table-row table:style-name="ro1">
          <table:table-cell office:value-type="float" office:value="41.737719">
            <text:p>41.737719</text:p>
          </table:table-cell>
          <table:table-cell office:value-type="float" office:value="0.18764">
            <text:p>0.187640</text:p>
          </table:table-cell>
          <table:table-cell office:value-type="float" office:value="2247">
            <text:p>2247</text:p>
          </table:table-cell>
          <table:table-cell office:value-type="float" office:value="15">
            <text:p>15</text:p>
          </table:table-cell>
          <table:table-cell table:style-name="ce8" office:value-type="time" office:time-value="PT10H18M45S">
            <text:p>10:18:45 AM</text:p>
          </table:table-cell>
          <table:table-cell office:value-type="float" office:value="8">
            <text:p>8</text:p>
          </table:table-cell>
          <table:table-cell office:value-type="float" office:value="77466">
            <text:p>77466</text:p>
          </table:table-cell>
          <table:table-cell office:value-type="float" office:value="2.75">
            <text:p>2.7500</text:p>
          </table:table-cell>
          <table:table-cell office:value-type="float" office:value="-13.875">
            <text:p>-13.8750</text:p>
          </table:table-cell>
        </table:table-row>
        <table:table-row table:style-name="ro1">
          <table:table-cell office:value-type="float" office:value="41.738227">
            <text:p>41.738227</text:p>
          </table:table-cell>
          <table:table-cell office:value-type="float" office:value="0.186875">
            <text:p>0.186875</text:p>
          </table:table-cell>
          <table:table-cell office:value-type="float" office:value="2137">
            <text:p>2137</text:p>
          </table:table-cell>
          <table:table-cell office:value-type="float" office:value="37.8">
            <text:p>37.8</text:p>
          </table:table-cell>
          <table:table-cell table:style-name="ce8" office:value-type="time" office:time-value="PT10H18M55S">
            <text:p>10:18:55 AM</text:p>
          </table:table-cell>
          <table:table-cell office:value-type="float" office:value="8">
            <text:p>8</text:p>
          </table:table-cell>
          <table:table-cell office:value-type="float" office:value="78523">
            <text:p>78523</text:p>
          </table:table-cell>
          <table:table-cell office:value-type="float" office:value="3.125">
            <text:p>3.1250</text:p>
          </table:table-cell>
          <table:table-cell office:value-type="float" office:value="-13.9375">
            <text:p>-13.9375</text:p>
          </table:table-cell>
        </table:table-row>
        <table:table-row table:style-name="ro1">
          <table:table-cell office:value-type="float" office:value="41.738852">
            <text:p>41.738852</text:p>
          </table:table-cell>
          <table:table-cell office:value-type="float" office:value="0.186327">
            <text:p>0.186327</text:p>
          </table:table-cell>
          <table:table-cell office:value-type="float" office:value="2027">
            <text:p>2027</text:p>
          </table:table-cell>
          <table:table-cell office:value-type="float" office:value="41.4">
            <text:p>41.4</text:p>
          </table:table-cell>
          <table:table-cell table:style-name="ce8" office:value-type="time" office:time-value="PT10H19M05S">
            <text:p>10:19:05 AM</text:p>
          </table:table-cell>
          <table:table-cell office:value-type="float" office:value="8">
            <text:p>8</text:p>
          </table:table-cell>
          <table:table-cell office:value-type="float" office:value="79560">
            <text:p>79560</text:p>
          </table:table-cell>
          <table:table-cell office:value-type="float" office:value="3.8125">
            <text:p>3.8125</text:p>
          </table:table-cell>
          <table:table-cell office:value-type="float" office:value="-12">
            <text:p>-12.0000</text:p>
          </table:table-cell>
        </table:table-row>
        <table:table-row table:style-name="ro1">
          <table:table-cell office:value-type="float" office:value="41.740253">
            <text:p>41.740253</text:p>
          </table:table-cell>
          <table:table-cell office:value-type="float" office:value="0.184908">
            <text:p>0.184908</text:p>
          </table:table-cell>
          <table:table-cell office:value-type="float" office:value="1760">
            <text:p>1760</text:p>
          </table:table-cell>
          <table:table-cell office:value-type="float" office:value="17.9">
            <text:p>17.9</text:p>
          </table:table-cell>
          <table:table-cell table:style-name="ce8" office:value-type="time" office:time-value="PT10H19M30S">
            <text:p>10:19:30 AM</text:p>
          </table:table-cell>
          <table:table-cell office:value-type="float" office:value="8">
            <text:p>8</text:p>
          </table:table-cell>
          <table:table-cell office:value-type="float" office:value="82242">
            <text:p>82242</text:p>
          </table:table-cell>
          <table:table-cell office:value-type="float" office:value="6.1875">
            <text:p>6.1875</text:p>
          </table:table-cell>
          <table:table-cell office:value-type="float" office:value="-12.1875">
            <text:p>-12.1875</text:p>
          </table:table-cell>
        </table:table-row>
        <table:table-row table:style-name="ro1">
          <table:table-cell office:value-type="float" office:value="41.740902">
            <text:p>41.740902</text:p>
          </table:table-cell>
          <table:table-cell office:value-type="float" office:value="0.184435">
            <text:p>0.184435</text:p>
          </table:table-cell>
          <table:table-cell office:value-type="float" office:value="1652">
            <text:p>1652</text:p>
          </table:table-cell>
          <table:table-cell office:value-type="float" office:value="17">
            <text:p>17</text:p>
          </table:table-cell>
          <table:table-cell table:style-name="ce8" office:value-type="time" office:time-value="PT10H19M40S">
            <text:p>10:19:40 AM</text:p>
          </table:table-cell>
          <table:table-cell office:value-type="float" office:value="8">
            <text:p>8</text:p>
          </table:table-cell>
          <table:table-cell office:value-type="float" office:value="83313">
            <text:p>83313</text:p>
          </table:table-cell>
          <table:table-cell office:value-type="float" office:value="6.5">
            <text:p>6.5000</text:p>
          </table:table-cell>
          <table:table-cell office:value-type="float" office:value="-12.25">
            <text:p>-12.2500</text:p>
          </table:table-cell>
        </table:table-row>
        <table:table-row table:style-name="ro1">
          <table:table-cell office:value-type="float" office:value="41.741421">
            <text:p>41.741421</text:p>
          </table:table-cell>
          <table:table-cell office:value-type="float" office:value="0.183913">
            <text:p>0.183913</text:p>
          </table:table-cell>
          <table:table-cell office:value-type="float" office:value="1545">
            <text:p>1545</text:p>
          </table:table-cell>
          <table:table-cell office:value-type="float" office:value="37.4">
            <text:p>37.4</text:p>
          </table:table-cell>
          <table:table-cell table:style-name="ce8" office:value-type="time" office:time-value="PT10H19M50S">
            <text:p>10:19:50 AM</text:p>
          </table:table-cell>
          <table:table-cell office:value-type="float" office:value="8">
            <text:p>8</text:p>
          </table:table-cell>
          <table:table-cell office:value-type="float" office:value="84449">
            <text:p>84449</text:p>
          </table:table-cell>
          <table:table-cell office:value-type="float" office:value="6.75">
            <text:p>6.7500</text:p>
          </table:table-cell>
          <table:table-cell office:value-type="float" office:value="-12.3125">
            <text:p>-12.3125</text:p>
          </table:table-cell>
        </table:table-row>
        <table:table-row table:style-name="ro1">
          <table:table-cell office:value-type="float" office:value="41.741768">
            <text:p>41.741768</text:p>
          </table:table-cell>
          <table:table-cell office:value-type="float" office:value="0.183276">
            <text:p>0.183276</text:p>
          </table:table-cell>
          <table:table-cell office:value-type="float" office:value="1441">
            <text:p>1441</text:p>
          </table:table-cell>
          <table:table-cell office:value-type="float" office:value="12.9">
            <text:p>12.9</text:p>
          </table:table-cell>
          <table:table-cell table:style-name="ce8" office:value-type="time" office:time-value="PT10H20M00S">
            <text:p>10:20:00 AM</text:p>
          </table:table-cell>
          <table:table-cell office:value-type="float" office:value="8">
            <text:p>8</text:p>
          </table:table-cell>
          <table:table-cell office:value-type="float" office:value="85513">
            <text:p>85513</text:p>
          </table:table-cell>
          <table:table-cell office:value-type="float" office:value="6.75">
            <text:p>6.7500</text:p>
          </table:table-cell>
          <table:table-cell office:value-type="float" office:value="-12.375">
            <text:p>-12.3750</text:p>
          </table:table-cell>
        </table:table-row>
        <table:table-row table:style-name="ro1">
          <table:table-cell office:value-type="float" office:value="41.742124">
            <text:p>41.742124</text:p>
          </table:table-cell>
          <table:table-cell office:value-type="float" office:value="0.182569">
            <text:p>0.182569</text:p>
          </table:table-cell>
          <table:table-cell office:value-type="float" office:value="1340">
            <text:p>1340</text:p>
          </table:table-cell>
          <table:table-cell office:value-type="float" office:value="32.1">
            <text:p>32.1</text:p>
          </table:table-cell>
          <table:table-cell table:style-name="ce8" office:value-type="time" office:time-value="PT10H20M10S">
            <text:p>10:20:10 AM</text:p>
          </table:table-cell>
          <table:table-cell office:value-type="float" office:value="8">
            <text:p>8</text:p>
          </table:table-cell>
          <table:table-cell office:value-type="float" office:value="86544">
            <text:p>86544</text:p>
          </table:table-cell>
          <table:table-cell office:value-type="float" office:value="7.0625">
            <text:p>7.0625</text:p>
          </table:table-cell>
          <table:table-cell office:value-type="float" office:value="-12.4375">
            <text:p>-12.4375</text:p>
          </table:table-cell>
        </table:table-row>
        <table:table-row table:style-name="ro1">
          <table:table-cell office:value-type="float" office:value="41.742452">
            <text:p>41.742452</text:p>
          </table:table-cell>
          <table:table-cell office:value-type="float" office:value="0.181754">
            <text:p>0.181754</text:p>
          </table:table-cell>
          <table:table-cell office:value-type="float" office:value="1235">
            <text:p>1235</text:p>
          </table:table-cell>
          <table:table-cell office:value-type="float" office:value="18.3">
            <text:p>18.3</text:p>
          </table:table-cell>
          <table:table-cell table:style-name="ce8" office:value-type="time" office:time-value="PT10H20M20S">
            <text:p>10:20:20 AM</text:p>
          </table:table-cell>
          <table:table-cell office:value-type="float" office:value="8">
            <text:p>8</text:p>
          </table:table-cell>
          <table:table-cell office:value-type="float" office:value="87674">
            <text:p>87674</text:p>
          </table:table-cell>
          <table:table-cell office:value-type="float" office:value="8.125">
            <text:p>8.1250</text:p>
          </table:table-cell>
          <table:table-cell office:value-type="float" office:value="-12.5625">
            <text:p>-12.5625</text:p>
          </table:table-cell>
        </table:table-row>
        <table:table-row table:style-name="ro1">
          <table:table-cell office:value-type="float" office:value="41.742952">
            <text:p>41.742952</text:p>
          </table:table-cell>
          <table:table-cell office:value-type="float" office:value="0.180911">
            <text:p>0.180911</text:p>
          </table:table-cell>
          <table:table-cell office:value-type="float" office:value="1134">
            <text:p>1134</text:p>
          </table:table-cell>
          <table:table-cell office:value-type="float" office:value="36.8">
            <text:p>36.8</text:p>
          </table:table-cell>
          <table:table-cell table:style-name="ce8" office:value-type="time" office:time-value="PT10H20M30S">
            <text:p>10:20:30 AM</text:p>
          </table:table-cell>
          <table:table-cell office:value-type="float" office:value="8">
            <text:p>8</text:p>
          </table:table-cell>
          <table:table-cell office:value-type="float" office:value="88746">
            <text:p>88746</text:p>
          </table:table-cell>
          <table:table-cell office:value-type="float" office:value="8.8125">
            <text:p>8.8125</text:p>
          </table:table-cell>
          <table:table-cell office:value-type="float" office:value="-12.625">
            <text:p>-12.6250</text:p>
          </table:table-cell>
        </table:table-row>
        <table:table-row table:style-name="ro1">
          <table:table-cell office:value-type="float" office:value="41.743811">
            <text:p>41.743811</text:p>
          </table:table-cell>
          <table:table-cell office:value-type="float" office:value="0.179189">
            <text:p>0.179189</text:p>
          </table:table-cell>
          <table:table-cell office:value-type="float" office:value="881">
            <text:p>881</text:p>
          </table:table-cell>
          <table:table-cell office:value-type="float" office:value="28.9">
            <text:p>28.9</text:p>
          </table:table-cell>
          <table:table-cell table:style-name="ce8" office:value-type="time" office:time-value="PT10H20M55S">
            <text:p>10:20:55 AM</text:p>
          </table:table-cell>
          <table:table-cell office:value-type="float" office:value="8">
            <text:p>8</text:p>
          </table:table-cell>
          <table:table-cell office:value-type="float" office:value="91522">
            <text:p>91522</text:p>
          </table:table-cell>
          <table:table-cell office:value-type="float" office:value="8.75">
            <text:p>8.7500</text:p>
          </table:table-cell>
          <table:table-cell office:value-type="float" office:value="-12.8125">
            <text:p>-12.8125</text:p>
          </table:table-cell>
        </table:table-row>
        <table:table-row table:style-name="ro1">
          <table:table-cell table:style-name="ce3" office:value-type="float" office:value="41.744929">
            <text:p>41.744929</text:p>
          </table:table-cell>
          <table:table-cell table:style-name="ce3" office:value-type="float" office:value="0.176609">
            <text:p>0.176609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0">
            <text:p>0</text:p>
          </table:table-cell>
          <table:table-cell table:style-name="ce9" office:value-type="time" office:time-value="PT11H43M05S">
            <text:p>11:43:05 AM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8502">
            <text:p>98502</text:p>
          </table:table-cell>
          <table:table-cell table:style-name="ce13" office:value-type="float" office:value="11.1875">
            <text:p>11.1875</text:p>
          </table:table-cell>
          <table:table-cell table:style-name="ce13" office:value-type="float" office:value="9.4375">
            <text:p>9.4375</text:p>
          </table:table-cell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4" office:value-type="string">
            <text:p>Dades recollides durant el vol (noteu que dels 27450 als 28357 les dades es van perdre.)</text:p>
          </table:table-cell>
          <table:table-cell table:style-name="ce4" table:number-columns-repeated="3"/>
          <table:table-cell table:style-name="ce10" table:number-columns-repeated="3"/>
          <table:table-cell table:style-name="ce14"/>
          <table:table-cell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4"/>
        </table:table-row>
        <table:table-row table:style-name="ro1" table:number-rows-repeated="64849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902in" fo:margin-bottom="0.2902in" fo:margin-left="0.2902in" fo:margin-right="0.2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6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08T16:13:58</dc:date>
    <dc:creator>Gerard Paretas</dc:creator>
    <meta:generator>OpenOffice.org/3.0$Linux OpenOffice.org_project/300m9$Build-9358</meta:generator>
    <meta:editing-duration>PT00H48M24S</meta:editing-duration>
    <meta:editing-cycles>4</meta:editing-cycles>
    <meta:document-statistic meta:table-count="1" meta:cell-count="6130" meta:object-count="0"/>
  </office:meta>
</office:document-meta>
</file>